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table" style:name="ta1">
      <style:table-properties style:width="17.51cm" fo:margin-left="0.0882cm" table:align="left"/>
    </style:style>
    <style:style style:family="table-column" style:name="co1">
      <style:table-column-properties style:column-width="3.016cm"/>
    </style:style>
    <style:style style:family="table-column" style:name="co2">
      <style:table-column-properties style:column-width="3.122cm"/>
    </style:style>
    <style:style style:family="table-column" style:name="co3">
      <style:table-column-properties style:column-width="3.096cm"/>
    </style:style>
    <style:style style:family="table-column" style:name="co4">
      <style:table-column-properties style:column-width="4.022cm"/>
    </style:style>
    <style:style style:family="table-column" style:name="co5">
      <style:table-column-properties style:column-width="4.249cm"/>
    </style:style>
    <style:style style:family="table-row" style:name="ro1">
      <style:table-row-properties/>
    </style:style>
    <style:style style:family="table-cell" style:name="ce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1">
      <style:paragraph-properties/>
    </style:style>
    <style:style style:family="table-cell" style:name="ce2">
      <style:table-cell-properties style:direction="ltr" fo:border="0.00882cm solid #000000" fo:padding-top="0.09702cm" fo:padding-bottom="0.09702cm" fo:padding-left="0.09702cm" fo:padding-right="0.09702cm" fo:wrap-option="wrap"/>
    </style:style>
    <style:style style:parent-style-name="600" style:family="paragraph" style:name="P42">
      <style:text-properties/>
      <style:paragraph-properties/>
    </style:style>
    <style:style style:family="text" style:name="T24">
      <style:text-properties fo:font-family="EPNBSG+URWPalladioL-Roma" fo:font-size="11pt" fo:font-weight="bold"/>
    </style:style>
    <style:style style:parent-style-name="600" style:family="paragraph" style:name="P43">
      <style:text-properties/>
      <style:paragraph-properties fo:text-align="left"/>
    </style:style>
    <style:style style:family="text" style:name="T25">
      <style:text-properties fo:color="#000000" fo:font-family="NKYFAL+CMTI10" fo:font-size="11pt" fo:font-style="italic" style:text-underline-type="none" style:text-underline-width="auto" fo:font-weight="normal"/>
    </style:style>
    <style:style style:family="table-row" style:name="ro2">
      <style:table-row-properties/>
    </style:style>
    <style:style style:family="table-cell" style:name="ce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4">
      <style:paragraph-properties/>
    </style:style>
    <style:style style:family="table-cell" style:name="ce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5">
      <style:paragraph-properties/>
    </style:style>
    <style:style style:family="table-cell" style:name="ce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6">
      <style:paragraph-properties/>
    </style:style>
    <style:style style:family="table-cell" style:name="ce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7">
      <style:paragraph-properties/>
    </style:style>
    <style:style style:family="table-cell" style:name="ce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8">
      <style:paragraph-properties/>
    </style:style>
    <style:style style:family="table-row" style:name="ro3">
      <style:table-row-properties/>
    </style:style>
    <style:style style:family="table-cell" style:name="ce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9">
      <style:paragraph-properties/>
    </style:style>
    <style:style style:family="table-cell" style:name="ce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0">
      <style:paragraph-properties/>
    </style:style>
    <style:style style:parent-style-name="600" style:family="paragraph" style:name="P51">
      <style:paragraph-properties/>
    </style:style>
    <style:style style:parent-style-name="600" style:family="paragraph" style:name="P52">
      <style:paragraph-properties/>
    </style:style>
    <style:style style:parent-style-name="600" style:family="paragraph" style:name="P53">
      <style:paragraph-properties/>
    </style:style>
    <style:style style:family="table" style:name="ta2">
      <style:table-properties style:width="17.51cm" fo:margin-left="0.0882cm" table:align="left"/>
    </style:style>
    <style:style style:family="table-column" style:name="co6">
      <style:table-column-properties style:column-width="3.016cm"/>
    </style:style>
    <style:style style:family="table-column" style:name="co7">
      <style:table-column-properties style:column-width="3.122cm"/>
    </style:style>
    <style:style style:family="table-column" style:name="co8">
      <style:table-column-properties style:column-width="3.096cm"/>
    </style:style>
    <style:style style:family="table-column" style:name="co9">
      <style:table-column-properties style:column-width="4.022cm"/>
    </style:style>
    <style:style style:family="table-column" style:name="co10">
      <style:table-column-properties style:column-width="4.249cm"/>
    </style:style>
    <style:style style:family="table-row" style:name="ro4">
      <style:table-row-properties/>
    </style:style>
    <style:style style:family="table-cell" style:name="ce1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4">
      <style:paragraph-properties/>
    </style:style>
    <style:style style:family="table-cell" style:name="ce11">
      <style:table-cell-properties style:direction="ltr" fo:border="0.00882cm solid #000000" fo:padding-top="0.09702cm" fo:padding-bottom="0.09702cm" fo:padding-left="0.09702cm" fo:padding-right="0.09702cm" fo:wrap-option="wrap"/>
    </style:style>
    <style:style style:parent-style-name="600" style:family="paragraph" style:name="P55">
      <style:text-properties/>
      <style:paragraph-properties/>
    </style:style>
    <style:style style:family="text" style:name="T26">
      <style:text-properties fo:color="#000000" fo:font-family="EPNBSG+URWPalladioL-Roma" fo:font-size="11pt" fo:font-style="italic" style:text-underline-type="single" style:text-underline-style="solid" style:text-underline-width="auto" style:text-underline-color="font-color" fo:font-weight="bold"/>
    </style:style>
    <style:style style:parent-style-name="600" style:family="paragraph" style:name="P56">
      <style:text-properties/>
      <style:paragraph-properties fo:text-align="left"/>
    </style:style>
    <style:style style:family="text" style:name="T27">
      <style:text-properties fo:color="#000000" fo:font-family="NKYFAL+CMTI10" fo:font-size="11pt" fo:font-style="italic" style:text-underline-type="none" style:text-underline-width="auto" fo:font-weight="normal"/>
    </style:style>
    <style:style style:family="table-row" style:name="ro5">
      <style:table-row-properties/>
    </style:style>
    <style:style style:family="table-cell" style:name="ce1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7">
      <style:paragraph-properties/>
    </style:style>
    <style:style style:family="table-cell" style:name="ce1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58">
      <style:text-properties/>
      <style:paragraph-properties fo:text-align="left"/>
    </style:style>
    <style:style style:family="text" style:name="T28">
      <style:text-properties fo:color="#000000" fo:font-family="NKYFAL+CMTI10" fo:font-size="11pt" fo:font-style="italic" style:text-underline-type="none" style:text-underline-width="auto" fo:font-weight="normal"/>
    </style:style>
    <style:style style:family="table-cell" style:name="ce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59">
      <style:text-properties/>
      <style:paragraph-properties fo:text-align="left"/>
    </style:style>
    <style:style style:family="text" style:name="T29">
      <style:text-properties fo:color="#000000" fo:font-family="NKYFAL+CMTI10" fo:font-size="11pt" fo:font-style="italic" style:text-underline-type="none" style:text-underline-width="auto" fo:font-weight="normal"/>
    </style:style>
    <style:style style:family="table-cell" style:name="ce1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60">
      <style:text-properties/>
      <style:paragraph-properties fo:text-align="left"/>
    </style:style>
    <style:style style:family="text" style:name="T30">
      <style:text-properties fo:color="#000000" fo:font-family="NKYFAL+CMTI10" fo:font-size="11pt" fo:font-style="italic" style:text-underline-type="none" style:text-underline-width="auto" fo:font-weight="normal"/>
    </style:style>
    <style:style style:family="table-cell" style:name="ce1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1">
      <style:paragraph-properties/>
    </style:style>
    <style:style style:family="table-row" style:name="ro6">
      <style:table-row-properties style:min-row-height="0.7832cm"/>
    </style:style>
    <style:style style:family="table-cell" style:name="ce1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2">
      <style:paragraph-properties/>
    </style:style>
    <style:style style:family="table-cell" style:name="ce1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3">
      <style:paragraph-properties/>
    </style:style>
    <style:style style:parent-style-name="600" style:family="paragraph" style:name="P64">
      <style:paragraph-properties/>
    </style:style>
    <style:style style:parent-style-name="600" style:family="paragraph" style:name="P65">
      <style:paragraph-properties/>
    </style:style>
    <style:style style:parent-style-name="600" style:family="paragraph" style:name="P66">
      <style:paragraph-properties/>
    </style:style>
    <style:style style:family="table" style:name="ta3">
      <style:table-properties style:width="17.51cm" fo:margin-left="0.0882cm" table:align="left"/>
    </style:style>
    <style:style style:family="table-column" style:name="co11">
      <style:table-column-properties style:column-width="3.016cm"/>
    </style:style>
    <style:style style:family="table-column" style:name="co12">
      <style:table-column-properties style:column-width="3.016cm"/>
    </style:style>
    <style:style style:family="table-column" style:name="co13">
      <style:table-column-properties style:column-width="3.202cm"/>
    </style:style>
    <style:style style:family="table-column" style:name="co14">
      <style:table-column-properties style:column-width="4.022cm"/>
    </style:style>
    <style:style style:family="table-column" style:name="co15">
      <style:table-column-properties style:column-width="4.249cm"/>
    </style:style>
    <style:style style:family="table-row" style:name="ro7">
      <style:table-row-properties/>
    </style:style>
    <style:style style:family="table-cell" style:name="ce1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7">
      <style:paragraph-properties/>
    </style:style>
    <style:style style:family="table-cell" style:name="ce20">
      <style:table-cell-properties style:direction="ltr" fo:border="0.00882cm solid #000000" fo:padding-top="0.09702cm" fo:padding-bottom="0.09702cm" fo:padding-left="0.09702cm" fo:padding-right="0.09702cm" fo:wrap-option="wrap"/>
    </style:style>
    <style:style style:parent-style-name="600" style:family="paragraph" style:name="P68">
      <style:text-properties/>
      <style:paragraph-properties/>
    </style:style>
    <style:style style:family="text" style:name="T31">
      <style:text-properties fo:font-family="EPNBSG+URWPalladioL-Roma" fo:font-size="11pt" fo:font-weight="bold"/>
    </style:style>
    <style:style style:parent-style-name="600" style:family="paragraph" style:name="P69">
      <style:text-properties/>
      <style:paragraph-properties fo:text-align="left"/>
    </style:style>
    <style:style style:family="text" style:name="T32">
      <style:text-properties fo:color="#000000" fo:font-family="NKYFAL+CMTI10" fo:font-size="11pt" fo:font-style="italic" style:text-underline-type="none" style:text-underline-width="auto" fo:font-weight="normal"/>
    </style:style>
    <style:style style:family="table-row" style:name="ro8">
      <style:table-row-properties/>
    </style:style>
    <style:style style:family="table-cell" style:name="ce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0">
      <style:paragraph-properties/>
    </style:style>
    <style:style style:family="table-cell" style:name="ce2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1">
      <style:paragraph-properties/>
    </style:style>
    <style:style style:family="table-cell" style:name="ce2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2">
      <style:paragraph-properties/>
    </style:style>
    <style:style style:family="table-cell" style:name="ce2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3">
      <style:paragraph-properties/>
    </style:style>
    <style:style style:family="table-cell" style:name="ce2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4">
      <style:paragraph-properties/>
    </style:style>
    <style:style style:family="table-row" style:name="ro9">
      <style:table-row-properties/>
    </style:style>
    <style:style style:family="table-cell" style:name="ce2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5">
      <style:paragraph-properties/>
    </style:style>
    <style:style style:family="table-cell" style:name="ce2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6">
      <style:paragraph-properties/>
    </style:style>
    <style:style style:parent-style-name="600" style:family="paragraph" style:name="P77">
      <style:paragraph-properties/>
    </style:style>
    <style:style style:parent-style-name="600" style:family="paragraph" style:name="P78">
      <style:paragraph-properties/>
    </style:style>
    <style:style style:parent-style-name="600" style:family="paragraph" style:name="P79">
      <style:paragraph-properties/>
    </style:style>
    <style:style style:family="table" style:name="ta4">
      <style:table-properties style:width="17.51cm" fo:margin-left="0.0882cm" table:align="left"/>
    </style:style>
    <style:style style:family="table-column" style:name="co16">
      <style:table-column-properties style:column-width="3.016cm"/>
    </style:style>
    <style:style style:family="table-column" style:name="co17">
      <style:table-column-properties style:column-width="3.016cm"/>
    </style:style>
    <style:style style:family="table-column" style:name="co18">
      <style:table-column-properties style:column-width="3.202cm"/>
    </style:style>
    <style:style style:family="table-column" style:name="co19">
      <style:table-column-properties style:column-width="4.022cm"/>
    </style:style>
    <style:style style:family="table-column" style:name="co20">
      <style:table-column-properties style:column-width="4.249cm"/>
    </style:style>
    <style:style style:family="table-row" style:name="ro10">
      <style:table-row-properties/>
    </style:style>
    <style:style style:family="table-cell" style:name="ce2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80">
      <style:paragraph-properties/>
    </style:style>
    <style:style style:family="table-cell" style:name="ce29">
      <style:table-cell-properties style:direction="ltr" fo:border="0.00882cm solid #000000" fo:padding-top="0.09702cm" fo:padding-bottom="0.09702cm" fo:padding-left="0.09702cm" fo:padding-right="0.09702cm" fo:wrap-option="wrap"/>
    </style:style>
    <style:style style:parent-style-name="600" style:family="paragraph" style:name="P81">
      <style:text-properties/>
      <style:paragraph-properties/>
    </style:style>
    <style:style style:family="text" style:name="T33">
      <style:text-properties fo:color="#000000" fo:font-family="NKYFAL+CMTI10" fo:font-size="11pt" fo:font-style="italic" style:text-underline-type="none" style:text-underline-width="auto" fo:font-weight="normal"/>
    </style:style>
    <style:style style:family="table-row" style:name="ro11">
      <style:table-row-properties/>
    </style:style>
    <style:style style:family="table-cell" style:name="ce3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2">
      <style:paragraph-properties/>
    </style:style>
    <style:style style:family="table-cell" style:name="ce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3">
      <style:paragraph-properties/>
    </style:style>
    <style:style style:family="table-cell" style:name="ce3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4">
      <style:paragraph-properties/>
    </style:style>
    <style:style style:family="table-cell" style:name="ce3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5">
      <style:paragraph-properties/>
    </style:style>
    <style:style style:family="table-cell" style:name="ce3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6">
      <style:paragraph-properties/>
    </style:style>
    <style:style style:family="table-row" style:name="ro12">
      <style:table-row-properties/>
    </style:style>
    <style:style style:family="table-cell" style:name="ce3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7">
      <style:paragraph-properties/>
    </style:style>
    <style:style style:family="table-cell" style:name="ce3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8">
      <style:paragraph-properties/>
    </style:style>
    <style:style style:parent-style-name="600" style:family="paragraph" style:name="P89">
      <style:paragraph-properties/>
    </style:style>
    <style:style style:parent-style-name="600" style:family="paragraph" style:name="P90">
      <style:paragraph-properties/>
    </style:style>
    <style:style style:parent-style-name="600" style:family="paragraph" style:name="P91">
      <style:paragraph-properties/>
    </style:style>
    <style:style style:family="table" style:name="ta5">
      <style:table-properties style:width="17.51cm" fo:margin-left="0.0882cm" table:align="left"/>
    </style:style>
    <style:style style:family="table-column" style:name="co21">
      <style:table-column-properties style:column-width="3.016cm"/>
    </style:style>
    <style:style style:family="table-column" style:name="co22">
      <style:table-column-properties style:column-width="3.016cm"/>
    </style:style>
    <style:style style:family="table-column" style:name="co23">
      <style:table-column-properties style:column-width="3.202cm"/>
    </style:style>
    <style:style style:family="table-column" style:name="co24">
      <style:table-column-properties style:column-width="4.022cm"/>
    </style:style>
    <style:style style:family="table-column" style:name="co25">
      <style:table-column-properties style:column-width="4.249cm"/>
    </style:style>
    <style:style style:family="table-row" style:name="ro13">
      <style:table-row-properties/>
    </style:style>
    <style:style style:family="table-cell" style:name="ce3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2">
      <style:paragraph-properties/>
    </style:style>
    <style:style style:family="table-cell" style:name="ce38">
      <style:table-cell-properties style:direction="ltr" fo:border="0.00882cm solid #000000" fo:padding-top="0.09702cm" fo:padding-bottom="0.09702cm" fo:padding-left="0.09702cm" fo:padding-right="0.09702cm" fo:wrap-option="wrap"/>
    </style:style>
    <style:style style:parent-style-name="600" style:family="paragraph" style:name="P93">
      <style:text-properties/>
      <style:paragraph-properties fo:text-align="left"/>
    </style:style>
    <style:style style:family="text" style:name="T34">
      <style:text-properties fo:color="#000000" fo:font-family="NKYFAL+CMTI10" fo:font-size="11pt" fo:font-style="italic" style:text-underline-type="none" style:text-underline-width="auto" fo:font-weight="normal"/>
    </style:style>
    <style:style style:family="table-row" style:name="ro14">
      <style:table-row-properties/>
    </style:style>
    <style:style style:family="table-cell" style:name="ce3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4">
      <style:paragraph-properties/>
    </style:style>
    <style:style style:family="table-cell" style:name="ce4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5">
      <style:paragraph-properties/>
    </style:style>
    <style:style style:family="table-cell" style:name="ce4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6">
      <style:paragraph-properties/>
    </style:style>
    <style:style style:family="table-cell" style:name="ce4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7">
      <style:paragraph-properties/>
    </style:style>
    <style:style style:family="table-cell" style:name="ce4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8">
      <style:paragraph-properties/>
    </style:style>
    <style:style style:family="table-row" style:name="ro15">
      <style:table-row-properties/>
    </style:style>
    <style:style style:family="table-cell" style:name="ce4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9">
      <style:paragraph-properties/>
    </style:style>
    <style:style style:family="table-cell" style:name="ce4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0">
      <style:paragraph-properties/>
    </style:style>
    <style:style style:parent-style-name="600" style:family="paragraph" style:name="P101">
      <style:paragraph-properties/>
    </style:style>
    <style:style style:parent-style-name="600" style:family="paragraph" style:name="P102">
      <style:paragraph-properties/>
    </style:style>
    <style:style style:parent-style-name="600" style:family="paragraph" style:name="P103">
      <style:paragraph-properties/>
    </style:style>
    <style:style style:parent-style-name="600" style:family="paragraph" style:name="P104">
      <style:paragraph-properties/>
    </style:style>
    <style:style style:parent-style-name="600" style:family="paragraph" style:name="P105">
      <style:paragraph-properties/>
    </style:style>
    <style:style style:parent-style-name="600" style:family="paragraph" style:name="P106">
      <style:paragraph-properties/>
    </style:style>
    <style:style style:parent-style-name="600" style:family="paragraph" style:name="P107">
      <style:paragraph-properties/>
    </style:style>
    <style:style style:family="table" style:name="ta6">
      <style:table-properties style:width="17.51cm" fo:margin-left="0.0882cm" table:align="left"/>
    </style:style>
    <style:style style:family="table-column" style:name="co26">
      <style:table-column-properties style:column-width="3.016cm"/>
    </style:style>
    <style:style style:family="table-column" style:name="co27">
      <style:table-column-properties style:column-width="3.016cm"/>
    </style:style>
    <style:style style:family="table-column" style:name="co28">
      <style:table-column-properties style:column-width="3.202cm"/>
    </style:style>
    <style:style style:family="table-column" style:name="co29">
      <style:table-column-properties style:column-width="4.022cm"/>
    </style:style>
    <style:style style:family="table-column" style:name="co30">
      <style:table-column-properties style:column-width="4.249cm"/>
    </style:style>
    <style:style style:family="table-row" style:name="ro16">
      <style:table-row-properties/>
    </style:style>
    <style:style style:family="table-cell" style:name="ce46">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8">
      <style:paragraph-properties/>
    </style:style>
    <style:style style:family="table-cell" style:name="ce47">
      <style:table-cell-properties style:direction="ltr" fo:border="0.00882cm solid #000000" fo:padding-top="0.09702cm" fo:padding-bottom="0.09702cm" fo:padding-left="0.09702cm" fo:padding-right="0.09702cm" fo:wrap-option="wrap"/>
    </style:style>
    <style:style style:parent-style-name="600" style:family="paragraph" style:name="P109">
      <style:text-properties/>
      <style:paragraph-properties fo:text-align="left"/>
    </style:style>
    <style:style style:family="text" style:name="T35">
      <style:text-properties fo:color="#000000" fo:font-family="NKYFAL+CMTI10" fo:font-size="11pt" fo:font-style="italic" style:text-underline-type="none" style:text-underline-width="auto" fo:font-weight="normal"/>
    </style:style>
    <style:style style:family="table-row" style:name="ro17">
      <style:table-row-properties/>
    </style:style>
    <style:style style:family="table-cell" style:name="ce4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0">
      <style:paragraph-properties/>
    </style:style>
    <style:style style:family="table-cell" style:name="ce4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1">
      <style:paragraph-properties/>
    </style:style>
    <style:style style:family="table-cell" style:name="ce5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2">
      <style:paragraph-properties/>
    </style:style>
    <style:style style:family="table-cell" style:name="ce5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3">
      <style:paragraph-properties/>
    </style:style>
    <style:style style:family="table-cell" style:name="ce5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4">
      <style:paragraph-properties/>
    </style:style>
    <style:style style:family="table-row" style:name="ro18">
      <style:table-row-properties/>
    </style:style>
    <style:style style:family="table-cell" style:name="ce5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5">
      <style:paragraph-properties/>
    </style:style>
    <style:style style:family="table-cell" style:name="ce5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6">
      <style:paragraph-properties/>
    </style:style>
    <style:style style:parent-style-name="600" style:family="paragraph" style:name="P117">
      <style:paragraph-properties/>
    </style:style>
    <style:style style:parent-style-name="600" style:family="paragraph" style:name="P118">
      <style:paragraph-properties/>
    </style:style>
    <style:style style:parent-style-name="600" style:family="paragraph" style:name="P119">
      <style:paragraph-properties/>
    </style:style>
    <style:style style:parent-style-name="600" style:family="paragraph" style:name="P120">
      <style:paragraph-properties/>
    </style:style>
    <style:style style:family="table" style:name="ta7">
      <style:table-properties style:width="17.51cm" fo:margin-left="0.0882cm" table:align="left"/>
    </style:style>
    <style:style style:family="table-column" style:name="co31">
      <style:table-column-properties style:column-width="3.016cm"/>
    </style:style>
    <style:style style:family="table-column" style:name="co32">
      <style:table-column-properties style:column-width="3.016cm"/>
    </style:style>
    <style:style style:family="table-column" style:name="co33">
      <style:table-column-properties style:column-width="3.202cm"/>
    </style:style>
    <style:style style:family="table-column" style:name="co34">
      <style:table-column-properties style:column-width="4.022cm"/>
    </style:style>
    <style:style style:family="table-column" style:name="co35">
      <style:table-column-properties style:column-width="4.249cm"/>
    </style:style>
    <style:style style:family="table-row" style:name="ro19">
      <style:table-row-properties/>
    </style:style>
    <style:style style:family="table-cell" style:name="ce5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1">
      <style:paragraph-properties/>
    </style:style>
    <style:style style:family="table-cell" style:name="ce56">
      <style:table-cell-properties style:direction="ltr" fo:border="0.00882cm solid #000000" fo:padding-top="0.09702cm" fo:padding-bottom="0.09702cm" fo:padding-left="0.09702cm" fo:padding-right="0.09702cm" fo:wrap-option="wrap"/>
    </style:style>
    <style:style style:parent-style-name="600" style:family="paragraph" style:name="P122">
      <style:text-properties/>
      <style:paragraph-properties/>
    </style:style>
    <style:style style:family="text" style:name="T36">
      <style:text-properties fo:color="#000000" fo:font-family="NKYFAL+CMTI10" fo:font-size="11pt" fo:font-style="italic" style:text-underline-type="none" style:text-underline-width="auto" fo:font-weight="normal"/>
    </style:style>
    <style:style style:family="table-row" style:name="ro20">
      <style:table-row-properties/>
    </style:style>
    <style:style style:family="table-cell" style:name="ce5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3">
      <style:paragraph-properties/>
    </style:style>
    <style:style style:family="table-cell" style:name="ce5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4">
      <style:paragraph-properties/>
    </style:style>
    <style:style style:family="table-cell" style:name="ce5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5">
      <style:paragraph-properties/>
    </style:style>
    <style:style style:family="table-cell" style:name="ce6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6">
      <style:paragraph-properties/>
    </style:style>
    <style:style style:family="table-cell" style:name="ce6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7">
      <style:paragraph-properties/>
    </style:style>
    <style:style style:family="table-row" style:name="ro21">
      <style:table-row-properties/>
    </style:style>
    <style:style style:family="table-cell" style:name="ce6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8">
      <style:paragraph-properties/>
    </style:style>
    <style:style style:family="table-cell" style:name="ce6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9">
      <style:paragraph-properties/>
    </style:style>
    <style:style style:parent-style-name="600" style:family="paragraph" style:name="P130">
      <style:paragraph-properties/>
    </style:style>
    <style:style style:parent-style-name="600" style:family="paragraph" style:name="P131">
      <style:paragraph-properties/>
    </style:style>
    <style:style style:parent-style-name="600" style:family="paragraph" style:name="P132">
      <style:paragraph-properties/>
    </style:style>
    <style:style style:parent-style-name="600" style:family="paragraph" style:name="P133">
      <style:paragraph-properties/>
    </style:style>
    <style:style style:family="table" style:name="ta8">
      <style:table-properties style:width="17.51cm" fo:margin-left="0.0882cm" table:align="left"/>
    </style:style>
    <style:style style:family="table-column" style:name="co36">
      <style:table-column-properties style:column-width="3.016cm"/>
    </style:style>
    <style:style style:family="table-column" style:name="co37">
      <style:table-column-properties style:column-width="3.016cm"/>
    </style:style>
    <style:style style:family="table-column" style:name="co38">
      <style:table-column-properties style:column-width="3.202cm"/>
    </style:style>
    <style:style style:family="table-column" style:name="co39">
      <style:table-column-properties style:column-width="4.022cm"/>
    </style:style>
    <style:style style:family="table-column" style:name="co40">
      <style:table-column-properties style:column-width="4.249cm"/>
    </style:style>
    <style:style style:family="table-row" style:name="ro22">
      <style:table-row-properties/>
    </style:style>
    <style:style style:family="table-cell" style:name="ce6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34">
      <style:paragraph-properties/>
    </style:style>
    <style:style style:family="table-cell" style:name="ce65">
      <style:table-cell-properties style:direction="ltr" fo:border="0.00882cm solid #000000" fo:padding-top="0.09702cm" fo:padding-bottom="0.09702cm" fo:padding-left="0.09702cm" fo:padding-right="0.09702cm" fo:wrap-option="wrap"/>
    </style:style>
    <style:style style:parent-style-name="600" style:family="paragraph" style:name="P135">
      <style:text-properties/>
      <style:paragraph-properties/>
    </style:style>
    <style:style style:family="text" style:name="T37">
      <style:text-properties fo:color="#000000" fo:font-family="NKYFAL+CMTI10" fo:font-size="11pt" fo:font-style="italic" style:text-underline-type="none" style:text-underline-width="auto" fo:font-weight="normal"/>
    </style:style>
    <style:style style:family="table-row" style:name="ro23">
      <style:table-row-properties/>
    </style:style>
    <style:style style:family="table-cell" style:name="ce6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6">
      <style:paragraph-properties/>
    </style:style>
    <style:style style:family="table-cell" style:name="ce6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7">
      <style:paragraph-properties/>
    </style:style>
    <style:style style:family="table-cell" style:name="ce6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8">
      <style:paragraph-properties/>
    </style:style>
    <style:style style:family="table-cell" style:name="ce6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9">
      <style:paragraph-properties/>
    </style:style>
    <style:style style:family="table-cell" style:name="ce7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40">
      <style:paragraph-properties/>
    </style:style>
    <style:style style:family="table-row" style:name="ro24">
      <style:table-row-properties/>
    </style:style>
    <style:style style:family="table-cell" style:name="ce7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41">
      <style:paragraph-properties/>
    </style:style>
    <style:style style:family="table-cell" style:name="ce7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42">
      <style:paragraph-properties/>
    </style:style>
    <style:style style:parent-style-name="600" style:family="paragraph" style:name="P143">
      <style:paragraph-properties/>
    </style:style>
    <style:style style:parent-style-name="600" style:family="paragraph" style:name="P144">
      <style:paragraph-properties/>
    </style:style>
    <style:style style:parent-style-name="600" style:family="paragraph" style:name="P145">
      <style:paragraph-properties/>
    </style:style>
    <style:style style:family="table" style:name="ta9">
      <style:table-properties style:width="17.51cm" fo:margin-left="0.0882cm" table:align="left"/>
    </style:style>
    <style:style style:family="table-column" style:name="co41">
      <style:table-column-properties style:column-width="3.016cm"/>
    </style:style>
    <style:style style:family="table-column" style:name="co42">
      <style:table-column-properties style:column-width="3.016cm"/>
    </style:style>
    <style:style style:family="table-column" style:name="co43">
      <style:table-column-properties style:column-width="3.202cm"/>
    </style:style>
    <style:style style:family="table-column" style:name="co44">
      <style:table-column-properties style:column-width="4.022cm"/>
    </style:style>
    <style:style style:family="table-column" style:name="co45">
      <style:table-column-properties style:column-width="4.249cm"/>
    </style:style>
    <style:style style:family="table-row" style:name="ro25">
      <style:table-row-properties/>
    </style:style>
    <style:style style:family="table-cell" style:name="ce7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46">
      <style:paragraph-properties/>
    </style:style>
    <style:style style:family="table-cell" style:name="ce74">
      <style:table-cell-properties style:direction="ltr" fo:border="0.00882cm solid #000000" fo:padding-top="0.09702cm" fo:padding-bottom="0.09702cm" fo:padding-left="0.09702cm" fo:padding-right="0.09702cm" fo:wrap-option="wrap"/>
    </style:style>
    <style:style style:parent-style-name="600" style:family="paragraph" style:name="P147">
      <style:text-properties/>
      <style:paragraph-properties/>
    </style:style>
    <style:style style:family="text" style:name="T38">
      <style:text-properties fo:color="#000000" fo:font-family="NKYFAL+CMTI10" fo:font-size="11pt" fo:font-style="italic" style:text-underline-type="none" style:text-underline-width="auto" fo:font-weight="normal"/>
    </style:style>
    <style:style style:family="table-row" style:name="ro26">
      <style:table-row-properties/>
    </style:style>
    <style:style style:family="table-cell" style:name="ce7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48">
      <style:paragraph-properties/>
    </style:style>
    <style:style style:family="table-cell" style:name="ce7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49">
      <style:paragraph-properties/>
    </style:style>
    <style:style style:family="table-cell" style:name="ce7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0">
      <style:paragraph-properties/>
    </style:style>
    <style:style style:family="table-cell" style:name="ce7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1">
      <style:paragraph-properties/>
    </style:style>
    <style:style style:family="table-cell" style:name="ce7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52">
      <style:paragraph-properties/>
    </style:style>
    <style:style style:family="table-row" style:name="ro27">
      <style:table-row-properties/>
    </style:style>
    <style:style style:family="table-cell" style:name="ce8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53">
      <style:paragraph-properties/>
    </style:style>
    <style:style style:family="table-cell" style:name="ce8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54">
      <style:paragraph-properties/>
    </style:style>
    <style:style style:parent-style-name="600" style:family="paragraph" style:name="P155">
      <style:paragraph-properties/>
    </style:style>
    <style:style style:parent-style-name="600" style:family="paragraph" style:name="P156">
      <style:paragraph-properties/>
    </style:style>
    <style:style style:parent-style-name="600" style:family="paragraph" style:name="P157">
      <style:paragraph-properties/>
    </style:style>
    <style:style style:parent-style-name="600" style:family="paragraph" style:name="P158">
      <style:paragraph-properties/>
    </style:style>
    <style:style style:family="table" style:name="ta10">
      <style:table-properties style:width="17.51cm" fo:margin-left="0.0882cm" table:align="left"/>
    </style:style>
    <style:style style:family="table-column" style:name="co46">
      <style:table-column-properties style:column-width="3.016cm"/>
    </style:style>
    <style:style style:family="table-column" style:name="co47">
      <style:table-column-properties style:column-width="3.016cm"/>
    </style:style>
    <style:style style:family="table-column" style:name="co48">
      <style:table-column-properties style:column-width="3.202cm"/>
    </style:style>
    <style:style style:family="table-column" style:name="co49">
      <style:table-column-properties style:column-width="4.022cm"/>
    </style:style>
    <style:style style:family="table-column" style:name="co50">
      <style:table-column-properties style:column-width="4.249cm"/>
    </style:style>
    <style:style style:family="table-row" style:name="ro28">
      <style:table-row-properties/>
    </style:style>
    <style:style style:family="table-cell" style:name="ce8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59">
      <style:paragraph-properties/>
    </style:style>
    <style:style style:family="table-cell" style:name="ce83">
      <style:table-cell-properties style:direction="ltr" fo:border="0.00882cm solid #000000" fo:padding-top="0.09702cm" fo:padding-bottom="0.09702cm" fo:padding-left="0.09702cm" fo:padding-right="0.09702cm" fo:wrap-option="wrap"/>
    </style:style>
    <style:style style:parent-style-name="600" style:family="paragraph" style:name="P160">
      <style:text-properties/>
      <style:paragraph-properties/>
    </style:style>
    <style:style style:family="text" style:name="T39">
      <style:text-properties fo:color="#000000" fo:font-family="NKYFAL+CMTI10" fo:font-size="11pt" fo:font-style="italic" style:text-underline-type="none" style:text-underline-width="auto" fo:font-weight="normal"/>
    </style:style>
    <style:style style:family="table-row" style:name="ro29">
      <style:table-row-properties/>
    </style:style>
    <style:style style:family="table-cell" style:name="ce8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61">
      <style:paragraph-properties/>
    </style:style>
    <style:style style:family="table-cell" style:name="ce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62">
      <style:paragraph-properties/>
    </style:style>
    <style:style style:family="table-cell" style:name="ce8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63">
      <style:paragraph-properties/>
    </style:style>
    <style:style style:family="table-cell" style:name="ce8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64">
      <style:paragraph-properties/>
    </style:style>
    <style:style style:family="table-cell" style:name="ce8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65">
      <style:paragraph-properties/>
    </style:style>
    <style:style style:family="table-row" style:name="ro30">
      <style:table-row-properties/>
    </style:style>
    <style:style style:family="table-cell" style:name="ce8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66">
      <style:paragraph-properties/>
    </style:style>
    <style:style style:family="table-cell" style:name="ce9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67">
      <style:paragraph-properties/>
    </style:style>
    <style:style style:parent-style-name="600" style:family="paragraph" style:name="P168">
      <style:paragraph-properties/>
    </style:style>
    <style:style style:parent-style-name="600" style:family="paragraph" style:name="P169">
      <style:paragraph-properties/>
    </style:style>
    <style:style style:parent-style-name="600" style:family="paragraph" style:name="P170">
      <style:paragraph-properties/>
    </style:style>
    <style:style style:parent-style-name="600" style:family="paragraph" style:name="P171">
      <style:paragraph-properties/>
    </style:style>
    <style:style style:parent-style-name="600" style:family="paragraph" style:name="P172">
      <style:paragraph-properties/>
    </style:style>
    <style:style style:parent-style-name="600" style:family="paragraph" style:name="P173">
      <style:paragraph-properties/>
    </style:style>
    <style:style style:parent-style-name="600" style:family="paragraph" style:name="P174">
      <style:paragraph-properties/>
    </style:style>
    <style:style style:family="table" style:name="ta11">
      <style:table-properties style:width="17.51cm" fo:margin-left="0.0882cm" table:align="left"/>
    </style:style>
    <style:style style:family="table-column" style:name="co51">
      <style:table-column-properties style:column-width="3.016cm"/>
    </style:style>
    <style:style style:family="table-column" style:name="co52">
      <style:table-column-properties style:column-width="3.016cm"/>
    </style:style>
    <style:style style:family="table-column" style:name="co53">
      <style:table-column-properties style:column-width="3.202cm"/>
    </style:style>
    <style:style style:family="table-column" style:name="co54">
      <style:table-column-properties style:column-width="4.022cm"/>
    </style:style>
    <style:style style:family="table-column" style:name="co55">
      <style:table-column-properties style:column-width="4.249cm"/>
    </style:style>
    <style:style style:family="table-row" style:name="ro31">
      <style:table-row-properties/>
    </style:style>
    <style:style style:family="table-cell" style:name="ce9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75">
      <style:paragraph-properties/>
    </style:style>
    <style:style style:family="table-cell" style:name="ce92">
      <style:table-cell-properties style:direction="ltr" fo:border="0.00882cm solid #000000" fo:padding-top="0.09702cm" fo:padding-bottom="0.09702cm" fo:padding-left="0.09702cm" fo:padding-right="0.09702cm" fo:wrap-option="wrap"/>
    </style:style>
    <style:style style:parent-style-name="600" style:family="paragraph" style:name="P176">
      <style:text-properties/>
      <style:paragraph-properties/>
    </style:style>
    <style:style style:family="text" style:name="T40">
      <style:text-properties fo:color="#000000" fo:font-family="NKYFAL+CMTI10" fo:font-size="11pt" fo:font-style="italic" style:text-underline-type="none" style:text-underline-width="auto" fo:font-weight="normal"/>
    </style:style>
    <style:style style:family="table-row" style:name="ro32">
      <style:table-row-properties/>
    </style:style>
    <style:style style:family="table-cell" style:name="ce9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7">
      <style:paragraph-properties/>
    </style:style>
    <style:style style:family="table-cell" style:name="ce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8">
      <style:paragraph-properties/>
    </style:style>
    <style:style style:family="table-cell" style:name="ce9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79">
      <style:paragraph-properties/>
    </style:style>
    <style:style style:family="table-cell" style:name="ce9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0">
      <style:paragraph-properties/>
    </style:style>
    <style:style style:family="table-cell" style:name="ce9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81">
      <style:paragraph-properties/>
    </style:style>
    <style:style style:family="table-row" style:name="ro33">
      <style:table-row-properties/>
    </style:style>
    <style:style style:family="table-cell" style:name="ce9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82">
      <style:paragraph-properties/>
    </style:style>
    <style:style style:family="table-cell" style:name="ce9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83">
      <style:paragraph-properties/>
    </style:style>
    <style:style style:parent-style-name="600" style:family="paragraph" style:name="P184">
      <style:paragraph-properties/>
    </style:style>
    <style:style style:parent-style-name="600" style:family="paragraph" style:name="P185">
      <style:paragraph-properties/>
    </style:style>
    <style:style style:parent-style-name="600" style:family="paragraph" style:name="P186">
      <style:paragraph-properties/>
    </style:style>
    <style:style style:parent-style-name="600" style:family="paragraph" style:name="P187">
      <style:paragraph-properties/>
    </style:style>
    <style:style style:family="table" style:name="ta12">
      <style:table-properties style:width="17.51cm" fo:margin-left="0.0882cm" table:align="left"/>
    </style:style>
    <style:style style:family="table-column" style:name="co56">
      <style:table-column-properties style:column-width="3.016cm"/>
    </style:style>
    <style:style style:family="table-column" style:name="co57">
      <style:table-column-properties style:column-width="3.016cm"/>
    </style:style>
    <style:style style:family="table-column" style:name="co58">
      <style:table-column-properties style:column-width="3.202cm"/>
    </style:style>
    <style:style style:family="table-column" style:name="co59">
      <style:table-column-properties style:column-width="4.022cm"/>
    </style:style>
    <style:style style:family="table-column" style:name="co60">
      <style:table-column-properties style:column-width="4.249cm"/>
    </style:style>
    <style:style style:family="table-row" style:name="ro34">
      <style:table-row-properties/>
    </style:style>
    <style:style style:family="table-cell" style:name="ce10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88">
      <style:paragraph-properties/>
    </style:style>
    <style:style style:family="table-cell" style:name="ce101">
      <style:table-cell-properties style:direction="ltr" fo:border="0.00882cm solid #000000" fo:padding-top="0.09702cm" fo:padding-bottom="0.09702cm" fo:padding-left="0.09702cm" fo:padding-right="0.09702cm" fo:wrap-option="wrap"/>
    </style:style>
    <style:style style:parent-style-name="600" style:family="paragraph" style:name="P189">
      <style:text-properties/>
      <style:paragraph-properties/>
    </style:style>
    <style:style style:family="text" style:name="T41">
      <style:text-properties fo:color="#000000" fo:font-family="NKYFAL+CMTI10" fo:font-size="11pt" fo:font-style="italic" style:text-underline-type="none" style:text-underline-width="auto" fo:font-weight="normal"/>
    </style:style>
    <style:style style:family="table-row" style:name="ro35">
      <style:table-row-properties/>
    </style:style>
    <style:style style:family="table-cell" style:name="ce10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0">
      <style:paragraph-properties/>
    </style:style>
    <style:style style:family="table-cell" style:name="ce1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1">
      <style:paragraph-properties/>
    </style:style>
    <style:style style:family="table-cell" style:name="ce10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2">
      <style:paragraph-properties/>
    </style:style>
    <style:style style:family="table-cell" style:name="ce10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3">
      <style:paragraph-properties/>
    </style:style>
    <style:style style:family="table-cell" style:name="ce10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94">
      <style:paragraph-properties/>
    </style:style>
    <style:style style:family="table-row" style:name="ro36">
      <style:table-row-properties/>
    </style:style>
    <style:style style:family="table-cell" style:name="ce10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95">
      <style:paragraph-properties/>
    </style:style>
    <style:style style:family="table-cell" style:name="ce10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96">
      <style:paragraph-properties/>
    </style:style>
    <style:style style:parent-style-name="600" style:family="paragraph" style:name="P197">
      <style:paragraph-properties/>
    </style:style>
    <style:style style:parent-style-name="600" style:family="paragraph" style:name="P198">
      <style:paragraph-properties/>
    </style:style>
    <style:style style:parent-style-name="600" style:family="paragraph" style:name="P199">
      <style:paragraph-properties/>
    </style:style>
    <style:style style:parent-style-name="600" style:family="paragraph" style:name="P200">
      <style:paragraph-properties/>
    </style:style>
    <style:style style:family="table" style:name="ta13">
      <style:table-properties style:width="17.51cm" fo:margin-left="0.0882cm" table:align="left"/>
    </style:style>
    <style:style style:family="table-column" style:name="co61">
      <style:table-column-properties style:column-width="3.016cm"/>
    </style:style>
    <style:style style:family="table-column" style:name="co62">
      <style:table-column-properties style:column-width="3.016cm"/>
    </style:style>
    <style:style style:family="table-column" style:name="co63">
      <style:table-column-properties style:column-width="3.202cm"/>
    </style:style>
    <style:style style:family="table-column" style:name="co64">
      <style:table-column-properties style:column-width="4.022cm"/>
    </style:style>
    <style:style style:family="table-column" style:name="co65">
      <style:table-column-properties style:column-width="4.249cm"/>
    </style:style>
    <style:style style:family="table-row" style:name="ro37">
      <style:table-row-properties/>
    </style:style>
    <style:style style:family="table-cell" style:name="ce10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201">
      <style:paragraph-properties/>
    </style:style>
    <style:style style:family="table-cell" style:name="ce110">
      <style:table-cell-properties style:direction="ltr" fo:border="0.00882cm solid #000000" fo:padding-top="0.09702cm" fo:padding-bottom="0.09702cm" fo:padding-left="0.09702cm" fo:padding-right="0.09702cm" fo:wrap-option="wrap"/>
    </style:style>
    <style:style style:parent-style-name="600" style:family="paragraph" style:name="P202">
      <style:text-properties/>
      <style:paragraph-properties/>
    </style:style>
    <style:style style:family="text" style:name="T42">
      <style:text-properties fo:color="#000000" fo:font-family="NKYFAL+CMTI10" fo:font-size="11pt" fo:font-style="italic" style:text-underline-type="none" style:text-underline-width="auto" fo:font-weight="normal"/>
    </style:style>
    <style:style style:family="table-row" style:name="ro38">
      <style:table-row-properties/>
    </style:style>
    <style:style style:family="table-cell" style:name="ce11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03">
      <style:paragraph-properties/>
    </style:style>
    <style:style style:family="table-cell" style:name="ce11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04">
      <style:paragraph-properties/>
    </style:style>
    <style:style style:family="table-cell" style:name="ce11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05">
      <style:paragraph-properties/>
    </style:style>
    <style:style style:family="table-cell" style:name="ce1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06">
      <style:paragraph-properties/>
    </style:style>
    <style:style style:family="table-cell" style:name="ce11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07">
      <style:paragraph-properties/>
    </style:style>
    <style:style style:family="table-row" style:name="ro39">
      <style:table-row-properties/>
    </style:style>
    <style:style style:family="table-cell" style:name="ce1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08">
      <style:paragraph-properties/>
    </style:style>
    <style:style style:family="table-cell" style:name="ce11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09">
      <style:paragraph-properties/>
    </style:style>
    <style:style style:parent-style-name="600" style:family="paragraph" style:name="P210">
      <style:paragraph-properties/>
    </style:style>
    <style:style style:parent-style-name="600" style:family="paragraph" style:name="P211">
      <style:paragraph-properties/>
    </style:style>
    <style:style style:parent-style-name="600" style:family="paragraph" style:name="P212">
      <style:paragraph-properties/>
    </style:style>
    <style:style style:family="table" style:name="ta14">
      <style:table-properties style:width="17.51cm" fo:margin-left="0.0882cm" table:align="left"/>
    </style:style>
    <style:style style:family="table-column" style:name="co66">
      <style:table-column-properties style:column-width="3.016cm"/>
    </style:style>
    <style:style style:family="table-column" style:name="co67">
      <style:table-column-properties style:column-width="3.016cm"/>
    </style:style>
    <style:style style:family="table-column" style:name="co68">
      <style:table-column-properties style:column-width="3.202cm"/>
    </style:style>
    <style:style style:family="table-column" style:name="co69">
      <style:table-column-properties style:column-width="4.022cm"/>
    </style:style>
    <style:style style:family="table-column" style:name="co70">
      <style:table-column-properties style:column-width="4.249cm"/>
    </style:style>
    <style:style style:family="table-row" style:name="ro40">
      <style:table-row-properties/>
    </style:style>
    <style:style style:family="table-cell" style:name="ce11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213">
      <style:paragraph-properties/>
    </style:style>
    <style:style style:family="table-cell" style:name="ce119">
      <style:table-cell-properties style:direction="ltr" fo:border="0.00882cm solid #000000" fo:padding-top="0.09702cm" fo:padding-bottom="0.09702cm" fo:padding-left="0.09702cm" fo:padding-right="0.09702cm" fo:wrap-option="wrap"/>
    </style:style>
    <style:style style:parent-style-name="600" style:family="paragraph" style:name="P214">
      <style:text-properties/>
      <style:paragraph-properties/>
    </style:style>
    <style:style style:family="text" style:name="T43">
      <style:text-properties fo:color="#000000" fo:font-family="NKYFAL+CMTI10" fo:font-size="11pt" fo:font-style="italic" style:text-underline-type="none" style:text-underline-width="auto" fo:font-weight="normal"/>
    </style:style>
    <style:style style:family="table-row" style:name="ro41">
      <style:table-row-properties/>
    </style:style>
    <style:style style:family="table-cell" style:name="ce12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15">
      <style:paragraph-properties/>
    </style:style>
    <style:style style:family="table-cell" style:name="ce1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16">
      <style:paragraph-properties/>
    </style:style>
    <style:style style:family="table-cell" style:name="ce12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17">
      <style:paragraph-properties/>
    </style:style>
    <style:style style:family="table-cell" style:name="ce12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18">
      <style:paragraph-properties/>
    </style:style>
    <style:style style:family="table-cell" style:name="ce12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19">
      <style:paragraph-properties/>
    </style:style>
    <style:style style:family="table-row" style:name="ro42">
      <style:table-row-properties style:min-row-height="0.7585cm"/>
    </style:style>
    <style:style style:family="table-cell" style:name="ce1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20">
      <style:paragraph-properties/>
    </style:style>
    <style:style style:family="table-cell" style:name="ce12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21">
      <style:paragraph-properties/>
    </style:style>
    <style:style style:parent-style-name="600" style:family="paragraph" style:name="P222">
      <style:paragraph-properties/>
    </style:style>
    <style:style style:parent-style-name="600" style:family="paragraph" style:name="P223">
      <style:paragraph-properties/>
    </style:style>
    <style:style style:parent-style-name="600" style:family="paragraph" style:name="P224">
      <style:paragraph-properties/>
    </style:style>
    <style:style style:family="table" style:name="ta15">
      <style:table-properties style:width="17.51cm" fo:margin-left="0.0882cm" table:align="left"/>
    </style:style>
    <style:style style:family="table-column" style:name="co71">
      <style:table-column-properties style:column-width="3.016cm"/>
    </style:style>
    <style:style style:family="table-column" style:name="co72">
      <style:table-column-properties style:column-width="3.016cm"/>
    </style:style>
    <style:style style:family="table-column" style:name="co73">
      <style:table-column-properties style:column-width="3.202cm"/>
    </style:style>
    <style:style style:family="table-column" style:name="co74">
      <style:table-column-properties style:column-width="4.022cm"/>
    </style:style>
    <style:style style:family="table-column" style:name="co75">
      <style:table-column-properties style:column-width="4.249cm"/>
    </style:style>
    <style:style style:family="table-row" style:name="ro43">
      <style:table-row-properties/>
    </style:style>
    <style:style style:family="table-cell" style:name="ce12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225">
      <style:paragraph-properties/>
    </style:style>
    <style:style style:family="table-cell" style:name="ce128">
      <style:table-cell-properties style:direction="ltr" fo:border="0.00882cm solid #000000" fo:padding-top="0.09702cm" fo:padding-bottom="0.09702cm" fo:padding-left="0.09702cm" fo:padding-right="0.09702cm" fo:wrap-option="wrap"/>
    </style:style>
    <style:style style:parent-style-name="600" style:family="paragraph" style:name="P226">
      <style:text-properties/>
      <style:paragraph-properties/>
    </style:style>
    <style:style style:family="text" style:name="T44">
      <style:text-properties fo:color="#000000" fo:font-family="NKYFAL+CMTI10" fo:font-size="11pt" fo:font-style="italic" style:text-underline-type="none" style:text-underline-width="auto" fo:font-weight="normal"/>
    </style:style>
    <style:style style:family="table-row" style:name="ro44">
      <style:table-row-properties/>
    </style:style>
    <style:style style:family="table-cell" style:name="ce12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27">
      <style:paragraph-properties/>
    </style:style>
    <style:style style:family="table-cell" style:name="ce13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28">
      <style:paragraph-properties/>
    </style:style>
    <style:style style:family="table-cell" style:name="ce1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29">
      <style:paragraph-properties/>
    </style:style>
    <style:style style:family="table-cell" style:name="ce13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30">
      <style:paragraph-properties/>
    </style:style>
    <style:style style:family="table-cell" style:name="ce13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31">
      <style:paragraph-properties/>
    </style:style>
    <style:style style:family="table-row" style:name="ro45">
      <style:table-row-properties/>
    </style:style>
    <style:style style:family="table-cell" style:name="ce13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32">
      <style:paragraph-properties/>
    </style:style>
    <style:style style:family="table-cell" style:name="ce13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33">
      <style:paragraph-properties/>
    </style:style>
    <style:style style:parent-style-name="600" style:family="paragraph" style:name="P234">
      <style:paragraph-properties/>
    </style:style>
    <style:style style:parent-style-name="600" style:family="paragraph" style:name="P235">
      <style:paragraph-properties/>
    </style:style>
    <style:style style:parent-style-name="600" style:family="paragraph" style:name="P236">
      <style:paragraph-properties/>
    </style:style>
    <style:style style:family="table" style:name="ta16">
      <style:table-properties style:width="17.51cm" fo:margin-left="0.0882cm" table:align="left"/>
    </style:style>
    <style:style style:family="table-column" style:name="co76">
      <style:table-column-properties style:column-width="3.016cm"/>
    </style:style>
    <style:style style:family="table-column" style:name="co77">
      <style:table-column-properties style:column-width="3.016cm"/>
    </style:style>
    <style:style style:family="table-column" style:name="co78">
      <style:table-column-properties style:column-width="3.202cm"/>
    </style:style>
    <style:style style:family="table-column" style:name="co79">
      <style:table-column-properties style:column-width="4.022cm"/>
    </style:style>
    <style:style style:family="table-column" style:name="co80">
      <style:table-column-properties style:column-width="4.249cm"/>
    </style:style>
    <style:style style:family="table-row" style:name="ro46">
      <style:table-row-properties/>
    </style:style>
    <style:style style:family="table-cell" style:name="ce136">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237">
      <style:paragraph-properties/>
    </style:style>
    <style:style style:family="table-cell" style:name="ce137">
      <style:table-cell-properties style:direction="ltr" fo:border="0.00882cm solid #000000" fo:padding-top="0.09702cm" fo:padding-bottom="0.09702cm" fo:padding-left="0.09702cm" fo:padding-right="0.09702cm" fo:wrap-option="wrap"/>
    </style:style>
    <style:style style:parent-style-name="600" style:family="paragraph" style:name="P238">
      <style:text-properties/>
      <style:paragraph-properties/>
    </style:style>
    <style:style style:family="text" style:name="T45">
      <style:text-properties fo:color="#000000" fo:font-family="NKYFAL+CMTI10" fo:font-size="11pt" fo:font-style="italic" style:text-underline-type="none" style:text-underline-width="auto" fo:font-weight="normal"/>
    </style:style>
    <style:style style:family="table-row" style:name="ro47">
      <style:table-row-properties/>
    </style:style>
    <style:style style:family="table-cell" style:name="ce13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39">
      <style:paragraph-properties/>
    </style:style>
    <style:style style:family="table-cell" style:name="ce13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40">
      <style:paragraph-properties/>
    </style:style>
    <style:style style:family="table-cell" style:name="ce14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41">
      <style:paragraph-properties/>
    </style:style>
    <style:style style:family="table-cell" style:name="ce14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42">
      <style:paragraph-properties/>
    </style:style>
    <style:style style:family="table-cell" style:name="ce14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43">
      <style:paragraph-properties/>
    </style:style>
    <style:style style:family="table-row" style:name="ro48">
      <style:table-row-properties/>
    </style:style>
    <style:style style:family="table-cell" style:name="ce14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44">
      <style:paragraph-properties/>
    </style:style>
    <style:style style:family="table-cell" style:name="ce14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45">
      <style:paragraph-properties/>
    </style:style>
    <style:style style:parent-style-name="600" style:family="paragraph" style:name="P246">
      <style:paragraph-properties/>
    </style:style>
    <style:style style:parent-style-name="600" style:family="paragraph" style:name="P247">
      <style:paragraph-properties/>
    </style:style>
    <style:style style:parent-style-name="600" style:family="paragraph" style:name="P248">
      <style:paragraph-properties/>
    </style:style>
    <style:style style:parent-style-name="600" style:family="paragraph" style:name="P249">
      <style:paragraph-properties/>
    </style:style>
    <style:style style:family="table" style:name="ta17">
      <style:table-properties style:width="17.51cm" fo:margin-left="0.0882cm" table:align="left"/>
    </style:style>
    <style:style style:family="table-column" style:name="co81">
      <style:table-column-properties style:column-width="3.016cm"/>
    </style:style>
    <style:style style:family="table-column" style:name="co82">
      <style:table-column-properties style:column-width="3.016cm"/>
    </style:style>
    <style:style style:family="table-column" style:name="co83">
      <style:table-column-properties style:column-width="3.202cm"/>
    </style:style>
    <style:style style:family="table-column" style:name="co84">
      <style:table-column-properties style:column-width="4.022cm"/>
    </style:style>
    <style:style style:family="table-column" style:name="co85">
      <style:table-column-properties style:column-width="4.249cm"/>
    </style:style>
    <style:style style:family="table-row" style:name="ro49">
      <style:table-row-properties/>
    </style:style>
    <style:style style:family="table-cell" style:name="ce14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250">
      <style:paragraph-properties/>
    </style:style>
    <style:style style:family="table-cell" style:name="ce146">
      <style:table-cell-properties style:direction="ltr" fo:border="0.00882cm solid #000000" fo:padding-top="0.09702cm" fo:padding-bottom="0.09702cm" fo:padding-left="0.09702cm" fo:padding-right="0.09702cm" fo:wrap-option="wrap"/>
    </style:style>
    <style:style style:parent-style-name="600" style:family="paragraph" style:name="P251">
      <style:text-properties/>
      <style:paragraph-properties/>
    </style:style>
    <style:style style:family="text" style:name="T46">
      <style:text-properties fo:color="#000000" fo:font-family="NKYFAL+CMTI10" fo:font-size="11pt" fo:font-style="italic" style:text-underline-type="none" style:text-underline-width="auto" fo:font-weight="normal"/>
    </style:style>
    <style:style style:family="table-row" style:name="ro50">
      <style:table-row-properties/>
    </style:style>
    <style:style style:family="table-cell" style:name="ce14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52">
      <style:paragraph-properties/>
    </style:style>
    <style:style style:family="table-cell" style:name="ce14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53">
      <style:paragraph-properties/>
    </style:style>
    <style:style style:family="table-cell" style:name="ce14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54">
      <style:paragraph-properties/>
    </style:style>
    <style:style style:family="table-cell" style:name="ce15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55">
      <style:paragraph-properties/>
    </style:style>
    <style:style style:family="table-cell" style:name="ce15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56">
      <style:paragraph-properties/>
    </style:style>
    <style:style style:family="table-row" style:name="ro51">
      <style:table-row-properties/>
    </style:style>
    <style:style style:family="table-cell" style:name="ce15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57">
      <style:paragraph-properties/>
    </style:style>
    <style:style style:family="table-cell" style:name="ce15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58">
      <style:paragraph-properties/>
    </style:style>
    <style:style style:parent-style-name="600" style:family="paragraph" style:name="P259">
      <style:paragraph-properties/>
    </style:style>
    <style:style style:parent-style-name="600" style:family="paragraph" style:name="P260">
      <style:paragraph-properties/>
    </style:style>
    <style:style style:parent-style-name="600" style:family="paragraph" style:name="P261">
      <style:paragraph-properties/>
    </style:style>
    <style:style style:parent-style-name="600" style:family="paragraph" style:name="P262">
      <style:paragraph-properties/>
    </style:style>
    <style:style style:family="table" style:name="ta18">
      <style:table-properties style:width="17.51cm" fo:margin-left="0.0882cm" table:align="left"/>
    </style:style>
    <style:style style:family="table-column" style:name="co86">
      <style:table-column-properties style:column-width="3.016cm"/>
    </style:style>
    <style:style style:family="table-column" style:name="co87">
      <style:table-column-properties style:column-width="3.016cm"/>
    </style:style>
    <style:style style:family="table-column" style:name="co88">
      <style:table-column-properties style:column-width="3.202cm"/>
    </style:style>
    <style:style style:family="table-column" style:name="co89">
      <style:table-column-properties style:column-width="4.022cm"/>
    </style:style>
    <style:style style:family="table-column" style:name="co90">
      <style:table-column-properties style:column-width="4.249cm"/>
    </style:style>
    <style:style style:family="table-row" style:name="ro52">
      <style:table-row-properties/>
    </style:style>
    <style:style style:family="table-cell" style:name="ce15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263">
      <style:paragraph-properties/>
    </style:style>
    <style:style style:family="table-cell" style:name="ce155">
      <style:table-cell-properties style:direction="ltr" fo:border="0.00882cm solid #000000" fo:padding-top="0.09702cm" fo:padding-bottom="0.09702cm" fo:padding-left="0.09702cm" fo:padding-right="0.09702cm" fo:wrap-option="wrap"/>
    </style:style>
    <style:style style:parent-style-name="600" style:family="paragraph" style:name="P264">
      <style:text-properties/>
      <style:paragraph-properties/>
    </style:style>
    <style:style style:family="text" style:name="T47">
      <style:text-properties fo:color="#000000" fo:font-family="NKYFAL+CMTI10" fo:font-size="11pt" fo:font-style="italic" style:text-underline-type="none" style:text-underline-width="auto" fo:font-weight="normal"/>
    </style:style>
    <style:style style:family="table-row" style:name="ro53">
      <style:table-row-properties/>
    </style:style>
    <style:style style:family="table-cell" style:name="ce15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65">
      <style:paragraph-properties/>
    </style:style>
    <style:style style:family="table-cell" style:name="ce15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66">
      <style:paragraph-properties/>
    </style:style>
    <style:style style:family="table-cell" style:name="ce15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67">
      <style:paragraph-properties/>
    </style:style>
    <style:style style:family="table-cell" style:name="ce15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68">
      <style:paragraph-properties/>
    </style:style>
    <style:style style:family="table-cell" style:name="ce16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69">
      <style:paragraph-properties/>
    </style:style>
    <style:style style:family="table-row" style:name="ro54">
      <style:table-row-properties/>
    </style:style>
    <style:style style:family="table-cell" style:name="ce16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70">
      <style:paragraph-properties/>
    </style:style>
    <style:style style:family="table-cell" style:name="ce16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71">
      <style:paragraph-properties/>
    </style:style>
    <style:style style:parent-style-name="600" style:family="paragraph" style:name="P272">
      <style:paragraph-properties/>
    </style:style>
    <style:style style:parent-style-name="600" style:family="paragraph" style:name="P273">
      <style:paragraph-properties/>
    </style:style>
    <style:style style:parent-style-name="600" style:family="paragraph" style:name="P274">
      <style:paragraph-properties/>
    </style:style>
    <style:style style:parent-style-name="600" style:family="paragraph" style:name="P275">
      <style:paragraph-properties/>
    </style:style>
    <style:style style:family="table" style:name="ta19">
      <style:table-properties style:width="17.51cm" fo:margin-left="0.0882cm" table:align="left"/>
    </style:style>
    <style:style style:family="table-column" style:name="co91">
      <style:table-column-properties style:column-width="3.016cm"/>
    </style:style>
    <style:style style:family="table-column" style:name="co92">
      <style:table-column-properties style:column-width="3.016cm"/>
    </style:style>
    <style:style style:family="table-column" style:name="co93">
      <style:table-column-properties style:column-width="3.202cm"/>
    </style:style>
    <style:style style:family="table-column" style:name="co94">
      <style:table-column-properties style:column-width="4.022cm"/>
    </style:style>
    <style:style style:family="table-column" style:name="co95">
      <style:table-column-properties style:column-width="4.249cm"/>
    </style:style>
    <style:style style:family="table-row" style:name="ro55">
      <style:table-row-properties/>
    </style:style>
    <style:style style:family="table-cell" style:name="ce16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276">
      <style:paragraph-properties/>
    </style:style>
    <style:style style:family="table-cell" style:name="ce164">
      <style:table-cell-properties style:direction="ltr" fo:border="0.00882cm solid #000000" fo:padding-top="0.09702cm" fo:padding-bottom="0.09702cm" fo:padding-left="0.09702cm" fo:padding-right="0.09702cm" fo:wrap-option="wrap"/>
    </style:style>
    <style:style style:parent-style-name="600" style:family="paragraph" style:name="P277">
      <style:text-properties/>
      <style:paragraph-properties/>
    </style:style>
    <style:style style:family="text" style:name="T48">
      <style:text-properties fo:color="#000000" fo:font-family="NKYFAL+CMTI10" fo:font-size="11pt" fo:font-style="italic" style:text-underline-type="none" style:text-underline-width="auto" fo:font-weight="normal"/>
    </style:style>
    <style:style style:family="table-row" style:name="ro56">
      <style:table-row-properties/>
    </style:style>
    <style:style style:family="table-cell" style:name="ce16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78">
      <style:paragraph-properties/>
    </style:style>
    <style:style style:family="table-cell" style:name="ce16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79">
      <style:paragraph-properties/>
    </style:style>
    <style:style style:family="table-cell" style:name="ce16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80">
      <style:paragraph-properties/>
    </style:style>
    <style:style style:family="table-cell" style:name="ce16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81">
      <style:paragraph-properties/>
    </style:style>
    <style:style style:family="table-cell" style:name="ce16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82">
      <style:paragraph-properties/>
    </style:style>
    <style:style style:family="table-row" style:name="ro57">
      <style:table-row-properties/>
    </style:style>
    <style:style style:family="table-cell" style:name="ce17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83">
      <style:paragraph-properties/>
    </style:style>
    <style:style style:family="table-cell" style:name="ce17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84">
      <style:paragraph-properties/>
    </style:style>
    <style:style style:parent-style-name="600" style:family="paragraph" style:name="P285">
      <style:paragraph-properties/>
    </style:style>
    <style:style style:parent-style-name="600" style:family="paragraph" style:name="P286">
      <style:paragraph-properties/>
    </style:style>
    <style:style style:parent-style-name="600" style:family="paragraph" style:name="P287">
      <style:paragraph-properties/>
    </style:style>
    <style:style style:parent-style-name="600" style:family="paragraph" style:name="P288">
      <style:paragraph-properties/>
    </style:style>
    <style:style style:family="table" style:name="ta20">
      <style:table-properties style:width="17.51cm" fo:margin-left="0.0882cm" table:align="left"/>
    </style:style>
    <style:style style:family="table-column" style:name="co96">
      <style:table-column-properties style:column-width="3.016cm"/>
    </style:style>
    <style:style style:family="table-column" style:name="co97">
      <style:table-column-properties style:column-width="3.016cm"/>
    </style:style>
    <style:style style:family="table-column" style:name="co98">
      <style:table-column-properties style:column-width="3.202cm"/>
    </style:style>
    <style:style style:family="table-column" style:name="co99">
      <style:table-column-properties style:column-width="4.022cm"/>
    </style:style>
    <style:style style:family="table-column" style:name="co100">
      <style:table-column-properties style:column-width="4.249cm"/>
    </style:style>
    <style:style style:family="table-row" style:name="ro58">
      <style:table-row-properties/>
    </style:style>
    <style:style style:family="table-cell" style:name="ce17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289">
      <style:paragraph-properties/>
    </style:style>
    <style:style style:family="table-cell" style:name="ce173">
      <style:table-cell-properties style:direction="ltr" fo:border="0.00882cm solid #000000" fo:padding-top="0.09702cm" fo:padding-bottom="0.09702cm" fo:padding-left="0.09702cm" fo:padding-right="0.09702cm" fo:wrap-option="wrap"/>
    </style:style>
    <style:style style:parent-style-name="600" style:family="paragraph" style:name="P290">
      <style:text-properties/>
      <style:paragraph-properties/>
    </style:style>
    <style:style style:family="text" style:name="T49">
      <style:text-properties fo:color="#000000" fo:font-family="NKYFAL+CMTI10" fo:font-size="11pt" fo:font-style="italic" style:text-underline-type="none" style:text-underline-width="auto" fo:font-weight="normal"/>
    </style:style>
    <style:style style:family="table-row" style:name="ro59">
      <style:table-row-properties/>
    </style:style>
    <style:style style:family="table-cell" style:name="ce17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91">
      <style:paragraph-properties/>
    </style:style>
    <style:style style:family="table-cell" style:name="ce17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92">
      <style:paragraph-properties/>
    </style:style>
    <style:style style:family="table-cell" style:name="ce17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93">
      <style:paragraph-properties/>
    </style:style>
    <style:style style:family="table-cell" style:name="ce17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94">
      <style:paragraph-properties/>
    </style:style>
    <style:style style:family="table-cell" style:name="ce17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95">
      <style:paragraph-properties/>
    </style:style>
    <style:style style:family="table-row" style:name="ro60">
      <style:table-row-properties/>
    </style:style>
    <style:style style:family="table-cell" style:name="ce17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296">
      <style:paragraph-properties/>
    </style:style>
    <style:style style:family="table-cell" style:name="ce18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297">
      <style:paragraph-properties/>
    </style:style>
    <style:style style:parent-style-name="600" style:family="paragraph" style:name="P298">
      <style:paragraph-properties/>
    </style:style>
    <style:style style:parent-style-name="600" style:family="paragraph" style:name="P299">
      <style:paragraph-properties/>
    </style:style>
    <style:style style:parent-style-name="600" style:family="paragraph" style:name="P300">
      <style:paragraph-properties/>
    </style:style>
    <style:style style:family="table" style:name="ta21">
      <style:table-properties style:width="17.51cm" fo:margin-left="0.0882cm" table:align="left"/>
    </style:style>
    <style:style style:family="table-column" style:name="co101">
      <style:table-column-properties style:column-width="3.016cm"/>
    </style:style>
    <style:style style:family="table-column" style:name="co102">
      <style:table-column-properties style:column-width="3.016cm"/>
    </style:style>
    <style:style style:family="table-column" style:name="co103">
      <style:table-column-properties style:column-width="3.202cm"/>
    </style:style>
    <style:style style:family="table-column" style:name="co104">
      <style:table-column-properties style:column-width="4.022cm"/>
    </style:style>
    <style:style style:family="table-column" style:name="co105">
      <style:table-column-properties style:column-width="4.249cm"/>
    </style:style>
    <style:style style:family="table-row" style:name="ro61">
      <style:table-row-properties/>
    </style:style>
    <style:style style:family="table-cell" style:name="ce18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301">
      <style:paragraph-properties/>
    </style:style>
    <style:style style:family="table-cell" style:name="ce182">
      <style:table-cell-properties style:direction="ltr" fo:border="0.00882cm solid #000000" fo:padding-top="0.09702cm" fo:padding-bottom="0.09702cm" fo:padding-left="0.09702cm" fo:padding-right="0.09702cm" fo:wrap-option="wrap"/>
    </style:style>
    <style:style style:parent-style-name="600" style:family="paragraph" style:name="P302">
      <style:text-properties/>
      <style:paragraph-properties/>
    </style:style>
    <style:style style:family="text" style:name="T50">
      <style:text-properties fo:color="#000000" fo:font-family="NKYFAL+CMTI10" fo:font-size="11pt" fo:font-style="italic" style:text-underline-type="none" style:text-underline-width="auto" fo:font-weight="normal"/>
    </style:style>
    <style:style style:family="table-row" style:name="ro62">
      <style:table-row-properties/>
    </style:style>
    <style:style style:family="table-cell" style:name="ce18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03">
      <style:paragraph-properties/>
    </style:style>
    <style:style style:family="table-cell" style:name="ce18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04">
      <style:paragraph-properties/>
    </style:style>
    <style:style style:family="table-cell" style:name="ce1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05">
      <style:paragraph-properties/>
    </style:style>
    <style:style style:family="table-cell" style:name="ce18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06">
      <style:paragraph-properties/>
    </style:style>
    <style:style style:family="table-cell" style:name="ce18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07">
      <style:paragraph-properties/>
    </style:style>
    <style:style style:family="table-row" style:name="ro63">
      <style:table-row-properties/>
    </style:style>
    <style:style style:family="table-cell" style:name="ce18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08">
      <style:paragraph-properties/>
    </style:style>
    <style:style style:family="table-cell" style:name="ce18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09">
      <style:paragraph-properties/>
    </style:style>
    <style:style style:parent-style-name="600" style:family="paragraph" style:name="P310">
      <style:paragraph-properties/>
    </style:style>
    <style:style style:parent-style-name="600" style:family="paragraph" style:name="P311">
      <style:paragraph-properties/>
    </style:style>
    <style:style style:parent-style-name="600" style:family="paragraph" style:name="P312">
      <style:paragraph-properties/>
    </style:style>
    <style:style style:parent-style-name="600" style:family="paragraph" style:name="P313">
      <style:paragraph-properties/>
    </style:style>
    <style:style style:parent-style-name="600" style:family="paragraph" style:name="P314">
      <style:paragraph-properties/>
    </style:style>
    <style:style style:parent-style-name="600" style:family="paragraph" style:name="P315">
      <style:paragraph-properties/>
    </style:style>
    <style:style style:parent-style-name="600" style:family="paragraph" style:name="P316">
      <style:paragraph-properties/>
    </style:style>
    <style:style style:family="table" style:name="ta22">
      <style:table-properties style:width="17.51cm" fo:margin-left="0.0882cm" table:align="left"/>
    </style:style>
    <style:style style:family="table-column" style:name="co106">
      <style:table-column-properties style:column-width="3.016cm"/>
    </style:style>
    <style:style style:family="table-column" style:name="co107">
      <style:table-column-properties style:column-width="3.016cm"/>
    </style:style>
    <style:style style:family="table-column" style:name="co108">
      <style:table-column-properties style:column-width="3.202cm"/>
    </style:style>
    <style:style style:family="table-column" style:name="co109">
      <style:table-column-properties style:column-width="4.022cm"/>
    </style:style>
    <style:style style:family="table-column" style:name="co110">
      <style:table-column-properties style:column-width="4.249cm"/>
    </style:style>
    <style:style style:family="table-row" style:name="ro64">
      <style:table-row-properties/>
    </style:style>
    <style:style style:family="table-cell" style:name="ce19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317">
      <style:paragraph-properties/>
    </style:style>
    <style:style style:family="table-cell" style:name="ce191">
      <style:table-cell-properties style:direction="ltr" fo:border="0.00882cm solid #000000" fo:padding-top="0.09702cm" fo:padding-bottom="0.09702cm" fo:padding-left="0.09702cm" fo:padding-right="0.09702cm" fo:wrap-option="wrap"/>
    </style:style>
    <style:style style:parent-style-name="600" style:family="paragraph" style:name="P318">
      <style:text-properties/>
      <style:paragraph-properties/>
    </style:style>
    <style:style style:family="text" style:name="T51">
      <style:text-properties fo:color="#000000" fo:font-family="NKYFAL+CMTI10" fo:font-size="11pt" fo:font-style="italic" style:text-underline-type="none" style:text-underline-width="auto" fo:font-weight="normal"/>
    </style:style>
    <style:style style:family="table-row" style:name="ro65">
      <style:table-row-properties/>
    </style:style>
    <style:style style:family="table-cell" style:name="ce19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19">
      <style:paragraph-properties/>
    </style:style>
    <style:style style:family="table-cell" style:name="ce19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20">
      <style:paragraph-properties/>
    </style:style>
    <style:style style:family="table-cell" style:name="ce1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21">
      <style:paragraph-properties/>
    </style:style>
    <style:style style:family="table-cell" style:name="ce19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22">
      <style:paragraph-properties/>
    </style:style>
    <style:style style:family="table-cell" style:name="ce19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23">
      <style:paragraph-properties/>
    </style:style>
    <style:style style:family="table-row" style:name="ro66">
      <style:table-row-properties/>
    </style:style>
    <style:style style:family="table-cell" style:name="ce19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24">
      <style:paragraph-properties/>
    </style:style>
    <style:style style:family="table-cell" style:name="ce19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25">
      <style:paragraph-properties/>
    </style:style>
    <style:style style:parent-style-name="600" style:family="paragraph" style:name="P326">
      <style:paragraph-properties/>
    </style:style>
    <style:style style:parent-style-name="600" style:family="paragraph" style:name="P327">
      <style:paragraph-properties/>
    </style:style>
    <style:style style:parent-style-name="600" style:family="paragraph" style:name="P328">
      <style:paragraph-properties/>
    </style:style>
    <style:style style:family="table" style:name="ta23">
      <style:table-properties style:width="17.51cm" fo:margin-left="0.0882cm" table:align="left"/>
    </style:style>
    <style:style style:family="table-column" style:name="co111">
      <style:table-column-properties style:column-width="2.858cm"/>
    </style:style>
    <style:style style:family="table-column" style:name="co112">
      <style:table-column-properties style:column-width="1.905cm"/>
    </style:style>
    <style:style style:family="table-column" style:name="co113">
      <style:table-column-properties style:column-width="2.223cm"/>
    </style:style>
    <style:style style:family="table-column" style:name="co114">
      <style:table-column-properties style:column-width="3.969cm"/>
    </style:style>
    <style:style style:family="table-column" style:name="co115">
      <style:table-column-properties style:column-width="3.175cm"/>
    </style:style>
    <style:style style:family="table-column" style:name="co116">
      <style:table-column-properties style:column-width="3.376cm"/>
    </style:style>
    <style:style style:family="table-row" style:name="ro67">
      <style:table-row-properties/>
    </style:style>
    <style:style style:family="table-cell" style:name="ce19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329">
      <style:paragraph-properties/>
    </style:style>
    <style:style style:family="table-cell" style:name="ce200">
      <style:table-cell-properties style:direction="ltr" fo:border="0.00882cm solid #000000" fo:padding-top="0.09702cm" fo:padding-bottom="0.09702cm" fo:padding-left="0.09702cm" fo:padding-right="0.09702cm" fo:wrap-option="wrap"/>
    </style:style>
    <style:style style:parent-style-name="600" style:family="paragraph" style:name="P330">
      <style:text-properties/>
      <style:paragraph-properties/>
    </style:style>
    <style:style style:family="text" style:name="T52">
      <style:text-properties fo:color="#000000" fo:font-family="NKYFAL+CMTI10" fo:font-size="11pt" fo:font-style="italic" style:text-underline-type="none" style:text-underline-width="auto" fo:font-weight="normal"/>
    </style:style>
    <style:style style:family="table-row" style:name="ro68">
      <style:table-row-properties/>
    </style:style>
    <style:style style:family="table-cell" style:name="ce20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31">
      <style:paragraph-properties/>
    </style:style>
    <style:style style:family="table-cell" style:name="ce20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32">
      <style:paragraph-properties/>
    </style:style>
    <style:style style:family="table-cell" style:name="ce2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33">
      <style:paragraph-properties/>
    </style:style>
    <style:style style:family="table-cell" style:name="ce20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34">
      <style:paragraph-properties/>
    </style:style>
    <style:style style:family="table-cell" style:name="ce20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35">
      <style:paragraph-properties/>
    </style:style>
    <style:style style:family="table-cell" style:name="ce20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36">
      <style:paragraph-properties/>
    </style:style>
    <style:style style:family="table-row" style:name="ro69">
      <style:table-row-properties/>
    </style:style>
    <style:style style:family="table-cell" style:name="ce20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37">
      <style:paragraph-properties/>
    </style:style>
    <style:style style:family="table-cell" style:name="ce20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38">
      <style:paragraph-properties/>
    </style:style>
    <style:style style:parent-style-name="600" style:family="paragraph" style:name="P339">
      <style:paragraph-properties/>
    </style:style>
    <style:style style:parent-style-name="600" style:family="paragraph" style:name="P340">
      <style:paragraph-properties/>
    </style:style>
    <style:style style:parent-style-name="600" style:family="paragraph" style:name="P341">
      <style:paragraph-properties/>
    </style:style>
    <style:style style:family="table" style:name="ta24">
      <style:table-properties style:width="17.51cm" fo:margin-left="0.0882cm" table:align="left"/>
    </style:style>
    <style:style style:family="table-column" style:name="co117">
      <style:table-column-properties style:column-width="3.016cm"/>
    </style:style>
    <style:style style:family="table-column" style:name="co118">
      <style:table-column-properties style:column-width="3.016cm"/>
    </style:style>
    <style:style style:family="table-column" style:name="co119">
      <style:table-column-properties style:column-width="3.202cm"/>
    </style:style>
    <style:style style:family="table-column" style:name="co120">
      <style:table-column-properties style:column-width="4.022cm"/>
    </style:style>
    <style:style style:family="table-column" style:name="co121">
      <style:table-column-properties style:column-width="4.249cm"/>
    </style:style>
    <style:style style:family="table-row" style:name="ro70">
      <style:table-row-properties/>
    </style:style>
    <style:style style:family="table-cell" style:name="ce20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342">
      <style:paragraph-properties/>
    </style:style>
    <style:style style:family="table-cell" style:name="ce210">
      <style:table-cell-properties style:direction="ltr" fo:border="0.00882cm solid #000000" fo:padding-top="0.09702cm" fo:padding-bottom="0.09702cm" fo:padding-left="0.09702cm" fo:padding-right="0.09702cm" fo:wrap-option="wrap"/>
    </style:style>
    <style:style style:parent-style-name="600" style:family="paragraph" style:name="P343">
      <style:text-properties/>
      <style:paragraph-properties/>
    </style:style>
    <style:style style:family="text" style:name="T53">
      <style:text-properties fo:color="#000000" fo:font-family="NKYFAL+CMTI10" fo:font-size="11pt" fo:font-style="italic" style:text-underline-type="none" style:text-underline-width="auto" fo:font-weight="normal"/>
    </style:style>
    <style:style style:family="table-row" style:name="ro71">
      <style:table-row-properties/>
    </style:style>
    <style:style style:family="table-cell" style:name="ce21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44">
      <style:paragraph-properties/>
    </style:style>
    <style:style style:family="table-cell" style:name="ce21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45">
      <style:paragraph-properties/>
    </style:style>
    <style:style style:family="table-cell" style:name="ce21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46">
      <style:paragraph-properties/>
    </style:style>
    <style:style style:family="table-cell" style:name="ce2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47">
      <style:paragraph-properties/>
    </style:style>
    <style:style style:family="table-cell" style:name="ce21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48">
      <style:paragraph-properties/>
    </style:style>
    <style:style style:family="table-row" style:name="ro72">
      <style:table-row-properties style:min-row-height="0.7585cm"/>
    </style:style>
    <style:style style:family="table-cell" style:name="ce2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49">
      <style:paragraph-properties/>
    </style:style>
    <style:style style:family="table-cell" style:name="ce21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50">
      <style:paragraph-properties/>
    </style:style>
    <style:style style:parent-style-name="600" style:family="paragraph" style:name="P351">
      <style:paragraph-properties/>
    </style:style>
    <style:style style:parent-style-name="600" style:family="paragraph" style:name="P352">
      <style:paragraph-properties/>
    </style:style>
    <style:style style:parent-style-name="600" style:family="paragraph" style:name="P353">
      <style:paragraph-properties/>
    </style:style>
    <style:style style:family="table" style:name="ta25">
      <style:table-properties style:width="17.51cm" fo:margin-left="0.0882cm" table:align="left"/>
    </style:style>
    <style:style style:family="table-column" style:name="co122">
      <style:table-column-properties style:column-width="3.016cm"/>
    </style:style>
    <style:style style:family="table-column" style:name="co123">
      <style:table-column-properties style:column-width="3.016cm"/>
    </style:style>
    <style:style style:family="table-column" style:name="co124">
      <style:table-column-properties style:column-width="3.202cm"/>
    </style:style>
    <style:style style:family="table-column" style:name="co125">
      <style:table-column-properties style:column-width="4.022cm"/>
    </style:style>
    <style:style style:family="table-column" style:name="co126">
      <style:table-column-properties style:column-width="4.249cm"/>
    </style:style>
    <style:style style:family="table-row" style:name="ro73">
      <style:table-row-properties/>
    </style:style>
    <style:style style:family="table-cell" style:name="ce21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354">
      <style:paragraph-properties/>
    </style:style>
    <style:style style:family="table-cell" style:name="ce219">
      <style:table-cell-properties style:direction="ltr" fo:border="0.00882cm solid #000000" fo:padding-top="0.09702cm" fo:padding-bottom="0.09702cm" fo:padding-left="0.09702cm" fo:padding-right="0.09702cm" fo:wrap-option="wrap"/>
    </style:style>
    <style:style style:parent-style-name="600" style:family="paragraph" style:name="P355">
      <style:text-properties/>
      <style:paragraph-properties/>
    </style:style>
    <style:style style:family="text" style:name="T54">
      <style:text-properties fo:color="#000000" fo:font-family="NKYFAL+CMTI10" fo:font-size="11pt" fo:font-style="italic" style:text-underline-type="none" style:text-underline-width="auto" fo:font-weight="normal"/>
    </style:style>
    <style:style style:family="table-row" style:name="ro74">
      <style:table-row-properties/>
    </style:style>
    <style:style style:family="table-cell" style:name="ce22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56">
      <style:paragraph-properties/>
    </style:style>
    <style:style style:family="table-cell" style:name="ce2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57">
      <style:paragraph-properties/>
    </style:style>
    <style:style style:family="table-cell" style:name="ce22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58">
      <style:paragraph-properties/>
    </style:style>
    <style:style style:family="table-cell" style:name="ce22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59">
      <style:paragraph-properties/>
    </style:style>
    <style:style style:family="table-cell" style:name="ce22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60">
      <style:paragraph-properties/>
    </style:style>
    <style:style style:family="table-row" style:name="ro75">
      <style:table-row-properties/>
    </style:style>
    <style:style style:family="table-cell" style:name="ce2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61">
      <style:paragraph-properties/>
    </style:style>
    <style:style style:family="table-cell" style:name="ce22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62">
      <style:paragraph-properties/>
    </style:style>
    <style:style style:parent-style-name="600" style:family="paragraph" style:name="P363">
      <style:paragraph-properties/>
    </style:style>
    <style:style style:parent-style-name="600" style:family="paragraph" style:name="P364">
      <style:paragraph-properties/>
    </style:style>
    <style:style style:parent-style-name="600" style:family="paragraph" style:name="P365">
      <style:paragraph-properties/>
    </style:style>
    <style:style style:family="table" style:name="ta26">
      <style:table-properties style:width="17.51cm" fo:margin-left="0.0882cm" table:align="left"/>
    </style:style>
    <style:style style:family="table-column" style:name="co127">
      <style:table-column-properties style:column-width="3.016cm"/>
    </style:style>
    <style:style style:family="table-column" style:name="co128">
      <style:table-column-properties style:column-width="3.016cm"/>
    </style:style>
    <style:style style:family="table-column" style:name="co129">
      <style:table-column-properties style:column-width="3.202cm"/>
    </style:style>
    <style:style style:family="table-column" style:name="co130">
      <style:table-column-properties style:column-width="4.022cm"/>
    </style:style>
    <style:style style:family="table-column" style:name="co131">
      <style:table-column-properties style:column-width="4.249cm"/>
    </style:style>
    <style:style style:family="table-row" style:name="ro76">
      <style:table-row-properties/>
    </style:style>
    <style:style style:family="table-cell" style:name="ce22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366">
      <style:paragraph-properties/>
    </style:style>
    <style:style style:family="table-cell" style:name="ce228">
      <style:table-cell-properties style:direction="ltr" fo:border="0.00882cm solid #000000" fo:padding-top="0.09702cm" fo:padding-bottom="0.09702cm" fo:padding-left="0.09702cm" fo:padding-right="0.09702cm" fo:wrap-option="wrap"/>
    </style:style>
    <style:style style:parent-style-name="600" style:family="paragraph" style:name="P367">
      <style:text-properties/>
      <style:paragraph-properties/>
    </style:style>
    <style:style style:family="text" style:name="T55">
      <style:text-properties fo:color="#000000" fo:font-family="NKYFAL+CMTI10" fo:font-size="11pt" fo:font-style="italic" style:text-underline-type="none" style:text-underline-width="auto" fo:font-weight="normal"/>
    </style:style>
    <style:style style:family="table-row" style:name="ro77">
      <style:table-row-properties/>
    </style:style>
    <style:style style:family="table-cell" style:name="ce22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68">
      <style:paragraph-properties/>
    </style:style>
    <style:style style:family="table-cell" style:name="ce23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69">
      <style:paragraph-properties/>
    </style:style>
    <style:style style:family="table-cell" style:name="ce2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70">
      <style:paragraph-properties/>
    </style:style>
    <style:style style:family="table-cell" style:name="ce23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71">
      <style:paragraph-properties/>
    </style:style>
    <style:style style:family="table-cell" style:name="ce23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72">
      <style:paragraph-properties/>
    </style:style>
    <style:style style:family="table-row" style:name="ro78">
      <style:table-row-properties/>
    </style:style>
    <style:style style:family="table-cell" style:name="ce23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73">
      <style:paragraph-properties/>
    </style:style>
    <style:style style:family="table-cell" style:name="ce23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74">
      <style:paragraph-properties/>
    </style:style>
    <style:style style:parent-style-name="600" style:family="paragraph" style:name="P375">
      <style:paragraph-properties/>
    </style:style>
    <style:style style:parent-style-name="600" style:family="paragraph" style:name="P376">
      <style:paragraph-properties/>
    </style:style>
    <style:style style:parent-style-name="600" style:family="paragraph" style:name="P377">
      <style:paragraph-properties/>
    </style:style>
    <style:style style:family="table" style:name="ta27">
      <style:table-properties style:width="17.51cm" fo:margin-left="0.0882cm" table:align="left"/>
    </style:style>
    <style:style style:family="table-column" style:name="co132">
      <style:table-column-properties style:column-width="3.016cm"/>
    </style:style>
    <style:style style:family="table-column" style:name="co133">
      <style:table-column-properties style:column-width="3.016cm"/>
    </style:style>
    <style:style style:family="table-column" style:name="co134">
      <style:table-column-properties style:column-width="3.202cm"/>
    </style:style>
    <style:style style:family="table-column" style:name="co135">
      <style:table-column-properties style:column-width="4.022cm"/>
    </style:style>
    <style:style style:family="table-column" style:name="co136">
      <style:table-column-properties style:column-width="4.249cm"/>
    </style:style>
    <style:style style:family="table-row" style:name="ro79">
      <style:table-row-properties/>
    </style:style>
    <style:style style:family="table-cell" style:name="ce236">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378">
      <style:paragraph-properties/>
    </style:style>
    <style:style style:family="table-cell" style:name="ce237">
      <style:table-cell-properties style:direction="ltr" fo:border="0.00882cm solid #000000" fo:padding-top="0.09702cm" fo:padding-bottom="0.09702cm" fo:padding-left="0.09702cm" fo:padding-right="0.09702cm" fo:wrap-option="wrap"/>
    </style:style>
    <style:style style:parent-style-name="600" style:family="paragraph" style:name="P379">
      <style:text-properties/>
      <style:paragraph-properties/>
    </style:style>
    <style:style style:family="text" style:name="T56">
      <style:text-properties fo:color="#000000" fo:font-family="NKYFAL+CMTI10" fo:font-size="11pt" fo:font-style="italic" style:text-underline-type="none" style:text-underline-width="auto" fo:font-weight="normal"/>
    </style:style>
    <style:style style:family="table-row" style:name="ro80">
      <style:table-row-properties/>
    </style:style>
    <style:style style:family="table-cell" style:name="ce23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80">
      <style:paragraph-properties/>
    </style:style>
    <style:style style:family="table-cell" style:name="ce23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81">
      <style:paragraph-properties/>
    </style:style>
    <style:style style:family="table-cell" style:name="ce24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82">
      <style:paragraph-properties/>
    </style:style>
    <style:style style:family="table-cell" style:name="ce24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83">
      <style:paragraph-properties/>
    </style:style>
    <style:style style:family="table-cell" style:name="ce24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84">
      <style:paragraph-properties/>
    </style:style>
    <style:style style:family="table-row" style:name="ro81">
      <style:table-row-properties/>
    </style:style>
    <style:style style:family="table-cell" style:name="ce24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85">
      <style:paragraph-properties/>
    </style:style>
    <style:style style:family="table-cell" style:name="ce24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86">
      <style:paragraph-properties/>
    </style:style>
    <style:style style:parent-style-name="600" style:family="paragraph" style:name="P387">
      <style:paragraph-properties/>
    </style:style>
    <style:style style:parent-style-name="600" style:family="paragraph" style:name="P388">
      <style:paragraph-properties/>
    </style:style>
    <style:style style:parent-style-name="600" style:family="paragraph" style:name="P389">
      <style:paragraph-properties/>
    </style:style>
    <style:style style:family="table" style:name="ta28">
      <style:table-properties style:width="17.51cm" fo:margin-left="0.0882cm" table:align="left"/>
    </style:style>
    <style:style style:family="table-column" style:name="co137">
      <style:table-column-properties style:column-width="2.699cm"/>
    </style:style>
    <style:style style:family="table-column" style:name="co138">
      <style:table-column-properties style:column-width="2.223cm"/>
    </style:style>
    <style:style style:family="table-column" style:name="co139">
      <style:table-column-properties style:column-width="1.905cm"/>
    </style:style>
    <style:style style:family="table-column" style:name="co140">
      <style:table-column-properties style:column-width="3.334cm"/>
    </style:style>
    <style:style style:family="table-column" style:name="co141">
      <style:table-column-properties style:column-width="2.457cm"/>
    </style:style>
    <style:style style:family="table-column" style:name="co142">
      <style:table-column-properties style:column-width="4.888cm"/>
    </style:style>
    <style:style style:family="table-row" style:name="ro82">
      <style:table-row-properties/>
    </style:style>
    <style:style style:family="table-cell" style:name="ce24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390">
      <style:paragraph-properties/>
    </style:style>
    <style:style style:family="table-cell" style:name="ce246">
      <style:table-cell-properties style:direction="ltr" fo:border="0.00882cm solid #000000" fo:padding-top="0.09702cm" fo:padding-bottom="0.09702cm" fo:padding-left="0.09702cm" fo:padding-right="0.09702cm" fo:wrap-option="wrap"/>
    </style:style>
    <style:style style:parent-style-name="600" style:family="paragraph" style:name="P391">
      <style:text-properties/>
      <style:paragraph-properties/>
    </style:style>
    <style:style style:family="text" style:name="T57">
      <style:text-properties fo:color="#000000" fo:font-family="NKYFAL+CMTI10" fo:font-size="11pt" fo:font-style="italic" style:text-underline-type="none" style:text-underline-width="auto" fo:font-weight="normal"/>
    </style:style>
    <style:style style:family="text" style:name="T58">
      <style:text-properties fo:color="#000000" fo:font-family="NKYFAL+CMTI10" fo:font-size="11pt" fo:font-style="italic" style:text-underline-type="none" style:text-underline-width="auto" fo:font-weight="normal"/>
    </style:style>
    <style:style style:family="table-row" style:name="ro83">
      <style:table-row-properties/>
    </style:style>
    <style:style style:family="table-cell" style:name="ce24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92">
      <style:paragraph-properties/>
    </style:style>
    <style:style style:family="table-cell" style:name="ce24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93">
      <style:paragraph-properties/>
    </style:style>
    <style:style style:family="table-cell" style:name="ce24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94">
      <style:paragraph-properties/>
    </style:style>
    <style:style style:family="table-cell" style:name="ce25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95">
      <style:paragraph-properties/>
    </style:style>
    <style:style style:family="table-cell" style:name="ce25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96">
      <style:paragraph-properties/>
    </style:style>
    <style:style style:family="table-cell" style:name="ce25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397">
      <style:paragraph-properties/>
    </style:style>
    <style:style style:family="table-row" style:name="ro84">
      <style:table-row-properties style:min-row-height="0.8326cm"/>
    </style:style>
    <style:style style:family="table-cell" style:name="ce25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398">
      <style:paragraph-properties/>
    </style:style>
    <style:style style:family="table-cell" style:name="ce25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399">
      <style:paragraph-properties/>
    </style:style>
    <style:style style:parent-style-name="600" style:family="paragraph" style:name="P400">
      <style:paragraph-properties/>
    </style:style>
    <style:style style:parent-style-name="600" style:family="paragraph" style:name="P401">
      <style:paragraph-properties/>
    </style:style>
    <style:style style:parent-style-name="600" style:family="paragraph" style:name="P402">
      <style:paragraph-properties/>
    </style:style>
    <style:style style:family="table" style:name="ta29">
      <style:table-properties style:width="17.51cm" fo:margin-left="0.0882cm" table:align="left"/>
    </style:style>
    <style:style style:family="table-column" style:name="co143">
      <style:table-column-properties style:column-width="3.016cm"/>
    </style:style>
    <style:style style:family="table-column" style:name="co144">
      <style:table-column-properties style:column-width="3.016cm"/>
    </style:style>
    <style:style style:family="table-column" style:name="co145">
      <style:table-column-properties style:column-width="3.202cm"/>
    </style:style>
    <style:style style:family="table-column" style:name="co146">
      <style:table-column-properties style:column-width="4.022cm"/>
    </style:style>
    <style:style style:family="table-column" style:name="co147">
      <style:table-column-properties style:column-width="4.249cm"/>
    </style:style>
    <style:style style:family="table-row" style:name="ro85">
      <style:table-row-properties/>
    </style:style>
    <style:style style:family="table-cell" style:name="ce25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03">
      <style:paragraph-properties/>
    </style:style>
    <style:style style:family="table-cell" style:name="ce256">
      <style:table-cell-properties style:direction="ltr" fo:border="0.00882cm solid #000000" fo:padding-top="0.09702cm" fo:padding-bottom="0.09702cm" fo:padding-left="0.09702cm" fo:padding-right="0.09702cm" fo:wrap-option="wrap"/>
    </style:style>
    <style:style style:parent-style-name="600" style:family="paragraph" style:name="P404">
      <style:text-properties/>
      <style:paragraph-properties/>
    </style:style>
    <style:style style:family="text" style:name="T59">
      <style:text-properties fo:color="#000000" fo:font-family="NKYFAL+CMTI10" fo:font-size="11pt" fo:font-style="italic" style:text-underline-type="none" style:text-underline-width="auto" fo:font-weight="normal"/>
    </style:style>
    <style:style style:family="table-row" style:name="ro86">
      <style:table-row-properties/>
    </style:style>
    <style:style style:family="table-cell" style:name="ce25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05">
      <style:paragraph-properties/>
    </style:style>
    <style:style style:family="table-cell" style:name="ce25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06">
      <style:paragraph-properties/>
    </style:style>
    <style:style style:family="table-cell" style:name="ce25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07">
      <style:paragraph-properties/>
    </style:style>
    <style:style style:family="table-cell" style:name="ce26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08">
      <style:paragraph-properties/>
    </style:style>
    <style:style style:family="table-cell" style:name="ce26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09">
      <style:paragraph-properties/>
    </style:style>
    <style:style style:family="table-row" style:name="ro87">
      <style:table-row-properties/>
    </style:style>
    <style:style style:family="table-cell" style:name="ce26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10">
      <style:paragraph-properties/>
    </style:style>
    <style:style style:family="table-cell" style:name="ce26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11">
      <style:paragraph-properties/>
    </style:style>
    <style:style style:parent-style-name="600" style:family="paragraph" style:name="P412">
      <style:paragraph-properties/>
    </style:style>
    <style:style style:parent-style-name="600" style:family="paragraph" style:name="P413">
      <style:paragraph-properties/>
    </style:style>
    <style:style style:parent-style-name="600" style:family="paragraph" style:name="P414">
      <style:paragraph-properties/>
    </style:style>
    <style:style style:family="table" style:name="ta30">
      <style:table-properties style:width="17.51cm" fo:margin-left="0.0882cm" table:align="left"/>
    </style:style>
    <style:style style:family="table-column" style:name="co148">
      <style:table-column-properties style:column-width="1.847cm"/>
    </style:style>
    <style:style style:family="table-column" style:name="co149">
      <style:table-column-properties style:column-width="3.551cm"/>
    </style:style>
    <style:style style:family="table-column" style:name="co150">
      <style:table-column-properties style:column-width="2.699cm"/>
    </style:style>
    <style:style style:family="table-column" style:name="co151">
      <style:table-column-properties style:column-width="3.334cm"/>
    </style:style>
    <style:style style:family="table-column" style:name="co152">
      <style:table-column-properties style:column-width="2.699cm"/>
    </style:style>
    <style:style style:family="table-column" style:name="co153">
      <style:table-column-properties style:column-width="3.376cm"/>
    </style:style>
    <style:style style:family="table-row" style:name="ro88">
      <style:table-row-properties/>
    </style:style>
    <style:style style:family="table-cell" style:name="ce26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15">
      <style:paragraph-properties/>
    </style:style>
    <style:style style:family="table-cell" style:name="ce265">
      <style:table-cell-properties style:direction="ltr" fo:border="0.00882cm solid #000000" fo:padding-top="0.09702cm" fo:padding-bottom="0.09702cm" fo:padding-left="0.09702cm" fo:padding-right="0.09702cm" fo:wrap-option="wrap"/>
    </style:style>
    <style:style style:parent-style-name="600" style:family="paragraph" style:name="P416">
      <style:text-properties/>
      <style:paragraph-properties/>
    </style:style>
    <style:style style:family="text" style:name="T60">
      <style:text-properties fo:color="#000000" fo:font-family="NKYFAL+CMTI10" fo:font-size="11pt" fo:font-style="italic" style:text-underline-type="none" style:text-underline-width="auto" fo:font-weight="normal"/>
    </style:style>
    <style:style style:family="table-row" style:name="ro89">
      <style:table-row-properties/>
    </style:style>
    <style:style style:family="table-cell" style:name="ce26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17">
      <style:paragraph-properties/>
    </style:style>
    <style:style style:family="table-cell" style:name="ce26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18">
      <style:paragraph-properties/>
    </style:style>
    <style:style style:family="table-cell" style:name="ce26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19">
      <style:paragraph-properties/>
    </style:style>
    <style:style style:family="table-cell" style:name="ce26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20">
      <style:paragraph-properties/>
    </style:style>
    <style:style style:family="table-cell" style:name="ce27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21">
      <style:paragraph-properties/>
    </style:style>
    <style:style style:family="table-cell" style:name="ce27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22">
      <style:paragraph-properties/>
    </style:style>
    <style:style style:family="table-row" style:name="ro90">
      <style:table-row-properties/>
    </style:style>
    <style:style style:family="table-cell" style:name="ce27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23">
      <style:paragraph-properties/>
    </style:style>
    <style:style style:family="table-cell" style:name="ce27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24">
      <style:paragraph-properties/>
    </style:style>
    <style:style style:parent-style-name="600" style:family="paragraph" style:name="P425">
      <style:paragraph-properties/>
    </style:style>
    <style:style style:parent-style-name="600" style:family="paragraph" style:name="P426">
      <style:paragraph-properties/>
    </style:style>
    <style:style style:parent-style-name="600" style:family="paragraph" style:name="P427">
      <style:paragraph-properties/>
    </style:style>
    <style:style style:family="table" style:name="ta31">
      <style:table-properties style:width="17.51cm" fo:margin-left="0.0882cm" table:align="left"/>
    </style:style>
    <style:style style:family="table-column" style:name="co154">
      <style:table-column-properties style:column-width="3.016cm"/>
    </style:style>
    <style:style style:family="table-column" style:name="co155">
      <style:table-column-properties style:column-width="3.016cm"/>
    </style:style>
    <style:style style:family="table-column" style:name="co156">
      <style:table-column-properties style:column-width="3.202cm"/>
    </style:style>
    <style:style style:family="table-column" style:name="co157">
      <style:table-column-properties style:column-width="4.022cm"/>
    </style:style>
    <style:style style:family="table-column" style:name="co158">
      <style:table-column-properties style:column-width="4.249cm"/>
    </style:style>
    <style:style style:family="table-row" style:name="ro91">
      <style:table-row-properties/>
    </style:style>
    <style:style style:family="table-cell" style:name="ce27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28">
      <style:paragraph-properties/>
    </style:style>
    <style:style style:family="table-cell" style:name="ce275">
      <style:table-cell-properties style:direction="ltr" fo:border="0.00882cm solid #000000" fo:padding-top="0.09702cm" fo:padding-bottom="0.09702cm" fo:padding-left="0.09702cm" fo:padding-right="0.09702cm" fo:wrap-option="wrap"/>
    </style:style>
    <style:style style:parent-style-name="600" style:family="paragraph" style:name="P429">
      <style:text-properties/>
      <style:paragraph-properties/>
    </style:style>
    <style:style style:family="text" style:name="T61">
      <style:text-properties fo:color="#000000" fo:font-family="NKYFAL+CMTI10" fo:font-size="11pt" fo:font-style="italic" style:text-underline-type="none" style:text-underline-width="auto" fo:font-weight="normal"/>
    </style:style>
    <style:style style:family="table-row" style:name="ro92">
      <style:table-row-properties/>
    </style:style>
    <style:style style:family="table-cell" style:name="ce27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30">
      <style:paragraph-properties/>
    </style:style>
    <style:style style:family="table-cell" style:name="ce27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31">
      <style:paragraph-properties/>
    </style:style>
    <style:style style:family="table-cell" style:name="ce27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32">
      <style:paragraph-properties/>
    </style:style>
    <style:style style:family="table-cell" style:name="ce27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33">
      <style:paragraph-properties/>
    </style:style>
    <style:style style:family="table-cell" style:name="ce28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34">
      <style:paragraph-properties/>
    </style:style>
    <style:style style:family="table-row" style:name="ro93">
      <style:table-row-properties/>
    </style:style>
    <style:style style:family="table-cell" style:name="ce28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35">
      <style:paragraph-properties/>
    </style:style>
    <style:style style:family="table-cell" style:name="ce28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36">
      <style:paragraph-properties/>
    </style:style>
    <style:style style:parent-style-name="600" style:family="paragraph" style:name="P437">
      <style:paragraph-properties/>
    </style:style>
    <style:style style:parent-style-name="600" style:family="paragraph" style:name="P438">
      <style:paragraph-properties/>
    </style:style>
    <style:style style:parent-style-name="600" style:family="paragraph" style:name="P439">
      <style:paragraph-properties/>
    </style:style>
    <style:style style:family="table" style:name="ta32">
      <style:table-properties style:width="17.51cm" fo:margin-left="0.0882cm" table:align="left"/>
    </style:style>
    <style:style style:family="table-column" style:name="co159">
      <style:table-column-properties style:column-width="3.016cm"/>
    </style:style>
    <style:style style:family="table-column" style:name="co160">
      <style:table-column-properties style:column-width="3.016cm"/>
    </style:style>
    <style:style style:family="table-column" style:name="co161">
      <style:table-column-properties style:column-width="3.202cm"/>
    </style:style>
    <style:style style:family="table-column" style:name="co162">
      <style:table-column-properties style:column-width="4.022cm"/>
    </style:style>
    <style:style style:family="table-column" style:name="co163">
      <style:table-column-properties style:column-width="4.249cm"/>
    </style:style>
    <style:style style:family="table-row" style:name="ro94">
      <style:table-row-properties/>
    </style:style>
    <style:style style:family="table-cell" style:name="ce28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40">
      <style:paragraph-properties/>
    </style:style>
    <style:style style:family="table-cell" style:name="ce284">
      <style:table-cell-properties style:direction="ltr" fo:border="0.00882cm solid #000000" fo:padding-top="0.09702cm" fo:padding-bottom="0.09702cm" fo:padding-left="0.09702cm" fo:padding-right="0.09702cm" fo:wrap-option="wrap"/>
    </style:style>
    <style:style style:parent-style-name="600" style:family="paragraph" style:name="P441">
      <style:text-properties/>
      <style:paragraph-properties/>
    </style:style>
    <style:style style:family="text" style:name="T62">
      <style:text-properties fo:color="#000000" fo:font-family="NKYFAL+CMTI10" fo:font-size="11pt" fo:font-style="italic" style:text-underline-type="none" style:text-underline-width="auto" fo:font-weight="normal"/>
    </style:style>
    <style:style style:family="table-row" style:name="ro95">
      <style:table-row-properties/>
    </style:style>
    <style:style style:family="table-cell" style:name="ce2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42">
      <style:paragraph-properties/>
    </style:style>
    <style:style style:family="table-cell" style:name="ce28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43">
      <style:paragraph-properties/>
    </style:style>
    <style:style style:family="table-cell" style:name="ce28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44">
      <style:paragraph-properties/>
    </style:style>
    <style:style style:family="table-cell" style:name="ce28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45">
      <style:paragraph-properties/>
    </style:style>
    <style:style style:family="table-cell" style:name="ce28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46">
      <style:paragraph-properties/>
    </style:style>
    <style:style style:family="table-row" style:name="ro96">
      <style:table-row-properties/>
    </style:style>
    <style:style style:family="table-cell" style:name="ce29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47">
      <style:paragraph-properties/>
    </style:style>
    <style:style style:family="table-cell" style:name="ce29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48">
      <style:paragraph-properties/>
    </style:style>
    <style:style style:parent-style-name="600" style:family="paragraph" style:name="P449">
      <style:paragraph-properties/>
    </style:style>
    <style:style style:parent-style-name="600" style:family="paragraph" style:name="P450">
      <style:paragraph-properties/>
    </style:style>
    <style:style style:parent-style-name="600" style:family="paragraph" style:name="P451">
      <style:paragraph-properties/>
    </style:style>
    <style:style style:parent-style-name="600" style:family="paragraph" style:name="P452">
      <style:paragraph-properties/>
    </style:style>
    <style:style style:family="table" style:name="ta33">
      <style:table-properties style:width="17.51cm" fo:margin-left="0.0882cm" table:align="left"/>
    </style:style>
    <style:style style:family="table-column" style:name="co164">
      <style:table-column-properties style:column-width="3.016cm"/>
    </style:style>
    <style:style style:family="table-column" style:name="co165">
      <style:table-column-properties style:column-width="3.016cm"/>
    </style:style>
    <style:style style:family="table-column" style:name="co166">
      <style:table-column-properties style:column-width="3.202cm"/>
    </style:style>
    <style:style style:family="table-column" style:name="co167">
      <style:table-column-properties style:column-width="4.022cm"/>
    </style:style>
    <style:style style:family="table-column" style:name="co168">
      <style:table-column-properties style:column-width="4.249cm"/>
    </style:style>
    <style:style style:family="table-row" style:name="ro97">
      <style:table-row-properties/>
    </style:style>
    <style:style style:family="table-cell" style:name="ce29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53">
      <style:paragraph-properties/>
    </style:style>
    <style:style style:family="table-cell" style:name="ce293">
      <style:table-cell-properties style:direction="ltr" fo:border="0.00882cm solid #000000" fo:padding-top="0.09702cm" fo:padding-bottom="0.09702cm" fo:padding-left="0.09702cm" fo:padding-right="0.09702cm" fo:wrap-option="wrap"/>
    </style:style>
    <style:style style:parent-style-name="600" style:family="paragraph" style:name="P454">
      <style:text-properties/>
      <style:paragraph-properties/>
    </style:style>
    <style:style style:family="text" style:name="T63">
      <style:text-properties fo:color="#000000" fo:font-family="NKYFAL+CMTI10" fo:font-size="11pt" fo:font-style="italic" style:text-underline-type="none" style:text-underline-width="auto" fo:font-weight="normal"/>
    </style:style>
    <style:style style:family="table-row" style:name="ro98">
      <style:table-row-properties/>
    </style:style>
    <style:style style:family="table-cell" style:name="ce2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55">
      <style:paragraph-properties/>
    </style:style>
    <style:style style:family="table-cell" style:name="ce29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56">
      <style:paragraph-properties/>
    </style:style>
    <style:style style:family="table-cell" style:name="ce29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57">
      <style:paragraph-properties/>
    </style:style>
    <style:style style:family="table-cell" style:name="ce29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58">
      <style:paragraph-properties/>
    </style:style>
    <style:style style:family="table-cell" style:name="ce29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59">
      <style:paragraph-properties/>
    </style:style>
    <style:style style:family="table-row" style:name="ro99">
      <style:table-row-properties/>
    </style:style>
    <style:style style:family="table-cell" style:name="ce29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60">
      <style:paragraph-properties/>
    </style:style>
    <style:style style:family="table-cell" style:name="ce30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61">
      <style:paragraph-properties/>
    </style:style>
    <style:style style:parent-style-name="600" style:family="paragraph" style:name="P462">
      <style:paragraph-properties/>
    </style:style>
    <style:style style:parent-style-name="600" style:family="paragraph" style:name="P463">
      <style:paragraph-properties/>
    </style:style>
    <style:style style:parent-style-name="600" style:family="paragraph" style:name="P464">
      <style:paragraph-properties/>
    </style:style>
    <style:style style:family="table" style:name="ta34">
      <style:table-properties style:width="17.51cm" fo:margin-left="0.0882cm" table:align="left"/>
    </style:style>
    <style:style style:family="table-column" style:name="co169">
      <style:table-column-properties style:column-width="3.016cm"/>
    </style:style>
    <style:style style:family="table-column" style:name="co170">
      <style:table-column-properties style:column-width="3.016cm"/>
    </style:style>
    <style:style style:family="table-column" style:name="co171">
      <style:table-column-properties style:column-width="3.202cm"/>
    </style:style>
    <style:style style:family="table-column" style:name="co172">
      <style:table-column-properties style:column-width="4.022cm"/>
    </style:style>
    <style:style style:family="table-column" style:name="co173">
      <style:table-column-properties style:column-width="4.249cm"/>
    </style:style>
    <style:style style:family="table-row" style:name="ro100">
      <style:table-row-properties/>
    </style:style>
    <style:style style:family="table-cell" style:name="ce30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65">
      <style:paragraph-properties/>
    </style:style>
    <style:style style:family="table-cell" style:name="ce302">
      <style:table-cell-properties style:direction="ltr" fo:border="0.00882cm solid #000000" fo:padding-top="0.09702cm" fo:padding-bottom="0.09702cm" fo:padding-left="0.09702cm" fo:padding-right="0.09702cm" fo:wrap-option="wrap"/>
    </style:style>
    <style:style style:parent-style-name="600" style:family="paragraph" style:name="P466">
      <style:text-properties/>
      <style:paragraph-properties/>
    </style:style>
    <style:style style:family="text" style:name="T64">
      <style:text-properties fo:color="#000000" fo:font-family="NKYFAL+CMTI10" fo:font-size="11pt" fo:font-style="italic" style:text-underline-type="none" style:text-underline-width="auto" fo:font-weight="normal"/>
    </style:style>
    <style:style style:family="table-row" style:name="ro101">
      <style:table-row-properties/>
    </style:style>
    <style:style style:family="table-cell" style:name="ce3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67">
      <style:paragraph-properties/>
    </style:style>
    <style:style style:family="table-cell" style:name="ce30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68">
      <style:paragraph-properties/>
    </style:style>
    <style:style style:family="table-cell" style:name="ce30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69">
      <style:paragraph-properties/>
    </style:style>
    <style:style style:family="table-cell" style:name="ce30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70">
      <style:paragraph-properties/>
    </style:style>
    <style:style style:family="table-cell" style:name="ce30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71">
      <style:paragraph-properties/>
    </style:style>
    <style:style style:family="table-row" style:name="ro102">
      <style:table-row-properties/>
    </style:style>
    <style:style style:family="table-cell" style:name="ce30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72">
      <style:paragraph-properties/>
    </style:style>
    <style:style style:family="table-cell" style:name="ce30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73">
      <style:paragraph-properties/>
    </style:style>
    <style:style style:parent-style-name="600" style:family="paragraph" style:name="P474">
      <style:paragraph-properties/>
    </style:style>
    <style:style style:parent-style-name="600" style:family="paragraph" style:name="P475">
      <style:text-properties/>
      <style:paragraph-properties/>
    </style:style>
    <style:style style:family="text" style:name="T65">
      <style:text-properties fo:color="#000000" fo:font-style="italic" style:text-underline-type="single" style:text-underline-style="solid" style:text-underline-width="auto" style:text-underline-color="font-color"/>
    </style:style>
    <style:style style:parent-style-name="600" style:family="paragraph" style:name="P476">
      <style:text-properties/>
      <style:paragraph-properties/>
    </style:style>
    <style:style style:family="text" style:name="T66">
      <style:text-properties fo:color="#000000" fo:font-style="italic" style:text-underline-type="single" style:text-underline-style="solid" style:text-underline-width="auto" style:text-underline-color="font-color"/>
    </style:style>
    <style:style style:family="table" style:name="ta35">
      <style:table-properties style:width="17.51cm" fo:margin-left="0.0882cm" table:align="left"/>
    </style:style>
    <style:style style:family="table-column" style:name="co174">
      <style:table-column-properties style:column-width="3.016cm"/>
    </style:style>
    <style:style style:family="table-column" style:name="co175">
      <style:table-column-properties style:column-width="3.122cm"/>
    </style:style>
    <style:style style:family="table-column" style:name="co176">
      <style:table-column-properties style:column-width="3.096cm"/>
    </style:style>
    <style:style style:family="table-column" style:name="co177">
      <style:table-column-properties style:column-width="4.022cm"/>
    </style:style>
    <style:style style:family="table-column" style:name="co178">
      <style:table-column-properties style:column-width="4.249cm"/>
    </style:style>
    <style:style style:family="table-row" style:name="ro103">
      <style:table-row-properties/>
    </style:style>
    <style:style style:family="table-cell" style:name="ce31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77">
      <style:text-properties/>
      <style:paragraph-properties/>
    </style:style>
    <style:style style:family="text" style:name="T67">
      <style:text-properties fo:color="#000000" fo:font-style="italic" style:text-underline-type="none" style:text-underline-width="auto"/>
    </style:style>
    <style:style style:family="table-cell" style:name="ce311">
      <style:table-cell-properties style:direction="ltr" fo:border="0.00882cm solid #000000" fo:padding-top="0.09702cm" fo:padding-bottom="0.09702cm" fo:padding-left="0.09702cm" fo:padding-right="0.09702cm" fo:wrap-option="wrap"/>
    </style:style>
    <style:style style:parent-style-name="600" style:family="paragraph" style:name="P478">
      <style:text-properties/>
      <style:paragraph-properties/>
    </style:style>
    <style:style style:family="text" style:name="T68">
      <style:text-properties fo:color="#000000" fo:font-family="NKYFAL+CMTI10" fo:font-size="11pt" fo:font-style="italic" style:text-underline-type="none" style:text-underline-width="auto" fo:font-weight="normal"/>
    </style:style>
    <style:style style:family="table-row" style:name="ro104">
      <style:table-row-properties/>
    </style:style>
    <style:style style:family="table-cell" style:name="ce31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79">
      <style:text-properties/>
      <style:paragraph-properties/>
    </style:style>
    <style:style style:family="text" style:name="T69">
      <style:text-properties fo:color="#000000" fo:font-style="italic" style:text-underline-type="none" style:text-underline-width="auto"/>
    </style:style>
    <style:style style:family="table-cell" style:name="ce31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80">
      <style:text-properties/>
      <style:paragraph-properties/>
    </style:style>
    <style:style style:family="text" style:name="T70">
      <style:text-properties fo:color="#000000" fo:font-style="italic" style:text-underline-type="single" style:text-underline-style="solid" style:text-underline-width="auto" style:text-underline-color="font-color"/>
    </style:style>
    <style:style style:family="table-cell" style:name="ce3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81">
      <style:text-properties/>
      <style:paragraph-properties/>
    </style:style>
    <style:style style:family="text" style:name="T71">
      <style:text-properties fo:color="#000000" fo:font-style="italic" style:text-underline-type="single" style:text-underline-style="solid" style:text-underline-width="auto" style:text-underline-color="font-color"/>
    </style:style>
    <style:style style:family="table-cell" style:name="ce31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82">
      <style:text-properties/>
      <style:paragraph-properties/>
    </style:style>
    <style:style style:family="text" style:name="T72">
      <style:text-properties fo:color="#000000" fo:font-style="italic" style:text-underline-type="single" style:text-underline-style="solid" style:text-underline-width="auto" style:text-underline-color="font-color"/>
    </style:style>
    <style:style style:family="table-cell" style:name="ce31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83">
      <style:text-properties/>
      <style:paragraph-properties/>
    </style:style>
    <style:style style:family="text" style:name="T73">
      <style:text-properties fo:color="#000000" fo:font-style="italic" style:text-underline-type="single" style:text-underline-style="solid" style:text-underline-width="auto" style:text-underline-color="font-color"/>
    </style:style>
    <style:style style:family="table-row" style:name="ro105">
      <style:table-row-properties/>
    </style:style>
    <style:style style:family="table-cell" style:name="ce31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84">
      <style:text-properties/>
      <style:paragraph-properties/>
    </style:style>
    <style:style style:family="text" style:name="T74">
      <style:text-properties fo:color="#000000" fo:font-style="italic" style:text-underline-type="none" style:text-underline-width="auto"/>
    </style:style>
    <style:style style:family="table-cell" style:name="ce31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85">
      <style:text-properties/>
      <style:paragraph-properties/>
    </style:style>
    <style:style style:family="text" style:name="T75">
      <style:text-properties fo:color="#000000" fo:font-style="italic" style:text-underline-type="none" style:text-underline-width="auto"/>
    </style:style>
    <style:style style:parent-style-name="600" style:family="paragraph" style:name="P486">
      <style:text-properties/>
      <style:paragraph-properties/>
    </style:style>
    <style:style style:family="text" style:name="T76">
      <style:text-properties fo:color="#000000" fo:font-style="italic" style:text-underline-type="single" style:text-underline-style="solid" style:text-underline-width="auto" style:text-underline-color="font-color"/>
    </style:style>
    <style:style style:parent-style-name="600" style:family="paragraph" style:name="P487">
      <style:text-properties/>
      <style:paragraph-properties/>
    </style:style>
    <style:style style:family="text" style:name="T77">
      <style:text-properties fo:color="#000000" fo:font-style="italic" style:text-underline-type="single" style:text-underline-style="solid" style:text-underline-width="auto" style:text-underline-color="font-color"/>
    </style:style>
    <style:style style:parent-style-name="600" style:family="paragraph" style:name="P488">
      <style:text-properties/>
      <style:paragraph-properties/>
    </style:style>
    <style:style style:family="text" style:name="T78">
      <style:text-properties fo:color="#000000" fo:font-style="italic" style:text-underline-type="none" style:text-underline-width="auto"/>
    </style:style>
    <style:style style:family="table" style:name="ta36">
      <style:table-properties style:width="17.51cm" fo:margin-left="0.0882cm" table:align="left"/>
    </style:style>
    <style:style style:family="table-column" style:name="co179">
      <style:table-column-properties style:column-width="3.016cm"/>
    </style:style>
    <style:style style:family="table-column" style:name="co180">
      <style:table-column-properties style:column-width="3.122cm"/>
    </style:style>
    <style:style style:family="table-column" style:name="co181">
      <style:table-column-properties style:column-width="3.096cm"/>
    </style:style>
    <style:style style:family="table-column" style:name="co182">
      <style:table-column-properties style:column-width="4.022cm"/>
    </style:style>
    <style:style style:family="table-column" style:name="co183">
      <style:table-column-properties style:column-width="4.249cm"/>
    </style:style>
    <style:style style:family="table-row" style:name="ro106">
      <style:table-row-properties/>
    </style:style>
    <style:style style:family="table-cell" style:name="ce31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489">
      <style:text-properties/>
      <style:paragraph-properties/>
    </style:style>
    <style:style style:family="text" style:name="T79">
      <style:text-properties fo:color="#000000" fo:font-style="italic" style:text-underline-type="none" style:text-underline-width="auto"/>
    </style:style>
    <style:style style:family="table-cell" style:name="ce320">
      <style:table-cell-properties style:direction="ltr" fo:border="0.00882cm solid #000000" fo:padding-top="0.09702cm" fo:padding-bottom="0.09702cm" fo:padding-left="0.09702cm" fo:padding-right="0.09702cm" fo:wrap-option="wrap"/>
    </style:style>
    <style:style style:parent-style-name="600" style:family="paragraph" style:name="P490">
      <style:text-properties/>
      <style:paragraph-properties/>
    </style:style>
    <style:style style:family="text" style:name="T80">
      <style:text-properties fo:color="#000000" fo:font-family="NKYFAL+CMTI10" fo:font-size="11pt" fo:font-style="italic" style:text-underline-type="none" style:text-underline-width="auto" fo:font-weight="normal"/>
    </style:style>
    <style:style style:family="table-row" style:name="ro107">
      <style:table-row-properties/>
    </style:style>
    <style:style style:family="table-cell" style:name="ce3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91">
      <style:text-properties/>
      <style:paragraph-properties/>
    </style:style>
    <style:style style:family="text" style:name="T81">
      <style:text-properties fo:color="#000000" fo:font-style="italic" style:text-underline-type="none" style:text-underline-width="auto"/>
    </style:style>
    <style:style style:family="table-cell" style:name="ce32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92">
      <style:text-properties/>
      <style:paragraph-properties/>
    </style:style>
    <style:style style:family="text" style:name="T82">
      <style:text-properties fo:color="#000000" fo:font-style="italic" style:text-underline-type="none" style:text-underline-width="auto"/>
    </style:style>
    <style:style style:family="table-cell" style:name="ce32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93">
      <style:text-properties/>
      <style:paragraph-properties/>
    </style:style>
    <style:style style:family="text" style:name="T83">
      <style:text-properties fo:color="#000000" fo:font-style="italic" style:text-underline-type="none" style:text-underline-width="auto"/>
    </style:style>
    <style:style style:family="table-cell" style:name="ce32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94">
      <style:text-properties/>
      <style:paragraph-properties/>
    </style:style>
    <style:style style:family="text" style:name="T84">
      <style:text-properties fo:color="#000000" fo:font-style="italic" style:text-underline-type="none" style:text-underline-width="auto"/>
    </style:style>
    <style:style style:family="table-cell" style:name="ce32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95">
      <style:text-properties/>
      <style:paragraph-properties/>
    </style:style>
    <style:style style:family="text" style:name="T85">
      <style:text-properties fo:color="#000000" fo:font-style="italic" style:text-underline-type="none" style:text-underline-width="auto"/>
    </style:style>
    <style:style style:family="table-row" style:name="ro108">
      <style:table-row-properties/>
    </style:style>
    <style:style style:family="table-cell" style:name="ce32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496">
      <style:text-properties/>
      <style:paragraph-properties/>
    </style:style>
    <style:style style:family="text" style:name="T86">
      <style:text-properties fo:color="#000000" fo:font-style="italic" style:text-underline-type="none" style:text-underline-width="auto"/>
    </style:style>
    <style:style style:family="table-cell" style:name="ce32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497">
      <style:text-properties/>
      <style:paragraph-properties/>
    </style:style>
    <style:style style:family="text" style:name="T87">
      <style:text-properties fo:color="#000000" fo:font-style="italic" style:text-underline-type="none" style:text-underline-width="auto"/>
    </style:style>
    <style:style style:parent-style-name="600" style:family="paragraph" style:name="P498">
      <style:text-properties/>
      <style:paragraph-properties/>
    </style:style>
    <style:style style:family="text" style:name="T88">
      <style:text-properties fo:color="#000000" fo:font-style="italic" style:text-underline-type="none" style:text-underline-width="auto"/>
    </style:style>
    <style:style style:parent-style-name="600" style:family="paragraph" style:name="P499">
      <style:text-properties/>
      <style:paragraph-properties/>
    </style:style>
    <style:style style:family="text" style:name="T89">
      <style:text-properties fo:color="#000000" fo:font-style="italic" style:text-underline-type="single" style:text-underline-style="solid" style:text-underline-width="auto" style:text-underline-color="font-color"/>
    </style:style>
    <style:style style:parent-style-name="600" style:family="paragraph" style:name="P500">
      <style:text-properties/>
      <style:paragraph-properties/>
    </style:style>
    <style:style style:family="text" style:name="T90">
      <style:text-properties fo:color="#000000" fo:font-style="italic" style:text-underline-type="none" style:text-underline-width="auto"/>
    </style:style>
    <style:style style:family="table" style:name="ta37">
      <style:table-properties style:width="17.51cm" fo:margin-left="0.0882cm" table:align="left"/>
    </style:style>
    <style:style style:family="table-column" style:name="co184">
      <style:table-column-properties style:column-width="1.847cm"/>
    </style:style>
    <style:style style:family="table-column" style:name="co185">
      <style:table-column-properties style:column-width="3.551cm"/>
    </style:style>
    <style:style style:family="table-column" style:name="co186">
      <style:table-column-properties style:column-width="2.699cm"/>
    </style:style>
    <style:style style:family="table-column" style:name="co187">
      <style:table-column-properties style:column-width="2.699cm"/>
    </style:style>
    <style:style style:family="table-column" style:name="co188">
      <style:table-column-properties style:column-width="3.175cm"/>
    </style:style>
    <style:style style:family="table-column" style:name="co189">
      <style:table-column-properties style:column-width="3.535cm"/>
    </style:style>
    <style:style style:family="table-row" style:name="ro109">
      <style:table-row-properties/>
    </style:style>
    <style:style style:family="table-cell" style:name="ce32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01">
      <style:text-properties/>
      <style:paragraph-properties/>
    </style:style>
    <style:style style:family="text" style:name="T91">
      <style:text-properties fo:color="#000000" fo:font-style="italic" style:text-underline-type="none" style:text-underline-width="auto"/>
    </style:style>
    <style:style style:family="table-cell" style:name="ce329">
      <style:table-cell-properties style:direction="ltr" fo:border="0.00882cm solid #000000" fo:padding-top="0.09702cm" fo:padding-bottom="0.09702cm" fo:padding-left="0.09702cm" fo:padding-right="0.09702cm" fo:wrap-option="wrap"/>
    </style:style>
    <style:style style:parent-style-name="600" style:family="paragraph" style:name="P502">
      <style:text-properties/>
      <style:paragraph-properties/>
    </style:style>
    <style:style style:family="text" style:name="T92">
      <style:text-properties fo:color="#000000" fo:font-family="NKYFAL+CMTI10" fo:font-size="11pt" fo:font-style="italic" style:text-underline-type="none" style:text-underline-width="auto" fo:font-weight="normal"/>
    </style:style>
    <style:style style:family="table-row" style:name="ro110">
      <style:table-row-properties/>
    </style:style>
    <style:style style:family="table-cell" style:name="ce33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03">
      <style:text-properties/>
      <style:paragraph-properties/>
    </style:style>
    <style:style style:family="text" style:name="T93">
      <style:text-properties fo:color="#000000" fo:font-style="italic" style:text-underline-type="none" style:text-underline-width="auto"/>
    </style:style>
    <style:style style:family="table-cell" style:name="ce3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04">
      <style:text-properties/>
      <style:paragraph-properties/>
    </style:style>
    <style:style style:family="text" style:name="T94">
      <style:text-properties fo:color="#000000" fo:font-style="italic" style:text-underline-type="none" style:text-underline-width="auto"/>
    </style:style>
    <style:style style:family="table-cell" style:name="ce33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05">
      <style:text-properties/>
      <style:paragraph-properties/>
    </style:style>
    <style:style style:family="text" style:name="T95">
      <style:text-properties fo:color="#000000" fo:font-style="italic" style:text-underline-type="none" style:text-underline-width="auto"/>
    </style:style>
    <style:style style:family="table-cell" style:name="ce33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06">
      <style:text-properties/>
      <style:paragraph-properties/>
    </style:style>
    <style:style style:family="text" style:name="T96">
      <style:text-properties fo:color="#000000" fo:font-style="italic" style:text-underline-type="none" style:text-underline-width="auto"/>
    </style:style>
    <style:style style:family="table-cell" style:name="ce33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07">
      <style:text-properties/>
      <style:paragraph-properties/>
    </style:style>
    <style:style style:family="text" style:name="T97">
      <style:text-properties fo:color="#000000" fo:font-style="italic" style:text-underline-type="none" style:text-underline-width="auto"/>
    </style:style>
    <style:style style:family="table-cell" style:name="ce33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08">
      <style:text-properties/>
      <style:paragraph-properties/>
    </style:style>
    <style:style style:family="text" style:name="T98">
      <style:text-properties fo:color="#000000" fo:font-style="italic" style:text-underline-type="none" style:text-underline-width="auto"/>
    </style:style>
    <style:style style:family="table-row" style:name="ro111">
      <style:table-row-properties/>
    </style:style>
    <style:style style:family="table-cell" style:name="ce33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09">
      <style:text-properties/>
      <style:paragraph-properties/>
    </style:style>
    <style:style style:family="text" style:name="T99">
      <style:text-properties fo:color="#000000" fo:font-style="italic" style:text-underline-type="none" style:text-underline-width="auto"/>
    </style:style>
    <style:style style:family="table-cell" style:name="ce33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10">
      <style:text-properties/>
      <style:paragraph-properties/>
    </style:style>
    <style:style style:family="text" style:name="T100">
      <style:text-properties fo:color="#000000" fo:font-style="italic" style:text-underline-type="none" style:text-underline-width="auto"/>
    </style:style>
    <style:style style:parent-style-name="600" style:family="paragraph" style:name="P511">
      <style:text-properties/>
      <style:paragraph-properties/>
    </style:style>
    <style:style style:family="text" style:name="T101">
      <style:text-properties fo:color="#000000" fo:font-style="italic" style:text-underline-type="none" style:text-underline-width="auto"/>
    </style:style>
    <style:style style:parent-style-name="600" style:family="paragraph" style:name="P512">
      <style:text-properties/>
      <style:paragraph-properties/>
    </style:style>
    <style:style style:family="text" style:name="T102">
      <style:text-properties fo:color="#000000" fo:font-style="italic" style:text-underline-type="single" style:text-underline-style="solid" style:text-underline-width="auto" style:text-underline-color="font-color"/>
    </style:style>
    <style:style style:parent-style-name="600" style:family="paragraph" style:name="P513">
      <style:text-properties/>
      <style:paragraph-properties/>
    </style:style>
    <style:style style:family="text" style:name="T103">
      <style:text-properties fo:color="#000000" fo:font-style="italic" style:text-underline-type="none" style:text-underline-width="auto"/>
    </style:style>
    <style:style style:parent-style-name="600" style:family="paragraph" style:name="P514">
      <style:text-properties/>
      <style:paragraph-properties/>
    </style:style>
    <style:style style:family="text" style:name="T104">
      <style:text-properties fo:color="#000000" fo:font-style="italic" style:text-underline-type="none" style:text-underline-width="auto"/>
    </style:style>
    <style:style style:parent-style-name="600" style:family="paragraph" style:name="P515">
      <style:text-properties/>
      <style:paragraph-properties/>
    </style:style>
    <style:style style:family="text" style:name="T105">
      <style:text-properties fo:color="#000000" fo:font-style="italic" style:text-underline-type="none" style:text-underline-width="auto"/>
    </style:style>
    <style:style style:parent-style-name="600" style:family="paragraph" style:name="P516">
      <style:text-properties/>
      <style:paragraph-properties/>
    </style:style>
    <style:style style:family="text" style:name="T106">
      <style:text-properties fo:color="#000000" fo:font-style="italic" style:text-underline-type="none" style:text-underline-width="auto"/>
    </style:style>
    <style:style style:parent-style-name="600" style:family="paragraph" style:name="P517">
      <style:text-properties/>
      <style:paragraph-properties/>
    </style:style>
    <style:style style:family="text" style:name="T107">
      <style:text-properties fo:color="#000000" fo:font-style="italic" style:text-underline-type="none" style:text-underline-width="auto"/>
    </style:style>
    <style:style style:parent-style-name="600" style:family="paragraph" style:name="P518">
      <style:text-properties/>
      <style:paragraph-properties/>
    </style:style>
    <style:style style:family="text" style:name="T108">
      <style:text-properties fo:color="#000000" fo:font-style="italic" style:text-underline-type="none" style:text-underline-width="auto"/>
    </style:style>
    <style:style style:family="table" style:name="ta38">
      <style:table-properties style:width="17.51cm" fo:margin-left="0.0882cm" table:align="left"/>
    </style:style>
    <style:style style:family="table-column" style:name="co190">
      <style:table-column-properties style:column-width="3.334cm"/>
    </style:style>
    <style:style style:family="table-column" style:name="co191">
      <style:table-column-properties style:column-width="2.699cm"/>
    </style:style>
    <style:style style:family="table-column" style:name="co192">
      <style:table-column-properties style:column-width="2.699cm"/>
    </style:style>
    <style:style style:family="table-column" style:name="co193">
      <style:table-column-properties style:column-width="2.699cm"/>
    </style:style>
    <style:style style:family="table-column" style:name="co194">
      <style:table-column-properties style:column-width="3.016cm"/>
    </style:style>
    <style:style style:family="table-column" style:name="co195">
      <style:table-column-properties style:column-width="3.059cm"/>
    </style:style>
    <style:style style:family="table-row" style:name="ro112">
      <style:table-row-properties/>
    </style:style>
    <style:style style:family="table-cell" style:name="ce33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19">
      <style:text-properties/>
      <style:paragraph-properties/>
    </style:style>
    <style:style style:family="text" style:name="T109">
      <style:text-properties fo:color="#000000" fo:font-style="italic" style:text-underline-type="none" style:text-underline-width="auto"/>
    </style:style>
    <style:style style:family="table-cell" style:name="ce339">
      <style:table-cell-properties style:direction="ltr" fo:border="0.00882cm solid #000000" fo:padding-top="0.09702cm" fo:padding-bottom="0.09702cm" fo:padding-left="0.09702cm" fo:padding-right="0.09702cm" fo:wrap-option="wrap"/>
    </style:style>
    <style:style style:parent-style-name="600" style:family="paragraph" style:name="P520">
      <style:text-properties/>
      <style:paragraph-properties/>
    </style:style>
    <style:style style:family="text" style:name="T110">
      <style:text-properties fo:color="#000000" fo:font-family="NKYFAL+CMTI10" fo:font-size="11pt" fo:font-style="italic" style:text-underline-type="none" style:text-underline-width="auto" fo:font-weight="normal"/>
    </style:style>
    <style:style style:family="table-row" style:name="ro113">
      <style:table-row-properties/>
    </style:style>
    <style:style style:family="table-cell" style:name="ce34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21">
      <style:text-properties/>
      <style:paragraph-properties/>
    </style:style>
    <style:style style:family="text" style:name="T111">
      <style:text-properties fo:color="#000000" fo:font-style="italic" style:text-underline-type="none" style:text-underline-width="auto"/>
    </style:style>
    <style:style style:family="table-cell" style:name="ce34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22">
      <style:text-properties/>
      <style:paragraph-properties/>
    </style:style>
    <style:style style:family="text" style:name="T112">
      <style:text-properties fo:color="#000000" fo:font-style="italic" style:text-underline-type="none" style:text-underline-width="auto"/>
    </style:style>
    <style:style style:family="table-cell" style:name="ce34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23">
      <style:text-properties/>
      <style:paragraph-properties/>
    </style:style>
    <style:style style:family="text" style:name="T113">
      <style:text-properties fo:color="#000000" fo:font-style="italic" style:text-underline-type="none" style:text-underline-width="auto"/>
    </style:style>
    <style:style style:family="table-cell" style:name="ce34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24">
      <style:text-properties/>
      <style:paragraph-properties/>
    </style:style>
    <style:style style:family="text" style:name="T114">
      <style:text-properties fo:color="#000000" fo:font-style="italic" style:text-underline-type="none" style:text-underline-width="auto"/>
    </style:style>
    <style:style style:family="table-cell" style:name="ce34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25">
      <style:text-properties/>
      <style:paragraph-properties/>
    </style:style>
    <style:style style:family="text" style:name="T115">
      <style:text-properties fo:color="#000000" fo:font-style="italic" style:text-underline-type="none" style:text-underline-width="auto"/>
    </style:style>
    <style:style style:family="table-cell" style:name="ce34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26">
      <style:text-properties/>
      <style:paragraph-properties/>
    </style:style>
    <style:style style:family="text" style:name="T116">
      <style:text-properties fo:color="#000000" fo:font-style="italic" style:text-underline-type="none" style:text-underline-width="auto"/>
    </style:style>
    <style:style style:family="table-row" style:name="ro114">
      <style:table-row-properties/>
    </style:style>
    <style:style style:family="table-cell" style:name="ce34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27">
      <style:text-properties/>
      <style:paragraph-properties/>
    </style:style>
    <style:style style:family="text" style:name="T117">
      <style:text-properties fo:color="#000000" fo:font-style="italic" style:text-underline-type="none" style:text-underline-width="auto"/>
    </style:style>
    <style:style style:family="table-cell" style:name="ce34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28">
      <style:text-properties/>
      <style:paragraph-properties/>
    </style:style>
    <style:style style:family="text" style:name="T118">
      <style:text-properties fo:color="#000000" fo:font-style="italic" style:text-underline-type="none" style:text-underline-width="auto"/>
    </style:style>
    <style:style style:parent-style-name="600" style:family="paragraph" style:name="P529">
      <style:text-properties/>
      <style:paragraph-properties/>
    </style:style>
    <style:style style:family="text" style:name="T119">
      <style:text-properties fo:color="#000000" fo:font-style="italic" style:text-underline-type="none" style:text-underline-width="auto"/>
    </style:style>
    <style:style style:parent-style-name="600" style:family="paragraph" style:name="P530">
      <style:text-properties/>
      <style:paragraph-properties/>
    </style:style>
    <style:style style:family="text" style:name="T120">
      <style:text-properties fo:color="#000000" fo:font-style="italic" style:text-underline-type="none" style:text-underline-width="auto"/>
    </style:style>
    <style:style style:parent-style-name="600" style:family="paragraph" style:name="P531">
      <style:text-properties/>
      <style:paragraph-properties/>
    </style:style>
    <style:style style:family="text" style:name="T121">
      <style:text-properties fo:color="#000000" fo:font-style="italic" style:text-underline-type="none" style:text-underline-width="auto"/>
    </style:style>
    <style:style style:family="table" style:name="ta39">
      <style:table-properties style:width="17.51cm" fo:margin-left="0.0882cm" table:align="left"/>
    </style:style>
    <style:style style:family="table-column" style:name="co196">
      <style:table-column-properties style:column-width="3.016cm"/>
    </style:style>
    <style:style style:family="table-column" style:name="co197">
      <style:table-column-properties style:column-width="3.122cm"/>
    </style:style>
    <style:style style:family="table-column" style:name="co198">
      <style:table-column-properties style:column-width="3.096cm"/>
    </style:style>
    <style:style style:family="table-column" style:name="co199">
      <style:table-column-properties style:column-width="4.022cm"/>
    </style:style>
    <style:style style:family="table-column" style:name="co200">
      <style:table-column-properties style:column-width="4.249cm"/>
    </style:style>
    <style:style style:family="table-row" style:name="ro115">
      <style:table-row-properties/>
    </style:style>
    <style:style style:family="table-cell" style:name="ce34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32">
      <style:text-properties/>
      <style:paragraph-properties/>
    </style:style>
    <style:style style:family="text" style:name="T122">
      <style:text-properties fo:color="#000000" fo:font-style="italic" style:text-underline-type="none" style:text-underline-width="auto"/>
    </style:style>
    <style:style style:family="table-cell" style:name="ce349">
      <style:table-cell-properties style:direction="ltr" fo:border="0.00882cm solid #000000" fo:padding-top="0.09702cm" fo:padding-bottom="0.09702cm" fo:padding-left="0.09702cm" fo:padding-right="0.09702cm" fo:wrap-option="wrap"/>
    </style:style>
    <style:style style:parent-style-name="600" style:family="paragraph" style:name="P533">
      <style:text-properties/>
      <style:paragraph-properties/>
    </style:style>
    <style:style style:family="text" style:name="T123">
      <style:text-properties fo:color="#000000" fo:font-family="NKYFAL+CMTI10" fo:font-size="11pt" fo:font-style="italic" style:text-underline-type="none" style:text-underline-width="auto" fo:font-weight="normal"/>
    </style:style>
    <style:style style:family="table-row" style:name="ro116">
      <style:table-row-properties/>
    </style:style>
    <style:style style:family="table-cell" style:name="ce35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34">
      <style:text-properties/>
      <style:paragraph-properties/>
    </style:style>
    <style:style style:family="text" style:name="T124">
      <style:text-properties fo:color="#000000" fo:font-style="italic" style:text-underline-type="none" style:text-underline-width="auto"/>
    </style:style>
    <style:style style:family="table-cell" style:name="ce35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35">
      <style:text-properties/>
      <style:paragraph-properties/>
    </style:style>
    <style:style style:family="text" style:name="T125">
      <style:text-properties fo:color="#000000" fo:font-style="italic" style:text-underline-type="none" style:text-underline-width="auto"/>
    </style:style>
    <style:style style:family="table-cell" style:name="ce35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36">
      <style:text-properties/>
      <style:paragraph-properties/>
    </style:style>
    <style:style style:family="text" style:name="T126">
      <style:text-properties fo:color="#000000" fo:font-style="italic" style:text-underline-type="none" style:text-underline-width="auto"/>
    </style:style>
    <style:style style:family="table-cell" style:name="ce35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37">
      <style:text-properties/>
      <style:paragraph-properties/>
    </style:style>
    <style:style style:family="text" style:name="T127">
      <style:text-properties fo:color="#000000" fo:font-style="italic" style:text-underline-type="none" style:text-underline-width="auto"/>
    </style:style>
    <style:style style:family="table-cell" style:name="ce35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38">
      <style:text-properties/>
      <style:paragraph-properties/>
    </style:style>
    <style:style style:family="text" style:name="T128">
      <style:text-properties fo:color="#000000" fo:font-style="italic" style:text-underline-type="none" style:text-underline-width="auto"/>
    </style:style>
    <style:style style:family="table-row" style:name="ro117">
      <style:table-row-properties/>
    </style:style>
    <style:style style:family="table-cell" style:name="ce35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39">
      <style:text-properties/>
      <style:paragraph-properties/>
    </style:style>
    <style:style style:family="text" style:name="T129">
      <style:text-properties fo:color="#000000" fo:font-style="italic" style:text-underline-type="none" style:text-underline-width="auto"/>
    </style:style>
    <style:style style:family="table-cell" style:name="ce35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40">
      <style:text-properties/>
      <style:paragraph-properties/>
    </style:style>
    <style:style style:family="text" style:name="T130">
      <style:text-properties fo:color="#000000" fo:font-style="italic" style:text-underline-type="none" style:text-underline-width="auto"/>
    </style:style>
    <style:style style:parent-style-name="600" style:family="paragraph" style:name="P541">
      <style:text-properties/>
      <style:paragraph-properties/>
    </style:style>
    <style:style style:family="text" style:name="T131">
      <style:text-properties fo:color="#000000" fo:font-style="italic" style:text-underline-type="none" style:text-underline-width="auto"/>
    </style:style>
    <style:style style:parent-style-name="600" style:family="paragraph" style:name="P542">
      <style:text-properties/>
      <style:paragraph-properties/>
    </style:style>
    <style:style style:family="text" style:name="T132">
      <style:text-properties fo:color="#000000" fo:font-style="italic" style:text-underline-type="none" style:text-underline-width="auto"/>
    </style:style>
    <style:style style:parent-style-name="600" style:family="paragraph" style:name="P543">
      <style:text-properties/>
      <style:paragraph-properties/>
    </style:style>
    <style:style style:family="text" style:name="T133">
      <style:text-properties fo:color="#000000" fo:font-style="italic" style:text-underline-type="none" style:text-underline-width="auto"/>
    </style:style>
    <style:style style:family="table" style:name="ta40">
      <style:table-properties style:width="17.51cm" fo:margin-left="0.0882cm" table:align="left"/>
    </style:style>
    <style:style style:family="table-column" style:name="co201">
      <style:table-column-properties style:column-width="3.016cm"/>
    </style:style>
    <style:style style:family="table-column" style:name="co202">
      <style:table-column-properties style:column-width="3.122cm"/>
    </style:style>
    <style:style style:family="table-column" style:name="co203">
      <style:table-column-properties style:column-width="3.096cm"/>
    </style:style>
    <style:style style:family="table-column" style:name="co204">
      <style:table-column-properties style:column-width="4.022cm"/>
    </style:style>
    <style:style style:family="table-column" style:name="co205">
      <style:table-column-properties style:column-width="4.249cm"/>
    </style:style>
    <style:style style:family="table-row" style:name="ro118">
      <style:table-row-properties/>
    </style:style>
    <style:style style:family="table-cell" style:name="ce35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44">
      <style:text-properties/>
      <style:paragraph-properties/>
    </style:style>
    <style:style style:family="text" style:name="T134">
      <style:text-properties fo:color="#000000" fo:font-style="italic" style:text-underline-type="none" style:text-underline-width="auto"/>
    </style:style>
    <style:style style:family="table-cell" style:name="ce358">
      <style:table-cell-properties style:direction="ltr" fo:border="0.00882cm solid #000000" fo:padding-top="0.09702cm" fo:padding-bottom="0.09702cm" fo:padding-left="0.09702cm" fo:padding-right="0.09702cm" fo:wrap-option="wrap"/>
    </style:style>
    <style:style style:parent-style-name="600" style:family="paragraph" style:name="P545">
      <style:text-properties/>
      <style:paragraph-properties/>
    </style:style>
    <style:style style:family="text" style:name="T135">
      <style:text-properties fo:color="#000000" fo:font-family="NKYFAL+CMTI10" fo:font-size="11pt" fo:font-style="italic" style:text-underline-type="none" style:text-underline-width="auto" fo:font-weight="normal"/>
    </style:style>
    <style:style style:family="table-row" style:name="ro119">
      <style:table-row-properties/>
    </style:style>
    <style:style style:family="table-cell" style:name="ce35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46">
      <style:text-properties/>
      <style:paragraph-properties/>
    </style:style>
    <style:style style:family="text" style:name="T136">
      <style:text-properties fo:color="#000000" fo:font-style="italic" style:text-underline-type="none" style:text-underline-width="auto"/>
    </style:style>
    <style:style style:family="table-cell" style:name="ce36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47">
      <style:text-properties/>
      <style:paragraph-properties/>
    </style:style>
    <style:style style:family="text" style:name="T137">
      <style:text-properties fo:color="#000000" fo:font-style="italic" style:text-underline-type="none" style:text-underline-width="auto"/>
    </style:style>
    <style:style style:family="table-cell" style:name="ce36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48">
      <style:text-properties/>
      <style:paragraph-properties/>
    </style:style>
    <style:style style:family="text" style:name="T138">
      <style:text-properties fo:color="#000000" fo:font-style="italic" style:text-underline-type="none" style:text-underline-width="auto"/>
    </style:style>
    <style:style style:family="table-cell" style:name="ce36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49">
      <style:text-properties/>
      <style:paragraph-properties/>
    </style:style>
    <style:style style:family="text" style:name="T139">
      <style:text-properties fo:color="#000000" fo:font-style="italic" style:text-underline-type="none" style:text-underline-width="auto"/>
    </style:style>
    <style:style style:family="table-cell" style:name="ce36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50">
      <style:text-properties/>
      <style:paragraph-properties/>
    </style:style>
    <style:style style:family="text" style:name="T140">
      <style:text-properties fo:color="#000000" fo:font-style="italic" style:text-underline-type="none" style:text-underline-width="auto"/>
    </style:style>
    <style:style style:family="table-row" style:name="ro120">
      <style:table-row-properties/>
    </style:style>
    <style:style style:family="table-cell" style:name="ce36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51">
      <style:text-properties/>
      <style:paragraph-properties/>
    </style:style>
    <style:style style:family="text" style:name="T141">
      <style:text-properties fo:color="#000000" fo:font-style="italic" style:text-underline-type="none" style:text-underline-width="auto"/>
    </style:style>
    <style:style style:family="table-cell" style:name="ce36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52">
      <style:text-properties/>
      <style:paragraph-properties/>
    </style:style>
    <style:style style:family="text" style:name="T142">
      <style:text-properties fo:color="#000000" fo:font-style="italic" style:text-underline-type="none" style:text-underline-width="auto"/>
    </style:style>
    <style:style style:parent-style-name="600" style:family="paragraph" style:name="P553">
      <style:text-properties/>
      <style:paragraph-properties/>
    </style:style>
    <style:style style:family="text" style:name="T143">
      <style:text-properties fo:color="#000000" fo:font-style="italic" style:text-underline-type="none" style:text-underline-width="auto"/>
    </style:style>
    <style:style style:parent-style-name="600" style:family="paragraph" style:name="P554">
      <style:text-properties/>
      <style:paragraph-properties/>
    </style:style>
    <style:style style:family="text" style:name="T144">
      <style:text-properties fo:color="#000000" fo:font-style="italic" style:text-underline-type="none" style:text-underline-width="auto"/>
    </style:style>
    <style:style style:family="table" style:name="ta41">
      <style:table-properties style:width="17.51cm" fo:margin-left="0.0882cm" table:align="left"/>
    </style:style>
    <style:style style:family="table-column" style:name="co206">
      <style:table-column-properties style:column-width="3.016cm"/>
    </style:style>
    <style:style style:family="table-column" style:name="co207">
      <style:table-column-properties style:column-width="3.122cm"/>
    </style:style>
    <style:style style:family="table-column" style:name="co208">
      <style:table-column-properties style:column-width="3.096cm"/>
    </style:style>
    <style:style style:family="table-column" style:name="co209">
      <style:table-column-properties style:column-width="4.022cm"/>
    </style:style>
    <style:style style:family="table-column" style:name="co210">
      <style:table-column-properties style:column-width="4.249cm"/>
    </style:style>
    <style:style style:family="table-row" style:name="ro121">
      <style:table-row-properties/>
    </style:style>
    <style:style style:family="table-cell" style:name="ce366">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55">
      <style:text-properties/>
      <style:paragraph-properties/>
    </style:style>
    <style:style style:family="text" style:name="T145">
      <style:text-properties fo:color="#000000" fo:font-style="italic" style:text-underline-type="none" style:text-underline-width="auto"/>
    </style:style>
    <style:style style:family="table-cell" style:name="ce367">
      <style:table-cell-properties style:direction="ltr" fo:border="0.00882cm solid #000000" fo:padding-top="0.09702cm" fo:padding-bottom="0.09702cm" fo:padding-left="0.09702cm" fo:padding-right="0.09702cm" fo:wrap-option="wrap"/>
    </style:style>
    <style:style style:parent-style-name="600" style:family="paragraph" style:name="P556">
      <style:text-properties/>
      <style:paragraph-properties/>
    </style:style>
    <style:style style:family="text" style:name="T146">
      <style:text-properties fo:color="#000000" fo:font-family="NKYFAL+CMTI10" fo:font-size="11pt" fo:font-style="italic" style:text-underline-type="none" style:text-underline-width="auto" fo:font-weight="normal"/>
    </style:style>
    <style:style style:family="table-row" style:name="ro122">
      <style:table-row-properties/>
    </style:style>
    <style:style style:family="table-cell" style:name="ce36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57">
      <style:text-properties/>
      <style:paragraph-properties/>
    </style:style>
    <style:style style:family="text" style:name="T147">
      <style:text-properties fo:color="#000000" fo:font-style="italic" style:text-underline-type="none" style:text-underline-width="auto"/>
    </style:style>
    <style:style style:family="table-cell" style:name="ce36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58">
      <style:text-properties/>
      <style:paragraph-properties/>
    </style:style>
    <style:style style:family="text" style:name="T148">
      <style:text-properties fo:color="#000000" fo:font-style="italic" style:text-underline-type="none" style:text-underline-width="auto"/>
    </style:style>
    <style:style style:family="table-cell" style:name="ce37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59">
      <style:text-properties/>
      <style:paragraph-properties/>
    </style:style>
    <style:style style:family="text" style:name="T149">
      <style:text-properties fo:color="#000000" fo:font-style="italic" style:text-underline-type="none" style:text-underline-width="auto"/>
    </style:style>
    <style:style style:family="table-cell" style:name="ce37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60">
      <style:text-properties/>
      <style:paragraph-properties/>
    </style:style>
    <style:style style:family="text" style:name="T150">
      <style:text-properties fo:color="#000000" fo:font-style="italic" style:text-underline-type="none" style:text-underline-width="auto"/>
    </style:style>
    <style:style style:family="table-cell" style:name="ce37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61">
      <style:text-properties/>
      <style:paragraph-properties/>
    </style:style>
    <style:style style:family="text" style:name="T151">
      <style:text-properties fo:color="#000000" fo:font-style="italic" style:text-underline-type="none" style:text-underline-width="auto"/>
    </style:style>
    <style:style style:family="table-row" style:name="ro123">
      <style:table-row-properties/>
    </style:style>
    <style:style style:family="table-cell" style:name="ce37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62">
      <style:text-properties/>
      <style:paragraph-properties/>
    </style:style>
    <style:style style:family="text" style:name="T152">
      <style:text-properties fo:color="#000000" fo:font-style="italic" style:text-underline-type="none" style:text-underline-width="auto"/>
    </style:style>
    <style:style style:family="table-cell" style:name="ce37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63">
      <style:text-properties/>
      <style:paragraph-properties/>
    </style:style>
    <style:style style:family="text" style:name="T153">
      <style:text-properties fo:color="#000000" fo:font-style="italic" style:text-underline-type="none" style:text-underline-width="auto"/>
    </style:style>
    <style:style style:parent-style-name="600" style:family="paragraph" style:name="P564">
      <style:text-properties/>
      <style:paragraph-properties/>
    </style:style>
    <style:style style:family="text" style:name="T154">
      <style:text-properties fo:color="#000000" fo:font-style="italic" style:text-underline-type="none" style:text-underline-width="auto"/>
    </style:style>
    <style:style style:parent-style-name="600" style:family="paragraph" style:name="P565">
      <style:text-properties/>
      <style:paragraph-properties/>
    </style:style>
    <style:style style:family="text" style:name="T155">
      <style:text-properties fo:color="#000000" fo:font-style="italic" style:text-underline-type="none" style:text-underline-width="auto"/>
    </style:style>
    <style:style style:parent-style-name="600" style:family="paragraph" style:name="P566">
      <style:text-properties/>
      <style:paragraph-properties/>
    </style:style>
    <style:style style:family="text" style:name="T156">
      <style:text-properties fo:color="#000000" fo:font-style="italic" style:text-underline-type="none" style:text-underline-width="auto"/>
    </style:style>
    <style:style style:family="table" style:name="ta42">
      <style:table-properties style:width="17.51cm" fo:margin-left="0.0882cm" table:align="left"/>
    </style:style>
    <style:style style:family="table-column" style:name="co211">
      <style:table-column-properties style:column-width="3.016cm"/>
    </style:style>
    <style:style style:family="table-column" style:name="co212">
      <style:table-column-properties style:column-width="3.122cm"/>
    </style:style>
    <style:style style:family="table-column" style:name="co213">
      <style:table-column-properties style:column-width="3.096cm"/>
    </style:style>
    <style:style style:family="table-column" style:name="co214">
      <style:table-column-properties style:column-width="4.022cm"/>
    </style:style>
    <style:style style:family="table-column" style:name="co215">
      <style:table-column-properties style:column-width="4.249cm"/>
    </style:style>
    <style:style style:family="table-row" style:name="ro124">
      <style:table-row-properties/>
    </style:style>
    <style:style style:family="table-cell" style:name="ce37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67">
      <style:text-properties/>
      <style:paragraph-properties/>
    </style:style>
    <style:style style:family="text" style:name="T157">
      <style:text-properties fo:color="#000000" fo:font-style="italic" style:text-underline-type="none" style:text-underline-width="auto"/>
    </style:style>
    <style:style style:family="table-cell" style:name="ce376">
      <style:table-cell-properties style:direction="ltr" fo:border="0.00882cm solid #000000" fo:padding-top="0.09702cm" fo:padding-bottom="0.09702cm" fo:padding-left="0.09702cm" fo:padding-right="0.09702cm" fo:wrap-option="wrap"/>
    </style:style>
    <style:style style:parent-style-name="600" style:family="paragraph" style:name="P568">
      <style:text-properties/>
      <style:paragraph-properties/>
    </style:style>
    <style:style style:family="text" style:name="T158">
      <style:text-properties fo:color="#000000" fo:font-family="NKYFAL+CMTI10" fo:font-size="11pt" fo:font-style="italic" style:text-underline-type="none" style:text-underline-width="auto" fo:font-weight="normal"/>
    </style:style>
    <style:style style:family="table-row" style:name="ro125">
      <style:table-row-properties/>
    </style:style>
    <style:style style:family="table-cell" style:name="ce37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69">
      <style:text-properties/>
      <style:paragraph-properties/>
    </style:style>
    <style:style style:family="text" style:name="T159">
      <style:text-properties fo:color="#000000" fo:font-style="italic" style:text-underline-type="none" style:text-underline-width="auto"/>
    </style:style>
    <style:style style:family="table-cell" style:name="ce37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70">
      <style:text-properties/>
      <style:paragraph-properties/>
    </style:style>
    <style:style style:family="text" style:name="T160">
      <style:text-properties fo:color="#000000" fo:font-style="italic" style:text-underline-type="none" style:text-underline-width="auto"/>
    </style:style>
    <style:style style:family="table-cell" style:name="ce37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71">
      <style:text-properties/>
      <style:paragraph-properties/>
    </style:style>
    <style:style style:family="text" style:name="T161">
      <style:text-properties fo:color="#000000" fo:font-style="italic" style:text-underline-type="none" style:text-underline-width="auto"/>
    </style:style>
    <style:style style:family="table-cell" style:name="ce38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72">
      <style:text-properties/>
      <style:paragraph-properties/>
    </style:style>
    <style:style style:family="text" style:name="T162">
      <style:text-properties fo:color="#000000" fo:font-style="italic" style:text-underline-type="none" style:text-underline-width="auto"/>
    </style:style>
    <style:style style:family="table-cell" style:name="ce38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73">
      <style:text-properties/>
      <style:paragraph-properties/>
    </style:style>
    <style:style style:family="text" style:name="T163">
      <style:text-properties fo:color="#000000" fo:font-style="italic" style:text-underline-type="none" style:text-underline-width="auto"/>
    </style:style>
    <style:style style:family="table-row" style:name="ro126">
      <style:table-row-properties/>
    </style:style>
    <style:style style:family="table-cell" style:name="ce38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74">
      <style:text-properties/>
      <style:paragraph-properties/>
    </style:style>
    <style:style style:family="text" style:name="T164">
      <style:text-properties fo:color="#000000" fo:font-style="italic" style:text-underline-type="none" style:text-underline-width="auto"/>
    </style:style>
    <style:style style:family="table-cell" style:name="ce38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75">
      <style:text-properties/>
      <style:paragraph-properties/>
    </style:style>
    <style:style style:family="text" style:name="T165">
      <style:text-properties fo:color="#000000" fo:font-style="italic" style:text-underline-type="none" style:text-underline-width="auto"/>
    </style:style>
    <style:style style:parent-style-name="600" style:family="paragraph" style:name="P576">
      <style:text-properties/>
      <style:paragraph-properties/>
    </style:style>
    <style:style style:family="text" style:name="T166">
      <style:text-properties fo:color="#000000" fo:font-style="italic" style:text-underline-type="none" style:text-underline-width="auto"/>
    </style:style>
    <style:style style:parent-style-name="600" style:family="paragraph" style:name="P577">
      <style:text-properties/>
      <style:paragraph-properties/>
    </style:style>
    <style:style style:family="text" style:name="T167">
      <style:text-properties fo:color="#000000" fo:font-style="italic" style:text-underline-type="none" style:text-underline-width="auto"/>
    </style:style>
    <style:style style:parent-style-name="600" style:family="paragraph" style:name="P578">
      <style:text-properties/>
      <style:paragraph-properties/>
    </style:style>
    <style:style style:family="text" style:name="T168">
      <style:text-properties fo:color="#000000" fo:font-style="italic" style:text-underline-type="none" style:text-underline-width="auto"/>
    </style:style>
    <style:style style:parent-style-name="600" style:family="paragraph" style:name="P579">
      <style:text-properties/>
      <style:paragraph-properties/>
    </style:style>
    <style:style style:family="text" style:name="T169">
      <style:text-properties fo:color="#000000" fo:font-style="italic" style:text-underline-type="none" style:text-underline-width="auto"/>
    </style:style>
    <style:style style:parent-style-name="600" style:family="paragraph" style:name="P580">
      <style:text-properties/>
      <style:paragraph-properties/>
    </style:style>
    <style:style style:family="text" style:name="T170">
      <style:text-properties fo:color="#000000" fo:font-style="italic" style:text-underline-type="none" style:text-underline-width="auto"/>
    </style:style>
    <style:style style:parent-style-name="600" style:family="paragraph" style:name="P581">
      <style:text-properties/>
      <style:paragraph-properties/>
    </style:style>
    <style:style style:family="text" style:name="T171">
      <style:text-properties fo:color="#000000" fo:font-style="italic" style:text-underline-type="none" style:text-underline-width="auto"/>
    </style:style>
    <style:style style:parent-style-name="600" style:family="paragraph" style:name="P582">
      <style:text-properties/>
      <style:paragraph-properties/>
    </style:style>
    <style:style style:family="text" style:name="T172">
      <style:text-properties fo:color="#000000" fo:font-style="italic" style:text-underline-type="none" style:text-underline-width="auto"/>
    </style:style>
    <style:style style:parent-style-name="600" style:family="paragraph" style:name="P583">
      <style:text-properties/>
      <style:paragraph-properties/>
    </style:style>
    <style:style style:family="text" style:name="T173">
      <style:text-properties fo:color="#000000" fo:font-style="italic" style:text-underline-type="none" style:text-underline-width="auto"/>
    </style:style>
    <style:style style:family="table" style:name="ta43">
      <style:table-properties style:width="17.51cm" fo:margin-left="0.0882cm" table:align="left"/>
    </style:style>
    <style:style style:family="table-column" style:name="co216">
      <style:table-column-properties style:column-width="2.858cm"/>
    </style:style>
    <style:style style:family="table-column" style:name="co217">
      <style:table-column-properties style:column-width="1.905cm"/>
    </style:style>
    <style:style style:family="table-column" style:name="co218">
      <style:table-column-properties style:column-width="3.493cm"/>
    </style:style>
    <style:style style:family="table-column" style:name="co219">
      <style:table-column-properties style:column-width="3.493cm"/>
    </style:style>
    <style:style style:family="table-column" style:name="co220">
      <style:table-column-properties style:column-width="2.858cm"/>
    </style:style>
    <style:style style:family="table-column" style:name="co221">
      <style:table-column-properties style:column-width="2.9cm"/>
    </style:style>
    <style:style style:family="table-row" style:name="ro127">
      <style:table-row-properties/>
    </style:style>
    <style:style style:family="table-cell" style:name="ce38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84">
      <style:text-properties/>
      <style:paragraph-properties/>
    </style:style>
    <style:style style:family="text" style:name="T174">
      <style:text-properties fo:color="#000000" fo:font-style="italic" style:text-underline-type="none" style:text-underline-width="auto"/>
    </style:style>
    <style:style style:family="table-cell" style:name="ce385">
      <style:table-cell-properties style:direction="ltr" fo:border="0.00882cm solid #000000" fo:padding-top="0.09702cm" fo:padding-bottom="0.09702cm" fo:padding-left="0.09702cm" fo:padding-right="0.09702cm" fo:wrap-option="wrap"/>
    </style:style>
    <style:style style:parent-style-name="600" style:family="paragraph" style:name="P585">
      <style:text-properties/>
      <style:paragraph-properties/>
    </style:style>
    <style:style style:family="text" style:name="T175">
      <style:text-properties fo:color="#000000" fo:font-family="NKYFAL+CMTI10" fo:font-size="11pt" fo:font-style="italic" style:text-underline-type="none" style:text-underline-width="auto" fo:font-weight="normal"/>
    </style:style>
    <style:style style:family="table-row" style:name="ro128">
      <style:table-row-properties/>
    </style:style>
    <style:style style:family="table-cell" style:name="ce38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86">
      <style:text-properties/>
      <style:paragraph-properties/>
    </style:style>
    <style:style style:family="text" style:name="T176">
      <style:text-properties fo:color="#000000" fo:font-style="italic" style:text-underline-type="none" style:text-underline-width="auto"/>
    </style:style>
    <style:style style:family="table-cell" style:name="ce38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87">
      <style:text-properties/>
      <style:paragraph-properties/>
    </style:style>
    <style:style style:family="text" style:name="T177">
      <style:text-properties fo:color="#000000" fo:font-style="italic" style:text-underline-type="none" style:text-underline-width="auto"/>
    </style:style>
    <style:style style:family="table-cell" style:name="ce38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88">
      <style:text-properties/>
      <style:paragraph-properties/>
    </style:style>
    <style:style style:family="text" style:name="T178">
      <style:text-properties fo:color="#000000" fo:font-style="italic" style:text-underline-type="none" style:text-underline-width="auto"/>
    </style:style>
    <style:style style:family="text" style:name="T179">
      <style:text-properties fo:color="#000000" fo:font-style="italic" style:text-underline-type="none" style:text-underline-width="auto"/>
    </style:style>
    <style:style style:family="table-cell" style:name="ce38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89">
      <style:text-properties/>
      <style:paragraph-properties/>
    </style:style>
    <style:style style:family="text" style:name="T180">
      <style:text-properties fo:color="#000000" fo:font-style="italic" style:text-underline-type="none" style:text-underline-width="auto"/>
    </style:style>
    <style:style style:family="table-cell" style:name="ce39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90">
      <style:text-properties/>
      <style:paragraph-properties/>
    </style:style>
    <style:style style:family="text" style:name="T181">
      <style:text-properties fo:color="#000000" fo:font-style="italic" style:text-underline-type="none" style:text-underline-width="auto"/>
    </style:style>
    <style:style style:family="table-cell" style:name="ce39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91">
      <style:text-properties/>
      <style:paragraph-properties/>
    </style:style>
    <style:style style:family="text" style:name="T182">
      <style:text-properties fo:color="#000000" fo:font-style="italic" style:text-underline-type="none" style:text-underline-width="auto"/>
    </style:style>
    <style:style style:family="table-row" style:name="ro129">
      <style:table-row-properties/>
    </style:style>
    <style:style style:family="table-cell" style:name="ce39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92">
      <style:text-properties/>
      <style:paragraph-properties/>
    </style:style>
    <style:style style:family="text" style:name="T183">
      <style:text-properties fo:color="#000000" fo:font-style="italic" style:text-underline-type="none" style:text-underline-width="auto"/>
    </style:style>
    <style:style style:family="table-cell" style:name="ce39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593">
      <style:text-properties/>
      <style:paragraph-properties/>
    </style:style>
    <style:style style:family="text" style:name="T184">
      <style:text-properties fo:color="#000000" fo:font-style="italic" style:text-underline-type="none" style:text-underline-width="auto"/>
    </style:style>
    <style:style style:parent-style-name="600" style:family="paragraph" style:name="P594">
      <style:text-properties/>
      <style:paragraph-properties/>
    </style:style>
    <style:style style:family="text" style:name="T185">
      <style:text-properties fo:color="#000000" fo:font-style="italic" style:text-underline-type="none" style:text-underline-width="auto"/>
    </style:style>
    <style:style style:parent-style-name="600" style:family="paragraph" style:name="P595">
      <style:text-properties/>
      <style:paragraph-properties/>
    </style:style>
    <style:style style:family="text" style:name="T186">
      <style:text-properties fo:color="#000000" fo:font-style="italic" style:text-underline-type="none" style:text-underline-width="auto"/>
    </style:style>
    <style:style style:parent-style-name="600" style:family="paragraph" style:name="P596">
      <style:text-properties/>
      <style:paragraph-properties/>
    </style:style>
    <style:style style:family="text" style:name="T187">
      <style:text-properties fo:color="#000000" fo:font-style="italic" style:text-underline-type="none" style:text-underline-width="auto"/>
    </style:style>
    <style:style style:family="table" style:name="ta44">
      <style:table-properties style:width="17.51cm" fo:margin-left="0.0882cm" table:align="left"/>
    </style:style>
    <style:style style:family="table-column" style:name="co222">
      <style:table-column-properties style:column-width="3.016cm"/>
    </style:style>
    <style:style style:family="table-column" style:name="co223">
      <style:table-column-properties style:column-width="3.122cm"/>
    </style:style>
    <style:style style:family="table-column" style:name="co224">
      <style:table-column-properties style:column-width="3.096cm"/>
    </style:style>
    <style:style style:family="table-column" style:name="co225">
      <style:table-column-properties style:column-width="4.022cm"/>
    </style:style>
    <style:style style:family="table-column" style:name="co226">
      <style:table-column-properties style:column-width="4.249cm"/>
    </style:style>
    <style:style style:family="table-row" style:name="ro130">
      <style:table-row-properties/>
    </style:style>
    <style:style style:family="table-cell" style:name="ce39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597">
      <style:text-properties/>
      <style:paragraph-properties/>
    </style:style>
    <style:style style:family="text" style:name="T188">
      <style:text-properties fo:color="#000000" fo:font-style="italic" style:text-underline-type="none" style:text-underline-width="auto"/>
    </style:style>
    <style:style style:family="table-cell" style:name="ce395">
      <style:table-cell-properties style:direction="ltr" fo:border="0.00882cm solid #000000" fo:padding-top="0.09702cm" fo:padding-bottom="0.09702cm" fo:padding-left="0.09702cm" fo:padding-right="0.09702cm" fo:wrap-option="wrap"/>
    </style:style>
    <style:style style:parent-style-name="600" style:family="paragraph" style:name="P598">
      <style:text-properties/>
      <style:paragraph-properties/>
    </style:style>
    <style:style style:family="text" style:name="T189">
      <style:text-properties fo:color="#000000" fo:font-family="NKYFAL+CMTI10" fo:font-size="11pt" fo:font-style="italic" style:text-underline-type="none" style:text-underline-width="auto" fo:font-weight="normal"/>
    </style:style>
    <style:style style:family="table-row" style:name="ro131">
      <style:table-row-properties/>
    </style:style>
    <style:style style:family="table-cell" style:name="ce39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599">
      <style:text-properties/>
      <style:paragraph-properties/>
    </style:style>
    <style:style style:family="text" style:name="T190">
      <style:text-properties fo:color="#000000" fo:font-style="italic" style:text-underline-type="none" style:text-underline-width="auto"/>
    </style:style>
    <style:style style:family="table-cell" style:name="ce39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00">
      <style:text-properties/>
      <style:paragraph-properties/>
    </style:style>
    <style:style style:family="text" style:name="T191">
      <style:text-properties fo:color="#000000" fo:font-style="italic" style:text-underline-type="none" style:text-underline-width="auto"/>
    </style:style>
    <style:style style:family="table-cell" style:name="ce39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01">
      <style:text-properties/>
      <style:paragraph-properties/>
    </style:style>
    <style:style style:family="text" style:name="T192">
      <style:text-properties fo:color="#000000" fo:font-style="italic" style:text-underline-type="none" style:text-underline-width="auto"/>
    </style:style>
    <style:style style:family="table-cell" style:name="ce39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02">
      <style:text-properties/>
      <style:paragraph-properties/>
    </style:style>
    <style:style style:family="text" style:name="T193">
      <style:text-properties fo:color="#000000" fo:font-style="italic" style:text-underline-type="none" style:text-underline-width="auto"/>
    </style:style>
    <style:style style:family="table-cell" style:name="ce40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03">
      <style:text-properties/>
      <style:paragraph-properties/>
    </style:style>
    <style:style style:family="text" style:name="T194">
      <style:text-properties fo:color="#000000" fo:font-style="italic" style:text-underline-type="none" style:text-underline-width="auto"/>
    </style:style>
    <style:style style:family="table-row" style:name="ro132">
      <style:table-row-properties/>
    </style:style>
    <style:style style:family="table-cell" style:name="ce40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04">
      <style:text-properties/>
      <style:paragraph-properties/>
    </style:style>
    <style:style style:family="text" style:name="T195">
      <style:text-properties fo:color="#000000" fo:font-style="italic" style:text-underline-type="none" style:text-underline-width="auto"/>
    </style:style>
    <style:style style:family="table-cell" style:name="ce40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05">
      <style:text-properties/>
      <style:paragraph-properties/>
    </style:style>
    <style:style style:family="text" style:name="T196">
      <style:text-properties fo:color="#000000" fo:font-style="italic" style:text-underline-type="none" style:text-underline-width="auto"/>
    </style:style>
    <style:style style:parent-style-name="600" style:family="paragraph" style:name="P606">
      <style:text-properties/>
      <style:paragraph-properties/>
    </style:style>
    <style:style style:family="text" style:name="T197">
      <style:text-properties fo:color="#000000" fo:font-style="italic" style:text-underline-type="none" style:text-underline-width="auto"/>
    </style:style>
    <style:style style:parent-style-name="600" style:family="paragraph" style:name="P607">
      <style:text-properties/>
      <style:paragraph-properties/>
    </style:style>
    <style:style style:family="text" style:name="T198">
      <style:text-properties fo:color="#000000" fo:font-style="italic" style:text-underline-type="none" style:text-underline-width="auto"/>
    </style:style>
    <style:style style:parent-style-name="600" style:family="paragraph" style:name="P608">
      <style:text-properties/>
      <style:paragraph-properties/>
    </style:style>
    <style:style style:family="text" style:name="T199">
      <style:text-properties fo:color="#000000" fo:font-style="italic" style:text-underline-type="none" style:text-underline-width="auto"/>
    </style:style>
    <style:style style:family="table" style:name="ta45">
      <style:table-properties style:width="17.51cm" fo:margin-left="0.0882cm" table:align="left"/>
    </style:style>
    <style:style style:family="table-column" style:name="co227">
      <style:table-column-properties style:column-width="3.016cm"/>
    </style:style>
    <style:style style:family="table-column" style:name="co228">
      <style:table-column-properties style:column-width="3.122cm"/>
    </style:style>
    <style:style style:family="table-column" style:name="co229">
      <style:table-column-properties style:column-width="3.096cm"/>
    </style:style>
    <style:style style:family="table-column" style:name="co230">
      <style:table-column-properties style:column-width="4.022cm"/>
    </style:style>
    <style:style style:family="table-column" style:name="co231">
      <style:table-column-properties style:column-width="4.249cm"/>
    </style:style>
    <style:style style:family="table-row" style:name="ro133">
      <style:table-row-properties/>
    </style:style>
    <style:style style:family="table-cell" style:name="ce40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09">
      <style:text-properties/>
      <style:paragraph-properties/>
    </style:style>
    <style:style style:family="text" style:name="T200">
      <style:text-properties fo:color="#000000" fo:font-style="italic" style:text-underline-type="none" style:text-underline-width="auto"/>
    </style:style>
    <style:style style:family="table-cell" style:name="ce404">
      <style:table-cell-properties style:direction="ltr" fo:border="0.00882cm solid #000000" fo:padding-top="0.09702cm" fo:padding-bottom="0.09702cm" fo:padding-left="0.09702cm" fo:padding-right="0.09702cm" fo:wrap-option="wrap"/>
    </style:style>
    <style:style style:parent-style-name="600" style:family="paragraph" style:name="P610">
      <style:text-properties/>
      <style:paragraph-properties/>
    </style:style>
    <style:style style:family="text" style:name="T201">
      <style:text-properties fo:color="#000000" fo:font-family="NKYFAL+CMTI10" fo:font-size="11pt" fo:font-style="italic" style:text-underline-type="none" style:text-underline-width="auto" fo:font-weight="normal"/>
    </style:style>
    <style:style style:family="table-row" style:name="ro134">
      <style:table-row-properties/>
    </style:style>
    <style:style style:family="table-cell" style:name="ce40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11">
      <style:text-properties/>
      <style:paragraph-properties/>
    </style:style>
    <style:style style:family="text" style:name="T202">
      <style:text-properties fo:color="#000000" fo:font-style="italic" style:text-underline-type="none" style:text-underline-width="auto"/>
    </style:style>
    <style:style style:family="table-cell" style:name="ce40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12">
      <style:text-properties/>
      <style:paragraph-properties/>
    </style:style>
    <style:style style:family="text" style:name="T203">
      <style:text-properties fo:color="#000000" fo:font-style="italic" style:text-underline-type="none" style:text-underline-width="auto"/>
    </style:style>
    <style:style style:family="table-cell" style:name="ce40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13">
      <style:text-properties/>
      <style:paragraph-properties/>
    </style:style>
    <style:style style:family="text" style:name="T204">
      <style:text-properties fo:color="#000000" fo:font-style="italic" style:text-underline-type="none" style:text-underline-width="auto"/>
    </style:style>
    <style:style style:family="table-cell" style:name="ce40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14">
      <style:text-properties/>
      <style:paragraph-properties/>
    </style:style>
    <style:style style:family="text" style:name="T205">
      <style:text-properties fo:color="#000000" fo:font-style="italic" style:text-underline-type="none" style:text-underline-width="auto"/>
    </style:style>
    <style:style style:family="table-cell" style:name="ce40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15">
      <style:text-properties/>
      <style:paragraph-properties/>
    </style:style>
    <style:style style:family="text" style:name="T206">
      <style:text-properties fo:color="#000000" fo:font-style="italic" style:text-underline-type="none" style:text-underline-width="auto"/>
    </style:style>
    <style:style style:family="table-row" style:name="ro135">
      <style:table-row-properties/>
    </style:style>
    <style:style style:family="table-cell" style:name="ce41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16">
      <style:text-properties/>
      <style:paragraph-properties/>
    </style:style>
    <style:style style:family="text" style:name="T207">
      <style:text-properties fo:color="#000000" fo:font-style="italic" style:text-underline-type="none" style:text-underline-width="auto"/>
    </style:style>
    <style:style style:family="table-cell" style:name="ce41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17">
      <style:text-properties/>
      <style:paragraph-properties/>
    </style:style>
    <style:style style:family="text" style:name="T208">
      <style:text-properties fo:color="#000000" fo:font-style="italic" style:text-underline-type="none" style:text-underline-width="auto"/>
    </style:style>
    <style:style style:parent-style-name="600" style:family="paragraph" style:name="P618">
      <style:text-properties/>
      <style:paragraph-properties/>
    </style:style>
    <style:style style:family="text" style:name="T209">
      <style:text-properties fo:color="#000000" fo:font-style="italic" style:text-underline-type="none" style:text-underline-width="auto"/>
    </style:style>
    <style:style style:parent-style-name="600" style:family="paragraph" style:name="P619">
      <style:text-properties/>
      <style:paragraph-properties/>
    </style:style>
    <style:style style:family="text" style:name="T210">
      <style:text-properties fo:color="#000000" fo:font-style="italic" style:text-underline-type="none" style:text-underline-width="auto"/>
    </style:style>
    <style:style style:parent-style-name="600" style:family="paragraph" style:name="P620">
      <style:text-properties/>
      <style:paragraph-properties/>
    </style:style>
    <style:style style:family="text" style:name="T211">
      <style:text-properties fo:color="#000000" fo:font-style="italic" style:text-underline-type="none" style:text-underline-width="auto"/>
    </style:style>
    <style:style style:parent-style-name="600" style:family="paragraph" style:name="P621">
      <style:text-properties/>
      <style:paragraph-properties/>
    </style:style>
    <style:style style:family="text" style:name="T212">
      <style:text-properties fo:color="#000000" fo:font-style="italic" style:text-underline-type="none" style:text-underline-width="auto"/>
    </style:style>
    <style:style style:family="table" style:name="ta46">
      <style:table-properties style:width="17.51cm" fo:margin-left="0.0882cm" table:align="left"/>
    </style:style>
    <style:style style:family="table-column" style:name="co232">
      <style:table-column-properties style:column-width="3.175cm"/>
    </style:style>
    <style:style style:family="table-column" style:name="co233">
      <style:table-column-properties style:column-width="3.322cm"/>
    </style:style>
    <style:style style:family="table-column" style:name="co234">
      <style:table-column-properties style:column-width="1.588cm"/>
    </style:style>
    <style:style style:family="table-column" style:name="co235">
      <style:table-column-properties style:column-width="2.381cm"/>
    </style:style>
    <style:style style:family="table-column" style:name="co236">
      <style:table-column-properties style:column-width="2.235cm"/>
    </style:style>
    <style:style style:family="table-column" style:name="co237">
      <style:table-column-properties style:column-width="1.734cm"/>
    </style:style>
    <style:style style:family="table-column" style:name="co238">
      <style:table-column-properties style:column-width="3.071cm"/>
    </style:style>
    <style:style style:family="table-row" style:name="ro136">
      <style:table-row-properties/>
    </style:style>
    <style:style style:family="table-cell" style:name="ce41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22">
      <style:text-properties/>
      <style:paragraph-properties/>
    </style:style>
    <style:style style:family="text" style:name="T213">
      <style:text-properties fo:color="#000000" fo:font-style="italic" style:text-underline-type="none" style:text-underline-width="auto"/>
    </style:style>
    <style:style style:family="table-cell" style:name="ce413">
      <style:table-cell-properties style:direction="ltr" fo:border="0.00882cm solid #000000" fo:padding-top="0.09702cm" fo:padding-bottom="0.09702cm" fo:padding-left="0.09702cm" fo:padding-right="0.09702cm" fo:wrap-option="wrap"/>
    </style:style>
    <style:style style:parent-style-name="600" style:family="paragraph" style:name="P623">
      <style:text-properties/>
      <style:paragraph-properties/>
    </style:style>
    <style:style style:family="text" style:name="T214">
      <style:text-properties fo:color="#000000" fo:font-family="NKYFAL+CMTI10" fo:font-size="11pt" fo:font-style="italic" style:text-underline-type="none" style:text-underline-width="auto" fo:font-weight="normal"/>
    </style:style>
    <style:style style:family="table-row" style:name="ro137">
      <style:table-row-properties/>
    </style:style>
    <style:style style:family="table-cell" style:name="ce4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24">
      <style:text-properties/>
      <style:paragraph-properties/>
    </style:style>
    <style:style style:family="text" style:name="T215">
      <style:text-properties fo:color="#000000" fo:font-style="italic" style:text-underline-type="none" style:text-underline-width="auto"/>
    </style:style>
    <style:style style:family="table-cell" style:name="ce41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25">
      <style:text-properties/>
      <style:paragraph-properties/>
    </style:style>
    <style:style style:family="text" style:name="T216">
      <style:text-properties fo:color="#000000" fo:font-style="italic" style:text-underline-type="none" style:text-underline-width="auto"/>
    </style:style>
    <style:style style:family="table-cell" style:name="ce4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26">
      <style:text-properties/>
      <style:paragraph-properties/>
    </style:style>
    <style:style style:family="text" style:name="T217">
      <style:text-properties fo:color="#000000" fo:font-style="italic" style:text-underline-type="none" style:text-underline-width="auto"/>
    </style:style>
    <style:style style:family="table-cell" style:name="ce41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27">
      <style:text-properties/>
      <style:paragraph-properties/>
    </style:style>
    <style:style style:family="text" style:name="T218">
      <style:text-properties fo:color="#000000" fo:font-style="italic" style:text-underline-type="none" style:text-underline-width="auto"/>
    </style:style>
    <style:style style:family="table-cell" style:name="ce41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28">
      <style:text-properties/>
      <style:paragraph-properties/>
    </style:style>
    <style:style style:family="text" style:name="T219">
      <style:text-properties fo:color="#000000" fo:font-style="italic" style:text-underline-type="none" style:text-underline-width="auto"/>
    </style:style>
    <style:style style:family="table-cell" style:name="ce41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29">
      <style:text-properties/>
      <style:paragraph-properties/>
    </style:style>
    <style:style style:family="text" style:name="T220">
      <style:text-properties fo:color="#000000" fo:font-style="italic" style:text-underline-type="none" style:text-underline-width="auto"/>
    </style:style>
    <style:style style:family="table-cell" style:name="ce42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30">
      <style:text-properties/>
      <style:paragraph-properties/>
    </style:style>
    <style:style style:family="text" style:name="T221">
      <style:text-properties fo:color="#000000" fo:font-style="italic" style:text-underline-type="none" style:text-underline-width="auto"/>
    </style:style>
    <style:style style:family="table-row" style:name="ro138">
      <style:table-row-properties/>
    </style:style>
    <style:style style:family="table-cell" style:name="ce4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31">
      <style:text-properties/>
      <style:paragraph-properties/>
    </style:style>
    <style:style style:family="text" style:name="T222">
      <style:text-properties fo:color="#000000" fo:font-style="italic" style:text-underline-type="none" style:text-underline-width="auto"/>
    </style:style>
    <style:style style:family="table-cell" style:name="ce42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32">
      <style:text-properties/>
      <style:paragraph-properties/>
    </style:style>
    <style:style style:family="text" style:name="T223">
      <style:text-properties fo:color="#000000" fo:font-style="italic" style:text-underline-type="none" style:text-underline-width="auto"/>
    </style:style>
    <style:style style:parent-style-name="600" style:family="paragraph" style:name="P633">
      <style:text-properties/>
      <style:paragraph-properties/>
    </style:style>
    <style:style style:family="text" style:name="T224">
      <style:text-properties fo:color="#000000" fo:font-style="italic" style:text-underline-type="none" style:text-underline-width="auto"/>
    </style:style>
    <style:style style:parent-style-name="600" style:family="paragraph" style:name="P634">
      <style:text-properties/>
      <style:paragraph-properties/>
    </style:style>
    <style:style style:family="text" style:name="T225">
      <style:text-properties fo:color="#000000" fo:font-style="italic" style:text-underline-type="none" style:text-underline-width="auto"/>
    </style:style>
    <style:style style:parent-style-name="600" style:family="paragraph" style:name="P635">
      <style:text-properties/>
      <style:paragraph-properties/>
    </style:style>
    <style:style style:family="text" style:name="T226">
      <style:text-properties fo:color="#000000" fo:font-style="italic" style:text-underline-type="none" style:text-underline-width="auto"/>
    </style:style>
    <style:style style:family="table" style:name="ta47">
      <style:table-properties style:width="17.51cm" fo:margin-left="0.0882cm" table:align="left"/>
    </style:style>
    <style:style style:family="table-column" style:name="co239">
      <style:table-column-properties style:column-width="1.847cm"/>
    </style:style>
    <style:style style:family="table-column" style:name="co240">
      <style:table-column-properties style:column-width="1.912cm"/>
    </style:style>
    <style:style style:family="table-column" style:name="co241">
      <style:table-column-properties style:column-width="3.708cm"/>
    </style:style>
    <style:style style:family="table-column" style:name="co242">
      <style:table-column-properties style:column-width="2.999cm"/>
    </style:style>
    <style:style style:family="table-column" style:name="co243">
      <style:table-column-properties style:column-width="3.969cm"/>
    </style:style>
    <style:style style:family="table-column" style:name="co244">
      <style:table-column-properties style:column-width="3.071cm"/>
    </style:style>
    <style:style style:family="table-row" style:name="ro139">
      <style:table-row-properties/>
    </style:style>
    <style:style style:family="table-cell" style:name="ce42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36">
      <style:text-properties/>
      <style:paragraph-properties/>
    </style:style>
    <style:style style:family="text" style:name="T227">
      <style:text-properties fo:color="#000000" fo:font-style="italic" style:text-underline-type="none" style:text-underline-width="auto"/>
    </style:style>
    <style:style style:family="table-cell" style:name="ce424">
      <style:table-cell-properties style:direction="ltr" fo:border="0.00882cm solid #000000" fo:padding-top="0.09702cm" fo:padding-bottom="0.09702cm" fo:padding-left="0.09702cm" fo:padding-right="0.09702cm" fo:wrap-option="wrap"/>
    </style:style>
    <style:style style:parent-style-name="600" style:family="paragraph" style:name="P637">
      <style:text-properties/>
      <style:paragraph-properties/>
    </style:style>
    <style:style style:family="text" style:name="T228">
      <style:text-properties fo:color="#000000" fo:font-family="NKYFAL+CMTI10" fo:font-size="11pt" fo:font-style="italic" style:text-underline-type="none" style:text-underline-width="auto" fo:font-weight="normal"/>
    </style:style>
    <style:style style:family="table-row" style:name="ro140">
      <style:table-row-properties/>
    </style:style>
    <style:style style:family="table-cell" style:name="ce4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38">
      <style:text-properties/>
      <style:paragraph-properties/>
    </style:style>
    <style:style style:family="text" style:name="T229">
      <style:text-properties fo:color="#000000" fo:font-style="italic" style:text-underline-type="none" style:text-underline-width="auto"/>
    </style:style>
    <style:style style:family="table-cell" style:name="ce42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39">
      <style:text-properties/>
      <style:paragraph-properties/>
    </style:style>
    <style:style style:family="text" style:name="T230">
      <style:text-properties fo:color="#000000" fo:font-style="italic" style:text-underline-type="none" style:text-underline-width="auto"/>
    </style:style>
    <style:style style:family="table-cell" style:name="ce42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40">
      <style:text-properties/>
      <style:paragraph-properties/>
    </style:style>
    <style:style style:family="text" style:name="T231">
      <style:text-properties fo:color="#000000" fo:font-style="italic" style:text-underline-type="none" style:text-underline-width="auto"/>
    </style:style>
    <style:style style:family="table-cell" style:name="ce42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41">
      <style:text-properties/>
      <style:paragraph-properties/>
    </style:style>
    <style:style style:family="text" style:name="T232">
      <style:text-properties fo:color="#000000" fo:font-style="italic" style:text-underline-type="none" style:text-underline-width="auto"/>
    </style:style>
    <style:style style:family="table-cell" style:name="ce42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42">
      <style:text-properties/>
      <style:paragraph-properties/>
    </style:style>
    <style:style style:family="text" style:name="T233">
      <style:text-properties fo:color="#000000" fo:font-style="italic" style:text-underline-type="none" style:text-underline-width="auto"/>
    </style:style>
    <style:style style:family="table-cell" style:name="ce43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43">
      <style:text-properties/>
      <style:paragraph-properties/>
    </style:style>
    <style:style style:family="text" style:name="T234">
      <style:text-properties fo:color="#000000" fo:font-style="italic" style:text-underline-type="none" style:text-underline-width="auto"/>
    </style:style>
    <style:style style:family="table-row" style:name="ro141">
      <style:table-row-properties/>
    </style:style>
    <style:style style:family="table-cell" style:name="ce4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44">
      <style:text-properties/>
      <style:paragraph-properties/>
    </style:style>
    <style:style style:family="text" style:name="T235">
      <style:text-properties fo:color="#000000" fo:font-style="italic" style:text-underline-type="none" style:text-underline-width="auto"/>
    </style:style>
    <style:style style:family="table-cell" style:name="ce43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45">
      <style:text-properties/>
      <style:paragraph-properties/>
    </style:style>
    <style:style style:family="text" style:name="T236">
      <style:text-properties fo:color="#000000" fo:font-style="italic" style:text-underline-type="none" style:text-underline-width="auto"/>
    </style:style>
    <style:style style:parent-style-name="600" style:family="paragraph" style:name="P646">
      <style:text-properties/>
      <style:paragraph-properties/>
    </style:style>
    <style:style style:family="text" style:name="T237">
      <style:text-properties fo:color="#000000" fo:font-style="italic" style:text-underline-type="none" style:text-underline-width="auto"/>
    </style:style>
    <style:style style:parent-style-name="600" style:family="paragraph" style:name="P647">
      <style:text-properties/>
      <style:paragraph-properties/>
    </style:style>
    <style:style style:family="text" style:name="T238">
      <style:text-properties fo:color="#000000" fo:font-style="italic" style:text-underline-type="none" style:text-underline-width="auto"/>
    </style:style>
    <style:style style:parent-style-name="600" style:family="paragraph" style:name="P648">
      <style:text-properties/>
      <style:paragraph-properties/>
    </style:style>
    <style:style style:family="text" style:name="T239">
      <style:text-properties fo:color="#000000" fo:font-style="italic" style:text-underline-type="none" style:text-underline-width="auto"/>
    </style:style>
    <style:style style:parent-style-name="600" style:family="paragraph" style:name="P649">
      <style:text-properties/>
      <style:paragraph-properties/>
    </style:style>
    <style:style style:family="text" style:name="T240">
      <style:text-properties fo:color="#000000" fo:font-style="italic" style:text-underline-type="none" style:text-underline-width="auto"/>
    </style:style>
    <style:style style:parent-style-name="600" style:family="paragraph" style:name="P650">
      <style:text-properties/>
      <style:paragraph-properties/>
    </style:style>
    <style:style style:family="text" style:name="T241">
      <style:text-properties fo:color="#000000" fo:font-style="italic" style:text-underline-type="none" style:text-underline-width="auto"/>
    </style:style>
    <style:style style:parent-style-name="600" style:family="paragraph" style:name="P651">
      <style:text-properties/>
      <style:paragraph-properties/>
    </style:style>
    <style:style style:family="text" style:name="T242">
      <style:text-properties fo:color="#000000" fo:font-style="italic" style:text-underline-type="none" style:text-underline-width="auto"/>
    </style:style>
    <style:style style:family="table" style:name="ta48">
      <style:table-properties style:width="17.51cm" fo:margin-left="0.0882cm" table:align="left"/>
    </style:style>
    <style:style style:family="table-column" style:name="co245">
      <style:table-column-properties style:column-width="2.852cm"/>
    </style:style>
    <style:style style:family="table-column" style:name="co246">
      <style:table-column-properties style:column-width="2.057cm"/>
    </style:style>
    <style:style style:family="table-column" style:name="co247">
      <style:table-column-properties style:column-width="1.588cm"/>
    </style:style>
    <style:style style:family="table-column" style:name="co248">
      <style:table-column-properties style:column-width="2.381cm"/>
    </style:style>
    <style:style style:family="table-column" style:name="co249">
      <style:table-column-properties style:column-width="3.029cm"/>
    </style:style>
    <style:style style:family="table-column" style:name="co250">
      <style:table-column-properties style:column-width="2.852cm"/>
    </style:style>
    <style:style style:family="table-column" style:name="co251">
      <style:table-column-properties style:column-width="2.747cm"/>
    </style:style>
    <style:style style:family="table-row" style:name="ro142">
      <style:table-row-properties/>
    </style:style>
    <style:style style:family="table-cell" style:name="ce43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52">
      <style:text-properties/>
      <style:paragraph-properties/>
    </style:style>
    <style:style style:family="text" style:name="T243">
      <style:text-properties fo:color="#000000" fo:font-style="italic" style:text-underline-type="none" style:text-underline-width="auto"/>
    </style:style>
    <style:style style:family="table-cell" style:name="ce434">
      <style:table-cell-properties style:direction="ltr" fo:border="0.00882cm solid #000000" fo:padding-top="0.09702cm" fo:padding-bottom="0.09702cm" fo:padding-left="0.09702cm" fo:padding-right="0.09702cm" fo:wrap-option="wrap"/>
    </style:style>
    <style:style style:parent-style-name="600" style:family="paragraph" style:name="P653">
      <style:text-properties/>
      <style:paragraph-properties/>
    </style:style>
    <style:style style:family="text" style:name="T244">
      <style:text-properties fo:color="#000000" fo:font-family="NKYFAL+CMTI10" fo:font-size="11pt" fo:font-style="italic" style:text-underline-type="none" style:text-underline-width="auto" fo:font-weight="normal"/>
    </style:style>
    <style:style style:family="table-row" style:name="ro143">
      <style:table-row-properties/>
    </style:style>
    <style:style style:family="table-cell" style:name="ce43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54">
      <style:text-properties/>
      <style:paragraph-properties/>
    </style:style>
    <style:style style:family="text" style:name="T245">
      <style:text-properties fo:color="#000000" fo:font-style="italic" style:text-underline-type="none" style:text-underline-width="auto"/>
    </style:style>
    <style:style style:family="table-cell" style:name="ce43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55">
      <style:text-properties/>
      <style:paragraph-properties/>
    </style:style>
    <style:style style:family="text" style:name="T246">
      <style:text-properties fo:color="#000000" fo:font-style="italic" style:text-underline-type="none" style:text-underline-width="auto"/>
    </style:style>
    <style:style style:family="table-cell" style:name="ce43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56">
      <style:text-properties/>
      <style:paragraph-properties/>
    </style:style>
    <style:style style:family="text" style:name="T247">
      <style:text-properties fo:color="#000000" fo:font-style="italic" style:text-underline-type="none" style:text-underline-width="auto"/>
    </style:style>
    <style:style style:family="table-cell" style:name="ce43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57">
      <style:text-properties/>
      <style:paragraph-properties/>
    </style:style>
    <style:style style:family="text" style:name="T248">
      <style:text-properties fo:color="#000000" fo:font-style="italic" style:text-underline-type="none" style:text-underline-width="auto"/>
    </style:style>
    <style:style style:family="table-cell" style:name="ce43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58">
      <style:text-properties/>
      <style:paragraph-properties/>
    </style:style>
    <style:style style:family="text" style:name="T249">
      <style:text-properties fo:color="#000000" fo:font-style="italic" style:text-underline-type="none" style:text-underline-width="auto"/>
    </style:style>
    <style:style style:family="table-cell" style:name="ce44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59">
      <style:text-properties/>
      <style:paragraph-properties/>
    </style:style>
    <style:style style:family="text" style:name="T250">
      <style:text-properties fo:color="#000000" fo:font-style="italic" style:text-underline-type="none" style:text-underline-width="auto"/>
    </style:style>
    <style:style style:family="table-cell" style:name="ce44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60">
      <style:text-properties/>
      <style:paragraph-properties/>
    </style:style>
    <style:style style:family="text" style:name="T251">
      <style:text-properties fo:color="#000000" fo:font-style="italic" style:text-underline-type="none" style:text-underline-width="auto"/>
    </style:style>
    <style:style style:family="table-row" style:name="ro144">
      <style:table-row-properties/>
    </style:style>
    <style:style style:family="table-cell" style:name="ce44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61">
      <style:text-properties/>
      <style:paragraph-properties/>
    </style:style>
    <style:style style:family="text" style:name="T252">
      <style:text-properties fo:color="#000000" fo:font-style="italic" style:text-underline-type="none" style:text-underline-width="auto"/>
    </style:style>
    <style:style style:family="table-cell" style:name="ce44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62">
      <style:text-properties/>
      <style:paragraph-properties/>
    </style:style>
    <style:style style:family="text" style:name="T253">
      <style:text-properties fo:color="#000000" fo:font-style="italic" style:text-underline-type="none" style:text-underline-width="auto"/>
    </style:style>
    <style:style style:parent-style-name="600" style:family="paragraph" style:name="P663">
      <style:text-properties/>
      <style:paragraph-properties/>
    </style:style>
    <style:style style:family="text" style:name="T254">
      <style:text-properties fo:color="#000000" fo:font-style="italic" style:text-underline-type="none" style:text-underline-width="auto"/>
    </style:style>
    <style:style style:parent-style-name="600" style:family="paragraph" style:name="P664">
      <style:text-properties/>
      <style:paragraph-properties/>
    </style:style>
    <style:style style:family="text" style:name="T255">
      <style:text-properties fo:color="#000000" fo:font-style="italic" style:text-underline-type="none" style:text-underline-width="auto"/>
    </style:style>
    <style:style style:parent-style-name="600" style:family="paragraph" style:name="P665">
      <style:text-properties/>
      <style:paragraph-properties/>
    </style:style>
    <style:style style:family="text" style:name="T256">
      <style:text-properties fo:color="#000000" fo:font-style="italic" style:text-underline-type="none" style:text-underline-width="auto"/>
    </style:style>
    <style:style style:family="table" style:name="ta49">
      <style:table-properties style:width="17.51cm" fo:margin-left="0.0882cm" table:align="left"/>
    </style:style>
    <style:style style:family="table-column" style:name="co252">
      <style:table-column-properties style:column-width="3.016cm"/>
    </style:style>
    <style:style style:family="table-column" style:name="co253">
      <style:table-column-properties style:column-width="3.122cm"/>
    </style:style>
    <style:style style:family="table-column" style:name="co254">
      <style:table-column-properties style:column-width="3.096cm"/>
    </style:style>
    <style:style style:family="table-column" style:name="co255">
      <style:table-column-properties style:column-width="4.022cm"/>
    </style:style>
    <style:style style:family="table-column" style:name="co256">
      <style:table-column-properties style:column-width="4.249cm"/>
    </style:style>
    <style:style style:family="table-row" style:name="ro145">
      <style:table-row-properties/>
    </style:style>
    <style:style style:family="table-cell" style:name="ce44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66">
      <style:text-properties/>
      <style:paragraph-properties/>
    </style:style>
    <style:style style:family="text" style:name="T257">
      <style:text-properties fo:color="#000000" fo:font-style="italic" style:text-underline-type="none" style:text-underline-width="auto"/>
    </style:style>
    <style:style style:family="table-cell" style:name="ce445">
      <style:table-cell-properties style:direction="ltr" fo:border="0.00882cm solid #000000" fo:padding-top="0.09702cm" fo:padding-bottom="0.09702cm" fo:padding-left="0.09702cm" fo:padding-right="0.09702cm" fo:wrap-option="wrap"/>
    </style:style>
    <style:style style:parent-style-name="600" style:family="paragraph" style:name="P667">
      <style:text-properties/>
      <style:paragraph-properties/>
    </style:style>
    <style:style style:family="text" style:name="T258">
      <style:text-properties fo:color="#000000" fo:font-family="NKYFAL+CMTI10" fo:font-size="11pt" fo:font-style="italic" style:text-underline-type="none" style:text-underline-width="auto" fo:font-weight="normal"/>
    </style:style>
    <style:style style:family="table-row" style:name="ro146">
      <style:table-row-properties/>
    </style:style>
    <style:style style:family="table-cell" style:name="ce44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68">
      <style:text-properties/>
      <style:paragraph-properties/>
    </style:style>
    <style:style style:family="text" style:name="T259">
      <style:text-properties fo:color="#000000" fo:font-style="italic" style:text-underline-type="none" style:text-underline-width="auto"/>
    </style:style>
    <style:style style:family="table-cell" style:name="ce44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69">
      <style:text-properties/>
      <style:paragraph-properties/>
    </style:style>
    <style:style style:family="text" style:name="T260">
      <style:text-properties fo:color="#000000" fo:font-style="italic" style:text-underline-type="none" style:text-underline-width="auto"/>
    </style:style>
    <style:style style:family="table-cell" style:name="ce44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70">
      <style:text-properties/>
      <style:paragraph-properties/>
    </style:style>
    <style:style style:family="text" style:name="T261">
      <style:text-properties fo:color="#000000" fo:font-style="italic" style:text-underline-type="none" style:text-underline-width="auto"/>
    </style:style>
    <style:style style:family="table-cell" style:name="ce44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71">
      <style:text-properties/>
      <style:paragraph-properties/>
    </style:style>
    <style:style style:family="text" style:name="T262">
      <style:text-properties fo:color="#000000" fo:font-style="italic" style:text-underline-type="none" style:text-underline-width="auto"/>
    </style:style>
    <style:style style:family="table-cell" style:name="ce45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72">
      <style:text-properties/>
      <style:paragraph-properties/>
    </style:style>
    <style:style style:family="text" style:name="T263">
      <style:text-properties fo:color="#000000" fo:font-style="italic" style:text-underline-type="none" style:text-underline-width="auto"/>
    </style:style>
    <style:style style:family="table-row" style:name="ro147">
      <style:table-row-properties/>
    </style:style>
    <style:style style:family="table-cell" style:name="ce45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73">
      <style:text-properties/>
      <style:paragraph-properties/>
    </style:style>
    <style:style style:family="text" style:name="T264">
      <style:text-properties fo:color="#000000" fo:font-style="italic" style:text-underline-type="none" style:text-underline-width="auto"/>
    </style:style>
    <style:style style:family="table-cell" style:name="ce45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74">
      <style:text-properties/>
      <style:paragraph-properties/>
    </style:style>
    <style:style style:family="text" style:name="T265">
      <style:text-properties fo:color="#000000" fo:font-style="italic" style:text-underline-type="none" style:text-underline-width="auto"/>
    </style:style>
    <style:style style:parent-style-name="600" style:family="paragraph" style:name="P675">
      <style:text-properties/>
      <style:paragraph-properties/>
    </style:style>
    <style:style style:family="text" style:name="T266">
      <style:text-properties fo:color="#000000" fo:font-style="italic" style:text-underline-type="none" style:text-underline-width="auto"/>
    </style:style>
    <style:style style:parent-style-name="600" style:family="paragraph" style:name="P676">
      <style:text-properties/>
      <style:paragraph-properties/>
    </style:style>
    <style:style style:family="text" style:name="T267">
      <style:text-properties fo:color="#000000" fo:font-style="italic" style:text-underline-type="none" style:text-underline-width="auto"/>
    </style:style>
    <style:style style:parent-style-name="600" style:family="paragraph" style:name="P677">
      <style:text-properties/>
      <style:paragraph-properties/>
    </style:style>
    <style:style style:family="text" style:name="T268">
      <style:text-properties fo:color="#000000" fo:font-style="italic" style:text-underline-type="none" style:text-underline-width="auto"/>
    </style:style>
    <style:style style:family="table" style:name="ta50">
      <style:table-properties style:width="17.51cm" fo:margin-left="0.0882cm" table:align="left"/>
    </style:style>
    <style:style style:family="table-column" style:name="co257">
      <style:table-column-properties style:column-width="3.016cm"/>
    </style:style>
    <style:style style:family="table-column" style:name="co258">
      <style:table-column-properties style:column-width="3.122cm"/>
    </style:style>
    <style:style style:family="table-column" style:name="co259">
      <style:table-column-properties style:column-width="3.096cm"/>
    </style:style>
    <style:style style:family="table-column" style:name="co260">
      <style:table-column-properties style:column-width="4.022cm"/>
    </style:style>
    <style:style style:family="table-column" style:name="co261">
      <style:table-column-properties style:column-width="4.249cm"/>
    </style:style>
    <style:style style:family="table-row" style:name="ro148">
      <style:table-row-properties/>
    </style:style>
    <style:style style:family="table-cell" style:name="ce45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78">
      <style:text-properties/>
      <style:paragraph-properties/>
    </style:style>
    <style:style style:family="text" style:name="T269">
      <style:text-properties fo:color="#000000" fo:font-style="italic" style:text-underline-type="none" style:text-underline-width="auto"/>
    </style:style>
    <style:style style:family="table-cell" style:name="ce454">
      <style:table-cell-properties style:direction="ltr" fo:border="0.00882cm solid #000000" fo:padding-top="0.09702cm" fo:padding-bottom="0.09702cm" fo:padding-left="0.09702cm" fo:padding-right="0.09702cm" fo:wrap-option="wrap"/>
    </style:style>
    <style:style style:parent-style-name="600" style:family="paragraph" style:name="P679">
      <style:text-properties/>
      <style:paragraph-properties/>
    </style:style>
    <style:style style:family="text" style:name="T270">
      <style:text-properties fo:color="#000000" fo:font-family="NKYFAL+CMTI10" fo:font-size="11pt" fo:font-style="italic" style:text-underline-type="none" style:text-underline-width="auto" fo:font-weight="normal"/>
    </style:style>
    <style:style style:family="table-row" style:name="ro149">
      <style:table-row-properties/>
    </style:style>
    <style:style style:family="table-cell" style:name="ce45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80">
      <style:text-properties/>
      <style:paragraph-properties/>
    </style:style>
    <style:style style:family="text" style:name="T271">
      <style:text-properties fo:color="#000000" fo:font-style="italic" style:text-underline-type="none" style:text-underline-width="auto"/>
    </style:style>
    <style:style style:family="table-cell" style:name="ce45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81">
      <style:text-properties/>
      <style:paragraph-properties/>
    </style:style>
    <style:style style:family="text" style:name="T272">
      <style:text-properties fo:color="#000000" fo:font-style="italic" style:text-underline-type="none" style:text-underline-width="auto"/>
    </style:style>
    <style:style style:family="table-cell" style:name="ce45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82">
      <style:text-properties/>
      <style:paragraph-properties/>
    </style:style>
    <style:style style:family="text" style:name="T273">
      <style:text-properties fo:color="#000000" fo:font-style="italic" style:text-underline-type="none" style:text-underline-width="auto"/>
    </style:style>
    <style:style style:family="table-cell" style:name="ce45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83">
      <style:text-properties/>
      <style:paragraph-properties/>
    </style:style>
    <style:style style:family="text" style:name="T274">
      <style:text-properties fo:color="#000000" fo:font-style="italic" style:text-underline-type="none" style:text-underline-width="auto"/>
    </style:style>
    <style:style style:family="table-cell" style:name="ce45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84">
      <style:text-properties/>
      <style:paragraph-properties/>
    </style:style>
    <style:style style:family="text" style:name="T275">
      <style:text-properties fo:color="#000000" fo:font-style="italic" style:text-underline-type="none" style:text-underline-width="auto"/>
    </style:style>
    <style:style style:family="table-row" style:name="ro150">
      <style:table-row-properties/>
    </style:style>
    <style:style style:family="table-cell" style:name="ce46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85">
      <style:text-properties/>
      <style:paragraph-properties/>
    </style:style>
    <style:style style:family="text" style:name="T276">
      <style:text-properties fo:color="#000000" fo:font-style="italic" style:text-underline-type="none" style:text-underline-width="auto"/>
    </style:style>
    <style:style style:family="table-cell" style:name="ce46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86">
      <style:text-properties/>
      <style:paragraph-properties/>
    </style:style>
    <style:style style:family="text" style:name="T277">
      <style:text-properties fo:color="#000000" fo:font-style="italic" style:text-underline-type="none" style:text-underline-width="auto"/>
    </style:style>
    <style:style style:parent-style-name="600" style:family="paragraph" style:name="P687">
      <style:text-properties/>
      <style:paragraph-properties/>
    </style:style>
    <style:style style:family="text" style:name="T278">
      <style:text-properties fo:color="#000000" fo:font-style="italic" style:text-underline-type="none" style:text-underline-width="auto"/>
    </style:style>
    <style:style style:parent-style-name="600" style:family="paragraph" style:name="P688">
      <style:text-properties/>
      <style:paragraph-properties/>
    </style:style>
    <style:style style:family="text" style:name="T279">
      <style:text-properties fo:color="#000000" fo:font-style="italic" style:text-underline-type="none" style:text-underline-width="auto"/>
    </style:style>
    <style:style style:parent-style-name="600" style:family="paragraph" style:name="P689">
      <style:text-properties/>
      <style:paragraph-properties/>
    </style:style>
    <style:style style:family="text" style:name="T280">
      <style:text-properties fo:color="#000000" fo:font-style="italic" style:text-underline-type="none" style:text-underline-width="auto"/>
    </style:style>
    <style:style style:family="table" style:name="ta51">
      <style:table-properties style:width="17.51cm" fo:margin-left="0.0882cm" table:align="left"/>
    </style:style>
    <style:style style:family="table-column" style:name="co262">
      <style:table-column-properties style:column-width="3.016cm"/>
    </style:style>
    <style:style style:family="table-column" style:name="co263">
      <style:table-column-properties style:column-width="3.122cm"/>
    </style:style>
    <style:style style:family="table-column" style:name="co264">
      <style:table-column-properties style:column-width="3.096cm"/>
    </style:style>
    <style:style style:family="table-column" style:name="co265">
      <style:table-column-properties style:column-width="4.022cm"/>
    </style:style>
    <style:style style:family="table-column" style:name="co266">
      <style:table-column-properties style:column-width="4.249cm"/>
    </style:style>
    <style:style style:family="table-row" style:name="ro151">
      <style:table-row-properties/>
    </style:style>
    <style:style style:family="table-cell" style:name="ce46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690">
      <style:text-properties/>
      <style:paragraph-properties/>
    </style:style>
    <style:style style:family="text" style:name="T281">
      <style:text-properties fo:color="#000000" fo:font-style="italic" style:text-underline-type="none" style:text-underline-width="auto"/>
    </style:style>
    <style:style style:family="table-cell" style:name="ce463">
      <style:table-cell-properties style:direction="ltr" fo:border="0.00882cm solid #000000" fo:padding-top="0.09702cm" fo:padding-bottom="0.09702cm" fo:padding-left="0.09702cm" fo:padding-right="0.09702cm" fo:wrap-option="wrap"/>
    </style:style>
    <style:style style:parent-style-name="600" style:family="paragraph" style:name="P691">
      <style:text-properties/>
      <style:paragraph-properties/>
    </style:style>
    <style:style style:family="text" style:name="T282">
      <style:text-properties fo:color="#000000" fo:font-family="NKYFAL+CMTI10" fo:font-size="11pt" fo:font-style="italic" style:text-underline-type="none" style:text-underline-width="auto" fo:font-weight="normal"/>
    </style:style>
    <style:style style:family="table-row" style:name="ro152">
      <style:table-row-properties/>
    </style:style>
    <style:style style:family="table-cell" style:name="ce46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92">
      <style:text-properties/>
      <style:paragraph-properties/>
    </style:style>
    <style:style style:family="text" style:name="T283">
      <style:text-properties fo:color="#000000" fo:font-style="italic" style:text-underline-type="none" style:text-underline-width="auto"/>
    </style:style>
    <style:style style:family="table-cell" style:name="ce46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93">
      <style:text-properties/>
      <style:paragraph-properties/>
    </style:style>
    <style:style style:family="text" style:name="T284">
      <style:text-properties fo:color="#000000" fo:font-style="italic" style:text-underline-type="none" style:text-underline-width="auto"/>
    </style:style>
    <style:style style:family="table-cell" style:name="ce46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94">
      <style:text-properties/>
      <style:paragraph-properties/>
    </style:style>
    <style:style style:family="text" style:name="T285">
      <style:text-properties fo:color="#000000" fo:font-style="italic" style:text-underline-type="none" style:text-underline-width="auto"/>
    </style:style>
    <style:style style:family="table-cell" style:name="ce46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95">
      <style:text-properties/>
      <style:paragraph-properties/>
    </style:style>
    <style:style style:family="text" style:name="T286">
      <style:text-properties fo:color="#000000" fo:font-style="italic" style:text-underline-type="none" style:text-underline-width="auto"/>
    </style:style>
    <style:style style:family="table-cell" style:name="ce46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96">
      <style:text-properties/>
      <style:paragraph-properties/>
    </style:style>
    <style:style style:family="text" style:name="T287">
      <style:text-properties fo:color="#000000" fo:font-style="italic" style:text-underline-type="none" style:text-underline-width="auto"/>
    </style:style>
    <style:style style:family="table-row" style:name="ro153">
      <style:table-row-properties/>
    </style:style>
    <style:style style:family="table-cell" style:name="ce46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697">
      <style:text-properties/>
      <style:paragraph-properties/>
    </style:style>
    <style:style style:family="text" style:name="T288">
      <style:text-properties fo:color="#000000" fo:font-style="italic" style:text-underline-type="none" style:text-underline-width="auto"/>
    </style:style>
    <style:style style:family="table-cell" style:name="ce47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698">
      <style:text-properties/>
      <style:paragraph-properties/>
    </style:style>
    <style:style style:family="text" style:name="T289">
      <style:text-properties fo:color="#000000" fo:font-style="italic" style:text-underline-type="none" style:text-underline-width="auto"/>
    </style:style>
    <style:style style:parent-style-name="600" style:family="paragraph" style:name="P699">
      <style:text-properties/>
      <style:paragraph-properties/>
    </style:style>
    <style:style style:family="text" style:name="T290">
      <style:text-properties fo:color="#000000" fo:font-style="italic" style:text-underline-type="none" style:text-underline-width="auto"/>
    </style:style>
    <style:style style:parent-style-name="600" style:family="paragraph" style:name="P700">
      <style:text-properties/>
      <style:paragraph-properties/>
    </style:style>
    <style:style style:family="text" style:name="T291">
      <style:text-properties fo:color="#000000" fo:font-style="italic" style:text-underline-type="none" style:text-underline-width="auto"/>
    </style:style>
    <style:style style:parent-style-name="600" style:family="paragraph" style:name="P701">
      <style:text-properties/>
      <style:paragraph-properties/>
    </style:style>
    <style:style style:family="text" style:name="T292">
      <style:text-properties fo:color="#000000" fo:font-style="italic" style:text-underline-type="none" style:text-underline-width="auto"/>
    </style:style>
    <style:style style:family="table" style:name="ta52">
      <style:table-properties style:width="17.51cm" fo:margin-left="0.0882cm" table:align="left"/>
    </style:style>
    <style:style style:family="table-column" style:name="co267">
      <style:table-column-properties style:column-width="3.016cm"/>
    </style:style>
    <style:style style:family="table-column" style:name="co268">
      <style:table-column-properties style:column-width="3.122cm"/>
    </style:style>
    <style:style style:family="table-column" style:name="co269">
      <style:table-column-properties style:column-width="3.096cm"/>
    </style:style>
    <style:style style:family="table-column" style:name="co270">
      <style:table-column-properties style:column-width="4.022cm"/>
    </style:style>
    <style:style style:family="table-column" style:name="co271">
      <style:table-column-properties style:column-width="4.249cm"/>
    </style:style>
    <style:style style:family="table-row" style:name="ro154">
      <style:table-row-properties/>
    </style:style>
    <style:style style:family="table-cell" style:name="ce47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02">
      <style:text-properties/>
      <style:paragraph-properties/>
    </style:style>
    <style:style style:family="text" style:name="T293">
      <style:text-properties fo:color="#000000" fo:font-style="italic" style:text-underline-type="none" style:text-underline-width="auto"/>
    </style:style>
    <style:style style:family="table-cell" style:name="ce472">
      <style:table-cell-properties style:direction="ltr" fo:border="0.00882cm solid #000000" fo:padding-top="0.09702cm" fo:padding-bottom="0.09702cm" fo:padding-left="0.09702cm" fo:padding-right="0.09702cm" fo:wrap-option="wrap"/>
    </style:style>
    <style:style style:parent-style-name="600" style:family="paragraph" style:name="P703">
      <style:text-properties/>
      <style:paragraph-properties/>
    </style:style>
    <style:style style:family="text" style:name="T294">
      <style:text-properties fo:color="#000000" fo:font-family="NKYFAL+CMTI10" fo:font-size="11pt" fo:font-style="italic" style:text-underline-type="none" style:text-underline-width="auto" fo:font-weight="normal"/>
    </style:style>
    <style:style style:family="table-row" style:name="ro155">
      <style:table-row-properties/>
    </style:style>
    <style:style style:family="table-cell" style:name="ce47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04">
      <style:text-properties/>
      <style:paragraph-properties/>
    </style:style>
    <style:style style:family="text" style:name="T295">
      <style:text-properties fo:color="#000000" fo:font-style="italic" style:text-underline-type="none" style:text-underline-width="auto"/>
    </style:style>
    <style:style style:family="table-cell" style:name="ce47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05">
      <style:text-properties/>
      <style:paragraph-properties/>
    </style:style>
    <style:style style:family="text" style:name="T296">
      <style:text-properties fo:color="#000000" fo:font-style="italic" style:text-underline-type="none" style:text-underline-width="auto"/>
    </style:style>
    <style:style style:family="table-cell" style:name="ce47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06">
      <style:text-properties/>
      <style:paragraph-properties/>
    </style:style>
    <style:style style:family="text" style:name="T297">
      <style:text-properties fo:color="#000000" fo:font-style="italic" style:text-underline-type="none" style:text-underline-width="auto"/>
    </style:style>
    <style:style style:family="table-cell" style:name="ce47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07">
      <style:text-properties/>
      <style:paragraph-properties/>
    </style:style>
    <style:style style:family="text" style:name="T298">
      <style:text-properties fo:color="#000000" fo:font-style="italic" style:text-underline-type="none" style:text-underline-width="auto"/>
    </style:style>
    <style:style style:family="table-cell" style:name="ce47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08">
      <style:text-properties/>
      <style:paragraph-properties/>
    </style:style>
    <style:style style:family="text" style:name="T299">
      <style:text-properties fo:color="#000000" fo:font-style="italic" style:text-underline-type="none" style:text-underline-width="auto"/>
    </style:style>
    <style:style style:family="text" style:name="T300">
      <style:text-properties fo:color="#000000" fo:font-style="italic" style:text-underline-type="none" style:text-underline-width="auto"/>
    </style:style>
    <style:style style:family="text" style:name="T301">
      <style:text-properties fo:color="#000000" fo:font-style="italic" style:text-underline-type="none" style:text-underline-width="auto"/>
    </style:style>
    <style:style style:family="table-row" style:name="ro156">
      <style:table-row-properties/>
    </style:style>
    <style:style style:family="table-cell" style:name="ce47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09">
      <style:text-properties/>
      <style:paragraph-properties/>
    </style:style>
    <style:style style:family="text" style:name="T302">
      <style:text-properties fo:color="#000000" fo:font-style="italic" style:text-underline-type="none" style:text-underline-width="auto"/>
    </style:style>
    <style:style style:family="table-cell" style:name="ce47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10">
      <style:text-properties/>
      <style:paragraph-properties/>
    </style:style>
    <style:style style:family="text" style:name="T303">
      <style:text-properties fo:color="#000000" fo:font-style="italic" style:text-underline-type="none" style:text-underline-width="auto"/>
    </style:style>
    <style:style style:parent-style-name="600" style:family="paragraph" style:name="P711">
      <style:text-properties/>
      <style:paragraph-properties/>
    </style:style>
    <style:style style:family="text" style:name="T304">
      <style:text-properties fo:color="#000000" fo:font-style="italic" style:text-underline-type="none" style:text-underline-width="auto"/>
    </style:style>
    <style:style style:parent-style-name="600" style:family="paragraph" style:name="P712">
      <style:text-properties/>
      <style:paragraph-properties/>
    </style:style>
    <style:style style:family="text" style:name="T305">
      <style:text-properties fo:color="#000000" fo:font-style="italic" style:text-underline-type="none" style:text-underline-width="auto"/>
    </style:style>
    <style:style style:family="table" style:name="ta53">
      <style:table-properties style:width="17.51cm" fo:margin-left="0.0882cm" table:align="left"/>
    </style:style>
    <style:style style:family="table-column" style:name="co272">
      <style:table-column-properties style:column-width="3.016cm"/>
    </style:style>
    <style:style style:family="table-column" style:name="co273">
      <style:table-column-properties style:column-width="3.122cm"/>
    </style:style>
    <style:style style:family="table-column" style:name="co274">
      <style:table-column-properties style:column-width="3.096cm"/>
    </style:style>
    <style:style style:family="table-column" style:name="co275">
      <style:table-column-properties style:column-width="4.022cm"/>
    </style:style>
    <style:style style:family="table-column" style:name="co276">
      <style:table-column-properties style:column-width="4.249cm"/>
    </style:style>
    <style:style style:family="table-row" style:name="ro157">
      <style:table-row-properties/>
    </style:style>
    <style:style style:family="table-cell" style:name="ce48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13">
      <style:text-properties/>
      <style:paragraph-properties/>
    </style:style>
    <style:style style:family="text" style:name="T306">
      <style:text-properties fo:color="#000000" fo:font-style="italic" style:text-underline-type="none" style:text-underline-width="auto"/>
    </style:style>
    <style:style style:family="table-cell" style:name="ce481">
      <style:table-cell-properties style:direction="ltr" fo:border="0.00882cm solid #000000" fo:padding-top="0.09702cm" fo:padding-bottom="0.09702cm" fo:padding-left="0.09702cm" fo:padding-right="0.09702cm" fo:wrap-option="wrap"/>
    </style:style>
    <style:style style:parent-style-name="600" style:family="paragraph" style:name="P714">
      <style:text-properties/>
      <style:paragraph-properties/>
    </style:style>
    <style:style style:family="text" style:name="T307">
      <style:text-properties fo:color="#000000" fo:font-family="NKYFAL+CMTI10" fo:font-size="11pt" fo:font-style="italic" style:text-underline-type="none" style:text-underline-width="auto" fo:font-weight="normal"/>
    </style:style>
    <style:style style:family="table-row" style:name="ro158">
      <style:table-row-properties/>
    </style:style>
    <style:style style:family="table-cell" style:name="ce48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15">
      <style:text-properties/>
      <style:paragraph-properties/>
    </style:style>
    <style:style style:family="text" style:name="T308">
      <style:text-properties fo:color="#000000" fo:font-style="italic" style:text-underline-type="none" style:text-underline-width="auto"/>
    </style:style>
    <style:style style:family="table-cell" style:name="ce48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16">
      <style:text-properties/>
      <style:paragraph-properties/>
    </style:style>
    <style:style style:family="text" style:name="T309">
      <style:text-properties fo:color="#000000" fo:font-style="italic" style:text-underline-type="none" style:text-underline-width="auto"/>
    </style:style>
    <style:style style:family="table-cell" style:name="ce48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17">
      <style:text-properties/>
      <style:paragraph-properties/>
    </style:style>
    <style:style style:family="text" style:name="T310">
      <style:text-properties fo:color="#000000" fo:font-style="italic" style:text-underline-type="none" style:text-underline-width="auto"/>
    </style:style>
    <style:style style:family="table-cell" style:name="ce4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18">
      <style:text-properties/>
      <style:paragraph-properties/>
    </style:style>
    <style:style style:family="text" style:name="T311">
      <style:text-properties fo:color="#000000" fo:font-style="italic" style:text-underline-type="none" style:text-underline-width="auto"/>
    </style:style>
    <style:style style:family="table-cell" style:name="ce48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19">
      <style:text-properties/>
      <style:paragraph-properties/>
    </style:style>
    <style:style style:family="text" style:name="T312">
      <style:text-properties fo:color="#000000" fo:font-style="italic" style:text-underline-type="none" style:text-underline-width="auto"/>
    </style:style>
    <style:style style:family="table-row" style:name="ro159">
      <style:table-row-properties/>
    </style:style>
    <style:style style:family="table-cell" style:name="ce48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20">
      <style:text-properties/>
      <style:paragraph-properties/>
    </style:style>
    <style:style style:family="text" style:name="T313">
      <style:text-properties fo:color="#000000" fo:font-style="italic" style:text-underline-type="none" style:text-underline-width="auto"/>
    </style:style>
    <style:style style:family="table-cell" style:name="ce48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21">
      <style:text-properties/>
      <style:paragraph-properties/>
    </style:style>
    <style:style style:family="text" style:name="T314">
      <style:text-properties fo:color="#000000" fo:font-style="italic" style:text-underline-type="none" style:text-underline-width="auto"/>
    </style:style>
    <style:style style:parent-style-name="600" style:family="paragraph" style:name="P722">
      <style:text-properties/>
      <style:paragraph-properties/>
    </style:style>
    <style:style style:family="text" style:name="T315">
      <style:text-properties fo:color="#000000" fo:font-style="italic" style:text-underline-type="none" style:text-underline-width="auto"/>
    </style:style>
    <style:style style:parent-style-name="600" style:family="paragraph" style:name="P723">
      <style:text-properties/>
      <style:paragraph-properties/>
    </style:style>
    <style:style style:family="text" style:name="T316">
      <style:text-properties fo:color="#000000" fo:font-style="italic" style:text-underline-type="none" style:text-underline-width="auto"/>
    </style:style>
    <style:style style:parent-style-name="600" style:family="paragraph" style:name="P724">
      <style:text-properties/>
      <style:paragraph-properties/>
    </style:style>
    <style:style style:family="text" style:name="T317">
      <style:text-properties fo:color="#000000" fo:font-style="italic" style:text-underline-type="none" style:text-underline-width="auto"/>
    </style:style>
    <style:style style:family="table" style:name="ta54">
      <style:table-properties style:width="17.51cm" fo:margin-left="0.0882cm" table:align="left"/>
    </style:style>
    <style:style style:family="table-column" style:name="co277">
      <style:table-column-properties style:column-width="3.016cm"/>
    </style:style>
    <style:style style:family="table-column" style:name="co278">
      <style:table-column-properties style:column-width="3.122cm"/>
    </style:style>
    <style:style style:family="table-column" style:name="co279">
      <style:table-column-properties style:column-width="3.096cm"/>
    </style:style>
    <style:style style:family="table-column" style:name="co280">
      <style:table-column-properties style:column-width="4.022cm"/>
    </style:style>
    <style:style style:family="table-column" style:name="co281">
      <style:table-column-properties style:column-width="4.249cm"/>
    </style:style>
    <style:style style:family="table-row" style:name="ro160">
      <style:table-row-properties/>
    </style:style>
    <style:style style:family="table-cell" style:name="ce48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25">
      <style:text-properties/>
      <style:paragraph-properties/>
    </style:style>
    <style:style style:family="text" style:name="T318">
      <style:text-properties fo:color="#000000" fo:font-style="italic" style:text-underline-type="none" style:text-underline-width="auto"/>
    </style:style>
    <style:style style:family="table-cell" style:name="ce490">
      <style:table-cell-properties style:direction="ltr" fo:border="0.00882cm solid #000000" fo:padding-top="0.09702cm" fo:padding-bottom="0.09702cm" fo:padding-left="0.09702cm" fo:padding-right="0.09702cm" fo:wrap-option="wrap"/>
    </style:style>
    <style:style style:parent-style-name="600" style:family="paragraph" style:name="P726">
      <style:text-properties/>
      <style:paragraph-properties/>
    </style:style>
    <style:style style:family="text" style:name="T319">
      <style:text-properties fo:color="#000000" fo:font-family="NKYFAL+CMTI10" fo:font-size="11pt" fo:font-style="italic" style:text-underline-type="none" style:text-underline-width="auto" fo:font-weight="normal"/>
    </style:style>
    <style:style style:family="table-row" style:name="ro161">
      <style:table-row-properties/>
    </style:style>
    <style:style style:family="table-cell" style:name="ce49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27">
      <style:text-properties/>
      <style:paragraph-properties/>
    </style:style>
    <style:style style:family="text" style:name="T320">
      <style:text-properties fo:color="#000000" fo:font-style="italic" style:text-underline-type="none" style:text-underline-width="auto"/>
    </style:style>
    <style:style style:family="table-cell" style:name="ce49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28">
      <style:text-properties/>
      <style:paragraph-properties/>
    </style:style>
    <style:style style:family="text" style:name="T321">
      <style:text-properties fo:color="#000000" fo:font-style="italic" style:text-underline-type="none" style:text-underline-width="auto"/>
    </style:style>
    <style:style style:family="table-cell" style:name="ce49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29">
      <style:text-properties/>
      <style:paragraph-properties/>
    </style:style>
    <style:style style:family="text" style:name="T322">
      <style:text-properties fo:color="#000000" fo:font-style="italic" style:text-underline-type="none" style:text-underline-width="auto"/>
    </style:style>
    <style:style style:family="table-cell" style:name="ce4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30">
      <style:text-properties/>
      <style:paragraph-properties/>
    </style:style>
    <style:style style:family="text" style:name="T323">
      <style:text-properties fo:color="#000000" fo:font-style="italic" style:text-underline-type="none" style:text-underline-width="auto"/>
    </style:style>
    <style:style style:family="table-cell" style:name="ce49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31">
      <style:text-properties/>
      <style:paragraph-properties/>
    </style:style>
    <style:style style:family="text" style:name="T324">
      <style:text-properties fo:color="#000000" fo:font-style="italic" style:text-underline-type="none" style:text-underline-width="auto"/>
    </style:style>
    <style:style style:family="table-row" style:name="ro162">
      <style:table-row-properties/>
    </style:style>
    <style:style style:family="table-cell" style:name="ce49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32">
      <style:text-properties/>
      <style:paragraph-properties/>
    </style:style>
    <style:style style:family="text" style:name="T325">
      <style:text-properties fo:color="#000000" fo:font-style="italic" style:text-underline-type="none" style:text-underline-width="auto"/>
    </style:style>
    <style:style style:family="table-cell" style:name="ce49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33">
      <style:text-properties/>
      <style:paragraph-properties/>
    </style:style>
    <style:style style:family="text" style:name="T326">
      <style:text-properties fo:color="#000000" fo:font-style="italic" style:text-underline-type="none" style:text-underline-width="auto"/>
    </style:style>
    <style:style style:parent-style-name="600" style:family="paragraph" style:name="P734">
      <style:text-properties/>
      <style:paragraph-properties/>
    </style:style>
    <style:style style:family="text" style:name="T327">
      <style:text-properties fo:color="#000000" fo:font-style="italic" style:text-underline-type="none" style:text-underline-width="auto"/>
    </style:style>
    <style:style style:parent-style-name="600" style:family="paragraph" style:name="P735">
      <style:text-properties/>
      <style:paragraph-properties/>
    </style:style>
    <style:style style:family="text" style:name="T328">
      <style:text-properties fo:color="#000000" fo:font-style="italic" style:text-underline-type="none" style:text-underline-width="auto"/>
    </style:style>
    <style:style style:parent-style-name="600" style:family="paragraph" style:name="P736">
      <style:text-properties/>
      <style:paragraph-properties/>
    </style:style>
    <style:style style:family="text" style:name="T329">
      <style:text-properties fo:color="#000000" fo:font-style="italic" style:text-underline-type="none" style:text-underline-width="auto"/>
    </style:style>
    <style:style style:family="table" style:name="ta55">
      <style:table-properties style:width="17.51cm" fo:margin-left="0.0882cm" table:align="left"/>
    </style:style>
    <style:style style:family="table-column" style:name="co282">
      <style:table-column-properties style:column-width="3.016cm"/>
    </style:style>
    <style:style style:family="table-column" style:name="co283">
      <style:table-column-properties style:column-width="3.122cm"/>
    </style:style>
    <style:style style:family="table-column" style:name="co284">
      <style:table-column-properties style:column-width="3.096cm"/>
    </style:style>
    <style:style style:family="table-column" style:name="co285">
      <style:table-column-properties style:column-width="4.022cm"/>
    </style:style>
    <style:style style:family="table-column" style:name="co286">
      <style:table-column-properties style:column-width="4.249cm"/>
    </style:style>
    <style:style style:family="table-row" style:name="ro163">
      <style:table-row-properties/>
    </style:style>
    <style:style style:family="table-cell" style:name="ce49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37">
      <style:text-properties/>
      <style:paragraph-properties/>
    </style:style>
    <style:style style:family="text" style:name="T330">
      <style:text-properties fo:color="#000000" fo:font-style="italic" style:text-underline-type="none" style:text-underline-width="auto"/>
    </style:style>
    <style:style style:family="table-cell" style:name="ce499">
      <style:table-cell-properties style:direction="ltr" fo:border="0.00882cm solid #000000" fo:padding-top="0.09702cm" fo:padding-bottom="0.09702cm" fo:padding-left="0.09702cm" fo:padding-right="0.09702cm" fo:wrap-option="wrap"/>
    </style:style>
    <style:style style:parent-style-name="600" style:family="paragraph" style:name="P738">
      <style:text-properties/>
      <style:paragraph-properties/>
    </style:style>
    <style:style style:family="text" style:name="T331">
      <style:text-properties fo:color="#000000" fo:font-family="NKYFAL+CMTI10" fo:font-size="11pt" fo:font-style="italic" style:text-underline-type="none" style:text-underline-width="auto" fo:font-weight="normal"/>
    </style:style>
    <style:style style:family="table-row" style:name="ro164">
      <style:table-row-properties/>
    </style:style>
    <style:style style:family="table-cell" style:name="ce50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39">
      <style:text-properties/>
      <style:paragraph-properties/>
    </style:style>
    <style:style style:family="text" style:name="T332">
      <style:text-properties fo:color="#000000" fo:font-style="italic" style:text-underline-type="none" style:text-underline-width="auto"/>
    </style:style>
    <style:style style:family="table-cell" style:name="ce50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40">
      <style:text-properties/>
      <style:paragraph-properties/>
    </style:style>
    <style:style style:family="text" style:name="T333">
      <style:text-properties fo:color="#000000" fo:font-style="italic" style:text-underline-type="none" style:text-underline-width="auto"/>
    </style:style>
    <style:style style:family="table-cell" style:name="ce50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41">
      <style:text-properties/>
      <style:paragraph-properties/>
    </style:style>
    <style:style style:family="text" style:name="T334">
      <style:text-properties fo:color="#000000" fo:font-style="italic" style:text-underline-type="none" style:text-underline-width="auto"/>
    </style:style>
    <style:style style:family="table-cell" style:name="ce5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42">
      <style:text-properties/>
      <style:paragraph-properties/>
    </style:style>
    <style:style style:family="text" style:name="T335">
      <style:text-properties fo:color="#000000" fo:font-style="italic" style:text-underline-type="none" style:text-underline-width="auto"/>
    </style:style>
    <style:style style:family="table-cell" style:name="ce50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43">
      <style:text-properties/>
      <style:paragraph-properties/>
    </style:style>
    <style:style style:family="text" style:name="T336">
      <style:text-properties fo:color="#000000" fo:font-style="italic" style:text-underline-type="none" style:text-underline-width="auto"/>
    </style:style>
    <style:style style:family="table-row" style:name="ro165">
      <style:table-row-properties/>
    </style:style>
    <style:style style:family="table-cell" style:name="ce50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44">
      <style:text-properties/>
      <style:paragraph-properties/>
    </style:style>
    <style:style style:family="text" style:name="T337">
      <style:text-properties fo:color="#000000" fo:font-style="italic" style:text-underline-type="none" style:text-underline-width="auto"/>
    </style:style>
    <style:style style:family="table-cell" style:name="ce50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45">
      <style:text-properties/>
      <style:paragraph-properties/>
    </style:style>
    <style:style style:family="text" style:name="T338">
      <style:text-properties fo:color="#000000" fo:font-style="italic" style:text-underline-type="none" style:text-underline-width="auto"/>
    </style:style>
    <style:style style:parent-style-name="600" style:family="paragraph" style:name="P746">
      <style:text-properties/>
      <style:paragraph-properties/>
    </style:style>
    <style:style style:family="text" style:name="T339">
      <style:text-properties fo:color="#000000" fo:font-style="italic" style:text-underline-type="none" style:text-underline-width="auto"/>
    </style:style>
    <style:style style:parent-style-name="600" style:family="paragraph" style:name="P747">
      <style:text-properties/>
      <style:paragraph-properties/>
    </style:style>
    <style:style style:family="text" style:name="T340">
      <style:text-properties fo:color="#000000" fo:font-style="italic" style:text-underline-type="none" style:text-underline-width="auto"/>
    </style:style>
    <style:style style:family="table" style:name="ta56">
      <style:table-properties style:width="17.51cm" fo:margin-left="0.0882cm" table:align="left"/>
    </style:style>
    <style:style style:family="table-column" style:name="co287">
      <style:table-column-properties style:column-width="3.016cm"/>
    </style:style>
    <style:style style:family="table-column" style:name="co288">
      <style:table-column-properties style:column-width="3.122cm"/>
    </style:style>
    <style:style style:family="table-column" style:name="co289">
      <style:table-column-properties style:column-width="3.096cm"/>
    </style:style>
    <style:style style:family="table-column" style:name="co290">
      <style:table-column-properties style:column-width="4.022cm"/>
    </style:style>
    <style:style style:family="table-column" style:name="co291">
      <style:table-column-properties style:column-width="4.249cm"/>
    </style:style>
    <style:style style:family="table-row" style:name="ro166">
      <style:table-row-properties/>
    </style:style>
    <style:style style:family="table-cell" style:name="ce50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48">
      <style:text-properties/>
      <style:paragraph-properties/>
    </style:style>
    <style:style style:family="text" style:name="T341">
      <style:text-properties fo:color="#000000" fo:font-style="italic" style:text-underline-type="none" style:text-underline-width="auto"/>
    </style:style>
    <style:style style:family="table-cell" style:name="ce508">
      <style:table-cell-properties style:direction="ltr" fo:border="0.00882cm solid #000000" fo:padding-top="0.09702cm" fo:padding-bottom="0.09702cm" fo:padding-left="0.09702cm" fo:padding-right="0.09702cm" fo:wrap-option="wrap"/>
    </style:style>
    <style:style style:parent-style-name="600" style:family="paragraph" style:name="P749">
      <style:text-properties/>
      <style:paragraph-properties/>
    </style:style>
    <style:style style:family="text" style:name="T342">
      <style:text-properties fo:color="#000000" fo:font-family="NKYFAL+CMTI10" fo:font-size="11pt" fo:font-style="italic" style:text-underline-type="none" style:text-underline-width="auto" fo:font-weight="normal"/>
    </style:style>
    <style:style style:family="table-row" style:name="ro167">
      <style:table-row-properties/>
    </style:style>
    <style:style style:family="table-cell" style:name="ce50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50">
      <style:text-properties/>
      <style:paragraph-properties/>
    </style:style>
    <style:style style:family="text" style:name="T343">
      <style:text-properties fo:color="#000000" fo:font-style="italic" style:text-underline-type="none" style:text-underline-width="auto"/>
    </style:style>
    <style:style style:family="table-cell" style:name="ce51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51">
      <style:text-properties/>
      <style:paragraph-properties/>
    </style:style>
    <style:style style:family="text" style:name="T344">
      <style:text-properties fo:color="#000000" fo:font-style="italic" style:text-underline-type="none" style:text-underline-width="auto"/>
    </style:style>
    <style:style style:family="table-cell" style:name="ce51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52">
      <style:text-properties/>
      <style:paragraph-properties/>
    </style:style>
    <style:style style:family="text" style:name="T345">
      <style:text-properties fo:color="#000000" fo:font-style="italic" style:text-underline-type="none" style:text-underline-width="auto"/>
    </style:style>
    <style:style style:family="table-cell" style:name="ce51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53">
      <style:text-properties/>
      <style:paragraph-properties/>
    </style:style>
    <style:style style:family="text" style:name="T346">
      <style:text-properties fo:color="#000000" fo:font-style="italic" style:text-underline-type="none" style:text-underline-width="auto"/>
    </style:style>
    <style:style style:family="table-cell" style:name="ce51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54">
      <style:text-properties/>
      <style:paragraph-properties/>
    </style:style>
    <style:style style:family="text" style:name="T347">
      <style:text-properties fo:color="#000000" fo:font-style="italic" style:text-underline-type="none" style:text-underline-width="auto"/>
    </style:style>
    <style:style style:family="table-row" style:name="ro168">
      <style:table-row-properties/>
    </style:style>
    <style:style style:family="table-cell" style:name="ce5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55">
      <style:text-properties/>
      <style:paragraph-properties/>
    </style:style>
    <style:style style:family="text" style:name="T348">
      <style:text-properties fo:color="#000000" fo:font-style="italic" style:text-underline-type="none" style:text-underline-width="auto"/>
    </style:style>
    <style:style style:family="table-cell" style:name="ce51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56">
      <style:text-properties/>
      <style:paragraph-properties/>
    </style:style>
    <style:style style:family="text" style:name="T349">
      <style:text-properties fo:color="#000000" fo:font-style="italic" style:text-underline-type="none" style:text-underline-width="auto"/>
    </style:style>
    <style:style style:parent-style-name="600" style:family="paragraph" style:name="P757">
      <style:text-properties/>
      <style:paragraph-properties/>
    </style:style>
    <style:style style:family="text" style:name="T350">
      <style:text-properties fo:color="#000000" fo:font-style="italic" style:text-underline-type="none" style:text-underline-width="auto"/>
    </style:style>
    <style:style style:parent-style-name="600" style:family="paragraph" style:name="P758">
      <style:text-properties/>
      <style:paragraph-properties/>
    </style:style>
    <style:style style:family="text" style:name="T351">
      <style:text-properties fo:color="#000000" fo:font-style="italic" style:text-underline-type="none" style:text-underline-width="auto"/>
    </style:style>
    <style:style style:parent-style-name="600" style:family="paragraph" style:name="P759">
      <style:text-properties/>
      <style:paragraph-properties/>
    </style:style>
    <style:style style:family="text" style:name="T352">
      <style:text-properties fo:color="#000000" fo:font-style="italic" style:text-underline-type="none" style:text-underline-width="auto"/>
    </style:style>
    <style:style style:family="table" style:name="ta57">
      <style:table-properties style:width="17.51cm" fo:margin-left="0.0882cm" table:align="left"/>
    </style:style>
    <style:style style:family="table-column" style:name="co292">
      <style:table-column-properties style:column-width="3.016cm"/>
    </style:style>
    <style:style style:family="table-column" style:name="co293">
      <style:table-column-properties style:column-width="3.122cm"/>
    </style:style>
    <style:style style:family="table-column" style:name="co294">
      <style:table-column-properties style:column-width="3.096cm"/>
    </style:style>
    <style:style style:family="table-column" style:name="co295">
      <style:table-column-properties style:column-width="4.022cm"/>
    </style:style>
    <style:style style:family="table-column" style:name="co296">
      <style:table-column-properties style:column-width="4.249cm"/>
    </style:style>
    <style:style style:family="table-row" style:name="ro169">
      <style:table-row-properties/>
    </style:style>
    <style:style style:family="table-cell" style:name="ce516">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60">
      <style:text-properties/>
      <style:paragraph-properties/>
    </style:style>
    <style:style style:family="text" style:name="T353">
      <style:text-properties fo:color="#000000" fo:font-style="italic" style:text-underline-type="none" style:text-underline-width="auto"/>
    </style:style>
    <style:style style:family="table-cell" style:name="ce517">
      <style:table-cell-properties style:direction="ltr" fo:border="0.00882cm solid #000000" fo:padding-top="0.09702cm" fo:padding-bottom="0.09702cm" fo:padding-left="0.09702cm" fo:padding-right="0.09702cm" fo:wrap-option="wrap"/>
    </style:style>
    <style:style style:parent-style-name="600" style:family="paragraph" style:name="P761">
      <style:text-properties/>
      <style:paragraph-properties/>
    </style:style>
    <style:style style:family="text" style:name="T354">
      <style:text-properties fo:color="#000000" fo:font-family="NKYFAL+CMTI10" fo:font-size="11pt" fo:font-style="italic" style:text-underline-type="none" style:text-underline-width="auto" fo:font-weight="normal"/>
    </style:style>
    <style:style style:family="table-row" style:name="ro170">
      <style:table-row-properties/>
    </style:style>
    <style:style style:family="table-cell" style:name="ce51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62">
      <style:text-properties/>
      <style:paragraph-properties/>
    </style:style>
    <style:style style:family="text" style:name="T355">
      <style:text-properties fo:color="#000000" fo:font-style="italic" style:text-underline-type="none" style:text-underline-width="auto"/>
    </style:style>
    <style:style style:family="table-cell" style:name="ce51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63">
      <style:text-properties/>
      <style:paragraph-properties/>
    </style:style>
    <style:style style:family="text" style:name="T356">
      <style:text-properties fo:color="#000000" fo:font-style="italic" style:text-underline-type="none" style:text-underline-width="auto"/>
    </style:style>
    <style:style style:family="table-cell" style:name="ce52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64">
      <style:text-properties/>
      <style:paragraph-properties/>
    </style:style>
    <style:style style:family="text" style:name="T357">
      <style:text-properties fo:color="#000000" fo:font-style="italic" style:text-underline-type="none" style:text-underline-width="auto"/>
    </style:style>
    <style:style style:family="table-cell" style:name="ce5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65">
      <style:text-properties/>
      <style:paragraph-properties/>
    </style:style>
    <style:style style:family="text" style:name="T358">
      <style:text-properties fo:color="#000000" fo:font-style="italic" style:text-underline-type="none" style:text-underline-width="auto"/>
    </style:style>
    <style:style style:family="table-cell" style:name="ce52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66">
      <style:text-properties/>
      <style:paragraph-properties/>
    </style:style>
    <style:style style:family="text" style:name="T359">
      <style:text-properties fo:color="#000000" fo:font-style="italic" style:text-underline-type="none" style:text-underline-width="auto"/>
    </style:style>
    <style:style style:family="table-row" style:name="ro171">
      <style:table-row-properties/>
    </style:style>
    <style:style style:family="table-cell" style:name="ce52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67">
      <style:text-properties/>
      <style:paragraph-properties/>
    </style:style>
    <style:style style:family="text" style:name="T360">
      <style:text-properties fo:color="#000000" fo:font-style="italic" style:text-underline-type="none" style:text-underline-width="auto"/>
    </style:style>
    <style:style style:family="table-cell" style:name="ce52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68">
      <style:text-properties/>
      <style:paragraph-properties/>
    </style:style>
    <style:style style:family="text" style:name="T361">
      <style:text-properties fo:color="#000000" fo:font-style="italic" style:text-underline-type="none" style:text-underline-width="auto"/>
    </style:style>
    <style:style style:parent-style-name="600" style:family="paragraph" style:name="P769">
      <style:text-properties/>
      <style:paragraph-properties/>
    </style:style>
    <style:style style:family="text" style:name="T362">
      <style:text-properties fo:color="#000000" fo:font-style="italic" style:text-underline-type="none" style:text-underline-width="auto"/>
    </style:style>
    <style:style style:parent-style-name="600" style:family="paragraph" style:name="P770">
      <style:text-properties/>
      <style:paragraph-properties/>
    </style:style>
    <style:style style:family="text" style:name="T363">
      <style:text-properties fo:color="#000000" fo:font-style="italic" style:text-underline-type="none" style:text-underline-width="auto"/>
    </style:style>
    <style:style style:parent-style-name="600" style:family="paragraph" style:name="P771">
      <style:text-properties/>
      <style:paragraph-properties/>
    </style:style>
    <style:style style:family="text" style:name="T364">
      <style:text-properties fo:color="#000000" fo:font-style="italic" style:text-underline-type="none" style:text-underline-width="auto"/>
    </style:style>
    <style:style style:family="table" style:name="ta58">
      <style:table-properties style:width="17.51cm" fo:margin-left="0.0882cm" table:align="left"/>
    </style:style>
    <style:style style:family="table-column" style:name="co297">
      <style:table-column-properties style:column-width="3.016cm"/>
    </style:style>
    <style:style style:family="table-column" style:name="co298">
      <style:table-column-properties style:column-width="3.122cm"/>
    </style:style>
    <style:style style:family="table-column" style:name="co299">
      <style:table-column-properties style:column-width="3.096cm"/>
    </style:style>
    <style:style style:family="table-column" style:name="co300">
      <style:table-column-properties style:column-width="4.022cm"/>
    </style:style>
    <style:style style:family="table-column" style:name="co301">
      <style:table-column-properties style:column-width="4.249cm"/>
    </style:style>
    <style:style style:family="table-row" style:name="ro172">
      <style:table-row-properties/>
    </style:style>
    <style:style style:family="table-cell" style:name="ce52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72">
      <style:text-properties/>
      <style:paragraph-properties/>
    </style:style>
    <style:style style:family="text" style:name="T365">
      <style:text-properties fo:color="#000000" fo:font-style="italic" style:text-underline-type="none" style:text-underline-width="auto"/>
    </style:style>
    <style:style style:family="table-cell" style:name="ce526">
      <style:table-cell-properties style:direction="ltr" fo:border="0.00882cm solid #000000" fo:padding-top="0.09702cm" fo:padding-bottom="0.09702cm" fo:padding-left="0.09702cm" fo:padding-right="0.09702cm" fo:wrap-option="wrap"/>
    </style:style>
    <style:style style:parent-style-name="600" style:family="paragraph" style:name="P773">
      <style:text-properties/>
      <style:paragraph-properties/>
    </style:style>
    <style:style style:family="text" style:name="T366">
      <style:text-properties fo:color="#000000" fo:font-family="NKYFAL+CMTI10" fo:font-size="11pt" fo:font-style="italic" style:text-underline-type="none" style:text-underline-width="auto" fo:font-weight="normal"/>
    </style:style>
    <style:style style:family="table-row" style:name="ro173">
      <style:table-row-properties/>
    </style:style>
    <style:style style:family="table-cell" style:name="ce52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74">
      <style:text-properties/>
      <style:paragraph-properties/>
    </style:style>
    <style:style style:family="text" style:name="T367">
      <style:text-properties fo:color="#000000" fo:font-style="italic" style:text-underline-type="none" style:text-underline-width="auto"/>
    </style:style>
    <style:style style:family="table-cell" style:name="ce52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75">
      <style:text-properties/>
      <style:paragraph-properties/>
    </style:style>
    <style:style style:family="text" style:name="T368">
      <style:text-properties fo:color="#000000" fo:font-style="italic" style:text-underline-type="none" style:text-underline-width="auto"/>
    </style:style>
    <style:style style:family="table-cell" style:name="ce52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76">
      <style:text-properties/>
      <style:paragraph-properties/>
    </style:style>
    <style:style style:family="text" style:name="T369">
      <style:text-properties fo:color="#000000" fo:font-style="italic" style:text-underline-type="none" style:text-underline-width="auto"/>
    </style:style>
    <style:style style:family="table-cell" style:name="ce53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77">
      <style:text-properties/>
      <style:paragraph-properties/>
    </style:style>
    <style:style style:family="text" style:name="T370">
      <style:text-properties fo:color="#000000" fo:font-style="italic" style:text-underline-type="none" style:text-underline-width="auto"/>
    </style:style>
    <style:style style:family="table-cell" style:name="ce53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78">
      <style:text-properties/>
      <style:paragraph-properties/>
    </style:style>
    <style:style style:family="text" style:name="T371">
      <style:text-properties fo:color="#000000" fo:font-style="italic" style:text-underline-type="none" style:text-underline-width="auto"/>
    </style:style>
    <style:style style:family="table-row" style:name="ro174">
      <style:table-row-properties/>
    </style:style>
    <style:style style:family="table-cell" style:name="ce53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79">
      <style:text-properties/>
      <style:paragraph-properties/>
    </style:style>
    <style:style style:family="text" style:name="T372">
      <style:text-properties fo:color="#000000" fo:font-style="italic" style:text-underline-type="none" style:text-underline-width="auto"/>
    </style:style>
    <style:style style:family="table-cell" style:name="ce53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80">
      <style:text-properties/>
      <style:paragraph-properties/>
    </style:style>
    <style:style style:family="text" style:name="T373">
      <style:text-properties fo:color="#000000" fo:font-style="italic" style:text-underline-type="none" style:text-underline-width="auto"/>
    </style:style>
    <style:style style:parent-style-name="600" style:family="paragraph" style:name="P781">
      <style:text-properties/>
      <style:paragraph-properties/>
    </style:style>
    <style:style style:family="text" style:name="T374">
      <style:text-properties fo:color="#000000" fo:font-style="italic" style:text-underline-type="none" style:text-underline-width="auto"/>
    </style:style>
    <style:style style:parent-style-name="600" style:family="paragraph" style:name="P782">
      <style:text-properties/>
      <style:paragraph-properties/>
    </style:style>
    <style:style style:family="text" style:name="T375">
      <style:text-properties fo:color="#000000" fo:font-style="italic" style:text-underline-type="none" style:text-underline-width="auto"/>
    </style:style>
    <style:style style:parent-style-name="600" style:family="paragraph" style:name="P783">
      <style:text-properties/>
      <style:paragraph-properties/>
    </style:style>
    <style:style style:family="text" style:name="T376">
      <style:text-properties fo:color="#000000" fo:font-style="italic" style:text-underline-type="none" style:text-underline-width="auto"/>
    </style:style>
    <style:style style:family="table" style:name="ta59">
      <style:table-properties style:width="17.51cm" fo:margin-left="0.0882cm" table:align="left"/>
    </style:style>
    <style:style style:family="table-column" style:name="co302">
      <style:table-column-properties style:column-width="3.016cm"/>
    </style:style>
    <style:style style:family="table-column" style:name="co303">
      <style:table-column-properties style:column-width="3.122cm"/>
    </style:style>
    <style:style style:family="table-column" style:name="co304">
      <style:table-column-properties style:column-width="3.096cm"/>
    </style:style>
    <style:style style:family="table-column" style:name="co305">
      <style:table-column-properties style:column-width="4.022cm"/>
    </style:style>
    <style:style style:family="table-column" style:name="co306">
      <style:table-column-properties style:column-width="4.249cm"/>
    </style:style>
    <style:style style:family="table-row" style:name="ro175">
      <style:table-row-properties/>
    </style:style>
    <style:style style:family="table-cell" style:name="ce53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84">
      <style:text-properties/>
      <style:paragraph-properties/>
    </style:style>
    <style:style style:family="text" style:name="T377">
      <style:text-properties fo:color="#000000" fo:font-style="italic" style:text-underline-type="none" style:text-underline-width="auto"/>
    </style:style>
    <style:style style:family="table-cell" style:name="ce535">
      <style:table-cell-properties style:direction="ltr" fo:border="0.00882cm solid #000000" fo:padding-top="0.09702cm" fo:padding-bottom="0.09702cm" fo:padding-left="0.09702cm" fo:padding-right="0.09702cm" fo:wrap-option="wrap"/>
    </style:style>
    <style:style style:parent-style-name="600" style:family="paragraph" style:name="P785">
      <style:text-properties/>
      <style:paragraph-properties/>
    </style:style>
    <style:style style:family="text" style:name="T378">
      <style:text-properties fo:color="#000000" fo:font-family="NKYFAL+CMTI10" fo:font-size="11pt" fo:font-style="italic" style:text-underline-type="none" style:text-underline-width="auto" fo:font-weight="normal"/>
    </style:style>
    <style:style style:family="table-row" style:name="ro176">
      <style:table-row-properties/>
    </style:style>
    <style:style style:family="table-cell" style:name="ce53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86">
      <style:text-properties/>
      <style:paragraph-properties/>
    </style:style>
    <style:style style:family="text" style:name="T379">
      <style:text-properties fo:color="#000000" fo:font-style="italic" style:text-underline-type="none" style:text-underline-width="auto"/>
    </style:style>
    <style:style style:family="table-cell" style:name="ce53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87">
      <style:text-properties/>
      <style:paragraph-properties/>
    </style:style>
    <style:style style:family="text" style:name="T380">
      <style:text-properties fo:color="#000000" fo:font-style="italic" style:text-underline-type="none" style:text-underline-width="auto"/>
    </style:style>
    <style:style style:family="table-cell" style:name="ce53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88">
      <style:text-properties/>
      <style:paragraph-properties/>
    </style:style>
    <style:style style:family="text" style:name="T381">
      <style:text-properties fo:color="#000000" fo:font-style="italic" style:text-underline-type="none" style:text-underline-width="auto"/>
    </style:style>
    <style:style style:family="table-cell" style:name="ce53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89">
      <style:text-properties/>
      <style:paragraph-properties/>
    </style:style>
    <style:style style:family="text" style:name="T382">
      <style:text-properties fo:color="#000000" fo:font-style="italic" style:text-underline-type="none" style:text-underline-width="auto"/>
    </style:style>
    <style:style style:family="table-cell" style:name="ce54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90">
      <style:text-properties/>
      <style:paragraph-properties/>
    </style:style>
    <style:style style:family="text" style:name="T383">
      <style:text-properties fo:color="#000000" fo:font-style="italic" style:text-underline-type="none" style:text-underline-width="auto"/>
    </style:style>
    <style:style style:family="table-row" style:name="ro177">
      <style:table-row-properties/>
    </style:style>
    <style:style style:family="table-cell" style:name="ce54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91">
      <style:text-properties/>
      <style:paragraph-properties/>
    </style:style>
    <style:style style:family="text" style:name="T384">
      <style:text-properties fo:color="#000000" fo:font-style="italic" style:text-underline-type="none" style:text-underline-width="auto"/>
    </style:style>
    <style:style style:family="table-cell" style:name="ce54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792">
      <style:text-properties/>
      <style:paragraph-properties/>
    </style:style>
    <style:style style:family="text" style:name="T385">
      <style:text-properties fo:color="#000000" fo:font-style="italic" style:text-underline-type="none" style:text-underline-width="auto"/>
    </style:style>
    <style:style style:parent-style-name="600" style:family="paragraph" style:name="P793">
      <style:text-properties/>
      <style:paragraph-properties/>
    </style:style>
    <style:style style:family="text" style:name="T386">
      <style:text-properties fo:color="#000000" fo:font-style="italic" style:text-underline-type="none" style:text-underline-width="auto"/>
    </style:style>
    <style:style style:parent-style-name="600" style:family="paragraph" style:name="P794">
      <style:text-properties/>
      <style:paragraph-properties/>
    </style:style>
    <style:style style:family="text" style:name="T387">
      <style:text-properties fo:color="#000000" fo:font-style="italic" style:text-underline-type="none" style:text-underline-width="auto"/>
    </style:style>
    <style:style style:parent-style-name="600" style:family="paragraph" style:name="P795">
      <style:text-properties/>
      <style:paragraph-properties/>
    </style:style>
    <style:style style:family="text" style:name="T388">
      <style:text-properties fo:color="#000000" fo:font-style="italic" style:text-underline-type="none" style:text-underline-width="auto"/>
    </style:style>
    <style:style style:family="table" style:name="ta60">
      <style:table-properties style:width="17.51cm" fo:margin-left="0.0882cm" table:align="left"/>
    </style:style>
    <style:style style:family="table-column" style:name="co307">
      <style:table-column-properties style:column-width="3.016cm"/>
    </style:style>
    <style:style style:family="table-column" style:name="co308">
      <style:table-column-properties style:column-width="3.122cm"/>
    </style:style>
    <style:style style:family="table-column" style:name="co309">
      <style:table-column-properties style:column-width="3.096cm"/>
    </style:style>
    <style:style style:family="table-column" style:name="co310">
      <style:table-column-properties style:column-width="4.022cm"/>
    </style:style>
    <style:style style:family="table-column" style:name="co311">
      <style:table-column-properties style:column-width="4.249cm"/>
    </style:style>
    <style:style style:family="table-row" style:name="ro178">
      <style:table-row-properties/>
    </style:style>
    <style:style style:family="table-cell" style:name="ce54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796">
      <style:text-properties/>
      <style:paragraph-properties/>
    </style:style>
    <style:style style:family="text" style:name="T389">
      <style:text-properties fo:color="#000000" fo:font-style="italic" style:text-underline-type="none" style:text-underline-width="auto"/>
    </style:style>
    <style:style style:family="table-cell" style:name="ce544">
      <style:table-cell-properties style:direction="ltr" fo:border="0.00882cm solid #000000" fo:padding-top="0.09702cm" fo:padding-bottom="0.09702cm" fo:padding-left="0.09702cm" fo:padding-right="0.09702cm" fo:wrap-option="wrap"/>
    </style:style>
    <style:style style:parent-style-name="600" style:family="paragraph" style:name="P797">
      <style:text-properties/>
      <style:paragraph-properties/>
    </style:style>
    <style:style style:family="text" style:name="T390">
      <style:text-properties fo:color="#000000" fo:font-family="NKYFAL+CMTI10" fo:font-size="11pt" fo:font-style="italic" style:text-underline-type="none" style:text-underline-width="auto" fo:font-weight="normal"/>
    </style:style>
    <style:style style:family="table-row" style:name="ro179">
      <style:table-row-properties/>
    </style:style>
    <style:style style:family="table-cell" style:name="ce54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98">
      <style:text-properties/>
      <style:paragraph-properties/>
    </style:style>
    <style:style style:family="text" style:name="T391">
      <style:text-properties fo:color="#000000" fo:font-style="italic" style:text-underline-type="none" style:text-underline-width="auto"/>
    </style:style>
    <style:style style:family="table-cell" style:name="ce54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799">
      <style:text-properties/>
      <style:paragraph-properties/>
    </style:style>
    <style:style style:family="text" style:name="T392">
      <style:text-properties fo:color="#000000" fo:font-style="italic" style:text-underline-type="none" style:text-underline-width="auto"/>
    </style:style>
    <style:style style:family="table-cell" style:name="ce54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00">
      <style:text-properties/>
      <style:paragraph-properties/>
    </style:style>
    <style:style style:family="text" style:name="T393">
      <style:text-properties fo:color="#000000" fo:font-style="italic" style:text-underline-type="none" style:text-underline-width="auto"/>
    </style:style>
    <style:style style:family="table-cell" style:name="ce54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01">
      <style:text-properties/>
      <style:paragraph-properties/>
    </style:style>
    <style:style style:family="text" style:name="T394">
      <style:text-properties fo:color="#000000" fo:font-style="italic" style:text-underline-type="none" style:text-underline-width="auto"/>
    </style:style>
    <style:style style:family="table-cell" style:name="ce54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02">
      <style:text-properties/>
      <style:paragraph-properties/>
    </style:style>
    <style:style style:family="text" style:name="T395">
      <style:text-properties fo:color="#000000" fo:font-style="italic" style:text-underline-type="none" style:text-underline-width="auto"/>
    </style:style>
    <style:style style:family="table-row" style:name="ro180">
      <style:table-row-properties/>
    </style:style>
    <style:style style:family="table-cell" style:name="ce55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03">
      <style:text-properties/>
      <style:paragraph-properties/>
    </style:style>
    <style:style style:family="text" style:name="T396">
      <style:text-properties fo:color="#000000" fo:font-style="italic" style:text-underline-type="none" style:text-underline-width="auto"/>
    </style:style>
    <style:style style:family="table-cell" style:name="ce55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04">
      <style:text-properties/>
      <style:paragraph-properties/>
    </style:style>
    <style:style style:family="text" style:name="T397">
      <style:text-properties fo:color="#000000" fo:font-style="italic" style:text-underline-type="none" style:text-underline-width="auto"/>
    </style:style>
    <style:style style:parent-style-name="600" style:family="paragraph" style:name="P805">
      <style:text-properties/>
      <style:paragraph-properties/>
    </style:style>
    <style:style style:family="text" style:name="T398">
      <style:text-properties fo:color="#000000" fo:font-style="italic" style:text-underline-type="none" style:text-underline-width="auto"/>
    </style:style>
    <style:style style:parent-style-name="600" style:family="paragraph" style:name="P806">
      <style:text-properties/>
      <style:paragraph-properties/>
    </style:style>
    <style:style style:family="text" style:name="T399">
      <style:text-properties fo:color="#000000" fo:font-style="italic" style:text-underline-type="none" style:text-underline-width="auto"/>
    </style:style>
    <style:style style:parent-style-name="600" style:family="paragraph" style:name="P807">
      <style:text-properties/>
      <style:paragraph-properties/>
    </style:style>
    <style:style style:family="text" style:name="T400">
      <style:text-properties fo:color="#000000" fo:font-style="italic" style:text-underline-type="none" style:text-underline-width="auto"/>
    </style:style>
    <style:style style:family="table" style:name="ta61">
      <style:table-properties style:width="17.51cm" fo:margin-left="0.0882cm" table:align="left"/>
    </style:style>
    <style:style style:family="table-column" style:name="co312">
      <style:table-column-properties style:column-width="3.016cm"/>
    </style:style>
    <style:style style:family="table-column" style:name="co313">
      <style:table-column-properties style:column-width="3.122cm"/>
    </style:style>
    <style:style style:family="table-column" style:name="co314">
      <style:table-column-properties style:column-width="3.096cm"/>
    </style:style>
    <style:style style:family="table-column" style:name="co315">
      <style:table-column-properties style:column-width="4.022cm"/>
    </style:style>
    <style:style style:family="table-column" style:name="co316">
      <style:table-column-properties style:column-width="4.249cm"/>
    </style:style>
    <style:style style:family="table-row" style:name="ro181">
      <style:table-row-properties/>
    </style:style>
    <style:style style:family="table-cell" style:name="ce55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808">
      <style:text-properties/>
      <style:paragraph-properties/>
    </style:style>
    <style:style style:family="text" style:name="T401">
      <style:text-properties fo:color="#000000" fo:font-style="italic" style:text-underline-type="none" style:text-underline-width="auto"/>
    </style:style>
    <style:style style:family="table-cell" style:name="ce553">
      <style:table-cell-properties style:direction="ltr" fo:border="0.00882cm solid #000000" fo:padding-top="0.09702cm" fo:padding-bottom="0.09702cm" fo:padding-left="0.09702cm" fo:padding-right="0.09702cm" fo:wrap-option="wrap"/>
    </style:style>
    <style:style style:parent-style-name="600" style:family="paragraph" style:name="P809">
      <style:text-properties/>
      <style:paragraph-properties/>
    </style:style>
    <style:style style:family="text" style:name="T402">
      <style:text-properties fo:color="#000000" fo:font-family="NKYFAL+CMTI10" fo:font-size="11pt" fo:font-style="italic" style:text-underline-type="none" style:text-underline-width="auto" fo:font-weight="normal"/>
    </style:style>
    <style:style style:family="table-row" style:name="ro182">
      <style:table-row-properties/>
    </style:style>
    <style:style style:family="table-cell" style:name="ce55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10">
      <style:text-properties/>
      <style:paragraph-properties/>
    </style:style>
    <style:style style:family="text" style:name="T403">
      <style:text-properties fo:color="#000000" fo:font-style="italic" style:text-underline-type="none" style:text-underline-width="auto"/>
    </style:style>
    <style:style style:family="table-cell" style:name="ce55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11">
      <style:text-properties/>
      <style:paragraph-properties/>
    </style:style>
    <style:style style:family="text" style:name="T404">
      <style:text-properties fo:color="#000000" fo:font-style="italic" style:text-underline-type="none" style:text-underline-width="auto"/>
    </style:style>
    <style:style style:family="table-cell" style:name="ce55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12">
      <style:text-properties/>
      <style:paragraph-properties/>
    </style:style>
    <style:style style:family="text" style:name="T405">
      <style:text-properties fo:color="#000000" fo:font-style="italic" style:text-underline-type="none" style:text-underline-width="auto"/>
    </style:style>
    <style:style style:family="table-cell" style:name="ce55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13">
      <style:text-properties/>
      <style:paragraph-properties/>
    </style:style>
    <style:style style:family="text" style:name="T406">
      <style:text-properties fo:color="#000000" fo:font-style="italic" style:text-underline-type="none" style:text-underline-width="auto"/>
    </style:style>
    <style:style style:family="table-cell" style:name="ce55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14">
      <style:text-properties/>
      <style:paragraph-properties/>
    </style:style>
    <style:style style:family="text" style:name="T407">
      <style:text-properties fo:color="#000000" fo:font-style="italic" style:text-underline-type="none" style:text-underline-width="auto"/>
    </style:style>
    <style:style style:family="table-row" style:name="ro183">
      <style:table-row-properties/>
    </style:style>
    <style:style style:family="table-cell" style:name="ce55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15">
      <style:text-properties/>
      <style:paragraph-properties/>
    </style:style>
    <style:style style:family="text" style:name="T408">
      <style:text-properties fo:color="#000000" fo:font-style="italic" style:text-underline-type="none" style:text-underline-width="auto"/>
    </style:style>
    <style:style style:family="table-cell" style:name="ce56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16">
      <style:text-properties/>
      <style:paragraph-properties/>
    </style:style>
    <style:style style:family="text" style:name="T409">
      <style:text-properties fo:color="#000000" fo:font-style="italic" style:text-underline-type="none" style:text-underline-width="auto"/>
    </style:style>
    <style:style style:parent-style-name="600" style:family="paragraph" style:name="P817">
      <style:text-properties/>
      <style:paragraph-properties/>
    </style:style>
    <style:style style:family="text" style:name="T410">
      <style:text-properties fo:color="#000000" fo:font-style="italic" style:text-underline-type="none" style:text-underline-width="auto"/>
    </style:style>
    <style:style style:parent-style-name="600" style:family="paragraph" style:name="P818">
      <style:text-properties/>
      <style:paragraph-properties/>
    </style:style>
    <style:style style:family="text" style:name="T411">
      <style:text-properties fo:color="#000000" fo:font-style="italic" style:text-underline-type="none" style:text-underline-width="auto"/>
    </style:style>
    <style:style style:parent-style-name="600" style:family="paragraph" style:name="P819">
      <style:text-properties/>
      <style:paragraph-properties/>
    </style:style>
    <style:style style:family="text" style:name="T412">
      <style:text-properties fo:color="#000000" fo:font-style="italic" style:text-underline-type="none" style:text-underline-width="auto"/>
    </style:style>
    <style:style style:family="table" style:name="ta62">
      <style:table-properties style:width="17.51cm" fo:margin-left="0.0882cm" table:align="left"/>
    </style:style>
    <style:style style:family="table-column" style:name="co317">
      <style:table-column-properties style:column-width="3.016cm"/>
    </style:style>
    <style:style style:family="table-column" style:name="co318">
      <style:table-column-properties style:column-width="3.122cm"/>
    </style:style>
    <style:style style:family="table-column" style:name="co319">
      <style:table-column-properties style:column-width="3.096cm"/>
    </style:style>
    <style:style style:family="table-column" style:name="co320">
      <style:table-column-properties style:column-width="4.022cm"/>
    </style:style>
    <style:style style:family="table-column" style:name="co321">
      <style:table-column-properties style:column-width="4.249cm"/>
    </style:style>
    <style:style style:family="table-row" style:name="ro184">
      <style:table-row-properties/>
    </style:style>
    <style:style style:family="table-cell" style:name="ce56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820">
      <style:text-properties/>
      <style:paragraph-properties/>
    </style:style>
    <style:style style:family="text" style:name="T413">
      <style:text-properties fo:color="#000000" fo:font-style="italic" style:text-underline-type="none" style:text-underline-width="auto"/>
    </style:style>
    <style:style style:family="table-cell" style:name="ce562">
      <style:table-cell-properties style:direction="ltr" fo:border="0.00882cm solid #000000" fo:padding-top="0.09702cm" fo:padding-bottom="0.09702cm" fo:padding-left="0.09702cm" fo:padding-right="0.09702cm" fo:wrap-option="wrap"/>
    </style:style>
    <style:style style:parent-style-name="600" style:family="paragraph" style:name="P821">
      <style:text-properties/>
      <style:paragraph-properties/>
    </style:style>
    <style:style style:family="text" style:name="T414">
      <style:text-properties fo:color="#000000" fo:font-family="NKYFAL+CMTI10" fo:font-size="11pt" fo:font-style="italic" style:text-underline-type="none" style:text-underline-width="auto" fo:font-weight="normal"/>
    </style:style>
    <style:style style:family="table-row" style:name="ro185">
      <style:table-row-properties/>
    </style:style>
    <style:style style:family="table-cell" style:name="ce56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22">
      <style:text-properties/>
      <style:paragraph-properties/>
    </style:style>
    <style:style style:family="text" style:name="T415">
      <style:text-properties fo:color="#000000" fo:font-style="italic" style:text-underline-type="none" style:text-underline-width="auto"/>
    </style:style>
    <style:style style:family="table-cell" style:name="ce56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23">
      <style:text-properties/>
      <style:paragraph-properties/>
    </style:style>
    <style:style style:family="text" style:name="T416">
      <style:text-properties fo:color="#000000" fo:font-style="italic" style:text-underline-type="none" style:text-underline-width="auto"/>
    </style:style>
    <style:style style:family="table-cell" style:name="ce56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24">
      <style:text-properties/>
      <style:paragraph-properties/>
    </style:style>
    <style:style style:family="text" style:name="T417">
      <style:text-properties fo:color="#000000" fo:font-style="italic" style:text-underline-type="none" style:text-underline-width="auto"/>
    </style:style>
    <style:style style:family="table-cell" style:name="ce56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25">
      <style:text-properties/>
      <style:paragraph-properties/>
    </style:style>
    <style:style style:family="text" style:name="T418">
      <style:text-properties fo:color="#000000" fo:font-style="italic" style:text-underline-type="none" style:text-underline-width="auto"/>
    </style:style>
    <style:style style:family="table-cell" style:name="ce56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26">
      <style:text-properties/>
      <style:paragraph-properties/>
    </style:style>
    <style:style style:family="text" style:name="T419">
      <style:text-properties fo:color="#000000" fo:font-style="italic" style:text-underline-type="none" style:text-underline-width="auto"/>
    </style:style>
    <style:style style:family="table-row" style:name="ro186">
      <style:table-row-properties style:min-row-height="0.8132cm"/>
    </style:style>
    <style:style style:family="table-cell" style:name="ce56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27">
      <style:text-properties/>
      <style:paragraph-properties/>
    </style:style>
    <style:style style:family="text" style:name="T420">
      <style:text-properties fo:color="#000000" fo:font-style="italic" style:text-underline-type="none" style:text-underline-width="auto"/>
    </style:style>
    <style:style style:family="table-cell" style:name="ce56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28">
      <style:text-properties/>
      <style:paragraph-properties/>
    </style:style>
    <style:style style:family="text" style:name="T421">
      <style:text-properties fo:color="#000000" fo:font-style="italic" style:text-underline-type="none" style:text-underline-width="auto"/>
    </style:style>
    <style:style style:parent-style-name="600" style:family="paragraph" style:name="P829">
      <style:text-properties/>
      <style:paragraph-properties/>
    </style:style>
    <style:style style:family="text" style:name="T422">
      <style:text-properties fo:color="#000000" fo:font-style="italic" style:text-underline-type="none" style:text-underline-width="auto"/>
    </style:style>
    <style:style style:parent-style-name="600" style:family="paragraph" style:name="P830">
      <style:text-properties/>
      <style:paragraph-properties/>
    </style:style>
    <style:style style:family="text" style:name="T423">
      <style:text-properties fo:color="#000000" fo:font-style="italic" style:text-underline-type="none" style:text-underline-width="auto"/>
    </style:style>
    <style:style style:parent-style-name="600" style:family="paragraph" style:name="P831">
      <style:text-properties/>
      <style:paragraph-properties/>
    </style:style>
    <style:style style:family="text" style:name="T424">
      <style:text-properties fo:color="#000000" fo:font-style="italic" style:text-underline-type="none" style:text-underline-width="auto"/>
    </style:style>
    <style:style style:family="table" style:name="ta63">
      <style:table-properties style:width="17.51cm" fo:margin-left="0.0882cm" table:align="left"/>
    </style:style>
    <style:style style:family="table-column" style:name="co322">
      <style:table-column-properties style:column-width="3.016cm"/>
    </style:style>
    <style:style style:family="table-column" style:name="co323">
      <style:table-column-properties style:column-width="3.122cm"/>
    </style:style>
    <style:style style:family="table-column" style:name="co324">
      <style:table-column-properties style:column-width="3.096cm"/>
    </style:style>
    <style:style style:family="table-column" style:name="co325">
      <style:table-column-properties style:column-width="4.022cm"/>
    </style:style>
    <style:style style:family="table-column" style:name="co326">
      <style:table-column-properties style:column-width="4.249cm"/>
    </style:style>
    <style:style style:family="table-row" style:name="ro187">
      <style:table-row-properties/>
    </style:style>
    <style:style style:family="table-cell" style:name="ce57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832">
      <style:text-properties/>
      <style:paragraph-properties/>
    </style:style>
    <style:style style:family="text" style:name="T425">
      <style:text-properties fo:color="#000000" fo:font-style="italic" style:text-underline-type="none" style:text-underline-width="auto"/>
    </style:style>
    <style:style style:family="table-cell" style:name="ce571">
      <style:table-cell-properties style:direction="ltr" fo:border="0.00882cm solid #000000" fo:padding-top="0.09702cm" fo:padding-bottom="0.09702cm" fo:padding-left="0.09702cm" fo:padding-right="0.09702cm" fo:wrap-option="wrap"/>
    </style:style>
    <style:style style:parent-style-name="600" style:family="paragraph" style:name="P833">
      <style:text-properties/>
      <style:paragraph-properties/>
    </style:style>
    <style:style style:family="text" style:name="T426">
      <style:text-properties fo:color="#000000" fo:font-family="NKYFAL+CMTI10" fo:font-size="11pt" fo:font-style="italic" style:text-underline-type="none" style:text-underline-width="auto" fo:font-weight="normal"/>
    </style:style>
    <style:style style:family="table-row" style:name="ro188">
      <style:table-row-properties/>
    </style:style>
    <style:style style:family="table-cell" style:name="ce57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34">
      <style:text-properties/>
      <style:paragraph-properties/>
    </style:style>
    <style:style style:family="text" style:name="T427">
      <style:text-properties fo:color="#000000" fo:font-style="italic" style:text-underline-type="none" style:text-underline-width="auto"/>
    </style:style>
    <style:style style:family="table-cell" style:name="ce57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35">
      <style:text-properties/>
      <style:paragraph-properties/>
    </style:style>
    <style:style style:family="text" style:name="T428">
      <style:text-properties fo:color="#000000" fo:font-style="italic" style:text-underline-type="none" style:text-underline-width="auto"/>
    </style:style>
    <style:style style:family="table-cell" style:name="ce57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36">
      <style:text-properties/>
      <style:paragraph-properties/>
    </style:style>
    <style:style style:family="text" style:name="T429">
      <style:text-properties fo:color="#000000" fo:font-style="italic" style:text-underline-type="none" style:text-underline-width="auto"/>
    </style:style>
    <style:style style:family="table-cell" style:name="ce57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37">
      <style:text-properties/>
      <style:paragraph-properties/>
    </style:style>
    <style:style style:family="text" style:name="T430">
      <style:text-properties fo:color="#000000" fo:font-style="italic" style:text-underline-type="none" style:text-underline-width="auto"/>
    </style:style>
    <style:style style:family="table-cell" style:name="ce57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38">
      <style:text-properties/>
      <style:paragraph-properties/>
    </style:style>
    <style:style style:family="text" style:name="T431">
      <style:text-properties fo:color="#000000" fo:font-style="italic" style:text-underline-type="none" style:text-underline-width="auto"/>
    </style:style>
    <style:style style:family="table-row" style:name="ro189">
      <style:table-row-properties/>
    </style:style>
    <style:style style:family="table-cell" style:name="ce57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39">
      <style:text-properties/>
      <style:paragraph-properties/>
    </style:style>
    <style:style style:family="text" style:name="T432">
      <style:text-properties fo:color="#000000" fo:font-style="italic" style:text-underline-type="none" style:text-underline-width="auto"/>
    </style:style>
    <style:style style:family="table-cell" style:name="ce57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40">
      <style:text-properties/>
      <style:paragraph-properties/>
    </style:style>
    <style:style style:family="text" style:name="T433">
      <style:text-properties fo:color="#000000" fo:font-style="italic" style:text-underline-type="none" style:text-underline-width="auto"/>
    </style:style>
    <style:style style:parent-style-name="600" style:family="paragraph" style:name="P841">
      <style:text-properties/>
      <style:paragraph-properties/>
    </style:style>
    <style:style style:family="text" style:name="T434">
      <style:text-properties fo:color="#000000" fo:font-style="italic" style:text-underline-type="none" style:text-underline-width="auto"/>
    </style:style>
    <style:style style:parent-style-name="600" style:family="paragraph" style:name="P842">
      <style:text-properties/>
      <style:paragraph-properties/>
    </style:style>
    <style:style style:family="text" style:name="T435">
      <style:text-properties fo:color="#000000" fo:font-style="italic" style:text-underline-type="none" style:text-underline-width="auto"/>
    </style:style>
    <style:style style:parent-style-name="600" style:family="paragraph" style:name="P843">
      <style:text-properties/>
      <style:paragraph-properties/>
    </style:style>
    <style:style style:family="text" style:name="T436">
      <style:text-properties fo:color="#000000" fo:font-style="italic" style:text-underline-type="none" style:text-underline-width="auto"/>
    </style:style>
    <style:style style:parent-style-name="600" style:family="paragraph" style:name="P844">
      <style:text-properties/>
      <style:paragraph-properties/>
    </style:style>
    <style:style style:family="text" style:name="T437">
      <style:text-properties fo:color="#000000" fo:font-style="italic" style:text-underline-type="none" style:text-underline-width="auto"/>
    </style:style>
    <style:style style:parent-style-name="600" style:family="paragraph" style:name="P845">
      <style:text-properties/>
      <style:paragraph-properties/>
    </style:style>
    <style:style style:family="text" style:name="T438">
      <style:text-properties fo:color="#000000" fo:font-style="italic" style:text-underline-type="none" style:text-underline-width="auto"/>
    </style:style>
    <style:style style:family="table" style:name="ta64">
      <style:table-properties style:width="17.51cm" fo:margin-left="0.0882cm" table:align="left"/>
    </style:style>
    <style:style style:family="table-column" style:name="co327">
      <style:table-column-properties style:column-width="2.852cm"/>
    </style:style>
    <style:style style:family="table-column" style:name="co328">
      <style:table-column-properties style:column-width="2.057cm"/>
    </style:style>
    <style:style style:family="table-column" style:name="co329">
      <style:table-column-properties style:column-width="3.676cm"/>
    </style:style>
    <style:style style:family="table-column" style:name="co330">
      <style:table-column-properties style:column-width="3.322cm"/>
    </style:style>
    <style:style style:family="table-column" style:name="co331">
      <style:table-column-properties style:column-width="2.852cm"/>
    </style:style>
    <style:style style:family="table-column" style:name="co332">
      <style:table-column-properties style:column-width="2.747cm"/>
    </style:style>
    <style:style style:family="table-row" style:name="ro190">
      <style:table-row-properties/>
    </style:style>
    <style:style style:family="table-cell" style:name="ce57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846">
      <style:text-properties/>
      <style:paragraph-properties/>
    </style:style>
    <style:style style:family="text" style:name="T439">
      <style:text-properties fo:color="#000000" fo:font-style="italic" style:text-underline-type="none" style:text-underline-width="auto"/>
    </style:style>
    <style:style style:family="table-cell" style:name="ce580">
      <style:table-cell-properties style:direction="ltr" fo:border="0.00882cm solid #000000" fo:padding-top="0.09702cm" fo:padding-bottom="0.09702cm" fo:padding-left="0.09702cm" fo:padding-right="0.09702cm" fo:wrap-option="wrap"/>
    </style:style>
    <style:style style:parent-style-name="600" style:family="paragraph" style:name="P847">
      <style:text-properties/>
      <style:paragraph-properties/>
    </style:style>
    <style:style style:family="text" style:name="T440">
      <style:text-properties fo:color="#000000" fo:font-family="NKYFAL+CMTI10" fo:font-size="11pt" fo:font-style="italic" style:text-underline-type="none" style:text-underline-width="auto" fo:font-weight="normal"/>
    </style:style>
    <style:style style:family="table-row" style:name="ro191">
      <style:table-row-properties/>
    </style:style>
    <style:style style:family="table-cell" style:name="ce58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48">
      <style:text-properties/>
      <style:paragraph-properties/>
    </style:style>
    <style:style style:family="text" style:name="T441">
      <style:text-properties fo:color="#000000" fo:font-style="italic" style:text-underline-type="none" style:text-underline-width="auto"/>
    </style:style>
    <style:style style:family="table-cell" style:name="ce58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49">
      <style:text-properties/>
      <style:paragraph-properties/>
    </style:style>
    <style:style style:family="text" style:name="T442">
      <style:text-properties fo:color="#000000" fo:font-style="italic" style:text-underline-type="none" style:text-underline-width="auto"/>
    </style:style>
    <style:style style:family="table-cell" style:name="ce58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50">
      <style:text-properties/>
      <style:paragraph-properties/>
    </style:style>
    <style:style style:family="text" style:name="T443">
      <style:text-properties fo:color="#000000" fo:font-style="italic" style:text-underline-type="none" style:text-underline-width="auto"/>
    </style:style>
    <style:style style:family="table-cell" style:name="ce58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51">
      <style:text-properties/>
      <style:paragraph-properties/>
    </style:style>
    <style:style style:family="text" style:name="T444">
      <style:text-properties fo:color="#000000" fo:font-style="italic" style:text-underline-type="none" style:text-underline-width="auto"/>
    </style:style>
    <style:style style:family="table-cell" style:name="ce5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52">
      <style:text-properties/>
      <style:paragraph-properties/>
    </style:style>
    <style:style style:family="text" style:name="T445">
      <style:text-properties fo:color="#000000" fo:font-style="italic" style:text-underline-type="none" style:text-underline-width="auto"/>
    </style:style>
    <style:style style:family="table-cell" style:name="ce58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53">
      <style:text-properties/>
      <style:paragraph-properties/>
    </style:style>
    <style:style style:family="text" style:name="T446">
      <style:text-properties fo:color="#000000" fo:font-style="italic" style:text-underline-type="none" style:text-underline-width="auto"/>
    </style:style>
    <style:style style:family="table-row" style:name="ro192">
      <style:table-row-properties/>
    </style:style>
    <style:style style:family="table-cell" style:name="ce58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54">
      <style:text-properties/>
      <style:paragraph-properties/>
    </style:style>
    <style:style style:family="text" style:name="T447">
      <style:text-properties fo:color="#000000" fo:font-style="italic" style:text-underline-type="none" style:text-underline-width="auto"/>
    </style:style>
    <style:style style:family="table-cell" style:name="ce58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55">
      <style:text-properties/>
      <style:paragraph-properties/>
    </style:style>
    <style:style style:family="text" style:name="T448">
      <style:text-properties fo:color="#000000" fo:font-style="italic" style:text-underline-type="none" style:text-underline-width="auto"/>
    </style:style>
    <style:style style:parent-style-name="600" style:family="paragraph" style:name="P856">
      <style:text-properties/>
      <style:paragraph-properties/>
    </style:style>
    <style:style style:family="text" style:name="T449">
      <style:text-properties fo:color="#000000" fo:font-style="italic" style:text-underline-type="none" style:text-underline-width="auto"/>
    </style:style>
    <style:style style:parent-style-name="600" style:family="paragraph" style:name="P857">
      <style:text-properties/>
      <style:paragraph-properties/>
    </style:style>
    <style:style style:family="text" style:name="T450">
      <style:text-properties fo:color="#000000" fo:font-style="italic" style:text-underline-type="none" style:text-underline-width="auto"/>
    </style:style>
    <style:style style:parent-style-name="600" style:family="paragraph" style:name="P858">
      <style:text-properties/>
      <style:paragraph-properties/>
    </style:style>
    <style:style style:family="text" style:name="T451">
      <style:text-properties fo:color="#000000" fo:font-style="italic" style:text-underline-type="none" style:text-underline-width="auto"/>
    </style:style>
    <style:style style:family="table" style:name="ta65">
      <style:table-properties style:width="17.51cm" fo:margin-left="0.0882cm" table:align="left"/>
    </style:style>
    <style:style style:family="table-column" style:name="co333">
      <style:table-column-properties style:column-width="1.847cm"/>
    </style:style>
    <style:style style:family="table-column" style:name="co334">
      <style:table-column-properties style:column-width="3.563cm"/>
    </style:style>
    <style:style style:family="table-column" style:name="co335">
      <style:table-column-properties style:column-width="2.528cm"/>
    </style:style>
    <style:style style:family="table-column" style:name="co336">
      <style:table-column-properties style:column-width="2.852cm"/>
    </style:style>
    <style:style style:family="table-column" style:name="co337">
      <style:table-column-properties style:column-width="2.625cm"/>
    </style:style>
    <style:style style:family="table-column" style:name="co338">
      <style:table-column-properties style:column-width="2.321cm"/>
    </style:style>
    <style:style style:family="table-column" style:name="co339">
      <style:table-column-properties style:column-width="1.771cm"/>
    </style:style>
    <style:style style:family="table-row" style:name="ro193">
      <style:table-row-properties/>
    </style:style>
    <style:style style:family="table-cell" style:name="ce58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859">
      <style:text-properties/>
      <style:paragraph-properties/>
    </style:style>
    <style:style style:family="text" style:name="T452">
      <style:text-properties fo:color="#000000" fo:font-style="italic" style:text-underline-type="none" style:text-underline-width="auto"/>
    </style:style>
    <style:style style:family="table-cell" style:name="ce590">
      <style:table-cell-properties style:direction="ltr" fo:border="0.00882cm solid #000000" fo:padding-top="0.09702cm" fo:padding-bottom="0.09702cm" fo:padding-left="0.09702cm" fo:padding-right="0.09702cm" fo:wrap-option="wrap"/>
    </style:style>
    <style:style style:parent-style-name="600" style:family="paragraph" style:name="P860">
      <style:text-properties/>
      <style:paragraph-properties/>
    </style:style>
    <style:style style:family="text" style:name="T453">
      <style:text-properties fo:color="#000000" fo:font-family="NKYFAL+CMTI10" fo:font-size="11pt" fo:font-style="italic" style:text-underline-type="none" style:text-underline-width="auto" fo:font-weight="normal"/>
    </style:style>
    <style:style style:family="table-row" style:name="ro194">
      <style:table-row-properties/>
    </style:style>
    <style:style style:family="table-cell" style:name="ce59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61">
      <style:text-properties/>
      <style:paragraph-properties/>
    </style:style>
    <style:style style:family="text" style:name="T454">
      <style:text-properties fo:color="#000000" fo:font-style="italic" style:text-underline-type="none" style:text-underline-width="auto"/>
    </style:style>
    <style:style style:family="table-cell" style:name="ce59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62">
      <style:text-properties/>
      <style:paragraph-properties/>
    </style:style>
    <style:style style:family="text" style:name="T455">
      <style:text-properties fo:color="#000000" fo:font-style="italic" style:text-underline-type="none" style:text-underline-width="auto"/>
    </style:style>
    <style:style style:family="table-cell" style:name="ce59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63">
      <style:text-properties/>
      <style:paragraph-properties/>
    </style:style>
    <style:style style:family="text" style:name="T456">
      <style:text-properties fo:color="#000000" fo:font-style="italic" style:text-underline-type="none" style:text-underline-width="auto"/>
    </style:style>
    <style:style style:family="table-cell" style:name="ce5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64">
      <style:text-properties/>
      <style:paragraph-properties/>
    </style:style>
    <style:style style:family="text" style:name="T457">
      <style:text-properties fo:color="#000000" fo:font-style="italic" style:text-underline-type="none" style:text-underline-width="auto"/>
    </style:style>
    <style:style style:family="table-cell" style:name="ce59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865">
      <style:text-properties/>
      <style:paragraph-properties/>
    </style:style>
    <style:style style:family="text" style:name="T458">
      <style:text-properties fo:color="#000000" fo:font-family="NKYFAL+CMTI10" fo:font-size="11pt" fo:font-style="italic" style:text-underline-type="none" style:text-underline-width="auto" fo:font-weight="normal"/>
    </style:style>
    <style:style style:family="table-cell" style:name="ce59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866">
      <style:text-properties/>
      <style:paragraph-properties/>
    </style:style>
    <style:style style:family="text" style:name="T459">
      <style:text-properties fo:color="#000000" fo:font-family="NKYFAL+CMTI10" fo:font-size="11pt" fo:font-style="italic" style:text-underline-type="none" style:text-underline-width="auto" fo:font-weight="normal"/>
    </style:style>
    <style:style style:family="text" style:name="T460">
      <style:text-properties fo:color="#000000" fo:font-family="NKYFAL+CMTI10" fo:font-size="11pt" fo:font-style="italic" style:text-underline-type="none" style:text-underline-width="auto" fo:font-weight="normal"/>
    </style:style>
    <style:style style:family="text" style:name="T461">
      <style:text-properties fo:color="#000000" fo:font-family="NKYFAL+CMTI10" fo:font-size="11pt" fo:font-style="italic" style:text-underline-type="none" style:text-underline-width="auto" fo:font-weight="normal"/>
    </style:style>
    <style:style style:family="table-cell" style:name="ce59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867">
      <style:text-properties/>
      <style:paragraph-properties/>
    </style:style>
    <style:style style:family="text" style:name="T462">
      <style:text-properties fo:color="#000000" fo:font-family="NKYFAL+CMTI10" fo:font-size="11pt" fo:font-style="italic" style:text-underline-type="none" style:text-underline-width="auto" fo:font-weight="normal"/>
    </style:style>
    <style:style style:family="text" style:name="T463">
      <style:text-properties fo:color="#000000" fo:font-family="NKYFAL+CMTI10" fo:font-size="11pt" fo:font-style="italic" style:text-underline-type="none" style:text-underline-width="auto" fo:font-weight="normal"/>
    </style:style>
    <style:style style:family="text" style:name="T464">
      <style:text-properties fo:color="#000000" fo:font-family="NKYFAL+CMTI10" fo:font-size="11pt" fo:font-style="italic" style:text-underline-type="none" style:text-underline-width="auto" fo:font-weight="normal"/>
    </style:style>
    <style:style style:family="text" style:name="T465">
      <style:text-properties fo:color="#000000" fo:font-family="NKYFAL+CMTI10" fo:font-size="11pt" fo:font-style="italic" style:text-underline-type="none" style:text-underline-width="auto" fo:font-weight="normal"/>
    </style:style>
    <style:style style:family="table-row" style:name="ro195">
      <style:table-row-properties/>
    </style:style>
    <style:style style:family="table-cell" style:name="ce59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68">
      <style:text-properties/>
      <style:paragraph-properties/>
    </style:style>
    <style:style style:family="text" style:name="T466">
      <style:text-properties fo:color="#000000" fo:font-style="italic" style:text-underline-type="none" style:text-underline-width="auto"/>
    </style:style>
    <style:style style:family="table-cell" style:name="ce59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69">
      <style:text-properties/>
      <style:paragraph-properties/>
    </style:style>
    <style:style style:family="text" style:name="T467">
      <style:text-properties fo:color="#000000" fo:font-style="italic" style:text-underline-type="none" style:text-underline-width="auto"/>
    </style:style>
    <style:style style:parent-style-name="600" style:family="paragraph" style:name="P870">
      <style:text-properties/>
      <style:paragraph-properties/>
    </style:style>
    <style:style style:family="text" style:name="T468">
      <style:text-properties fo:color="#000000" fo:font-style="italic" style:text-underline-type="none" style:text-underline-width="auto"/>
    </style:style>
    <style:style style:parent-style-name="600" style:family="paragraph" style:name="P871">
      <style:text-properties/>
      <style:paragraph-properties/>
    </style:style>
    <style:style style:family="text" style:name="T469">
      <style:text-properties fo:color="#000000" fo:font-style="italic" style:text-underline-type="single" style:text-underline-style="solid" style:text-underline-width="auto" style:text-underline-color="font-color"/>
    </style:style>
    <style:style style:parent-style-name="600" style:family="paragraph" style:name="P872">
      <style:text-properties/>
      <style:paragraph-properties/>
    </style:style>
    <style:style style:family="text" style:name="T470">
      <style:text-properties fo:color="#000000" fo:font-style="italic" style:text-underline-type="single" style:text-underline-style="solid" style:text-underline-width="auto" style:text-underline-color="font-color"/>
    </style:style>
    <style:style style:family="table" style:name="ta66">
      <style:table-properties style:width="17.51cm" fo:margin-left="0.0882cm" table:align="left"/>
    </style:style>
    <style:style style:family="table-column" style:name="co340">
      <style:table-column-properties style:column-width="2.528cm"/>
    </style:style>
    <style:style style:family="table-column" style:name="co341">
      <style:table-column-properties style:column-width="2.558cm"/>
    </style:style>
    <style:style style:family="table-column" style:name="co342">
      <style:table-column-properties style:column-width="2.852cm"/>
    </style:style>
    <style:style style:family="table-column" style:name="co343">
      <style:table-column-properties style:column-width="2.528cm"/>
    </style:style>
    <style:style style:family="table-column" style:name="co344">
      <style:table-column-properties style:column-width="2.558cm"/>
    </style:style>
    <style:style style:family="table-column" style:name="co345">
      <style:table-column-properties style:column-width="1.736cm"/>
    </style:style>
    <style:style style:family="table-column" style:name="co346">
      <style:table-column-properties style:column-width="2.747cm"/>
    </style:style>
    <style:style style:family="table-row" style:name="ro196">
      <style:table-row-properties/>
    </style:style>
    <style:style style:family="table-cell" style:name="ce60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873">
      <style:text-properties/>
      <style:paragraph-properties/>
    </style:style>
    <style:style style:family="text" style:name="T471">
      <style:text-properties fo:color="#000000" fo:font-style="italic" style:text-underline-type="none" style:text-underline-width="auto"/>
    </style:style>
    <style:style style:family="table-cell" style:name="ce601">
      <style:table-cell-properties style:direction="ltr" fo:border="0.00882cm solid #000000" fo:padding-top="0.09702cm" fo:padding-bottom="0.09702cm" fo:padding-left="0.09702cm" fo:padding-right="0.09702cm" fo:wrap-option="wrap"/>
    </style:style>
    <style:style style:parent-style-name="600" style:family="paragraph" style:name="P874">
      <style:text-properties/>
      <style:paragraph-properties/>
    </style:style>
    <style:style style:family="text" style:name="T472">
      <style:text-properties fo:color="#000000" fo:font-family="NKYFAL+CMTI10" fo:font-size="11pt" fo:font-style="italic" style:text-underline-type="none" style:text-underline-width="auto" fo:font-weight="normal"/>
    </style:style>
    <style:style style:family="table-row" style:name="ro197">
      <style:table-row-properties/>
    </style:style>
    <style:style style:family="table-cell" style:name="ce60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75">
      <style:text-properties/>
      <style:paragraph-properties/>
    </style:style>
    <style:style style:family="text" style:name="T473">
      <style:text-properties fo:color="#000000" fo:font-style="italic" style:text-underline-type="none" style:text-underline-width="auto"/>
    </style:style>
    <style:style style:family="table-cell" style:name="ce6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76">
      <style:text-properties/>
      <style:paragraph-properties/>
    </style:style>
    <style:style style:family="text" style:name="T474">
      <style:text-properties fo:color="#000000" fo:font-style="italic" style:text-underline-type="none" style:text-underline-width="auto"/>
    </style:style>
    <style:style style:family="table-cell" style:name="ce60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877">
      <style:text-properties/>
      <style:paragraph-properties/>
    </style:style>
    <style:style style:family="text" style:name="T475">
      <style:text-properties fo:color="#000000" fo:font-family="NKYFAL+CMTI10" fo:font-size="11pt" fo:font-style="italic" style:text-underline-type="none" style:text-underline-width="auto" fo:font-weight="normal"/>
    </style:style>
    <style:style style:family="table-cell" style:name="ce60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878">
      <style:text-properties/>
      <style:paragraph-properties/>
    </style:style>
    <style:style style:family="text" style:name="T476">
      <style:text-properties fo:color="#000000" fo:font-family="NKYFAL+CMTI10" fo:font-size="11pt" fo:font-style="italic" style:text-underline-type="none" style:text-underline-width="auto" fo:font-weight="normal"/>
    </style:style>
    <style:style style:family="table-cell" style:name="ce60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879">
      <style:text-properties/>
      <style:paragraph-properties/>
    </style:style>
    <style:style style:family="text" style:name="T477">
      <style:text-properties fo:color="#000000" fo:font-family="NKYFAL+CMTI10" fo:font-size="11pt" fo:font-style="italic" style:text-underline-type="none" style:text-underline-width="auto" fo:font-weight="normal"/>
    </style:style>
    <style:style style:family="table-cell" style:name="ce60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880">
      <style:text-properties/>
      <style:paragraph-properties/>
    </style:style>
    <style:style style:family="text" style:name="T478">
      <style:text-properties fo:color="#000000" fo:font-family="NKYFAL+CMTI10" fo:font-size="11pt" fo:font-style="italic" style:text-underline-type="none" style:text-underline-width="auto" fo:font-weight="normal"/>
    </style:style>
    <style:style style:family="table-cell" style:name="ce60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881">
      <style:text-properties/>
      <style:paragraph-properties/>
    </style:style>
    <style:style style:family="text" style:name="T479">
      <style:text-properties fo:color="#000000" fo:font-family="NKYFAL+CMTI10" fo:font-size="11pt" fo:font-style="italic" style:text-underline-type="none" style:text-underline-width="auto" fo:font-weight="normal"/>
    </style:style>
    <style:style style:family="table-row" style:name="ro198">
      <style:table-row-properties/>
    </style:style>
    <style:style style:family="table-cell" style:name="ce60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82">
      <style:text-properties/>
      <style:paragraph-properties/>
    </style:style>
    <style:style style:family="text" style:name="T480">
      <style:text-properties fo:color="#000000" fo:font-style="italic" style:text-underline-type="none" style:text-underline-width="auto"/>
    </style:style>
    <style:style style:family="table-cell" style:name="ce61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83">
      <style:text-properties/>
      <style:paragraph-properties/>
    </style:style>
    <style:style style:family="text" style:name="T481">
      <style:text-properties fo:color="#000000" fo:font-style="italic" style:text-underline-type="none" style:text-underline-width="auto"/>
    </style:style>
    <style:style style:parent-style-name="606" style:family="paragraph" style:name="P884">
      <style:text-properties/>
      <style:paragraph-properties/>
    </style:style>
    <style:style style:family="text" style:name="T482">
      <style:text-properties fo:color="#000000" fo:font-style="italic" style:text-underline-type="none" style:text-underline-width="auto"/>
    </style:style>
    <style:style style:parent-style-name="600" style:family="paragraph" style:name="P885">
      <style:paragraph-properties/>
    </style:style>
    <style:style style:parent-style-name="600" style:family="paragraph" style:name="P886">
      <style:paragraph-properties/>
    </style:style>
    <style:style style:parent-style-name="600" style:family="paragraph" style:name="P887">
      <style:paragraph-properties/>
    </style:style>
    <style:style style:family="table" style:name="ta67">
      <style:table-properties style:width="17.51cm" fo:margin-left="0.0882cm" table:align="left"/>
    </style:style>
    <style:style style:family="table-column" style:name="co347">
      <style:table-column-properties style:column-width="3.016cm"/>
    </style:style>
    <style:style style:family="table-column" style:name="co348">
      <style:table-column-properties style:column-width="3.122cm"/>
    </style:style>
    <style:style style:family="table-column" style:name="co349">
      <style:table-column-properties style:column-width="3.096cm"/>
    </style:style>
    <style:style style:family="table-column" style:name="co350">
      <style:table-column-properties style:column-width="4.022cm"/>
    </style:style>
    <style:style style:family="table-column" style:name="co351">
      <style:table-column-properties style:column-width="4.249cm"/>
    </style:style>
    <style:style style:family="table-row" style:name="ro199">
      <style:table-row-properties/>
    </style:style>
    <style:style style:family="table-cell" style:name="ce61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888">
      <style:text-properties/>
      <style:paragraph-properties/>
    </style:style>
    <style:style style:family="text" style:name="T483">
      <style:text-properties fo:color="#000000" fo:font-style="italic" style:text-underline-type="none" style:text-underline-width="auto"/>
    </style:style>
    <style:style style:family="table-cell" style:name="ce612">
      <style:table-cell-properties style:direction="ltr" fo:border="0.00882cm solid #000000" fo:padding-top="0.09702cm" fo:padding-bottom="0.09702cm" fo:padding-left="0.09702cm" fo:padding-right="0.09702cm" fo:wrap-option="wrap"/>
    </style:style>
    <style:style style:parent-style-name="600" style:family="paragraph" style:name="P889">
      <style:text-properties/>
      <style:paragraph-properties/>
    </style:style>
    <style:style style:family="text" style:name="T484">
      <style:text-properties fo:color="#000000" fo:font-family="NKYFAL+CMTI10" fo:font-size="11pt" fo:font-style="italic" style:text-underline-type="none" style:text-underline-width="auto" fo:font-weight="normal"/>
    </style:style>
    <style:style style:family="table-row" style:name="ro200">
      <style:table-row-properties/>
    </style:style>
    <style:style style:family="table-cell" style:name="ce61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90">
      <style:text-properties/>
      <style:paragraph-properties/>
    </style:style>
    <style:style style:family="text" style:name="T485">
      <style:text-properties fo:color="#000000" fo:font-style="italic" style:text-underline-type="none" style:text-underline-width="auto"/>
    </style:style>
    <style:style style:family="table-cell" style:name="ce61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91">
      <style:text-properties/>
      <style:paragraph-properties/>
    </style:style>
    <style:style style:family="text" style:name="T486">
      <style:text-properties fo:color="#000000" fo:font-style="italic" style:text-underline-type="none" style:text-underline-width="auto"/>
    </style:style>
    <style:style style:family="table-cell" style:name="ce61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892">
      <style:text-properties/>
      <style:paragraph-properties/>
    </style:style>
    <style:style style:family="text" style:name="T487">
      <style:text-properties fo:color="#000000" fo:font-family="NKYFAL+CMTI10" fo:font-size="11pt" fo:font-style="italic" style:text-underline-type="none" style:text-underline-width="auto" fo:font-weight="normal"/>
    </style:style>
    <style:style style:family="table-cell" style:name="ce6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93">
      <style:text-properties/>
      <style:paragraph-properties/>
    </style:style>
    <style:style style:family="text" style:name="T488">
      <style:text-properties fo:color="#000000" fo:font-style="italic" style:text-underline-type="none" style:text-underline-width="auto"/>
    </style:style>
    <style:style style:family="table-cell" style:name="ce61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94">
      <style:text-properties/>
      <style:paragraph-properties/>
    </style:style>
    <style:style style:family="text" style:name="T489">
      <style:text-properties fo:color="#000000" fo:font-style="italic" style:text-underline-type="none" style:text-underline-width="auto"/>
    </style:style>
    <style:style style:family="table-row" style:name="ro201">
      <style:table-row-properties/>
    </style:style>
    <style:style style:family="table-cell" style:name="ce61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895">
      <style:text-properties/>
      <style:paragraph-properties/>
    </style:style>
    <style:style style:family="text" style:name="T490">
      <style:text-properties fo:color="#000000" fo:font-style="italic" style:text-underline-type="none" style:text-underline-width="auto"/>
    </style:style>
    <style:style style:family="table-cell" style:name="ce61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896">
      <style:text-properties/>
      <style:paragraph-properties/>
    </style:style>
    <style:style style:family="text" style:name="T491">
      <style:text-properties fo:color="#000000" fo:font-style="italic" style:text-underline-type="none" style:text-underline-width="auto"/>
    </style:style>
    <style:style style:parent-style-name="600" style:family="paragraph" style:name="P897">
      <style:paragraph-properties/>
    </style:style>
    <style:style style:parent-style-name="600" style:family="paragraph" style:name="P898">
      <style:paragraph-properties/>
    </style:style>
    <style:style style:parent-style-name="600" style:family="paragraph" style:name="P899">
      <style:paragraph-properties/>
    </style:style>
    <style:style style:family="table" style:name="ta68">
      <style:table-properties style:width="17.51cm" fo:margin-left="0.0882cm" table:align="left"/>
    </style:style>
    <style:style style:family="table-column" style:name="co352">
      <style:table-column-properties style:column-width="3.016cm"/>
    </style:style>
    <style:style style:family="table-column" style:name="co353">
      <style:table-column-properties style:column-width="3.122cm"/>
    </style:style>
    <style:style style:family="table-column" style:name="co354">
      <style:table-column-properties style:column-width="3.096cm"/>
    </style:style>
    <style:style style:family="table-column" style:name="co355">
      <style:table-column-properties style:column-width="4.022cm"/>
    </style:style>
    <style:style style:family="table-column" style:name="co356">
      <style:table-column-properties style:column-width="4.249cm"/>
    </style:style>
    <style:style style:family="table-row" style:name="ro202">
      <style:table-row-properties/>
    </style:style>
    <style:style style:family="table-cell" style:name="ce62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00">
      <style:text-properties/>
      <style:paragraph-properties/>
    </style:style>
    <style:style style:family="text" style:name="T492">
      <style:text-properties fo:color="#000000" fo:font-style="italic" style:text-underline-type="none" style:text-underline-width="auto"/>
    </style:style>
    <style:style style:family="table-cell" style:name="ce621">
      <style:table-cell-properties style:direction="ltr" fo:border="0.00882cm solid #000000" fo:padding-top="0.09702cm" fo:padding-bottom="0.09702cm" fo:padding-left="0.09702cm" fo:padding-right="0.09702cm" fo:wrap-option="wrap"/>
    </style:style>
    <style:style style:parent-style-name="600" style:family="paragraph" style:name="P901">
      <style:text-properties/>
      <style:paragraph-properties/>
    </style:style>
    <style:style style:family="text" style:name="T493">
      <style:text-properties fo:color="#000000" fo:font-family="NKYFAL+CMTI10" fo:font-size="11pt" fo:font-style="italic" style:text-underline-type="none" style:text-underline-width="auto" fo:font-weight="normal"/>
    </style:style>
    <style:style style:family="table-row" style:name="ro203">
      <style:table-row-properties/>
    </style:style>
    <style:style style:family="table-cell" style:name="ce62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02">
      <style:text-properties/>
      <style:paragraph-properties/>
    </style:style>
    <style:style style:family="text" style:name="T494">
      <style:text-properties fo:color="#000000" fo:font-style="italic" style:text-underline-type="none" style:text-underline-width="auto"/>
    </style:style>
    <style:style style:family="table-cell" style:name="ce62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03">
      <style:text-properties/>
      <style:paragraph-properties/>
    </style:style>
    <style:style style:family="text" style:name="T495">
      <style:text-properties fo:color="#000000" fo:font-style="italic" style:text-underline-type="none" style:text-underline-width="auto"/>
    </style:style>
    <style:style style:family="table-cell" style:name="ce62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04">
      <style:text-properties/>
      <style:paragraph-properties/>
    </style:style>
    <style:style style:family="text" style:name="T496">
      <style:text-properties fo:color="#000000" fo:font-style="italic" style:text-underline-type="none" style:text-underline-width="auto"/>
    </style:style>
    <style:style style:family="table-cell" style:name="ce6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05">
      <style:text-properties/>
      <style:paragraph-properties/>
    </style:style>
    <style:style style:family="text" style:name="T497">
      <style:text-properties fo:color="#000000" fo:font-style="italic" style:text-underline-type="none" style:text-underline-width="auto"/>
    </style:style>
    <style:style style:family="table-cell" style:name="ce62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06">
      <style:text-properties/>
      <style:paragraph-properties/>
    </style:style>
    <style:style style:family="text" style:name="T498">
      <style:text-properties fo:color="#000000" fo:font-style="italic" style:text-underline-type="none" style:text-underline-width="auto"/>
    </style:style>
    <style:style style:family="table-row" style:name="ro204">
      <style:table-row-properties style:min-row-height="0.7462cm"/>
    </style:style>
    <style:style style:family="table-cell" style:name="ce62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07">
      <style:text-properties/>
      <style:paragraph-properties/>
    </style:style>
    <style:style style:family="text" style:name="T499">
      <style:text-properties fo:color="#000000" fo:font-style="italic" style:text-underline-type="none" style:text-underline-width="auto"/>
    </style:style>
    <style:style style:family="table-cell" style:name="ce62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08">
      <style:text-properties/>
      <style:paragraph-properties/>
    </style:style>
    <style:style style:family="text" style:name="T500">
      <style:text-properties fo:color="#000000" fo:font-style="italic" style:text-underline-type="none" style:text-underline-width="auto"/>
    </style:style>
    <style:style style:parent-style-name="600" style:family="paragraph" style:name="P909">
      <style:paragraph-properties/>
    </style:style>
    <style:style style:parent-style-name="600" style:family="paragraph" style:name="P910">
      <style:paragraph-properties/>
    </style:style>
    <style:style style:parent-style-name="600" style:family="paragraph" style:name="P911">
      <style:paragraph-properties/>
    </style:style>
    <style:style style:parent-style-name="600" style:family="paragraph" style:name="P912">
      <style:paragraph-properties/>
    </style:style>
    <style:style style:parent-style-name="600" style:family="paragraph" style:name="P913">
      <style:paragraph-properties/>
    </style:style>
    <style:style style:parent-style-name="600" style:family="paragraph" style:name="P914">
      <style:paragraph-properties/>
    </style:style>
    <style:style style:parent-style-name="600" style:family="paragraph" style:name="P915">
      <style:paragraph-properties/>
    </style:style>
    <style:style style:parent-style-name="600" style:family="paragraph" style:name="P916">
      <style:paragraph-properties/>
    </style:style>
    <style:style style:family="table" style:name="ta69">
      <style:table-properties style:width="17.51cm" fo:margin-left="0.0882cm" table:align="left"/>
    </style:style>
    <style:style style:family="table-column" style:name="co357">
      <style:table-column-properties style:column-width="3.016cm"/>
    </style:style>
    <style:style style:family="table-column" style:name="co358">
      <style:table-column-properties style:column-width="3.122cm"/>
    </style:style>
    <style:style style:family="table-column" style:name="co359">
      <style:table-column-properties style:column-width="3.096cm"/>
    </style:style>
    <style:style style:family="table-column" style:name="co360">
      <style:table-column-properties style:column-width="4.022cm"/>
    </style:style>
    <style:style style:family="table-column" style:name="co361">
      <style:table-column-properties style:column-width="4.249cm"/>
    </style:style>
    <style:style style:family="table-row" style:name="ro205">
      <style:table-row-properties/>
    </style:style>
    <style:style style:family="table-cell" style:name="ce62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17">
      <style:text-properties/>
      <style:paragraph-properties/>
    </style:style>
    <style:style style:family="text" style:name="T501">
      <style:text-properties fo:color="#000000" fo:font-style="italic" style:text-underline-type="none" style:text-underline-width="auto"/>
    </style:style>
    <style:style style:family="table-cell" style:name="ce630">
      <style:table-cell-properties style:direction="ltr" fo:border="0.00882cm solid #000000" fo:padding-top="0.09702cm" fo:padding-bottom="0.09702cm" fo:padding-left="0.09702cm" fo:padding-right="0.09702cm" fo:wrap-option="wrap"/>
    </style:style>
    <style:style style:parent-style-name="600" style:family="paragraph" style:name="P918">
      <style:text-properties/>
      <style:paragraph-properties/>
    </style:style>
    <style:style style:family="text" style:name="T502">
      <style:text-properties fo:color="#000000" fo:font-family="NKYFAL+CMTI10" fo:font-size="11pt" fo:font-style="italic" style:text-underline-type="none" style:text-underline-width="auto" fo:font-weight="normal"/>
    </style:style>
    <style:style style:family="table-row" style:name="ro206">
      <style:table-row-properties/>
    </style:style>
    <style:style style:family="table-cell" style:name="ce6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19">
      <style:text-properties/>
      <style:paragraph-properties/>
    </style:style>
    <style:style style:family="text" style:name="T503">
      <style:text-properties fo:color="#000000" fo:font-style="italic" style:text-underline-type="none" style:text-underline-width="auto"/>
    </style:style>
    <style:style style:family="table-cell" style:name="ce63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20">
      <style:text-properties/>
      <style:paragraph-properties/>
    </style:style>
    <style:style style:family="text" style:name="T504">
      <style:text-properties fo:color="#000000" fo:font-style="italic" style:text-underline-type="none" style:text-underline-width="auto"/>
    </style:style>
    <style:style style:family="table-cell" style:name="ce63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921">
      <style:text-properties/>
      <style:paragraph-properties/>
    </style:style>
    <style:style style:family="text" style:name="T505">
      <style:text-properties fo:color="#000000" fo:font-family="NKYFAL+CMTI10" fo:font-size="11pt" fo:font-style="italic" style:text-underline-type="none" style:text-underline-width="auto" fo:font-weight="normal"/>
    </style:style>
    <style:style style:family="table-cell" style:name="ce63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922">
      <style:text-properties/>
      <style:paragraph-properties/>
    </style:style>
    <style:style style:family="text" style:name="T506">
      <style:text-properties fo:color="#000000" fo:font-family="NKYFAL+CMTI10" fo:font-size="11pt" fo:font-style="italic" style:text-underline-type="none" style:text-underline-width="auto" fo:font-weight="normal"/>
    </style:style>
    <style:style style:family="table-cell" style:name="ce63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923">
      <style:text-properties/>
      <style:paragraph-properties/>
    </style:style>
    <style:style style:family="text" style:name="T507">
      <style:text-properties fo:color="#000000" fo:font-family="NKYFAL+CMTI10" fo:font-size="11pt" fo:font-style="italic" style:text-underline-type="none" style:text-underline-width="auto" fo:font-weight="normal"/>
    </style:style>
    <style:style style:family="table-row" style:name="ro207">
      <style:table-row-properties/>
    </style:style>
    <style:style style:family="table-cell" style:name="ce63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24">
      <style:text-properties/>
      <style:paragraph-properties/>
    </style:style>
    <style:style style:family="text" style:name="T508">
      <style:text-properties fo:color="#000000" fo:font-style="italic" style:text-underline-type="none" style:text-underline-width="auto"/>
    </style:style>
    <style:style style:family="table-cell" style:name="ce63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25">
      <style:text-properties/>
      <style:paragraph-properties/>
    </style:style>
    <style:style style:family="text" style:name="T509">
      <style:text-properties fo:color="#000000" fo:font-style="italic" style:text-underline-type="none" style:text-underline-width="auto"/>
    </style:style>
    <style:style style:parent-style-name="600" style:family="paragraph" style:name="P926">
      <style:paragraph-properties/>
    </style:style>
    <style:style style:parent-style-name="600" style:family="paragraph" style:name="P927">
      <style:paragraph-properties/>
    </style:style>
    <style:style style:parent-style-name="600" style:family="paragraph" style:name="P928">
      <style:paragraph-properties/>
    </style:style>
    <style:style style:family="table" style:name="ta70">
      <style:table-properties style:width="17.51cm" fo:margin-left="0.0882cm" table:align="left"/>
    </style:style>
    <style:style style:family="table-column" style:name="co362">
      <style:table-column-properties style:column-width="3.016cm"/>
    </style:style>
    <style:style style:family="table-column" style:name="co363">
      <style:table-column-properties style:column-width="3.122cm"/>
    </style:style>
    <style:style style:family="table-column" style:name="co364">
      <style:table-column-properties style:column-width="3.096cm"/>
    </style:style>
    <style:style style:family="table-column" style:name="co365">
      <style:table-column-properties style:column-width="4.022cm"/>
    </style:style>
    <style:style style:family="table-column" style:name="co366">
      <style:table-column-properties style:column-width="4.249cm"/>
    </style:style>
    <style:style style:family="table-row" style:name="ro208">
      <style:table-row-properties/>
    </style:style>
    <style:style style:family="table-cell" style:name="ce63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29">
      <style:text-properties/>
      <style:paragraph-properties/>
    </style:style>
    <style:style style:family="text" style:name="T510">
      <style:text-properties fo:color="#000000" fo:font-style="italic" style:text-underline-type="none" style:text-underline-width="auto"/>
    </style:style>
    <style:style style:family="table-cell" style:name="ce639">
      <style:table-cell-properties style:direction="ltr" fo:border="0.00882cm solid #000000" fo:padding-top="0.09702cm" fo:padding-bottom="0.09702cm" fo:padding-left="0.09702cm" fo:padding-right="0.09702cm" fo:wrap-option="wrap"/>
    </style:style>
    <style:style style:parent-style-name="600" style:family="paragraph" style:name="P930">
      <style:text-properties/>
      <style:paragraph-properties/>
    </style:style>
    <style:style style:family="text" style:name="T511">
      <style:text-properties fo:color="#000000" fo:font-family="NKYFAL+CMTI10" fo:font-size="11pt" fo:font-style="italic" style:text-underline-type="none" style:text-underline-width="auto" fo:font-weight="normal"/>
    </style:style>
    <style:style style:family="table-row" style:name="ro209">
      <style:table-row-properties/>
    </style:style>
    <style:style style:family="table-cell" style:name="ce64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31">
      <style:text-properties/>
      <style:paragraph-properties/>
    </style:style>
    <style:style style:family="text" style:name="T512">
      <style:text-properties fo:color="#000000" fo:font-style="italic" style:text-underline-type="none" style:text-underline-width="auto"/>
    </style:style>
    <style:style style:family="table-cell" style:name="ce64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932">
      <style:text-properties/>
      <style:paragraph-properties/>
    </style:style>
    <style:style style:family="text" style:name="T513">
      <style:text-properties fo:color="#000000" fo:font-family="NKYFAL+CMTI10" fo:font-size="11pt" fo:font-style="italic" style:text-underline-type="none" style:text-underline-width="auto" fo:font-weight="normal"/>
    </style:style>
    <style:style style:family="table-cell" style:name="ce64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933">
      <style:text-properties/>
      <style:paragraph-properties/>
    </style:style>
    <style:style style:family="text" style:name="T514">
      <style:text-properties fo:color="#000000" fo:font-family="NKYFAL+CMTI10" fo:font-size="11pt" fo:font-style="italic" style:text-underline-type="none" style:text-underline-width="auto" fo:font-weight="normal"/>
    </style:style>
    <style:style style:family="table-cell" style:name="ce64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934">
      <style:text-properties/>
      <style:paragraph-properties/>
    </style:style>
    <style:style style:family="text" style:name="T515">
      <style:text-properties fo:color="#000000" fo:font-family="NKYFAL+CMTI10" fo:font-size="11pt" fo:font-style="italic" style:text-underline-type="none" style:text-underline-width="auto" fo:font-weight="normal"/>
    </style:style>
    <style:style style:family="table-cell" style:name="ce64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35">
      <style:text-properties/>
      <style:paragraph-properties/>
    </style:style>
    <style:style style:family="text" style:name="T516">
      <style:text-properties fo:color="#000000" fo:font-style="italic" style:text-underline-type="none" style:text-underline-width="auto"/>
    </style:style>
    <style:style style:family="table-row" style:name="ro210">
      <style:table-row-properties/>
    </style:style>
    <style:style style:family="table-cell" style:name="ce64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36">
      <style:text-properties/>
      <style:paragraph-properties/>
    </style:style>
    <style:style style:family="text" style:name="T517">
      <style:text-properties fo:color="#000000" fo:font-style="italic" style:text-underline-type="none" style:text-underline-width="auto"/>
    </style:style>
    <style:style style:family="table-cell" style:name="ce64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37">
      <style:text-properties/>
      <style:paragraph-properties/>
    </style:style>
    <style:style style:family="text" style:name="T518">
      <style:text-properties fo:color="#000000" fo:font-style="italic" style:text-underline-type="none" style:text-underline-width="auto"/>
    </style:style>
    <style:style style:parent-style-name="600" style:family="paragraph" style:name="P938">
      <style:paragraph-properties/>
    </style:style>
    <style:style style:parent-style-name="600" style:family="paragraph" style:name="P939">
      <style:paragraph-properties/>
    </style:style>
    <style:style style:parent-style-name="600" style:family="paragraph" style:name="P940">
      <style:paragraph-properties/>
    </style:style>
    <style:style style:family="table" style:name="ta71">
      <style:table-properties style:width="17.51cm" fo:margin-left="0.0882cm" table:align="left"/>
    </style:style>
    <style:style style:family="table-column" style:name="co367">
      <style:table-column-properties style:column-width="3.029cm"/>
    </style:style>
    <style:style style:family="table-column" style:name="co368">
      <style:table-column-properties style:column-width="2.057cm"/>
    </style:style>
    <style:style style:family="table-column" style:name="co369">
      <style:table-column-properties style:column-width="2.205cm"/>
    </style:style>
    <style:style style:family="table-column" style:name="co370">
      <style:table-column-properties style:column-width="2.089cm"/>
    </style:style>
    <style:style style:family="table-column" style:name="co371">
      <style:table-column-properties style:column-width="3.969cm"/>
    </style:style>
    <style:style style:family="table-column" style:name="co372">
      <style:table-column-properties style:column-width="4.158cm"/>
    </style:style>
    <style:style style:family="table-row" style:name="ro211">
      <style:table-row-properties/>
    </style:style>
    <style:style style:family="table-cell" style:name="ce64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41">
      <style:text-properties/>
      <style:paragraph-properties/>
    </style:style>
    <style:style style:family="text" style:name="T519">
      <style:text-properties fo:color="#000000" fo:font-style="italic" style:text-underline-type="none" style:text-underline-width="auto"/>
    </style:style>
    <style:style style:family="table-cell" style:name="ce648">
      <style:table-cell-properties style:direction="ltr" fo:border="0.00882cm solid #000000" fo:padding-top="0.09702cm" fo:padding-bottom="0.09702cm" fo:padding-left="0.09702cm" fo:padding-right="0.09702cm" fo:wrap-option="wrap"/>
    </style:style>
    <style:style style:parent-style-name="600" style:family="paragraph" style:name="P942">
      <style:text-properties/>
      <style:paragraph-properties/>
    </style:style>
    <style:style style:family="text" style:name="T520">
      <style:text-properties fo:color="#000000" fo:font-family="NKYFAL+CMTI10" fo:font-size="11pt" fo:font-style="italic" style:text-underline-type="none" style:text-underline-width="auto" fo:font-weight="normal"/>
    </style:style>
    <style:style style:family="table-row" style:name="ro212">
      <style:table-row-properties/>
    </style:style>
    <style:style style:family="table-cell" style:name="ce64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43">
      <style:text-properties/>
      <style:paragraph-properties/>
    </style:style>
    <style:style style:family="text" style:name="T521">
      <style:text-properties fo:color="#000000" fo:font-style="italic" style:text-underline-type="none" style:text-underline-width="auto"/>
    </style:style>
    <style:style style:family="table-cell" style:name="ce65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44">
      <style:text-properties/>
      <style:paragraph-properties/>
    </style:style>
    <style:style style:family="text" style:name="T522">
      <style:text-properties fo:color="#000000" fo:font-style="italic" style:text-underline-type="none" style:text-underline-width="auto"/>
    </style:style>
    <style:style style:family="table-cell" style:name="ce65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45">
      <style:text-properties/>
      <style:paragraph-properties/>
    </style:style>
    <style:style style:family="text" style:name="T523">
      <style:text-properties fo:color="#000000" fo:font-style="italic" style:text-underline-type="none" style:text-underline-width="auto"/>
    </style:style>
    <style:style style:family="table-cell" style:name="ce65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46">
      <style:text-properties/>
      <style:paragraph-properties/>
    </style:style>
    <style:style style:family="text" style:name="T524">
      <style:text-properties fo:color="#000000" fo:font-style="italic" style:text-underline-type="none" style:text-underline-width="auto"/>
    </style:style>
    <style:style style:family="table-cell" style:name="ce65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47">
      <style:text-properties/>
      <style:paragraph-properties/>
    </style:style>
    <style:style style:family="text" style:name="T525">
      <style:text-properties fo:color="#000000" fo:font-style="italic" style:text-underline-type="none" style:text-underline-width="auto"/>
    </style:style>
    <style:style style:family="table-cell" style:name="ce65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48">
      <style:text-properties/>
      <style:paragraph-properties/>
    </style:style>
    <style:style style:family="text" style:name="T526">
      <style:text-properties fo:color="#000000" fo:font-style="italic" style:text-underline-type="none" style:text-underline-width="auto"/>
    </style:style>
    <style:style style:family="table-row" style:name="ro213">
      <style:table-row-properties/>
    </style:style>
    <style:style style:family="table-cell" style:name="ce65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49">
      <style:text-properties/>
      <style:paragraph-properties/>
    </style:style>
    <style:style style:family="text" style:name="T527">
      <style:text-properties fo:color="#000000" fo:font-style="italic" style:text-underline-type="none" style:text-underline-width="auto"/>
    </style:style>
    <style:style style:family="table-cell" style:name="ce65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50">
      <style:text-properties/>
      <style:paragraph-properties/>
    </style:style>
    <style:style style:family="text" style:name="T528">
      <style:text-properties fo:color="#000000" fo:font-style="italic" style:text-underline-type="none" style:text-underline-width="auto"/>
    </style:style>
    <style:style style:parent-style-name="600" style:family="paragraph" style:name="P951">
      <style:paragraph-properties/>
    </style:style>
    <style:style style:parent-style-name="600" style:family="paragraph" style:name="P952">
      <style:paragraph-properties/>
    </style:style>
    <style:style style:parent-style-name="600" style:family="paragraph" style:name="P953">
      <style:paragraph-properties/>
    </style:style>
    <style:style style:family="table" style:name="ta72">
      <style:table-properties style:width="17.51cm" fo:margin-left="0.0882cm" table:align="left"/>
    </style:style>
    <style:style style:family="table-column" style:name="co373">
      <style:table-column-properties style:column-width="3.016cm"/>
    </style:style>
    <style:style style:family="table-column" style:name="co374">
      <style:table-column-properties style:column-width="3.122cm"/>
    </style:style>
    <style:style style:family="table-column" style:name="co375">
      <style:table-column-properties style:column-width="3.096cm"/>
    </style:style>
    <style:style style:family="table-column" style:name="co376">
      <style:table-column-properties style:column-width="4.022cm"/>
    </style:style>
    <style:style style:family="table-column" style:name="co377">
      <style:table-column-properties style:column-width="4.249cm"/>
    </style:style>
    <style:style style:family="table-row" style:name="ro214">
      <style:table-row-properties/>
    </style:style>
    <style:style style:family="table-cell" style:name="ce65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54">
      <style:text-properties/>
      <style:paragraph-properties/>
    </style:style>
    <style:style style:family="text" style:name="T529">
      <style:text-properties fo:color="#000000" fo:font-style="italic" style:text-underline-type="none" style:text-underline-width="auto"/>
    </style:style>
    <style:style style:family="table-cell" style:name="ce658">
      <style:table-cell-properties style:direction="ltr" fo:border="0.00882cm solid #000000" fo:padding-top="0.09702cm" fo:padding-bottom="0.09702cm" fo:padding-left="0.09702cm" fo:padding-right="0.09702cm" fo:wrap-option="wrap"/>
    </style:style>
    <style:style style:parent-style-name="600" style:family="paragraph" style:name="P955">
      <style:text-properties/>
      <style:paragraph-properties/>
    </style:style>
    <style:style style:family="text" style:name="T530">
      <style:text-properties fo:color="#000000" fo:font-family="NKYFAL+CMTI10" fo:font-size="11pt" fo:font-style="italic" style:text-underline-type="none" style:text-underline-width="auto" fo:font-weight="normal"/>
    </style:style>
    <style:style style:family="table-row" style:name="ro215">
      <style:table-row-properties/>
    </style:style>
    <style:style style:family="table-cell" style:name="ce65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56">
      <style:text-properties/>
      <style:paragraph-properties/>
    </style:style>
    <style:style style:family="text" style:name="T531">
      <style:text-properties fo:color="#000000" fo:font-style="italic" style:text-underline-type="none" style:text-underline-width="auto"/>
    </style:style>
    <style:style style:family="table-cell" style:name="ce66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57">
      <style:text-properties/>
      <style:paragraph-properties/>
    </style:style>
    <style:style style:family="text" style:name="T532">
      <style:text-properties fo:color="#000000" fo:font-style="italic" style:text-underline-type="none" style:text-underline-width="auto"/>
    </style:style>
    <style:style style:family="table-cell" style:name="ce66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58">
      <style:text-properties/>
      <style:paragraph-properties/>
    </style:style>
    <style:style style:family="text" style:name="T533">
      <style:text-properties fo:color="#000000" fo:font-style="italic" style:text-underline-type="none" style:text-underline-width="auto"/>
    </style:style>
    <style:style style:family="table-cell" style:name="ce66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59">
      <style:text-properties/>
      <style:paragraph-properties/>
    </style:style>
    <style:style style:family="text" style:name="T534">
      <style:text-properties fo:color="#000000" fo:font-style="italic" style:text-underline-type="none" style:text-underline-width="auto"/>
    </style:style>
    <style:style style:family="table-cell" style:name="ce66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60">
      <style:text-properties/>
      <style:paragraph-properties/>
    </style:style>
    <style:style style:family="text" style:name="T535">
      <style:text-properties fo:color="#000000" fo:font-style="italic" style:text-underline-type="none" style:text-underline-width="auto"/>
    </style:style>
    <style:style style:family="table-row" style:name="ro216">
      <style:table-row-properties/>
    </style:style>
    <style:style style:family="table-cell" style:name="ce66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61">
      <style:text-properties/>
      <style:paragraph-properties/>
    </style:style>
    <style:style style:family="text" style:name="T536">
      <style:text-properties fo:color="#000000" fo:font-style="italic" style:text-underline-type="none" style:text-underline-width="auto"/>
    </style:style>
    <style:style style:family="table-cell" style:name="ce66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62">
      <style:text-properties/>
      <style:paragraph-properties/>
    </style:style>
    <style:style style:family="text" style:name="T537">
      <style:text-properties fo:color="#000000" fo:font-style="italic" style:text-underline-type="none" style:text-underline-width="auto"/>
    </style:style>
    <style:style style:parent-style-name="600" style:family="paragraph" style:name="P963">
      <style:paragraph-properties/>
    </style:style>
    <style:style style:parent-style-name="600" style:family="paragraph" style:name="P964">
      <style:paragraph-properties/>
    </style:style>
    <style:style style:parent-style-name="600" style:family="paragraph" style:name="P965">
      <style:paragraph-properties/>
    </style:style>
    <style:style style:family="table" style:name="ta73">
      <style:table-properties style:width="17.51cm" fo:margin-left="0.0882cm" table:align="left"/>
    </style:style>
    <style:style style:family="table-column" style:name="co378">
      <style:table-column-properties style:column-width="2.381cm"/>
    </style:style>
    <style:style style:family="table-column" style:name="co379">
      <style:table-column-properties style:column-width="1.588cm"/>
    </style:style>
    <style:style style:family="table-column" style:name="co380">
      <style:table-column-properties style:column-width="1.117cm"/>
    </style:style>
    <style:style style:family="table-column" style:name="co381">
      <style:table-column-properties style:column-width="1.912cm"/>
    </style:style>
    <style:style style:family="table-column" style:name="co382">
      <style:table-column-properties style:column-width="1.588cm"/>
    </style:style>
    <style:style style:family="table-column" style:name="co383">
      <style:table-column-properties style:column-width="1.277cm"/>
    </style:style>
    <style:style style:family="table-column" style:name="co384">
      <style:table-column-properties style:column-width="2.044cm"/>
    </style:style>
    <style:style style:family="table-column" style:name="co385">
      <style:table-column-properties style:column-width="5.599cm"/>
    </style:style>
    <style:style style:family="table-row" style:name="ro217">
      <style:table-row-properties/>
    </style:style>
    <style:style style:family="table-cell" style:name="ce666">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66">
      <style:text-properties/>
      <style:paragraph-properties/>
    </style:style>
    <style:style style:family="text" style:name="T538">
      <style:text-properties fo:color="#000000" fo:font-style="italic" style:text-underline-type="none" style:text-underline-width="auto"/>
    </style:style>
    <style:style style:family="table-cell" style:name="ce667">
      <style:table-cell-properties style:direction="ltr" fo:border="0.00882cm solid #000000" fo:padding-top="0.09702cm" fo:padding-bottom="0.09702cm" fo:padding-left="0.09702cm" fo:padding-right="0.09702cm" fo:wrap-option="wrap"/>
    </style:style>
    <style:style style:parent-style-name="600" style:family="paragraph" style:name="P967">
      <style:text-properties/>
      <style:paragraph-properties/>
    </style:style>
    <style:style style:family="text" style:name="T539">
      <style:text-properties fo:color="#000000" fo:font-family="NKYFAL+CMTI10" fo:font-size="11pt" fo:font-style="italic" style:text-underline-type="none" style:text-underline-width="auto" fo:font-weight="normal"/>
    </style:style>
    <style:style style:family="table-row" style:name="ro218">
      <style:table-row-properties/>
    </style:style>
    <style:style style:family="table-cell" style:name="ce66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68">
      <style:text-properties/>
      <style:paragraph-properties/>
    </style:style>
    <style:style style:family="text" style:name="T540">
      <style:text-properties fo:color="#000000" fo:font-style="italic" style:text-underline-type="none" style:text-underline-width="auto"/>
    </style:style>
    <style:style style:family="table-cell" style:name="ce66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69">
      <style:text-properties/>
      <style:paragraph-properties/>
    </style:style>
    <style:style style:family="text" style:name="T541">
      <style:text-properties fo:color="#000000" fo:font-style="italic" style:text-underline-type="none" style:text-underline-width="auto"/>
    </style:style>
    <style:style style:family="table-cell" style:name="ce67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70">
      <style:text-properties/>
      <style:paragraph-properties/>
    </style:style>
    <style:style style:family="text" style:name="T542">
      <style:text-properties fo:color="#000000" fo:font-style="italic" style:text-underline-type="none" style:text-underline-width="auto"/>
    </style:style>
    <style:style style:family="table-cell" style:name="ce67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71">
      <style:text-properties/>
      <style:paragraph-properties/>
    </style:style>
    <style:style style:family="text" style:name="T543">
      <style:text-properties fo:color="#000000" fo:font-style="italic" style:text-underline-type="none" style:text-underline-width="auto"/>
    </style:style>
    <style:style style:family="table-cell" style:name="ce67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72">
      <style:text-properties/>
      <style:paragraph-properties/>
    </style:style>
    <style:style style:family="text" style:name="T544">
      <style:text-properties fo:color="#000000" fo:font-style="italic" style:text-underline-type="none" style:text-underline-width="auto"/>
    </style:style>
    <style:style style:family="table-cell" style:name="ce67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73">
      <style:text-properties/>
      <style:paragraph-properties/>
    </style:style>
    <style:style style:family="text" style:name="T545">
      <style:text-properties fo:color="#000000" fo:font-style="italic" style:text-underline-type="none" style:text-underline-width="auto"/>
    </style:style>
    <style:style style:family="table-cell" style:name="ce67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74">
      <style:text-properties/>
      <style:paragraph-properties/>
    </style:style>
    <style:style style:family="text" style:name="T546">
      <style:text-properties fo:color="#000000" fo:font-style="italic" style:text-underline-type="none" style:text-underline-width="auto"/>
    </style:style>
    <style:style style:family="table-cell" style:name="ce67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75">
      <style:text-properties/>
      <style:paragraph-properties/>
    </style:style>
    <style:style style:family="text" style:name="T547">
      <style:text-properties fo:color="#000000" fo:font-style="italic" style:text-underline-type="none" style:text-underline-width="auto"/>
    </style:style>
    <style:style style:family="text" style:name="T548">
      <style:text-properties fo:color="#000000" fo:font-style="italic" style:text-underline-type="none" style:text-underline-width="auto"/>
    </style:style>
    <style:style style:family="table-row" style:name="ro219">
      <style:table-row-properties/>
    </style:style>
    <style:style style:family="table-cell" style:name="ce67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76">
      <style:text-properties/>
      <style:paragraph-properties/>
    </style:style>
    <style:style style:family="text" style:name="T549">
      <style:text-properties fo:color="#000000" fo:font-style="italic" style:text-underline-type="none" style:text-underline-width="auto"/>
    </style:style>
    <style:style style:family="table-cell" style:name="ce67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77">
      <style:text-properties/>
      <style:paragraph-properties/>
    </style:style>
    <style:style style:family="text" style:name="T550">
      <style:text-properties fo:color="#000000" fo:font-style="italic" style:text-underline-type="none" style:text-underline-width="auto"/>
    </style:style>
    <style:style style:parent-style-name="600" style:family="paragraph" style:name="P978">
      <style:paragraph-properties/>
    </style:style>
    <style:style style:parent-style-name="600" style:family="paragraph" style:name="P979">
      <style:paragraph-properties/>
    </style:style>
    <style:style style:parent-style-name="600" style:family="paragraph" style:name="P980">
      <style:paragraph-properties/>
    </style:style>
    <style:style style:family="table" style:name="ta74">
      <style:table-properties style:width="17.51cm" fo:margin-left="0.0882cm" table:align="left"/>
    </style:style>
    <style:style style:family="table-column" style:name="co386">
      <style:table-column-properties style:column-width="3.016cm"/>
    </style:style>
    <style:style style:family="table-column" style:name="co387">
      <style:table-column-properties style:column-width="3.122cm"/>
    </style:style>
    <style:style style:family="table-column" style:name="co388">
      <style:table-column-properties style:column-width="3.096cm"/>
    </style:style>
    <style:style style:family="table-column" style:name="co389">
      <style:table-column-properties style:column-width="4.022cm"/>
    </style:style>
    <style:style style:family="table-column" style:name="co390">
      <style:table-column-properties style:column-width="4.249cm"/>
    </style:style>
    <style:style style:family="table-row" style:name="ro220">
      <style:table-row-properties/>
    </style:style>
    <style:style style:family="table-cell" style:name="ce67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81">
      <style:text-properties/>
      <style:paragraph-properties/>
    </style:style>
    <style:style style:family="text" style:name="T551">
      <style:text-properties fo:color="#000000" fo:font-style="italic" style:text-underline-type="none" style:text-underline-width="auto"/>
    </style:style>
    <style:style style:family="table-cell" style:name="ce679">
      <style:table-cell-properties style:direction="ltr" fo:border="0.00882cm solid #000000" fo:padding-top="0.09702cm" fo:padding-bottom="0.09702cm" fo:padding-left="0.09702cm" fo:padding-right="0.09702cm" fo:wrap-option="wrap"/>
    </style:style>
    <style:style style:parent-style-name="600" style:family="paragraph" style:name="P982">
      <style:text-properties/>
      <style:paragraph-properties/>
    </style:style>
    <style:style style:family="text" style:name="T552">
      <style:text-properties fo:color="#000000" fo:font-family="NKYFAL+CMTI10" fo:font-size="11pt" fo:font-style="italic" style:text-underline-type="none" style:text-underline-width="auto" fo:font-weight="normal"/>
    </style:style>
    <style:style style:family="table-row" style:name="ro221">
      <style:table-row-properties/>
    </style:style>
    <style:style style:family="table-cell" style:name="ce68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83">
      <style:text-properties/>
      <style:paragraph-properties/>
    </style:style>
    <style:style style:family="text" style:name="T553">
      <style:text-properties fo:color="#000000" fo:font-style="italic" style:text-underline-type="none" style:text-underline-width="auto"/>
    </style:style>
    <style:style style:family="table-cell" style:name="ce68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984">
      <style:text-properties/>
      <style:paragraph-properties/>
    </style:style>
    <style:style style:family="text" style:name="T554">
      <style:text-properties fo:color="#000000" fo:font-family="NKYFAL+CMTI10" fo:font-size="11pt" fo:font-style="italic" style:text-underline-type="none" style:text-underline-width="auto" fo:font-weight="normal"/>
    </style:style>
    <style:style style:family="table-cell" style:name="ce68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985">
      <style:text-properties/>
      <style:paragraph-properties/>
    </style:style>
    <style:style style:family="text" style:name="T555">
      <style:text-properties fo:color="#000000" fo:font-family="NKYFAL+CMTI10" fo:font-size="11pt" fo:font-style="italic" style:text-underline-type="none" style:text-underline-width="auto" fo:font-weight="normal"/>
    </style:style>
    <style:style style:family="table-cell" style:name="ce68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86">
      <style:text-properties/>
      <style:paragraph-properties/>
    </style:style>
    <style:style style:family="text" style:name="T556">
      <style:text-properties fo:color="#000000" fo:font-style="italic" style:text-underline-type="none" style:text-underline-width="auto"/>
    </style:style>
    <style:style style:family="table-cell" style:name="ce68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87">
      <style:text-properties/>
      <style:paragraph-properties/>
    </style:style>
    <style:style style:family="text" style:name="T557">
      <style:text-properties fo:color="#000000" fo:font-style="italic" style:text-underline-type="none" style:text-underline-width="auto"/>
    </style:style>
    <style:style style:family="table-row" style:name="ro222">
      <style:table-row-properties/>
    </style:style>
    <style:style style:family="table-cell" style:name="ce6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88">
      <style:text-properties/>
      <style:paragraph-properties/>
    </style:style>
    <style:style style:family="text" style:name="T558">
      <style:text-properties fo:color="#000000" fo:font-style="italic" style:text-underline-type="none" style:text-underline-width="auto"/>
    </style:style>
    <style:style style:family="table-cell" style:name="ce68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989">
      <style:text-properties/>
      <style:paragraph-properties/>
    </style:style>
    <style:style style:family="text" style:name="T559">
      <style:text-properties fo:color="#000000" fo:font-style="italic" style:text-underline-type="none" style:text-underline-width="auto"/>
    </style:style>
    <style:style style:parent-style-name="600" style:family="paragraph" style:name="P990">
      <style:paragraph-properties/>
    </style:style>
    <style:style style:parent-style-name="600" style:family="paragraph" style:name="P991">
      <style:paragraph-properties/>
    </style:style>
    <style:style style:parent-style-name="600" style:family="paragraph" style:name="P992">
      <style:paragraph-properties/>
    </style:style>
    <style:style style:family="table" style:name="ta75">
      <style:table-properties style:width="17.51cm" fo:margin-left="0.0882cm" table:align="left"/>
    </style:style>
    <style:style style:family="table-column" style:name="co391">
      <style:table-column-properties style:column-width="3.646cm"/>
    </style:style>
    <style:style style:family="table-column" style:name="co392">
      <style:table-column-properties style:column-width="2.057cm"/>
    </style:style>
    <style:style style:family="table-column" style:name="co393">
      <style:table-column-properties style:column-width="2.706cm"/>
    </style:style>
    <style:style style:family="table-column" style:name="co394">
      <style:table-column-properties style:column-width="2.704cm"/>
    </style:style>
    <style:style style:family="table-column" style:name="co395">
      <style:table-column-properties style:column-width="2.235cm"/>
    </style:style>
    <style:style style:family="table-column" style:name="co396">
      <style:table-column-properties style:column-width="4.158cm"/>
    </style:style>
    <style:style style:family="table-row" style:name="ro223">
      <style:table-row-properties/>
    </style:style>
    <style:style style:family="table-cell" style:name="ce68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993">
      <style:text-properties/>
      <style:paragraph-properties/>
    </style:style>
    <style:style style:family="text" style:name="T560">
      <style:text-properties fo:color="#000000" fo:font-style="italic" style:text-underline-type="none" style:text-underline-width="auto"/>
    </style:style>
    <style:style style:family="table-cell" style:name="ce688">
      <style:table-cell-properties style:direction="ltr" fo:border="0.00882cm solid #000000" fo:padding-top="0.09702cm" fo:padding-bottom="0.09702cm" fo:padding-left="0.09702cm" fo:padding-right="0.09702cm" fo:wrap-option="wrap"/>
    </style:style>
    <style:style style:parent-style-name="600" style:family="paragraph" style:name="P994">
      <style:text-properties/>
      <style:paragraph-properties/>
    </style:style>
    <style:style style:family="text" style:name="T561">
      <style:text-properties fo:color="#000000" fo:font-family="NKYFAL+CMTI10" fo:font-size="11pt" fo:font-style="italic" style:text-underline-type="none" style:text-underline-width="auto" fo:font-weight="normal"/>
    </style:style>
    <style:style style:family="table-row" style:name="ro224">
      <style:table-row-properties/>
    </style:style>
    <style:style style:family="table-cell" style:name="ce68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95">
      <style:text-properties/>
      <style:paragraph-properties/>
    </style:style>
    <style:style style:family="text" style:name="T562">
      <style:text-properties fo:color="#000000" fo:font-style="italic" style:text-underline-type="none" style:text-underline-width="auto"/>
    </style:style>
    <style:style style:family="table-cell" style:name="ce69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96">
      <style:text-properties/>
      <style:paragraph-properties/>
    </style:style>
    <style:style style:family="text" style:name="T563">
      <style:text-properties fo:color="#000000" fo:font-style="italic" style:text-underline-type="none" style:text-underline-width="auto"/>
    </style:style>
    <style:style style:family="table-cell" style:name="ce69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97">
      <style:text-properties/>
      <style:paragraph-properties/>
    </style:style>
    <style:style style:family="text" style:name="T564">
      <style:text-properties fo:color="#000000" fo:font-style="italic" style:text-underline-type="none" style:text-underline-width="auto"/>
    </style:style>
    <style:style style:family="table-cell" style:name="ce69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98">
      <style:text-properties/>
      <style:paragraph-properties/>
    </style:style>
    <style:style style:family="text" style:name="T565">
      <style:text-properties fo:color="#000000" fo:font-style="italic" style:text-underline-type="none" style:text-underline-width="auto"/>
    </style:style>
    <style:style style:family="table-cell" style:name="ce69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999">
      <style:text-properties/>
      <style:paragraph-properties/>
    </style:style>
    <style:style style:family="text" style:name="T566">
      <style:text-properties fo:color="#000000" fo:font-style="italic" style:text-underline-type="none" style:text-underline-width="auto"/>
    </style:style>
    <style:style style:family="table-cell" style:name="ce69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00">
      <style:text-properties/>
      <style:paragraph-properties/>
    </style:style>
    <style:style style:family="text" style:name="T567">
      <style:text-properties fo:color="#000000" fo:font-style="italic" style:text-underline-type="none" style:text-underline-width="auto"/>
    </style:style>
    <style:style style:family="table-row" style:name="ro225">
      <style:table-row-properties/>
    </style:style>
    <style:style style:family="table-cell" style:name="ce69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01">
      <style:text-properties/>
      <style:paragraph-properties/>
    </style:style>
    <style:style style:family="text" style:name="T568">
      <style:text-properties fo:color="#000000" fo:font-style="italic" style:text-underline-type="none" style:text-underline-width="auto"/>
    </style:style>
    <style:style style:family="table-cell" style:name="ce69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02">
      <style:text-properties/>
      <style:paragraph-properties/>
    </style:style>
    <style:style style:family="text" style:name="T569">
      <style:text-properties fo:color="#000000" fo:font-style="italic" style:text-underline-type="none" style:text-underline-width="auto"/>
    </style:style>
    <style:style style:parent-style-name="600" style:family="paragraph" style:name="P1003">
      <style:paragraph-properties/>
    </style:style>
    <style:style style:parent-style-name="600" style:family="paragraph" style:name="P1004">
      <style:paragraph-properties/>
    </style:style>
    <style:style style:parent-style-name="600" style:family="paragraph" style:name="P1005">
      <style:paragraph-properties/>
    </style:style>
    <style:style style:parent-style-name="600" style:family="paragraph" style:name="P1006">
      <style:paragraph-properties/>
    </style:style>
    <style:style style:family="table" style:name="ta76">
      <style:table-properties style:width="17.51cm" fo:margin-left="0.0882cm" table:align="left"/>
    </style:style>
    <style:style style:family="table-column" style:name="co397">
      <style:table-column-properties style:column-width="3.016cm"/>
    </style:style>
    <style:style style:family="table-column" style:name="co398">
      <style:table-column-properties style:column-width="3.122cm"/>
    </style:style>
    <style:style style:family="table-column" style:name="co399">
      <style:table-column-properties style:column-width="3.096cm"/>
    </style:style>
    <style:style style:family="table-column" style:name="co400">
      <style:table-column-properties style:column-width="4.022cm"/>
    </style:style>
    <style:style style:family="table-column" style:name="co401">
      <style:table-column-properties style:column-width="4.249cm"/>
    </style:style>
    <style:style style:family="table-row" style:name="ro226">
      <style:table-row-properties/>
    </style:style>
    <style:style style:family="table-cell" style:name="ce69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07">
      <style:text-properties/>
      <style:paragraph-properties/>
    </style:style>
    <style:style style:family="text" style:name="T570">
      <style:text-properties fo:color="#000000" fo:font-style="italic" style:text-underline-type="none" style:text-underline-width="auto"/>
    </style:style>
    <style:style style:family="table-cell" style:name="ce698">
      <style:table-cell-properties style:direction="ltr" fo:border="0.00882cm solid #000000" fo:padding-top="0.09702cm" fo:padding-bottom="0.09702cm" fo:padding-left="0.09702cm" fo:padding-right="0.09702cm" fo:wrap-option="wrap"/>
    </style:style>
    <style:style style:parent-style-name="600" style:family="paragraph" style:name="P1008">
      <style:text-properties/>
      <style:paragraph-properties/>
    </style:style>
    <style:style style:family="text" style:name="T571">
      <style:text-properties fo:color="#000000" fo:font-family="NKYFAL+CMTI10" fo:font-size="11pt" fo:font-style="italic" style:text-underline-type="none" style:text-underline-width="auto" fo:font-weight="normal"/>
    </style:style>
    <style:style style:family="table-row" style:name="ro227">
      <style:table-row-properties/>
    </style:style>
    <style:style style:family="table-cell" style:name="ce69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09">
      <style:text-properties/>
      <style:paragraph-properties/>
    </style:style>
    <style:style style:family="text" style:name="T572">
      <style:text-properties fo:color="#000000" fo:font-style="italic" style:text-underline-type="none" style:text-underline-width="auto"/>
    </style:style>
    <style:style style:family="table-cell" style:name="ce70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10">
      <style:text-properties/>
      <style:paragraph-properties/>
    </style:style>
    <style:style style:family="text" style:name="T573">
      <style:text-properties fo:color="#000000" fo:font-style="italic" style:text-underline-type="none" style:text-underline-width="auto"/>
    </style:style>
    <style:style style:family="table-cell" style:name="ce70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11">
      <style:text-properties/>
      <style:paragraph-properties/>
    </style:style>
    <style:style style:family="text" style:name="T574">
      <style:text-properties fo:color="#000000" fo:font-style="italic" style:text-underline-type="none" style:text-underline-width="auto"/>
    </style:style>
    <style:style style:family="text" style:name="T575">
      <style:text-properties fo:color="#000000" fo:font-style="italic" style:text-underline-type="none" style:text-underline-width="auto"/>
    </style:style>
    <style:style style:family="text" style:name="T576">
      <style:text-properties fo:color="#000000" fo:font-style="italic" style:text-underline-type="none" style:text-underline-width="auto"/>
    </style:style>
    <style:style style:family="table-cell" style:name="ce70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12">
      <style:text-properties/>
      <style:paragraph-properties/>
    </style:style>
    <style:style style:family="text" style:name="T577">
      <style:text-properties fo:color="#000000" fo:font-style="italic" style:text-underline-type="none" style:text-underline-width="auto"/>
    </style:style>
    <style:style style:family="text" style:name="T578">
      <style:text-properties fo:color="#000000" fo:font-style="italic" style:text-underline-type="none" style:text-underline-width="auto"/>
    </style:style>
    <style:style style:family="text" style:name="T579">
      <style:text-properties fo:color="#000000" fo:font-style="italic" style:text-underline-type="none" style:text-underline-width="auto"/>
    </style:style>
    <style:style style:family="text" style:name="T580">
      <style:text-properties fo:color="#000000" fo:font-style="italic" style:text-underline-type="none" style:text-underline-width="auto"/>
    </style:style>
    <style:style style:parent-style-name="606" style:family="paragraph" style:name="P1013">
      <style:text-properties/>
      <style:paragraph-properties/>
    </style:style>
    <style:style style:family="text" style:name="T581">
      <style:text-properties fo:color="#000000" fo:font-style="italic" style:text-underline-type="none" style:text-underline-width="auto"/>
    </style:style>
    <style:style style:family="table-row" style:name="ro228">
      <style:table-row-properties/>
    </style:style>
    <style:style style:family="table-cell" style:name="ce7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14">
      <style:text-properties/>
      <style:paragraph-properties/>
    </style:style>
    <style:style style:family="text" style:name="T582">
      <style:text-properties fo:color="#000000" fo:font-style="italic" style:text-underline-type="none" style:text-underline-width="auto"/>
    </style:style>
    <style:style style:family="table-cell" style:name="ce70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15">
      <style:text-properties/>
      <style:paragraph-properties/>
    </style:style>
    <style:style style:family="text" style:name="T583">
      <style:text-properties fo:color="#000000" fo:font-style="italic" style:text-underline-type="none" style:text-underline-width="auto"/>
    </style:style>
    <style:style style:parent-style-name="600" style:family="paragraph" style:name="P1016">
      <style:paragraph-properties/>
    </style:style>
    <style:style style:parent-style-name="600" style:family="paragraph" style:name="P1017">
      <style:paragraph-properties/>
    </style:style>
    <style:style style:parent-style-name="600" style:family="paragraph" style:name="P1018">
      <style:paragraph-properties/>
    </style:style>
    <style:style style:family="table" style:name="ta77">
      <style:table-properties style:width="17.51cm" fo:margin-left="0.0882cm" table:align="left"/>
    </style:style>
    <style:style style:family="table-column" style:name="co402">
      <style:table-column-properties style:column-width="3.016cm"/>
    </style:style>
    <style:style style:family="table-column" style:name="co403">
      <style:table-column-properties style:column-width="3.122cm"/>
    </style:style>
    <style:style style:family="table-column" style:name="co404">
      <style:table-column-properties style:column-width="3.096cm"/>
    </style:style>
    <style:style style:family="table-column" style:name="co405">
      <style:table-column-properties style:column-width="4.022cm"/>
    </style:style>
    <style:style style:family="table-column" style:name="co406">
      <style:table-column-properties style:column-width="4.249cm"/>
    </style:style>
    <style:style style:family="table-row" style:name="ro229">
      <style:table-row-properties/>
    </style:style>
    <style:style style:family="table-cell" style:name="ce70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19">
      <style:text-properties/>
      <style:paragraph-properties/>
    </style:style>
    <style:style style:family="text" style:name="T584">
      <style:text-properties fo:color="#000000" fo:font-style="italic" style:text-underline-type="none" style:text-underline-width="auto"/>
    </style:style>
    <style:style style:family="table-cell" style:name="ce706">
      <style:table-cell-properties style:direction="ltr" fo:border="0.00882cm solid #000000" fo:padding-top="0.09702cm" fo:padding-bottom="0.09702cm" fo:padding-left="0.09702cm" fo:padding-right="0.09702cm" fo:wrap-option="wrap"/>
    </style:style>
    <style:style style:parent-style-name="600" style:family="paragraph" style:name="P1020">
      <style:text-properties/>
      <style:paragraph-properties/>
    </style:style>
    <style:style style:family="text" style:name="T585">
      <style:text-properties fo:color="#000000" fo:font-family="NKYFAL+CMTI10" fo:font-size="11pt" fo:font-style="italic" style:text-underline-type="none" style:text-underline-width="auto" fo:font-weight="normal"/>
    </style:style>
    <style:style style:family="text" style:name="T586">
      <style:text-properties fo:color="#000000" fo:font-family="NKYFAL+CMTI10" fo:font-size="11pt" fo:font-style="italic" style:text-underline-type="none" style:text-underline-width="auto" fo:font-weight="normal"/>
    </style:style>
    <style:style style:family="table-row" style:name="ro230">
      <style:table-row-properties/>
    </style:style>
    <style:style style:family="table-cell" style:name="ce70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21">
      <style:text-properties/>
      <style:paragraph-properties/>
    </style:style>
    <style:style style:family="text" style:name="T587">
      <style:text-properties fo:color="#000000" fo:font-style="italic" style:text-underline-type="none" style:text-underline-width="auto"/>
    </style:style>
    <style:style style:family="table-cell" style:name="ce70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022">
      <style:text-properties/>
      <style:paragraph-properties/>
    </style:style>
    <style:style style:family="text" style:name="T588">
      <style:text-properties fo:color="#000000" fo:font-family="NKYFAL+CMTI10" fo:font-size="11pt" fo:font-style="italic" style:text-underline-type="none" style:text-underline-width="auto" fo:font-weight="normal"/>
    </style:style>
    <style:style style:family="table-cell" style:name="ce70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23">
      <style:text-properties/>
      <style:paragraph-properties/>
    </style:style>
    <style:style style:family="text" style:name="T589">
      <style:text-properties fo:color="#000000" fo:font-style="italic" style:text-underline-type="none" style:text-underline-width="auto"/>
    </style:style>
    <style:style style:family="table-cell" style:name="ce71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24">
      <style:text-properties/>
      <style:paragraph-properties/>
    </style:style>
    <style:style style:family="text" style:name="T590">
      <style:text-properties fo:color="#000000" fo:font-style="italic" style:text-underline-type="none" style:text-underline-width="auto"/>
    </style:style>
    <style:style style:family="table-cell" style:name="ce71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25">
      <style:text-properties/>
      <style:paragraph-properties/>
    </style:style>
    <style:style style:family="text" style:name="T591">
      <style:text-properties fo:color="#000000" fo:font-style="italic" style:text-underline-type="none" style:text-underline-width="auto"/>
    </style:style>
    <style:style style:family="text" style:name="T592">
      <style:text-properties fo:color="#000000" fo:font-family="NKYFAL+CMTI10" fo:font-size="11pt" fo:font-style="italic" style:text-underline-type="none" style:text-underline-width="auto" fo:font-weight="normal"/>
    </style:style>
    <style:style style:family="table-row" style:name="ro231">
      <style:table-row-properties/>
    </style:style>
    <style:style style:family="table-cell" style:name="ce71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26">
      <style:text-properties/>
      <style:paragraph-properties/>
    </style:style>
    <style:style style:family="text" style:name="T593">
      <style:text-properties fo:color="#000000" fo:font-style="italic" style:text-underline-type="none" style:text-underline-width="auto"/>
    </style:style>
    <style:style style:family="table-cell" style:name="ce71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27">
      <style:text-properties/>
      <style:paragraph-properties/>
    </style:style>
    <style:style style:family="text" style:name="T594">
      <style:text-properties fo:color="#000000" fo:font-style="italic" style:text-underline-type="none" style:text-underline-width="auto"/>
    </style:style>
    <style:style style:parent-style-name="600" style:family="paragraph" style:name="P1028">
      <style:paragraph-properties/>
    </style:style>
    <style:style style:parent-style-name="600" style:family="paragraph" style:name="P1029">
      <style:paragraph-properties/>
    </style:style>
    <style:style style:parent-style-name="600" style:family="paragraph" style:name="P1030">
      <style:paragraph-properties/>
    </style:style>
    <style:style style:family="table" style:name="ta78">
      <style:table-properties style:width="17.51cm" fo:margin-left="0.0882cm" table:align="left"/>
    </style:style>
    <style:style style:family="table-column" style:name="co407">
      <style:table-column-properties style:column-width="3.016cm"/>
    </style:style>
    <style:style style:family="table-column" style:name="co408">
      <style:table-column-properties style:column-width="3.122cm"/>
    </style:style>
    <style:style style:family="table-column" style:name="co409">
      <style:table-column-properties style:column-width="3.096cm"/>
    </style:style>
    <style:style style:family="table-column" style:name="co410">
      <style:table-column-properties style:column-width="4.022cm"/>
    </style:style>
    <style:style style:family="table-column" style:name="co411">
      <style:table-column-properties style:column-width="4.249cm"/>
    </style:style>
    <style:style style:family="table-row" style:name="ro232">
      <style:table-row-properties/>
    </style:style>
    <style:style style:family="table-cell" style:name="ce71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31">
      <style:text-properties/>
      <style:paragraph-properties/>
    </style:style>
    <style:style style:family="text" style:name="T595">
      <style:text-properties fo:color="#000000" fo:font-style="italic" style:text-underline-type="none" style:text-underline-width="auto"/>
    </style:style>
    <style:style style:family="table-cell" style:name="ce715">
      <style:table-cell-properties style:direction="ltr" fo:border="0.00882cm solid #000000" fo:padding-top="0.09702cm" fo:padding-bottom="0.09702cm" fo:padding-left="0.09702cm" fo:padding-right="0.09702cm" fo:wrap-option="wrap"/>
    </style:style>
    <style:style style:parent-style-name="600" style:family="paragraph" style:name="P1032">
      <style:text-properties/>
      <style:paragraph-properties/>
    </style:style>
    <style:style style:family="text" style:name="T596">
      <style:text-properties fo:color="#000000" fo:font-family="NKYFAL+CMTI10" fo:font-size="11pt" fo:font-style="italic" style:text-underline-type="none" style:text-underline-width="auto" fo:font-weight="normal"/>
    </style:style>
    <style:style style:family="table-row" style:name="ro233">
      <style:table-row-properties/>
    </style:style>
    <style:style style:family="table-cell" style:name="ce7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33">
      <style:text-properties/>
      <style:paragraph-properties/>
    </style:style>
    <style:style style:family="text" style:name="T597">
      <style:text-properties fo:color="#000000" fo:font-style="italic" style:text-underline-type="none" style:text-underline-width="auto"/>
    </style:style>
    <style:style style:family="table-cell" style:name="ce71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34">
      <style:text-properties/>
      <style:paragraph-properties/>
    </style:style>
    <style:style style:family="text" style:name="T598">
      <style:text-properties fo:color="#000000" fo:font-style="italic" style:text-underline-type="none" style:text-underline-width="auto"/>
    </style:style>
    <style:style style:family="table-cell" style:name="ce71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35">
      <style:text-properties/>
      <style:paragraph-properties/>
    </style:style>
    <style:style style:family="text" style:name="T599">
      <style:text-properties fo:color="#000000" fo:font-style="italic" style:text-underline-type="none" style:text-underline-width="auto"/>
    </style:style>
    <style:style style:family="table-cell" style:name="ce71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36">
      <style:text-properties/>
      <style:paragraph-properties/>
    </style:style>
    <style:style style:family="text" style:name="T600">
      <style:text-properties fo:color="#000000" fo:font-style="italic" style:text-underline-type="none" style:text-underline-width="auto"/>
    </style:style>
    <style:style style:family="table-cell" style:name="ce72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37">
      <style:text-properties/>
      <style:paragraph-properties/>
    </style:style>
    <style:style style:family="text" style:name="T601">
      <style:text-properties fo:color="#000000" fo:font-style="italic" style:text-underline-type="none" style:text-underline-width="auto"/>
    </style:style>
    <style:style style:family="table-row" style:name="ro234">
      <style:table-row-properties/>
    </style:style>
    <style:style style:family="table-cell" style:name="ce7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38">
      <style:text-properties/>
      <style:paragraph-properties/>
    </style:style>
    <style:style style:family="text" style:name="T602">
      <style:text-properties fo:color="#000000" fo:font-style="italic" style:text-underline-type="none" style:text-underline-width="auto"/>
    </style:style>
    <style:style style:family="table-cell" style:name="ce72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39">
      <style:text-properties/>
      <style:paragraph-properties/>
    </style:style>
    <style:style style:family="text" style:name="T603">
      <style:text-properties fo:color="#000000" fo:font-style="italic" style:text-underline-type="none" style:text-underline-width="auto"/>
    </style:style>
    <style:style style:parent-style-name="600" style:family="paragraph" style:name="P1040">
      <style:paragraph-properties/>
    </style:style>
    <style:style style:parent-style-name="600" style:family="paragraph" style:name="P1041">
      <style:paragraph-properties/>
    </style:style>
    <style:style style:parent-style-name="600" style:family="paragraph" style:name="P1042">
      <style:paragraph-properties/>
    </style:style>
    <style:style style:parent-style-name="600" style:family="paragraph" style:name="P1043">
      <style:paragraph-properties/>
    </style:style>
    <style:style style:family="table" style:name="ta79">
      <style:table-properties style:width="17.51cm" fo:margin-left="0.0882cm" table:align="left"/>
    </style:style>
    <style:style style:family="table-column" style:name="co412">
      <style:table-column-properties style:column-width="3.016cm"/>
    </style:style>
    <style:style style:family="table-column" style:name="co413">
      <style:table-column-properties style:column-width="3.122cm"/>
    </style:style>
    <style:style style:family="table-column" style:name="co414">
      <style:table-column-properties style:column-width="3.096cm"/>
    </style:style>
    <style:style style:family="table-column" style:name="co415">
      <style:table-column-properties style:column-width="4.022cm"/>
    </style:style>
    <style:style style:family="table-column" style:name="co416">
      <style:table-column-properties style:column-width="4.249cm"/>
    </style:style>
    <style:style style:family="table-row" style:name="ro235">
      <style:table-row-properties/>
    </style:style>
    <style:style style:family="table-cell" style:name="ce72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44">
      <style:text-properties/>
      <style:paragraph-properties/>
    </style:style>
    <style:style style:family="text" style:name="T604">
      <style:text-properties fo:color="#000000" fo:font-style="italic" style:text-underline-type="none" style:text-underline-width="auto"/>
    </style:style>
    <style:style style:family="table-cell" style:name="ce724">
      <style:table-cell-properties style:direction="ltr" fo:border="0.00882cm solid #000000" fo:padding-top="0.09702cm" fo:padding-bottom="0.09702cm" fo:padding-left="0.09702cm" fo:padding-right="0.09702cm" fo:wrap-option="wrap"/>
    </style:style>
    <style:style style:parent-style-name="600" style:family="paragraph" style:name="P1045">
      <style:text-properties/>
      <style:paragraph-properties/>
    </style:style>
    <style:style style:family="text" style:name="T605">
      <style:text-properties fo:color="#000000" fo:font-family="NKYFAL+CMTI10" fo:font-size="11pt" fo:font-style="italic" style:text-underline-type="none" style:text-underline-width="auto" fo:font-weight="normal"/>
    </style:style>
    <style:style style:family="table-row" style:name="ro236">
      <style:table-row-properties/>
    </style:style>
    <style:style style:family="table-cell" style:name="ce7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46">
      <style:text-properties/>
      <style:paragraph-properties/>
    </style:style>
    <style:style style:family="text" style:name="T606">
      <style:text-properties fo:color="#000000" fo:font-style="italic" style:text-underline-type="none" style:text-underline-width="auto"/>
    </style:style>
    <style:style style:family="table-cell" style:name="ce72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47">
      <style:text-properties/>
      <style:paragraph-properties/>
    </style:style>
    <style:style style:family="text" style:name="T607">
      <style:text-properties fo:color="#000000" fo:font-style="italic" style:text-underline-type="none" style:text-underline-width="auto"/>
    </style:style>
    <style:style style:family="table-cell" style:name="ce72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48">
      <style:text-properties/>
      <style:paragraph-properties/>
    </style:style>
    <style:style style:family="text" style:name="T608">
      <style:text-properties fo:color="#000000" fo:font-style="italic" style:text-underline-type="none" style:text-underline-width="auto"/>
    </style:style>
    <style:style style:family="table-cell" style:name="ce72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049">
      <style:text-properties/>
      <style:paragraph-properties/>
    </style:style>
    <style:style style:family="text" style:name="T609">
      <style:text-properties fo:color="#000000" fo:font-family="NKYFAL+CMTI10" fo:font-size="11pt" fo:font-style="italic" style:text-underline-type="none" style:text-underline-width="auto" fo:font-weight="normal"/>
    </style:style>
    <style:style style:family="table-cell" style:name="ce72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50">
      <style:text-properties/>
      <style:paragraph-properties/>
    </style:style>
    <style:style style:family="text" style:name="T610">
      <style:text-properties fo:color="#000000" fo:font-style="italic" style:text-underline-type="none" style:text-underline-width="auto"/>
    </style:style>
    <style:style style:family="table-row" style:name="ro237">
      <style:table-row-properties/>
    </style:style>
    <style:style style:family="table-cell" style:name="ce73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51">
      <style:text-properties/>
      <style:paragraph-properties/>
    </style:style>
    <style:style style:family="text" style:name="T611">
      <style:text-properties fo:color="#000000" fo:font-style="italic" style:text-underline-type="none" style:text-underline-width="auto"/>
    </style:style>
    <style:style style:family="table-cell" style:name="ce73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52">
      <style:text-properties/>
      <style:paragraph-properties/>
    </style:style>
    <style:style style:family="text" style:name="T612">
      <style:text-properties fo:color="#000000" fo:font-style="italic" style:text-underline-type="none" style:text-underline-width="auto"/>
    </style:style>
    <style:style style:parent-style-name="600" style:family="paragraph" style:name="P1053">
      <style:paragraph-properties/>
    </style:style>
    <style:style style:parent-style-name="600" style:family="paragraph" style:name="P1054">
      <style:paragraph-properties/>
    </style:style>
    <style:style style:parent-style-name="600" style:family="paragraph" style:name="P1055">
      <style:paragraph-properties/>
    </style:style>
    <style:style style:family="table" style:name="ta80">
      <style:table-properties style:width="17.51cm" fo:margin-left="0.0882cm" table:align="left"/>
    </style:style>
    <style:style style:family="table-column" style:name="co417">
      <style:table-column-properties style:column-width="3.016cm"/>
    </style:style>
    <style:style style:family="table-column" style:name="co418">
      <style:table-column-properties style:column-width="3.122cm"/>
    </style:style>
    <style:style style:family="table-column" style:name="co419">
      <style:table-column-properties style:column-width="3.096cm"/>
    </style:style>
    <style:style style:family="table-column" style:name="co420">
      <style:table-column-properties style:column-width="4.022cm"/>
    </style:style>
    <style:style style:family="table-column" style:name="co421">
      <style:table-column-properties style:column-width="4.249cm"/>
    </style:style>
    <style:style style:family="table-row" style:name="ro238">
      <style:table-row-properties/>
    </style:style>
    <style:style style:family="table-cell" style:name="ce73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56">
      <style:text-properties/>
      <style:paragraph-properties/>
    </style:style>
    <style:style style:family="text" style:name="T613">
      <style:text-properties fo:color="#000000" fo:font-style="italic" style:text-underline-type="none" style:text-underline-width="auto"/>
    </style:style>
    <style:style style:family="table-cell" style:name="ce733">
      <style:table-cell-properties style:direction="ltr" fo:border="0.00882cm solid #000000" fo:padding-top="0.09702cm" fo:padding-bottom="0.09702cm" fo:padding-left="0.09702cm" fo:padding-right="0.09702cm" fo:wrap-option="wrap"/>
    </style:style>
    <style:style style:parent-style-name="600" style:family="paragraph" style:name="P1057">
      <style:text-properties/>
      <style:paragraph-properties/>
    </style:style>
    <style:style style:family="text" style:name="T614">
      <style:text-properties fo:color="#000000" fo:font-family="NKYFAL+CMTI10" fo:font-size="11pt" fo:font-style="italic" style:text-underline-type="none" style:text-underline-width="auto" fo:font-weight="normal"/>
    </style:style>
    <style:style style:family="table-row" style:name="ro239">
      <style:table-row-properties/>
    </style:style>
    <style:style style:family="table-cell" style:name="ce73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58">
      <style:text-properties/>
      <style:paragraph-properties/>
    </style:style>
    <style:style style:family="text" style:name="T615">
      <style:text-properties fo:color="#000000" fo:font-style="italic" style:text-underline-type="none" style:text-underline-width="auto"/>
    </style:style>
    <style:style style:family="table-cell" style:name="ce73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59">
      <style:text-properties/>
      <style:paragraph-properties/>
    </style:style>
    <style:style style:family="text" style:name="T616">
      <style:text-properties fo:color="#000000" fo:font-style="italic" style:text-underline-type="none" style:text-underline-width="auto"/>
    </style:style>
    <style:style style:family="table-cell" style:name="ce73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60">
      <style:text-properties/>
      <style:paragraph-properties/>
    </style:style>
    <style:style style:family="text" style:name="T617">
      <style:text-properties fo:color="#000000" fo:font-style="italic" style:text-underline-type="none" style:text-underline-width="auto"/>
    </style:style>
    <style:style style:family="text" style:name="T618">
      <style:text-properties fo:color="#000000" fo:font-style="italic" style:text-underline-type="none" style:text-underline-width="auto"/>
    </style:style>
    <style:style style:family="text" style:name="T619">
      <style:text-properties fo:color="#000000" fo:font-style="italic" style:text-underline-type="none" style:text-underline-width="auto"/>
    </style:style>
    <style:style style:family="table-cell" style:name="ce73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61">
      <style:text-properties/>
      <style:paragraph-properties/>
    </style:style>
    <style:style style:family="text" style:name="T620">
      <style:text-properties fo:color="#000000" fo:font-style="italic" style:text-underline-type="none" style:text-underline-width="auto"/>
    </style:style>
    <style:style style:family="table-cell" style:name="ce73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62">
      <style:text-properties/>
      <style:paragraph-properties/>
    </style:style>
    <style:style style:family="text" style:name="T621">
      <style:text-properties fo:color="#000000" fo:font-style="italic" style:text-underline-type="none" style:text-underline-width="auto"/>
    </style:style>
    <style:style style:family="table-row" style:name="ro240">
      <style:table-row-properties/>
    </style:style>
    <style:style style:family="table-cell" style:name="ce73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63">
      <style:text-properties/>
      <style:paragraph-properties/>
    </style:style>
    <style:style style:family="text" style:name="T622">
      <style:text-properties fo:color="#000000" fo:font-style="italic" style:text-underline-type="none" style:text-underline-width="auto"/>
    </style:style>
    <style:style style:family="table-cell" style:name="ce74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64">
      <style:text-properties/>
      <style:paragraph-properties/>
    </style:style>
    <style:style style:family="text" style:name="T623">
      <style:text-properties fo:color="#000000" fo:font-style="italic" style:text-underline-type="none" style:text-underline-width="auto"/>
    </style:style>
    <style:style style:parent-style-name="600" style:family="paragraph" style:name="P1065">
      <style:paragraph-properties/>
    </style:style>
    <style:style style:parent-style-name="600" style:family="paragraph" style:name="P1066">
      <style:paragraph-properties/>
    </style:style>
    <style:style style:parent-style-name="600" style:family="paragraph" style:name="P1067">
      <style:paragraph-properties/>
    </style:style>
    <style:style style:family="table" style:name="ta81">
      <style:table-properties style:width="17.51cm" fo:margin-left="0.0882cm" table:align="left"/>
    </style:style>
    <style:style style:family="table-column" style:name="co422">
      <style:table-column-properties style:column-width="1.847cm"/>
    </style:style>
    <style:style style:family="table-column" style:name="co423">
      <style:table-column-properties style:column-width="1.912cm"/>
    </style:style>
    <style:style style:family="table-column" style:name="co424">
      <style:table-column-properties style:column-width="1.653cm"/>
    </style:style>
    <style:style style:family="table-column" style:name="co425">
      <style:table-column-properties style:column-width="5.052cm"/>
    </style:style>
    <style:style style:family="table-column" style:name="co426">
      <style:table-column-properties style:column-width="3.676cm"/>
    </style:style>
    <style:style style:family="table-column" style:name="co427">
      <style:table-column-properties style:column-width="3.367cm"/>
    </style:style>
    <style:style style:family="table-row" style:name="ro241">
      <style:table-row-properties/>
    </style:style>
    <style:style style:family="table-cell" style:name="ce74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68">
      <style:text-properties/>
      <style:paragraph-properties/>
    </style:style>
    <style:style style:family="text" style:name="T624">
      <style:text-properties fo:color="#000000" fo:font-style="italic" style:text-underline-type="none" style:text-underline-width="auto"/>
    </style:style>
    <style:style style:family="table-cell" style:name="ce742">
      <style:table-cell-properties style:direction="ltr" fo:border="0.00882cm solid #000000" fo:padding-top="0.09702cm" fo:padding-bottom="0.09702cm" fo:padding-left="0.09702cm" fo:padding-right="0.09702cm" fo:wrap-option="wrap"/>
    </style:style>
    <style:style style:parent-style-name="600" style:family="paragraph" style:name="P1069">
      <style:text-properties/>
      <style:paragraph-properties/>
    </style:style>
    <style:style style:family="text" style:name="T625">
      <style:text-properties fo:color="#000000" fo:font-family="NKYFAL+CMTI10" fo:font-size="11pt" fo:font-style="italic" style:text-underline-type="none" style:text-underline-width="auto" fo:font-weight="normal"/>
    </style:style>
    <style:style style:family="table-row" style:name="ro242">
      <style:table-row-properties/>
    </style:style>
    <style:style style:family="table-cell" style:name="ce74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70">
      <style:text-properties/>
      <style:paragraph-properties/>
    </style:style>
    <style:style style:family="text" style:name="T626">
      <style:text-properties fo:color="#000000" fo:font-style="italic" style:text-underline-type="none" style:text-underline-width="auto"/>
    </style:style>
    <style:style style:family="table-cell" style:name="ce74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71">
      <style:text-properties/>
      <style:paragraph-properties/>
    </style:style>
    <style:style style:family="text" style:name="T627">
      <style:text-properties fo:color="#000000" fo:font-style="italic" style:text-underline-type="none" style:text-underline-width="auto"/>
    </style:style>
    <style:style style:family="table-cell" style:name="ce74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72">
      <style:text-properties/>
      <style:paragraph-properties/>
    </style:style>
    <style:style style:family="text" style:name="T628">
      <style:text-properties fo:color="#000000" fo:font-style="italic" style:text-underline-type="none" style:text-underline-width="auto"/>
    </style:style>
    <style:style style:family="text" style:name="T629">
      <style:text-properties fo:color="#000000" fo:font-style="italic" style:text-underline-type="none" style:text-underline-width="auto"/>
    </style:style>
    <style:style style:family="text" style:name="T630">
      <style:text-properties fo:color="#000000" fo:font-style="italic" style:text-underline-type="none" style:text-underline-width="auto"/>
    </style:style>
    <style:style style:family="table-cell" style:name="ce74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73">
      <style:text-properties/>
      <style:paragraph-properties/>
    </style:style>
    <style:style style:family="text" style:name="T631">
      <style:text-properties fo:color="#000000" fo:font-style="italic" style:text-underline-type="none" style:text-underline-width="auto"/>
    </style:style>
    <style:style style:family="text" style:name="T632">
      <style:text-properties fo:color="#000000" fo:font-style="italic" style:text-underline-type="none" style:text-underline-width="auto"/>
    </style:style>
    <style:style style:family="text" style:name="T633">
      <style:text-properties fo:color="#000000" fo:font-style="italic" style:text-underline-type="none" style:text-underline-width="auto"/>
    </style:style>
    <style:style style:family="table-cell" style:name="ce74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74">
      <style:text-properties/>
      <style:paragraph-properties/>
    </style:style>
    <style:style style:family="text" style:name="T634">
      <style:text-properties fo:color="#000000" fo:font-style="italic" style:text-underline-type="none" style:text-underline-width="auto"/>
    </style:style>
    <style:style style:family="table-cell" style:name="ce74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75">
      <style:text-properties/>
      <style:paragraph-properties/>
    </style:style>
    <style:style style:family="text" style:name="T635">
      <style:text-properties fo:color="#000000" fo:font-style="italic" style:text-underline-type="none" style:text-underline-width="auto"/>
    </style:style>
    <style:style style:family="table-row" style:name="ro243">
      <style:table-row-properties/>
    </style:style>
    <style:style style:family="table-cell" style:name="ce74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76">
      <style:text-properties/>
      <style:paragraph-properties/>
    </style:style>
    <style:style style:family="text" style:name="T636">
      <style:text-properties fo:color="#000000" fo:font-style="italic" style:text-underline-type="none" style:text-underline-width="auto"/>
    </style:style>
    <style:style style:family="table-cell" style:name="ce75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77">
      <style:text-properties/>
      <style:paragraph-properties/>
    </style:style>
    <style:style style:family="text" style:name="T637">
      <style:text-properties fo:color="#000000" fo:font-style="italic" style:text-underline-type="none" style:text-underline-width="auto"/>
    </style:style>
    <style:style style:parent-style-name="600" style:family="paragraph" style:name="P1078">
      <style:paragraph-properties/>
    </style:style>
    <style:style style:parent-style-name="600" style:family="paragraph" style:name="P1079">
      <style:paragraph-properties/>
    </style:style>
    <style:style style:parent-style-name="600" style:family="paragraph" style:name="P1080">
      <style:paragraph-properties/>
    </style:style>
    <style:style style:family="table" style:name="ta82">
      <style:table-properties style:width="17.51cm" fo:margin-left="0.0882cm" table:align="left"/>
    </style:style>
    <style:style style:family="table-column" style:name="co428">
      <style:table-column-properties style:column-width="3.016cm"/>
    </style:style>
    <style:style style:family="table-column" style:name="co429">
      <style:table-column-properties style:column-width="3.122cm"/>
    </style:style>
    <style:style style:family="table-column" style:name="co430">
      <style:table-column-properties style:column-width="3.096cm"/>
    </style:style>
    <style:style style:family="table-column" style:name="co431">
      <style:table-column-properties style:column-width="4.022cm"/>
    </style:style>
    <style:style style:family="table-column" style:name="co432">
      <style:table-column-properties style:column-width="4.249cm"/>
    </style:style>
    <style:style style:family="table-row" style:name="ro244">
      <style:table-row-properties/>
    </style:style>
    <style:style style:family="table-cell" style:name="ce75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81">
      <style:text-properties/>
      <style:paragraph-properties/>
    </style:style>
    <style:style style:family="text" style:name="T638">
      <style:text-properties fo:color="#000000" fo:font-style="italic" style:text-underline-type="none" style:text-underline-width="auto"/>
    </style:style>
    <style:style style:family="table-cell" style:name="ce752">
      <style:table-cell-properties style:direction="ltr" fo:border="0.00882cm solid #000000" fo:padding-top="0.09702cm" fo:padding-bottom="0.09702cm" fo:padding-left="0.09702cm" fo:padding-right="0.09702cm" fo:wrap-option="wrap"/>
    </style:style>
    <style:style style:parent-style-name="600" style:family="paragraph" style:name="P1082">
      <style:text-properties/>
      <style:paragraph-properties/>
    </style:style>
    <style:style style:family="text" style:name="T639">
      <style:text-properties fo:color="#000000" fo:font-family="NKYFAL+CMTI10" fo:font-size="11pt" fo:font-style="italic" style:text-underline-type="none" style:text-underline-width="auto" fo:font-weight="normal"/>
    </style:style>
    <style:style style:family="table-row" style:name="ro245">
      <style:table-row-properties/>
    </style:style>
    <style:style style:family="table-cell" style:name="ce75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83">
      <style:text-properties/>
      <style:paragraph-properties/>
    </style:style>
    <style:style style:family="text" style:name="T640">
      <style:text-properties fo:color="#000000" fo:font-style="italic" style:text-underline-type="none" style:text-underline-width="auto"/>
    </style:style>
    <style:style style:family="table-cell" style:name="ce75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84">
      <style:text-properties/>
      <style:paragraph-properties/>
    </style:style>
    <style:style style:family="text" style:name="T641">
      <style:text-properties fo:color="#000000" fo:font-style="italic" style:text-underline-type="none" style:text-underline-width="auto"/>
    </style:style>
    <style:style style:family="table-cell" style:name="ce75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85">
      <style:text-properties/>
      <style:paragraph-properties/>
    </style:style>
    <style:style style:family="text" style:name="T642">
      <style:text-properties fo:color="#000000" fo:font-style="italic" style:text-underline-type="none" style:text-underline-width="auto"/>
    </style:style>
    <style:style style:family="text" style:name="T643">
      <style:text-properties fo:color="#000000" fo:font-style="italic" style:text-underline-type="none" style:text-underline-width="auto"/>
    </style:style>
    <style:style style:family="table-cell" style:name="ce75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86">
      <style:text-properties/>
      <style:paragraph-properties/>
    </style:style>
    <style:style style:family="text" style:name="T644">
      <style:text-properties fo:color="#000000" fo:font-style="italic" style:text-underline-type="none" style:text-underline-width="auto"/>
    </style:style>
    <style:style style:family="table-cell" style:name="ce75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87">
      <style:text-properties/>
      <style:paragraph-properties/>
    </style:style>
    <style:style style:family="text" style:name="T645">
      <style:text-properties fo:color="#000000" fo:font-style="italic" style:text-underline-type="none" style:text-underline-width="auto"/>
    </style:style>
    <style:style style:family="table-row" style:name="ro246">
      <style:table-row-properties/>
    </style:style>
    <style:style style:family="table-cell" style:name="ce75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88">
      <style:text-properties/>
      <style:paragraph-properties/>
    </style:style>
    <style:style style:family="text" style:name="T646">
      <style:text-properties fo:color="#000000" fo:font-style="italic" style:text-underline-type="none" style:text-underline-width="auto"/>
    </style:style>
    <style:style style:family="table-cell" style:name="ce75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89">
      <style:text-properties/>
      <style:paragraph-properties/>
    </style:style>
    <style:style style:family="text" style:name="T647">
      <style:text-properties fo:color="#000000" fo:font-style="italic" style:text-underline-type="none" style:text-underline-width="auto"/>
    </style:style>
    <style:style style:parent-style-name="600" style:family="paragraph" style:name="P1090">
      <style:paragraph-properties/>
    </style:style>
    <style:style style:parent-style-name="600" style:family="paragraph" style:name="P1091">
      <style:paragraph-properties/>
    </style:style>
    <style:style style:parent-style-name="600" style:family="paragraph" style:name="P1092">
      <style:paragraph-properties/>
    </style:style>
    <style:style style:family="table" style:name="ta83">
      <style:table-properties style:width="17.51cm" fo:margin-left="0.0882cm" table:align="left"/>
    </style:style>
    <style:style style:family="table-column" style:name="co433">
      <style:table-column-properties style:column-width="3.016cm"/>
    </style:style>
    <style:style style:family="table-column" style:name="co434">
      <style:table-column-properties style:column-width="3.122cm"/>
    </style:style>
    <style:style style:family="table-column" style:name="co435">
      <style:table-column-properties style:column-width="3.096cm"/>
    </style:style>
    <style:style style:family="table-column" style:name="co436">
      <style:table-column-properties style:column-width="4.022cm"/>
    </style:style>
    <style:style style:family="table-column" style:name="co437">
      <style:table-column-properties style:column-width="4.249cm"/>
    </style:style>
    <style:style style:family="table-row" style:name="ro247">
      <style:table-row-properties/>
    </style:style>
    <style:style style:family="table-cell" style:name="ce76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093">
      <style:text-properties/>
      <style:paragraph-properties/>
    </style:style>
    <style:style style:family="text" style:name="T648">
      <style:text-properties fo:color="#000000" fo:font-style="italic" style:text-underline-type="none" style:text-underline-width="auto"/>
    </style:style>
    <style:style style:family="table-cell" style:name="ce761">
      <style:table-cell-properties style:direction="ltr" fo:border="0.00882cm solid #000000" fo:padding-top="0.09702cm" fo:padding-bottom="0.09702cm" fo:padding-left="0.09702cm" fo:padding-right="0.09702cm" fo:wrap-option="wrap"/>
    </style:style>
    <style:style style:parent-style-name="600" style:family="paragraph" style:name="P1094">
      <style:text-properties/>
      <style:paragraph-properties/>
    </style:style>
    <style:style style:family="text" style:name="T649">
      <style:text-properties fo:color="#000000" fo:font-family="NKYFAL+CMTI10" fo:font-size="11pt" fo:font-style="italic" style:text-underline-type="none" style:text-underline-width="auto" fo:font-weight="normal"/>
    </style:style>
    <style:style style:family="text" style:name="T650">
      <style:text-properties fo:color="#000000" fo:font-family="NKYFAL+CMTI10" fo:font-size="11pt" fo:font-style="italic" style:text-underline-type="none" style:text-underline-width="auto" fo:font-weight="normal"/>
    </style:style>
    <style:style style:family="table-row" style:name="ro248">
      <style:table-row-properties/>
    </style:style>
    <style:style style:family="table-cell" style:name="ce76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95">
      <style:text-properties/>
      <style:paragraph-properties/>
    </style:style>
    <style:style style:family="text" style:name="T651">
      <style:text-properties fo:color="#000000" fo:font-style="italic" style:text-underline-type="none" style:text-underline-width="auto"/>
    </style:style>
    <style:style style:family="table-cell" style:name="ce76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096">
      <style:text-properties/>
      <style:paragraph-properties/>
    </style:style>
    <style:style style:family="text" style:name="T652">
      <style:text-properties fo:color="#000000" fo:font-family="NKYFAL+CMTI10" fo:font-size="11pt" fo:font-style="italic" style:text-underline-type="none" style:text-underline-width="auto" fo:font-weight="normal"/>
    </style:style>
    <style:style style:family="table-cell" style:name="ce76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97">
      <style:text-properties/>
      <style:paragraph-properties/>
    </style:style>
    <style:style style:family="text" style:name="T653">
      <style:text-properties fo:color="#000000" fo:font-style="italic" style:text-underline-type="none" style:text-underline-width="auto"/>
    </style:style>
    <style:style style:family="table-cell" style:name="ce76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098">
      <style:text-properties/>
      <style:paragraph-properties/>
    </style:style>
    <style:style style:family="text" style:name="T654">
      <style:text-properties fo:color="#000000" fo:font-style="italic" style:text-underline-type="none" style:text-underline-width="auto"/>
    </style:style>
    <style:style style:family="text" style:name="T655">
      <style:text-properties fo:color="#000000" fo:font-style="italic" style:text-underline-type="none" style:text-underline-width="auto"/>
    </style:style>
    <style:style style:family="table-cell" style:name="ce76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099">
      <style:text-properties/>
      <style:paragraph-properties/>
    </style:style>
    <style:style style:family="text" style:name="T656">
      <style:text-properties fo:color="#000000" fo:font-style="italic" style:text-underline-type="none" style:text-underline-width="auto"/>
    </style:style>
    <style:style style:family="text" style:name="T657">
      <style:text-properties fo:color="#000000" fo:font-style="italic" style:text-underline-type="none" style:text-underline-width="auto"/>
    </style:style>
    <style:style style:family="table-row" style:name="ro249">
      <style:table-row-properties/>
    </style:style>
    <style:style style:family="table-cell" style:name="ce76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00">
      <style:text-properties/>
      <style:paragraph-properties/>
    </style:style>
    <style:style style:family="text" style:name="T658">
      <style:text-properties fo:color="#000000" fo:font-style="italic" style:text-underline-type="none" style:text-underline-width="auto"/>
    </style:style>
    <style:style style:family="table-cell" style:name="ce76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01">
      <style:text-properties/>
      <style:paragraph-properties/>
    </style:style>
    <style:style style:family="text" style:name="T659">
      <style:text-properties fo:color="#000000" fo:font-style="italic" style:text-underline-type="none" style:text-underline-width="auto"/>
    </style:style>
    <style:style style:parent-style-name="600" style:family="paragraph" style:name="P1102">
      <style:paragraph-properties/>
    </style:style>
    <style:style style:parent-style-name="600" style:family="paragraph" style:name="P1103">
      <style:paragraph-properties/>
    </style:style>
    <style:style style:parent-style-name="600" style:family="paragraph" style:name="P1104">
      <style:paragraph-properties/>
    </style:style>
    <style:style style:parent-style-name="600" style:family="paragraph" style:name="P1105">
      <style:paragraph-properties/>
    </style:style>
    <style:style style:family="table" style:name="ta84">
      <style:table-properties style:width="17.51cm" fo:margin-left="0.0882cm" table:align="left"/>
    </style:style>
    <style:style style:family="table-column" style:name="co438">
      <style:table-column-properties style:column-width="3.016cm"/>
    </style:style>
    <style:style style:family="table-column" style:name="co439">
      <style:table-column-properties style:column-width="3.122cm"/>
    </style:style>
    <style:style style:family="table-column" style:name="co440">
      <style:table-column-properties style:column-width="3.096cm"/>
    </style:style>
    <style:style style:family="table-column" style:name="co441">
      <style:table-column-properties style:column-width="4.022cm"/>
    </style:style>
    <style:style style:family="table-column" style:name="co442">
      <style:table-column-properties style:column-width="4.249cm"/>
    </style:style>
    <style:style style:family="table-row" style:name="ro250">
      <style:table-row-properties/>
    </style:style>
    <style:style style:family="table-cell" style:name="ce76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106">
      <style:text-properties/>
      <style:paragraph-properties/>
    </style:style>
    <style:style style:family="text" style:name="T660">
      <style:text-properties fo:color="#000000" fo:font-style="italic" style:text-underline-type="none" style:text-underline-width="auto"/>
    </style:style>
    <style:style style:family="table-cell" style:name="ce770">
      <style:table-cell-properties style:direction="ltr" fo:border="0.00882cm solid #000000" fo:padding-top="0.09702cm" fo:padding-bottom="0.09702cm" fo:padding-left="0.09702cm" fo:padding-right="0.09702cm" fo:wrap-option="wrap"/>
    </style:style>
    <style:style style:parent-style-name="600" style:family="paragraph" style:name="P1107">
      <style:text-properties/>
      <style:paragraph-properties/>
    </style:style>
    <style:style style:family="text" style:name="T661">
      <style:text-properties fo:color="#000000" fo:font-family="NKYFAL+CMTI10" fo:font-size="11pt" fo:font-style="italic" style:text-underline-type="none" style:text-underline-width="auto" fo:font-weight="normal"/>
    </style:style>
    <style:style style:family="table-row" style:name="ro251">
      <style:table-row-properties/>
    </style:style>
    <style:style style:family="table-cell" style:name="ce77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08">
      <style:text-properties/>
      <style:paragraph-properties/>
    </style:style>
    <style:style style:family="text" style:name="T662">
      <style:text-properties fo:color="#000000" fo:font-style="italic" style:text-underline-type="none" style:text-underline-width="auto"/>
    </style:style>
    <style:style style:family="table-cell" style:name="ce77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09">
      <style:text-properties/>
      <style:paragraph-properties/>
    </style:style>
    <style:style style:family="text" style:name="T663">
      <style:text-properties fo:color="#000000" fo:font-style="italic" style:text-underline-type="none" style:text-underline-width="auto"/>
    </style:style>
    <style:style style:family="table-cell" style:name="ce77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10">
      <style:text-properties/>
      <style:paragraph-properties/>
    </style:style>
    <style:style style:family="text" style:name="T664">
      <style:text-properties fo:color="#000000" fo:font-style="italic" style:text-underline-type="none" style:text-underline-width="auto"/>
    </style:style>
    <style:style style:family="table-cell" style:name="ce77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11">
      <style:text-properties/>
      <style:paragraph-properties/>
    </style:style>
    <style:style style:family="text" style:name="T665">
      <style:text-properties fo:color="#000000" fo:font-style="italic" style:text-underline-type="none" style:text-underline-width="auto"/>
    </style:style>
    <style:style style:family="table-cell" style:name="ce77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12">
      <style:text-properties/>
      <style:paragraph-properties/>
    </style:style>
    <style:style style:family="text" style:name="T666">
      <style:text-properties fo:color="#000000" fo:font-style="italic" style:text-underline-type="none" style:text-underline-width="auto"/>
    </style:style>
    <style:style style:family="table-row" style:name="ro252">
      <style:table-row-properties/>
    </style:style>
    <style:style style:family="table-cell" style:name="ce77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13">
      <style:text-properties/>
      <style:paragraph-properties/>
    </style:style>
    <style:style style:family="text" style:name="T667">
      <style:text-properties fo:color="#000000" fo:font-style="italic" style:text-underline-type="none" style:text-underline-width="auto"/>
    </style:style>
    <style:style style:family="table-cell" style:name="ce77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14">
      <style:text-properties/>
      <style:paragraph-properties/>
    </style:style>
    <style:style style:family="text" style:name="T668">
      <style:text-properties fo:color="#000000" fo:font-style="italic" style:text-underline-type="none" style:text-underline-width="auto"/>
    </style:style>
    <style:style style:parent-style-name="600" style:family="paragraph" style:name="P1115">
      <style:paragraph-properties/>
    </style:style>
    <style:style style:parent-style-name="600" style:family="paragraph" style:name="P1116">
      <style:paragraph-properties/>
    </style:style>
    <style:style style:parent-style-name="600" style:family="paragraph" style:name="P1117">
      <style:paragraph-properties/>
    </style:style>
    <style:style style:parent-style-name="600" style:family="paragraph" style:name="P1118">
      <style:paragraph-properties/>
    </style:style>
    <style:style style:family="table" style:name="ta85">
      <style:table-properties style:width="17.51cm" fo:margin-left="0.0882cm" table:align="left"/>
    </style:style>
    <style:style style:family="table-column" style:name="co443">
      <style:table-column-properties style:column-width="3.016cm"/>
    </style:style>
    <style:style style:family="table-column" style:name="co444">
      <style:table-column-properties style:column-width="3.122cm"/>
    </style:style>
    <style:style style:family="table-column" style:name="co445">
      <style:table-column-properties style:column-width="3.096cm"/>
    </style:style>
    <style:style style:family="table-column" style:name="co446">
      <style:table-column-properties style:column-width="4.022cm"/>
    </style:style>
    <style:style style:family="table-column" style:name="co447">
      <style:table-column-properties style:column-width="4.249cm"/>
    </style:style>
    <style:style style:family="table-row" style:name="ro253">
      <style:table-row-properties/>
    </style:style>
    <style:style style:family="table-cell" style:name="ce77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119">
      <style:text-properties/>
      <style:paragraph-properties/>
    </style:style>
    <style:style style:family="text" style:name="T669">
      <style:text-properties fo:color="#000000" fo:font-style="italic" style:text-underline-type="none" style:text-underline-width="auto"/>
    </style:style>
    <style:style style:family="table-cell" style:name="ce779">
      <style:table-cell-properties style:direction="ltr" fo:border="0.00882cm solid #000000" fo:padding-top="0.09702cm" fo:padding-bottom="0.09702cm" fo:padding-left="0.09702cm" fo:padding-right="0.09702cm" fo:wrap-option="wrap"/>
    </style:style>
    <style:style style:parent-style-name="600" style:family="paragraph" style:name="P1120">
      <style:text-properties/>
      <style:paragraph-properties/>
    </style:style>
    <style:style style:family="text" style:name="T670">
      <style:text-properties fo:color="#000000" fo:font-family="NKYFAL+CMTI10" fo:font-size="11pt" fo:font-style="italic" style:text-underline-type="none" style:text-underline-width="auto" fo:font-weight="normal"/>
    </style:style>
    <style:style style:family="text" style:name="T671">
      <style:text-properties fo:color="#000000" fo:font-family="NKYFAL+CMTI10" fo:font-size="11pt" fo:font-style="italic" style:text-underline-type="none" style:text-underline-width="auto" fo:font-weight="normal"/>
    </style:style>
    <style:style style:family="text" style:name="T672">
      <style:text-properties fo:color="#000000" fo:font-family="NKYFAL+CMTI10" fo:font-size="11pt" fo:font-style="italic" style:text-underline-type="none" style:text-underline-width="auto" fo:font-weight="normal"/>
    </style:style>
    <style:style style:family="table-row" style:name="ro254">
      <style:table-row-properties/>
    </style:style>
    <style:style style:family="table-cell" style:name="ce78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21">
      <style:text-properties/>
      <style:paragraph-properties/>
    </style:style>
    <style:style style:family="text" style:name="T673">
      <style:text-properties fo:color="#000000" fo:font-style="italic" style:text-underline-type="none" style:text-underline-width="auto"/>
    </style:style>
    <style:style style:family="table-cell" style:name="ce78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22">
      <style:text-properties/>
      <style:paragraph-properties/>
    </style:style>
    <style:style style:family="text" style:name="T674">
      <style:text-properties fo:color="#000000" fo:font-style="italic" style:text-underline-type="none" style:text-underline-width="auto"/>
    </style:style>
    <style:style style:family="table-cell" style:name="ce78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23">
      <style:text-properties/>
      <style:paragraph-properties/>
    </style:style>
    <style:style style:family="text" style:name="T675">
      <style:text-properties fo:color="#000000" fo:font-style="italic" style:text-underline-type="none" style:text-underline-width="auto"/>
    </style:style>
    <style:style style:family="table-cell" style:name="ce78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24">
      <style:text-properties/>
      <style:paragraph-properties/>
    </style:style>
    <style:style style:family="text" style:name="T676">
      <style:text-properties fo:color="#000000" fo:font-style="italic" style:text-underline-type="none" style:text-underline-width="auto"/>
    </style:style>
    <style:style style:family="table-cell" style:name="ce78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25">
      <style:text-properties/>
      <style:paragraph-properties/>
    </style:style>
    <style:style style:family="text" style:name="T677">
      <style:text-properties fo:color="#000000" fo:font-style="italic" style:text-underline-type="none" style:text-underline-width="auto"/>
    </style:style>
    <style:style style:family="table-row" style:name="ro255">
      <style:table-row-properties/>
    </style:style>
    <style:style style:family="table-cell" style:name="ce7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26">
      <style:text-properties/>
      <style:paragraph-properties/>
    </style:style>
    <style:style style:family="text" style:name="T678">
      <style:text-properties fo:color="#000000" fo:font-style="italic" style:text-underline-type="none" style:text-underline-width="auto"/>
    </style:style>
    <style:style style:family="table-cell" style:name="ce78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27">
      <style:text-properties/>
      <style:paragraph-properties/>
    </style:style>
    <style:style style:family="text" style:name="T679">
      <style:text-properties fo:color="#000000" fo:font-style="italic" style:text-underline-type="none" style:text-underline-width="auto"/>
    </style:style>
    <style:style style:parent-style-name="600" style:family="paragraph" style:name="P1128">
      <style:paragraph-properties/>
    </style:style>
    <style:style style:parent-style-name="600" style:family="paragraph" style:name="P1129">
      <style:paragraph-properties/>
    </style:style>
    <style:style style:parent-style-name="600" style:family="paragraph" style:name="P1130">
      <style:paragraph-properties/>
    </style:style>
    <style:style style:family="table" style:name="ta86">
      <style:table-properties style:width="17.51cm" fo:margin-left="0.0882cm" table:align="left"/>
    </style:style>
    <style:style style:family="table-column" style:name="co448">
      <style:table-column-properties style:column-width="3.016cm"/>
    </style:style>
    <style:style style:family="table-column" style:name="co449">
      <style:table-column-properties style:column-width="3.122cm"/>
    </style:style>
    <style:style style:family="table-column" style:name="co450">
      <style:table-column-properties style:column-width="3.096cm"/>
    </style:style>
    <style:style style:family="table-column" style:name="co451">
      <style:table-column-properties style:column-width="4.022cm"/>
    </style:style>
    <style:style style:family="table-column" style:name="co452">
      <style:table-column-properties style:column-width="4.249cm"/>
    </style:style>
    <style:style style:family="table-row" style:name="ro256">
      <style:table-row-properties/>
    </style:style>
    <style:style style:family="table-cell" style:name="ce78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131">
      <style:text-properties/>
      <style:paragraph-properties/>
    </style:style>
    <style:style style:family="text" style:name="T680">
      <style:text-properties fo:color="#000000" fo:font-style="italic" style:text-underline-type="none" style:text-underline-width="auto"/>
    </style:style>
    <style:style style:family="table-cell" style:name="ce788">
      <style:table-cell-properties style:direction="ltr" fo:border="0.00882cm solid #000000" fo:padding-top="0.09702cm" fo:padding-bottom="0.09702cm" fo:padding-left="0.09702cm" fo:padding-right="0.09702cm" fo:wrap-option="wrap"/>
    </style:style>
    <style:style style:parent-style-name="600" style:family="paragraph" style:name="P1132">
      <style:text-properties/>
      <style:paragraph-properties/>
    </style:style>
    <style:style style:family="text" style:name="T681">
      <style:text-properties fo:color="#000000" fo:font-family="NKYFAL+CMTI10" fo:font-size="11pt" fo:font-style="italic" style:text-underline-type="none" style:text-underline-width="auto" fo:font-weight="normal"/>
    </style:style>
    <style:style style:family="table-row" style:name="ro257">
      <style:table-row-properties/>
    </style:style>
    <style:style style:family="table-cell" style:name="ce78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33">
      <style:text-properties/>
      <style:paragraph-properties/>
    </style:style>
    <style:style style:family="text" style:name="T682">
      <style:text-properties fo:color="#000000" fo:font-style="italic" style:text-underline-type="none" style:text-underline-width="auto"/>
    </style:style>
    <style:style style:family="table-cell" style:name="ce79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34">
      <style:text-properties/>
      <style:paragraph-properties/>
    </style:style>
    <style:style style:family="text" style:name="T683">
      <style:text-properties fo:color="#000000" fo:font-style="italic" style:text-underline-type="none" style:text-underline-width="auto"/>
    </style:style>
    <style:style style:family="table-cell" style:name="ce79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35">
      <style:text-properties/>
      <style:paragraph-properties/>
    </style:style>
    <style:style style:family="text" style:name="T684">
      <style:text-properties fo:color="#000000" fo:font-style="italic" style:text-underline-type="none" style:text-underline-width="auto"/>
    </style:style>
    <style:style style:family="table-cell" style:name="ce79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36">
      <style:text-properties/>
      <style:paragraph-properties/>
    </style:style>
    <style:style style:family="text" style:name="T685">
      <style:text-properties fo:color="#000000" fo:font-style="italic" style:text-underline-type="none" style:text-underline-width="auto"/>
    </style:style>
    <style:style style:family="table-cell" style:name="ce79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37">
      <style:text-properties/>
      <style:paragraph-properties/>
    </style:style>
    <style:style style:family="text" style:name="T686">
      <style:text-properties fo:color="#000000" fo:font-style="italic" style:text-underline-type="none" style:text-underline-width="auto"/>
    </style:style>
    <style:style style:family="table-row" style:name="ro258">
      <style:table-row-properties/>
    </style:style>
    <style:style style:family="table-cell" style:name="ce7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38">
      <style:text-properties/>
      <style:paragraph-properties/>
    </style:style>
    <style:style style:family="text" style:name="T687">
      <style:text-properties fo:color="#000000" fo:font-style="italic" style:text-underline-type="none" style:text-underline-width="auto"/>
    </style:style>
    <style:style style:family="table-cell" style:name="ce79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39">
      <style:text-properties/>
      <style:paragraph-properties/>
    </style:style>
    <style:style style:family="text" style:name="T688">
      <style:text-properties fo:color="#000000" fo:font-style="italic" style:text-underline-type="none" style:text-underline-width="auto"/>
    </style:style>
    <style:style style:parent-style-name="600" style:family="paragraph" style:name="P1140">
      <style:paragraph-properties/>
    </style:style>
    <style:style style:parent-style-name="600" style:family="paragraph" style:name="P1141">
      <style:paragraph-properties/>
    </style:style>
    <style:style style:parent-style-name="600" style:family="paragraph" style:name="P1142">
      <style:paragraph-properties/>
    </style:style>
    <style:style style:family="table" style:name="ta87">
      <style:table-properties style:width="17.51cm" fo:margin-left="0.0882cm" table:align="left"/>
    </style:style>
    <style:style style:family="table-column" style:name="co453">
      <style:table-column-properties style:column-width="3.016cm"/>
    </style:style>
    <style:style style:family="table-column" style:name="co454">
      <style:table-column-properties style:column-width="3.122cm"/>
    </style:style>
    <style:style style:family="table-column" style:name="co455">
      <style:table-column-properties style:column-width="3.096cm"/>
    </style:style>
    <style:style style:family="table-column" style:name="co456">
      <style:table-column-properties style:column-width="4.022cm"/>
    </style:style>
    <style:style style:family="table-column" style:name="co457">
      <style:table-column-properties style:column-width="4.249cm"/>
    </style:style>
    <style:style style:family="table-row" style:name="ro259">
      <style:table-row-properties/>
    </style:style>
    <style:style style:family="table-cell" style:name="ce796">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143">
      <style:text-properties/>
      <style:paragraph-properties/>
    </style:style>
    <style:style style:family="text" style:name="T689">
      <style:text-properties fo:color="#000000" fo:font-style="italic" style:text-underline-type="none" style:text-underline-width="auto"/>
    </style:style>
    <style:style style:family="table-cell" style:name="ce797">
      <style:table-cell-properties style:direction="ltr" fo:border="0.00882cm solid #000000" fo:padding-top="0.09702cm" fo:padding-bottom="0.09702cm" fo:padding-left="0.09702cm" fo:padding-right="0.09702cm" fo:wrap-option="wrap"/>
    </style:style>
    <style:style style:parent-style-name="600" style:family="paragraph" style:name="P1144">
      <style:text-properties/>
      <style:paragraph-properties/>
    </style:style>
    <style:style style:family="text" style:name="T690">
      <style:text-properties fo:color="#000000" fo:font-family="NKYFAL+CMTI10" fo:font-size="11pt" fo:font-style="italic" style:text-underline-type="none" style:text-underline-width="auto" fo:font-weight="normal"/>
    </style:style>
    <style:style style:family="table-row" style:name="ro260">
      <style:table-row-properties/>
    </style:style>
    <style:style style:family="table-cell" style:name="ce79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45">
      <style:text-properties/>
      <style:paragraph-properties/>
    </style:style>
    <style:style style:family="text" style:name="T691">
      <style:text-properties fo:color="#000000" fo:font-style="italic" style:text-underline-type="none" style:text-underline-width="auto"/>
    </style:style>
    <style:style style:family="table-cell" style:name="ce79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46">
      <style:text-properties/>
      <style:paragraph-properties/>
    </style:style>
    <style:style style:family="text" style:name="T692">
      <style:text-properties fo:color="#000000" fo:font-style="italic" style:text-underline-type="none" style:text-underline-width="auto"/>
    </style:style>
    <style:style style:family="table-cell" style:name="ce80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47">
      <style:text-properties/>
      <style:paragraph-properties/>
    </style:style>
    <style:style style:family="text" style:name="T693">
      <style:text-properties fo:color="#000000" fo:font-style="italic" style:text-underline-type="none" style:text-underline-width="auto"/>
    </style:style>
    <style:style style:family="table-cell" style:name="ce80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48">
      <style:text-properties/>
      <style:paragraph-properties/>
    </style:style>
    <style:style style:family="text" style:name="T694">
      <style:text-properties fo:color="#000000" fo:font-style="italic" style:text-underline-type="none" style:text-underline-width="auto"/>
    </style:style>
    <style:style style:family="table-cell" style:name="ce80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49">
      <style:text-properties/>
      <style:paragraph-properties/>
    </style:style>
    <style:style style:family="text" style:name="T695">
      <style:text-properties fo:color="#000000" fo:font-style="italic" style:text-underline-type="none" style:text-underline-width="auto"/>
    </style:style>
    <style:style style:family="table-row" style:name="ro261">
      <style:table-row-properties/>
    </style:style>
    <style:style style:family="table-cell" style:name="ce8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50">
      <style:text-properties/>
      <style:paragraph-properties/>
    </style:style>
    <style:style style:family="text" style:name="T696">
      <style:text-properties fo:color="#000000" fo:font-style="italic" style:text-underline-type="none" style:text-underline-width="auto"/>
    </style:style>
    <style:style style:family="table-cell" style:name="ce80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51">
      <style:text-properties/>
      <style:paragraph-properties/>
    </style:style>
    <style:style style:family="text" style:name="T697">
      <style:text-properties fo:color="#000000" fo:font-style="italic" style:text-underline-type="none" style:text-underline-width="auto"/>
    </style:style>
    <style:style style:parent-style-name="600" style:family="paragraph" style:name="P1152">
      <style:paragraph-properties/>
    </style:style>
    <style:style style:parent-style-name="600" style:family="paragraph" style:name="P1153">
      <style:paragraph-properties/>
    </style:style>
    <style:style style:parent-style-name="600" style:family="paragraph" style:name="P1154">
      <style:paragraph-properties/>
    </style:style>
    <style:style style:family="table" style:name="ta88">
      <style:table-properties style:width="17.51cm" fo:margin-left="0.0882cm" table:align="left"/>
    </style:style>
    <style:style style:family="table-column" style:name="co458">
      <style:table-column-properties style:column-width="3.016cm"/>
    </style:style>
    <style:style style:family="table-column" style:name="co459">
      <style:table-column-properties style:column-width="3.122cm"/>
    </style:style>
    <style:style style:family="table-column" style:name="co460">
      <style:table-column-properties style:column-width="3.096cm"/>
    </style:style>
    <style:style style:family="table-column" style:name="co461">
      <style:table-column-properties style:column-width="4.022cm"/>
    </style:style>
    <style:style style:family="table-column" style:name="co462">
      <style:table-column-properties style:column-width="4.249cm"/>
    </style:style>
    <style:style style:family="table-row" style:name="ro262">
      <style:table-row-properties/>
    </style:style>
    <style:style style:family="table-cell" style:name="ce80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155">
      <style:text-properties/>
      <style:paragraph-properties/>
    </style:style>
    <style:style style:family="text" style:name="T698">
      <style:text-properties fo:color="#000000" fo:font-style="italic" style:text-underline-type="none" style:text-underline-width="auto"/>
    </style:style>
    <style:style style:family="table-cell" style:name="ce806">
      <style:table-cell-properties style:direction="ltr" fo:border="0.00882cm solid #000000" fo:padding-top="0.09702cm" fo:padding-bottom="0.09702cm" fo:padding-left="0.09702cm" fo:padding-right="0.09702cm" fo:wrap-option="wrap"/>
    </style:style>
    <style:style style:parent-style-name="600" style:family="paragraph" style:name="P1156">
      <style:text-properties/>
      <style:paragraph-properties/>
    </style:style>
    <style:style style:family="text" style:name="T699">
      <style:text-properties fo:color="#000000" fo:font-family="NKYFAL+CMTI10" fo:font-size="11pt" fo:font-style="italic" style:text-underline-type="none" style:text-underline-width="auto" fo:font-weight="normal"/>
    </style:style>
    <style:style style:family="table-row" style:name="ro263">
      <style:table-row-properties/>
    </style:style>
    <style:style style:family="table-cell" style:name="ce80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57">
      <style:text-properties/>
      <style:paragraph-properties/>
    </style:style>
    <style:style style:family="text" style:name="T700">
      <style:text-properties fo:color="#000000" fo:font-style="italic" style:text-underline-type="none" style:text-underline-width="auto"/>
    </style:style>
    <style:style style:family="table-cell" style:name="ce80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58">
      <style:text-properties/>
      <style:paragraph-properties/>
    </style:style>
    <style:style style:family="text" style:name="T701">
      <style:text-properties fo:color="#000000" fo:font-style="italic" style:text-underline-type="none" style:text-underline-width="auto"/>
    </style:style>
    <style:style style:family="table-cell" style:name="ce80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59">
      <style:text-properties/>
      <style:paragraph-properties/>
    </style:style>
    <style:style style:family="text" style:name="T702">
      <style:text-properties fo:color="#000000" fo:font-style="italic" style:text-underline-type="none" style:text-underline-width="auto"/>
    </style:style>
    <style:style style:family="table-cell" style:name="ce81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60">
      <style:text-properties/>
      <style:paragraph-properties/>
    </style:style>
    <style:style style:family="text" style:name="T703">
      <style:text-properties fo:color="#000000" fo:font-style="italic" style:text-underline-type="none" style:text-underline-width="auto"/>
    </style:style>
    <style:style style:family="table-cell" style:name="ce81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61">
      <style:text-properties/>
      <style:paragraph-properties/>
    </style:style>
    <style:style style:family="text" style:name="T704">
      <style:text-properties fo:color="#000000" fo:font-style="italic" style:text-underline-type="none" style:text-underline-width="auto"/>
    </style:style>
    <style:style style:family="table-row" style:name="ro264">
      <style:table-row-properties style:min-row-height="0.7462cm"/>
    </style:style>
    <style:style style:family="table-cell" style:name="ce81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62">
      <style:text-properties/>
      <style:paragraph-properties/>
    </style:style>
    <style:style style:family="text" style:name="T705">
      <style:text-properties fo:color="#000000" fo:font-style="italic" style:text-underline-type="none" style:text-underline-width="auto"/>
    </style:style>
    <style:style style:family="table-cell" style:name="ce81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63">
      <style:text-properties/>
      <style:paragraph-properties/>
    </style:style>
    <style:style style:family="text" style:name="T706">
      <style:text-properties fo:color="#000000" fo:font-style="italic" style:text-underline-type="none" style:text-underline-width="auto"/>
    </style:style>
    <style:style style:parent-style-name="600" style:family="paragraph" style:name="P1164">
      <style:paragraph-properties/>
    </style:style>
    <style:style style:parent-style-name="600" style:family="paragraph" style:name="P1165">
      <style:paragraph-properties/>
    </style:style>
    <style:style style:parent-style-name="600" style:family="paragraph" style:name="P1166">
      <style:paragraph-properties/>
    </style:style>
    <style:style style:parent-style-name="600" style:family="paragraph" style:name="P1167">
      <style:paragraph-properties/>
    </style:style>
    <style:style style:parent-style-name="600" style:family="paragraph" style:name="P1168">
      <style:paragraph-properties/>
    </style:style>
    <style:style style:parent-style-name="600" style:family="paragraph" style:name="P1169">
      <style:paragraph-properties/>
    </style:style>
    <style:style style:family="table" style:name="ta89">
      <style:table-properties style:width="17.51cm" fo:margin-left="0.0882cm" table:align="left"/>
    </style:style>
    <style:style style:family="table-column" style:name="co463">
      <style:table-column-properties style:column-width="1.847cm"/>
    </style:style>
    <style:style style:family="table-column" style:name="co464">
      <style:table-column-properties style:column-width="1.912cm"/>
    </style:style>
    <style:style style:family="table-column" style:name="co465">
      <style:table-column-properties style:column-width="3.532cm"/>
    </style:style>
    <style:style style:family="table-column" style:name="co466">
      <style:table-column-properties style:column-width="2.706cm"/>
    </style:style>
    <style:style style:family="table-column" style:name="co467">
      <style:table-column-properties style:column-width="3.644cm"/>
    </style:style>
    <style:style style:family="table-column" style:name="co468">
      <style:table-column-properties style:column-width="3.865cm"/>
    </style:style>
    <style:style style:family="table-row" style:name="ro265">
      <style:table-row-properties/>
    </style:style>
    <style:style style:family="table-cell" style:name="ce81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170">
      <style:text-properties/>
      <style:paragraph-properties/>
    </style:style>
    <style:style style:family="text" style:name="T707">
      <style:text-properties fo:color="#000000" fo:font-style="italic" style:text-underline-type="none" style:text-underline-width="auto"/>
    </style:style>
    <style:style style:family="table-cell" style:name="ce815">
      <style:table-cell-properties style:direction="ltr" fo:border="0.00882cm solid #000000" fo:padding-top="0.09702cm" fo:padding-bottom="0.09702cm" fo:padding-left="0.09702cm" fo:padding-right="0.09702cm" fo:wrap-option="wrap"/>
    </style:style>
    <style:style style:parent-style-name="600" style:family="paragraph" style:name="P1171">
      <style:text-properties/>
      <style:paragraph-properties/>
    </style:style>
    <style:style style:family="text" style:name="T708">
      <style:text-properties fo:color="#000000" fo:font-family="NKYFAL+CMTI10" fo:font-size="11pt" fo:font-style="italic" style:text-underline-type="none" style:text-underline-width="auto" fo:font-weight="normal"/>
    </style:style>
    <style:style style:family="table-row" style:name="ro266">
      <style:table-row-properties/>
    </style:style>
    <style:style style:family="table-cell" style:name="ce8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72">
      <style:text-properties/>
      <style:paragraph-properties/>
    </style:style>
    <style:style style:family="text" style:name="T709">
      <style:text-properties fo:color="#000000" fo:font-style="italic" style:text-underline-type="none" style:text-underline-width="auto"/>
    </style:style>
    <style:style style:family="table-cell" style:name="ce81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73">
      <style:text-properties/>
      <style:paragraph-properties/>
    </style:style>
    <style:style style:family="text" style:name="T710">
      <style:text-properties fo:color="#000000" fo:font-style="italic" style:text-underline-type="none" style:text-underline-width="auto"/>
    </style:style>
    <style:style style:family="table-cell" style:name="ce81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74">
      <style:text-properties/>
      <style:paragraph-properties/>
    </style:style>
    <style:style style:family="text" style:name="T711">
      <style:text-properties fo:color="#000000" fo:font-style="italic" style:text-underline-type="none" style:text-underline-width="auto"/>
    </style:style>
    <style:style style:family="table-cell" style:name="ce81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75">
      <style:text-properties/>
      <style:paragraph-properties/>
    </style:style>
    <style:style style:family="text" style:name="T712">
      <style:text-properties fo:color="#000000" fo:font-style="italic" style:text-underline-type="none" style:text-underline-width="auto"/>
    </style:style>
    <style:style style:family="table-cell" style:name="ce82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76">
      <style:text-properties/>
      <style:paragraph-properties/>
    </style:style>
    <style:style style:family="text" style:name="T713">
      <style:text-properties fo:color="#000000" fo:font-style="italic" style:text-underline-type="none" style:text-underline-width="auto"/>
    </style:style>
    <style:style style:family="table-cell" style:name="ce82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77">
      <style:text-properties/>
      <style:paragraph-properties/>
    </style:style>
    <style:style style:family="text" style:name="T714">
      <style:text-properties fo:color="#000000" fo:font-style="italic" style:text-underline-type="none" style:text-underline-width="auto"/>
    </style:style>
    <style:style style:family="table-row" style:name="ro267">
      <style:table-row-properties/>
    </style:style>
    <style:style style:family="table-cell" style:name="ce82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78">
      <style:text-properties/>
      <style:paragraph-properties/>
    </style:style>
    <style:style style:family="text" style:name="T715">
      <style:text-properties fo:color="#000000" fo:font-style="italic" style:text-underline-type="none" style:text-underline-width="auto"/>
    </style:style>
    <style:style style:family="table-cell" style:name="ce82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79">
      <style:text-properties/>
      <style:paragraph-properties/>
    </style:style>
    <style:style style:family="text" style:name="T716">
      <style:text-properties fo:color="#000000" fo:font-style="italic" style:text-underline-type="none" style:text-underline-width="auto"/>
    </style:style>
    <style:style style:parent-style-name="600" style:family="paragraph" style:name="P1180">
      <style:paragraph-properties/>
    </style:style>
    <style:style style:parent-style-name="600" style:family="paragraph" style:name="P1181">
      <style:paragraph-properties/>
    </style:style>
    <style:style style:family="table" style:name="ta90">
      <style:table-properties style:width="17.51cm" fo:margin-left="0.0882cm" table:align="left"/>
    </style:style>
    <style:style style:family="table-column" style:name="co469">
      <style:table-column-properties style:column-width="3.016cm"/>
    </style:style>
    <style:style style:family="table-column" style:name="co470">
      <style:table-column-properties style:column-width="3.122cm"/>
    </style:style>
    <style:style style:family="table-column" style:name="co471">
      <style:table-column-properties style:column-width="3.096cm"/>
    </style:style>
    <style:style style:family="table-column" style:name="co472">
      <style:table-column-properties style:column-width="4.022cm"/>
    </style:style>
    <style:style style:family="table-column" style:name="co473">
      <style:table-column-properties style:column-width="4.249cm"/>
    </style:style>
    <style:style style:family="table-row" style:name="ro268">
      <style:table-row-properties/>
    </style:style>
    <style:style style:family="table-cell" style:name="ce82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182">
      <style:text-properties/>
      <style:paragraph-properties/>
    </style:style>
    <style:style style:family="text" style:name="T717">
      <style:text-properties fo:color="#000000" fo:font-style="italic" style:text-underline-type="none" style:text-underline-width="auto"/>
    </style:style>
    <style:style style:family="table-cell" style:name="ce825">
      <style:table-cell-properties style:direction="ltr" fo:border="0.00882cm solid #000000" fo:padding-top="0.09702cm" fo:padding-bottom="0.09702cm" fo:padding-left="0.09702cm" fo:padding-right="0.09702cm" fo:wrap-option="wrap"/>
    </style:style>
    <style:style style:parent-style-name="600" style:family="paragraph" style:name="P1183">
      <style:text-properties/>
      <style:paragraph-properties/>
    </style:style>
    <style:style style:family="text" style:name="T718">
      <style:text-properties fo:color="#000000" fo:font-family="NKYFAL+CMTI10" fo:font-size="11pt" fo:font-style="italic" style:text-underline-type="none" style:text-underline-width="auto" fo:font-weight="normal"/>
    </style:style>
    <style:style style:family="table-row" style:name="ro269">
      <style:table-row-properties/>
    </style:style>
    <style:style style:family="table-cell" style:name="ce82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84">
      <style:text-properties/>
      <style:paragraph-properties/>
    </style:style>
    <style:style style:family="text" style:name="T719">
      <style:text-properties fo:color="#000000" fo:font-style="italic" style:text-underline-type="none" style:text-underline-width="auto"/>
    </style:style>
    <style:style style:family="table-cell" style:name="ce82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85">
      <style:text-properties/>
      <style:paragraph-properties/>
    </style:style>
    <style:style style:family="text" style:name="T720">
      <style:text-properties fo:color="#000000" fo:font-style="italic" style:text-underline-type="none" style:text-underline-width="auto"/>
    </style:style>
    <style:style style:family="table-cell" style:name="ce82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86">
      <style:text-properties/>
      <style:paragraph-properties/>
    </style:style>
    <style:style style:family="text" style:name="T721">
      <style:text-properties fo:color="#000000" fo:font-style="italic" style:text-underline-type="none" style:text-underline-width="auto"/>
    </style:style>
    <style:style style:family="table-cell" style:name="ce82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87">
      <style:text-properties/>
      <style:paragraph-properties/>
    </style:style>
    <style:style style:family="text" style:name="T722">
      <style:text-properties fo:color="#000000" fo:font-style="italic" style:text-underline-type="none" style:text-underline-width="auto"/>
    </style:style>
    <style:style style:family="table-cell" style:name="ce83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88">
      <style:text-properties/>
      <style:paragraph-properties/>
    </style:style>
    <style:style style:family="text" style:name="T723">
      <style:text-properties fo:color="#000000" fo:font-style="italic" style:text-underline-type="none" style:text-underline-width="auto"/>
    </style:style>
    <style:style style:family="table-row" style:name="ro270">
      <style:table-row-properties style:min-row-height="0.7462cm"/>
    </style:style>
    <style:style style:family="table-cell" style:name="ce83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89">
      <style:text-properties/>
      <style:paragraph-properties/>
    </style:style>
    <style:style style:family="text" style:name="T724">
      <style:text-properties fo:color="#000000" fo:font-style="italic" style:text-underline-type="none" style:text-underline-width="auto"/>
    </style:style>
    <style:style style:family="table-cell" style:name="ce83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190">
      <style:text-properties/>
      <style:paragraph-properties/>
    </style:style>
    <style:style style:family="text" style:name="T725">
      <style:text-properties fo:color="#000000" fo:font-style="italic" style:text-underline-type="none" style:text-underline-width="auto"/>
    </style:style>
    <style:style style:family="text" style:name="T726">
      <style:text-properties fo:color="#000000" fo:font-style="italic" style:text-underline-type="none" style:text-underline-width="auto"/>
    </style:style>
    <style:style style:parent-style-name="600" style:family="paragraph" style:name="P1191">
      <style:paragraph-properties/>
    </style:style>
    <style:style style:parent-style-name="600" style:family="paragraph" style:name="P1192">
      <style:paragraph-properties/>
    </style:style>
    <style:style style:parent-style-name="600" style:family="paragraph" style:name="P1193">
      <style:paragraph-properties/>
    </style:style>
    <style:style style:family="table" style:name="ta91">
      <style:table-properties style:width="17.51cm" fo:margin-left="0.0882cm" table:align="left"/>
    </style:style>
    <style:style style:family="table-column" style:name="co474">
      <style:table-column-properties style:column-width="3.016cm"/>
    </style:style>
    <style:style style:family="table-column" style:name="co475">
      <style:table-column-properties style:column-width="3.122cm"/>
    </style:style>
    <style:style style:family="table-column" style:name="co476">
      <style:table-column-properties style:column-width="3.096cm"/>
    </style:style>
    <style:style style:family="table-column" style:name="co477">
      <style:table-column-properties style:column-width="4.022cm"/>
    </style:style>
    <style:style style:family="table-column" style:name="co478">
      <style:table-column-properties style:column-width="4.249cm"/>
    </style:style>
    <style:style style:family="table-row" style:name="ro271">
      <style:table-row-properties/>
    </style:style>
    <style:style style:family="table-cell" style:name="ce83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194">
      <style:text-properties/>
      <style:paragraph-properties/>
    </style:style>
    <style:style style:family="text" style:name="T727">
      <style:text-properties fo:color="#000000" fo:font-style="italic" style:text-underline-type="none" style:text-underline-width="auto"/>
    </style:style>
    <style:style style:family="table-cell" style:name="ce834">
      <style:table-cell-properties style:direction="ltr" fo:border="0.00882cm solid #000000" fo:padding-top="0.09702cm" fo:padding-bottom="0.09702cm" fo:padding-left="0.09702cm" fo:padding-right="0.09702cm" fo:wrap-option="wrap"/>
    </style:style>
    <style:style style:parent-style-name="600" style:family="paragraph" style:name="P1195">
      <style:text-properties/>
      <style:paragraph-properties/>
    </style:style>
    <style:style style:family="text" style:name="T728">
      <style:text-properties fo:color="#000000" fo:font-family="NKYFAL+CMTI10" fo:font-size="11pt" fo:font-style="italic" style:text-underline-type="none" style:text-underline-width="auto" fo:font-weight="normal"/>
    </style:style>
    <style:style style:family="table-row" style:name="ro272">
      <style:table-row-properties/>
    </style:style>
    <style:style style:family="table-cell" style:name="ce83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96">
      <style:text-properties/>
      <style:paragraph-properties/>
    </style:style>
    <style:style style:family="text" style:name="T729">
      <style:text-properties fo:color="#000000" fo:font-style="italic" style:text-underline-type="none" style:text-underline-width="auto"/>
    </style:style>
    <style:style style:family="table-cell" style:name="ce83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97">
      <style:text-properties/>
      <style:paragraph-properties/>
    </style:style>
    <style:style style:family="text" style:name="T730">
      <style:text-properties fo:color="#000000" fo:font-style="italic" style:text-underline-type="none" style:text-underline-width="auto"/>
    </style:style>
    <style:style style:family="table-cell" style:name="ce83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98">
      <style:text-properties/>
      <style:paragraph-properties/>
    </style:style>
    <style:style style:family="text" style:name="T731">
      <style:text-properties fo:color="#000000" fo:font-style="italic" style:text-underline-type="none" style:text-underline-width="auto"/>
    </style:style>
    <style:style style:family="table-cell" style:name="ce83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199">
      <style:text-properties/>
      <style:paragraph-properties/>
    </style:style>
    <style:style style:family="text" style:name="T732">
      <style:text-properties fo:color="#000000" fo:font-style="italic" style:text-underline-type="none" style:text-underline-width="auto"/>
    </style:style>
    <style:style style:family="table-cell" style:name="ce83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1200">
      <style:text-properties/>
      <style:paragraph-properties/>
    </style:style>
    <style:style style:family="text" style:name="T733">
      <style:text-properties fo:color="#000000" fo:font-family="NKYFAL+CMTI10" fo:font-size="11pt" fo:font-style="italic" style:text-underline-type="none" style:text-underline-width="auto" fo:font-weight="normal"/>
    </style:style>
    <style:style style:family="table-row" style:name="ro273">
      <style:table-row-properties style:min-row-height="0.7462cm"/>
    </style:style>
    <style:style style:family="table-cell" style:name="ce84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01">
      <style:text-properties/>
      <style:paragraph-properties/>
    </style:style>
    <style:style style:family="text" style:name="T734">
      <style:text-properties fo:color="#000000" fo:font-style="italic" style:text-underline-type="none" style:text-underline-width="auto"/>
    </style:style>
    <style:style style:family="table-cell" style:name="ce84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02">
      <style:text-properties/>
      <style:paragraph-properties/>
    </style:style>
    <style:style style:family="text" style:name="T735">
      <style:text-properties fo:color="#000000" fo:font-style="italic" style:text-underline-type="none" style:text-underline-width="auto"/>
    </style:style>
    <style:style style:parent-style-name="600" style:family="paragraph" style:name="P1203">
      <style:paragraph-properties/>
    </style:style>
    <style:style style:parent-style-name="600" style:family="paragraph" style:name="P1204">
      <style:paragraph-properties/>
    </style:style>
    <style:style style:parent-style-name="600" style:family="paragraph" style:name="P1205">
      <style:paragraph-properties/>
    </style:style>
    <style:style style:family="table" style:name="ta92">
      <style:table-properties style:width="17.51cm" fo:margin-left="0.0882cm" table:align="left"/>
    </style:style>
    <style:style style:family="table-column" style:name="co479">
      <style:table-column-properties style:column-width="3.016cm"/>
    </style:style>
    <style:style style:family="table-column" style:name="co480">
      <style:table-column-properties style:column-width="3.122cm"/>
    </style:style>
    <style:style style:family="table-column" style:name="co481">
      <style:table-column-properties style:column-width="3.096cm"/>
    </style:style>
    <style:style style:family="table-column" style:name="co482">
      <style:table-column-properties style:column-width="4.022cm"/>
    </style:style>
    <style:style style:family="table-column" style:name="co483">
      <style:table-column-properties style:column-width="4.249cm"/>
    </style:style>
    <style:style style:family="table-row" style:name="ro274">
      <style:table-row-properties/>
    </style:style>
    <style:style style:family="table-cell" style:name="ce84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06">
      <style:text-properties/>
      <style:paragraph-properties/>
    </style:style>
    <style:style style:family="text" style:name="T736">
      <style:text-properties fo:color="#000000" fo:font-style="italic" style:text-underline-type="none" style:text-underline-width="auto"/>
    </style:style>
    <style:style style:family="table-cell" style:name="ce843">
      <style:table-cell-properties style:direction="ltr" fo:border="0.00882cm solid #000000" fo:padding-top="0.09702cm" fo:padding-bottom="0.09702cm" fo:padding-left="0.09702cm" fo:padding-right="0.09702cm" fo:wrap-option="wrap"/>
    </style:style>
    <style:style style:parent-style-name="600" style:family="paragraph" style:name="P1207">
      <style:text-properties/>
      <style:paragraph-properties/>
    </style:style>
    <style:style style:family="text" style:name="T737">
      <style:text-properties fo:color="#000000" fo:font-family="NKYFAL+CMTI10" fo:font-size="11pt" fo:font-style="italic" style:text-underline-type="none" style:text-underline-width="auto" fo:font-weight="normal"/>
    </style:style>
    <style:style style:family="table-row" style:name="ro275">
      <style:table-row-properties/>
    </style:style>
    <style:style style:family="table-cell" style:name="ce84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08">
      <style:text-properties/>
      <style:paragraph-properties/>
    </style:style>
    <style:style style:family="text" style:name="T738">
      <style:text-properties fo:color="#000000" fo:font-style="italic" style:text-underline-type="none" style:text-underline-width="auto"/>
    </style:style>
    <style:style style:family="table-cell" style:name="ce84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09">
      <style:text-properties/>
      <style:paragraph-properties/>
    </style:style>
    <style:style style:family="text" style:name="T739">
      <style:text-properties fo:color="#000000" fo:font-style="italic" style:text-underline-type="none" style:text-underline-width="auto"/>
    </style:style>
    <style:style style:family="table-cell" style:name="ce84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10">
      <style:text-properties/>
      <style:paragraph-properties/>
    </style:style>
    <style:style style:family="text" style:name="T740">
      <style:text-properties fo:color="#000000" fo:font-style="italic" style:text-underline-type="none" style:text-underline-width="auto"/>
    </style:style>
    <style:style style:family="table-cell" style:name="ce84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11">
      <style:text-properties/>
      <style:paragraph-properties/>
    </style:style>
    <style:style style:family="text" style:name="T741">
      <style:text-properties fo:color="#000000" fo:font-style="italic" style:text-underline-type="none" style:text-underline-width="auto"/>
    </style:style>
    <style:style style:family="table-cell" style:name="ce84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12">
      <style:text-properties/>
      <style:paragraph-properties/>
    </style:style>
    <style:style style:family="text" style:name="T742">
      <style:text-properties fo:color="#000000" fo:font-style="italic" style:text-underline-type="none" style:text-underline-width="auto"/>
    </style:style>
    <style:style style:family="table-row" style:name="ro276">
      <style:table-row-properties style:min-row-height="0.7462cm"/>
    </style:style>
    <style:style style:family="table-cell" style:name="ce84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13">
      <style:text-properties/>
      <style:paragraph-properties/>
    </style:style>
    <style:style style:family="text" style:name="T743">
      <style:text-properties fo:color="#000000" fo:font-style="italic" style:text-underline-type="none" style:text-underline-width="auto"/>
    </style:style>
    <style:style style:family="table-cell" style:name="ce85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14">
      <style:text-properties/>
      <style:paragraph-properties/>
    </style:style>
    <style:style style:family="text" style:name="T744">
      <style:text-properties fo:color="#000000" fo:font-style="italic" style:text-underline-type="none" style:text-underline-width="auto"/>
    </style:style>
    <style:style style:parent-style-name="600" style:family="paragraph" style:name="P1215">
      <style:paragraph-properties/>
    </style:style>
    <style:style style:parent-style-name="600" style:family="paragraph" style:name="P1216">
      <style:paragraph-properties/>
    </style:style>
    <style:style style:parent-style-name="600" style:family="paragraph" style:name="P1217">
      <style:paragraph-properties/>
    </style:style>
    <style:style style:family="table" style:name="ta93">
      <style:table-properties style:width="17.51cm" fo:margin-left="0.0882cm" table:align="left"/>
    </style:style>
    <style:style style:family="table-column" style:name="co484">
      <style:table-column-properties style:column-width="3.016cm"/>
    </style:style>
    <style:style style:family="table-column" style:name="co485">
      <style:table-column-properties style:column-width="3.122cm"/>
    </style:style>
    <style:style style:family="table-column" style:name="co486">
      <style:table-column-properties style:column-width="3.096cm"/>
    </style:style>
    <style:style style:family="table-column" style:name="co487">
      <style:table-column-properties style:column-width="4.022cm"/>
    </style:style>
    <style:style style:family="table-column" style:name="co488">
      <style:table-column-properties style:column-width="4.249cm"/>
    </style:style>
    <style:style style:family="table-row" style:name="ro277">
      <style:table-row-properties/>
    </style:style>
    <style:style style:family="table-cell" style:name="ce85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18">
      <style:text-properties/>
      <style:paragraph-properties/>
    </style:style>
    <style:style style:family="text" style:name="T745">
      <style:text-properties fo:color="#000000" fo:font-style="italic" style:text-underline-type="none" style:text-underline-width="auto"/>
    </style:style>
    <style:style style:family="table-cell" style:name="ce852">
      <style:table-cell-properties style:direction="ltr" fo:border="0.00882cm solid #000000" fo:padding-top="0.09702cm" fo:padding-bottom="0.09702cm" fo:padding-left="0.09702cm" fo:padding-right="0.09702cm" fo:wrap-option="wrap"/>
    </style:style>
    <style:style style:parent-style-name="600" style:family="paragraph" style:name="P1219">
      <style:text-properties/>
      <style:paragraph-properties/>
    </style:style>
    <style:style style:family="text" style:name="T746">
      <style:text-properties fo:color="#000000" fo:font-family="NKYFAL+CMTI10" fo:font-size="11pt" fo:font-style="italic" style:text-underline-type="none" style:text-underline-width="auto" fo:font-weight="normal"/>
    </style:style>
    <style:style style:family="table-row" style:name="ro278">
      <style:table-row-properties/>
    </style:style>
    <style:style style:family="table-cell" style:name="ce85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20">
      <style:text-properties/>
      <style:paragraph-properties/>
    </style:style>
    <style:style style:family="text" style:name="T747">
      <style:text-properties fo:color="#000000" fo:font-style="italic" style:text-underline-type="none" style:text-underline-width="auto"/>
    </style:style>
    <style:style style:family="table-cell" style:name="ce85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221">
      <style:text-properties/>
      <style:paragraph-properties/>
    </style:style>
    <style:style style:family="text" style:name="T748">
      <style:text-properties fo:color="#000000" fo:font-family="NKYFAL+CMTI10" fo:font-size="11pt" fo:font-style="italic" style:text-underline-type="none" style:text-underline-width="auto" fo:font-weight="normal"/>
    </style:style>
    <style:style style:family="table-cell" style:name="ce85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22">
      <style:text-properties/>
      <style:paragraph-properties/>
    </style:style>
    <style:style style:family="text" style:name="T749">
      <style:text-properties fo:color="#000000" fo:font-style="italic" style:text-underline-type="none" style:text-underline-width="auto"/>
    </style:style>
    <style:style style:family="table-cell" style:name="ce85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223">
      <style:text-properties/>
      <style:paragraph-properties/>
    </style:style>
    <style:style style:family="text" style:name="T750">
      <style:text-properties fo:color="#000000" fo:font-family="NKYFAL+CMTI10" fo:font-size="11pt" fo:font-style="italic" style:text-underline-type="none" style:text-underline-width="auto" fo:font-weight="normal"/>
    </style:style>
    <style:style style:family="table-cell" style:name="ce85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1224">
      <style:text-properties/>
      <style:paragraph-properties/>
    </style:style>
    <style:style style:family="text" style:name="T751">
      <style:text-properties fo:color="#000000" fo:font-family="NKYFAL+CMTI10" fo:font-size="11pt" fo:font-style="italic" style:text-underline-type="none" style:text-underline-width="auto" fo:font-weight="normal"/>
    </style:style>
    <style:style style:family="table-row" style:name="ro279">
      <style:table-row-properties style:min-row-height="0.7462cm"/>
    </style:style>
    <style:style style:family="table-cell" style:name="ce85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25">
      <style:text-properties/>
      <style:paragraph-properties/>
    </style:style>
    <style:style style:family="text" style:name="T752">
      <style:text-properties fo:color="#000000" fo:font-style="italic" style:text-underline-type="none" style:text-underline-width="auto"/>
    </style:style>
    <style:style style:family="table-cell" style:name="ce85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26">
      <style:text-properties/>
      <style:paragraph-properties/>
    </style:style>
    <style:style style:family="text" style:name="T753">
      <style:text-properties fo:color="#000000" fo:font-style="italic" style:text-underline-type="none" style:text-underline-width="auto"/>
    </style:style>
    <style:style style:parent-style-name="600" style:family="paragraph" style:name="P1227">
      <style:paragraph-properties/>
    </style:style>
    <style:style style:parent-style-name="600" style:family="paragraph" style:name="P1228">
      <style:paragraph-properties/>
    </style:style>
    <style:style style:parent-style-name="600" style:family="paragraph" style:name="P1229">
      <style:paragraph-properties/>
    </style:style>
    <style:style style:family="table" style:name="ta94">
      <style:table-properties style:width="17.51cm" fo:margin-left="0.0882cm" table:align="left"/>
    </style:style>
    <style:style style:family="table-column" style:name="co489">
      <style:table-column-properties style:column-width="3.016cm"/>
    </style:style>
    <style:style style:family="table-column" style:name="co490">
      <style:table-column-properties style:column-width="3.122cm"/>
    </style:style>
    <style:style style:family="table-column" style:name="co491">
      <style:table-column-properties style:column-width="3.096cm"/>
    </style:style>
    <style:style style:family="table-column" style:name="co492">
      <style:table-column-properties style:column-width="4.022cm"/>
    </style:style>
    <style:style style:family="table-column" style:name="co493">
      <style:table-column-properties style:column-width="4.249cm"/>
    </style:style>
    <style:style style:family="table-row" style:name="ro280">
      <style:table-row-properties/>
    </style:style>
    <style:style style:family="table-cell" style:name="ce86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30">
      <style:text-properties/>
      <style:paragraph-properties/>
    </style:style>
    <style:style style:family="text" style:name="T754">
      <style:text-properties fo:color="#000000" fo:font-style="italic" style:text-underline-type="none" style:text-underline-width="auto"/>
    </style:style>
    <style:style style:family="table-cell" style:name="ce861">
      <style:table-cell-properties style:direction="ltr" fo:border="0.00882cm solid #000000" fo:padding-top="0.09702cm" fo:padding-bottom="0.09702cm" fo:padding-left="0.09702cm" fo:padding-right="0.09702cm" fo:wrap-option="wrap"/>
    </style:style>
    <style:style style:parent-style-name="600" style:family="paragraph" style:name="P1231">
      <style:text-properties/>
      <style:paragraph-properties/>
    </style:style>
    <style:style style:family="text" style:name="T755">
      <style:text-properties fo:color="#000000" fo:font-family="NKYFAL+CMTI10" fo:font-size="11pt" fo:font-style="italic" style:text-underline-type="none" style:text-underline-width="auto" fo:font-weight="normal"/>
    </style:style>
    <style:style style:family="table-row" style:name="ro281">
      <style:table-row-properties/>
    </style:style>
    <style:style style:family="table-cell" style:name="ce86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32">
      <style:text-properties/>
      <style:paragraph-properties/>
    </style:style>
    <style:style style:family="text" style:name="T756">
      <style:text-properties fo:color="#000000" fo:font-style="italic" style:text-underline-type="none" style:text-underline-width="auto"/>
    </style:style>
    <style:style style:family="table-cell" style:name="ce86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33">
      <style:text-properties/>
      <style:paragraph-properties/>
    </style:style>
    <style:style style:family="text" style:name="T757">
      <style:text-properties fo:color="#000000" fo:font-style="italic" style:text-underline-type="none" style:text-underline-width="auto"/>
    </style:style>
    <style:style style:family="table-cell" style:name="ce86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34">
      <style:text-properties/>
      <style:paragraph-properties/>
    </style:style>
    <style:style style:family="text" style:name="T758">
      <style:text-properties fo:color="#000000" fo:font-style="italic" style:text-underline-type="none" style:text-underline-width="auto"/>
    </style:style>
    <style:style style:family="table-cell" style:name="ce86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35">
      <style:text-properties/>
      <style:paragraph-properties/>
    </style:style>
    <style:style style:family="text" style:name="T759">
      <style:text-properties fo:color="#000000" fo:font-style="italic" style:text-underline-type="none" style:text-underline-width="auto"/>
    </style:style>
    <style:style style:family="table-cell" style:name="ce86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36">
      <style:text-properties/>
      <style:paragraph-properties/>
    </style:style>
    <style:style style:family="text" style:name="T760">
      <style:text-properties fo:color="#000000" fo:font-style="italic" style:text-underline-type="none" style:text-underline-width="auto"/>
    </style:style>
    <style:style style:family="table-row" style:name="ro282">
      <style:table-row-properties style:min-row-height="0.7462cm"/>
    </style:style>
    <style:style style:family="table-cell" style:name="ce86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37">
      <style:text-properties/>
      <style:paragraph-properties/>
    </style:style>
    <style:style style:family="text" style:name="T761">
      <style:text-properties fo:color="#000000" fo:font-style="italic" style:text-underline-type="none" style:text-underline-width="auto"/>
    </style:style>
    <style:style style:family="text" style:name="T762">
      <style:text-properties fo:color="#000000" fo:font-style="italic" style:text-underline-type="none" style:text-underline-width="auto"/>
    </style:style>
    <style:style style:family="table-cell" style:name="ce86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38">
      <style:text-properties/>
      <style:paragraph-properties/>
    </style:style>
    <style:style style:family="text" style:name="T763">
      <style:text-properties fo:color="#000000" fo:font-style="italic" style:text-underline-type="none" style:text-underline-width="auto"/>
    </style:style>
    <style:style style:parent-style-name="600" style:family="paragraph" style:name="P1239">
      <style:paragraph-properties/>
    </style:style>
    <style:style style:parent-style-name="600" style:family="paragraph" style:name="P1240">
      <style:paragraph-properties/>
    </style:style>
    <style:style style:parent-style-name="600" style:family="paragraph" style:name="P1241">
      <style:paragraph-properties/>
    </style:style>
    <style:style style:family="table" style:name="ta95">
      <style:table-properties style:width="17.51cm" fo:margin-left="0.0882cm" table:align="left"/>
    </style:style>
    <style:style style:family="table-column" style:name="co494">
      <style:table-column-properties style:column-width="3.016cm"/>
    </style:style>
    <style:style style:family="table-column" style:name="co495">
      <style:table-column-properties style:column-width="3.122cm"/>
    </style:style>
    <style:style style:family="table-column" style:name="co496">
      <style:table-column-properties style:column-width="3.096cm"/>
    </style:style>
    <style:style style:family="table-column" style:name="co497">
      <style:table-column-properties style:column-width="4.022cm"/>
    </style:style>
    <style:style style:family="table-column" style:name="co498">
      <style:table-column-properties style:column-width="4.249cm"/>
    </style:style>
    <style:style style:family="table-row" style:name="ro283">
      <style:table-row-properties/>
    </style:style>
    <style:style style:family="table-cell" style:name="ce86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42">
      <style:text-properties/>
      <style:paragraph-properties/>
    </style:style>
    <style:style style:family="text" style:name="T764">
      <style:text-properties fo:color="#000000" fo:font-style="italic" style:text-underline-type="none" style:text-underline-width="auto"/>
    </style:style>
    <style:style style:family="table-cell" style:name="ce870">
      <style:table-cell-properties style:direction="ltr" fo:border="0.00882cm solid #000000" fo:padding-top="0.09702cm" fo:padding-bottom="0.09702cm" fo:padding-left="0.09702cm" fo:padding-right="0.09702cm" fo:wrap-option="wrap"/>
    </style:style>
    <style:style style:parent-style-name="600" style:family="paragraph" style:name="P1243">
      <style:text-properties/>
      <style:paragraph-properties/>
    </style:style>
    <style:style style:family="text" style:name="T765">
      <style:text-properties fo:color="#000000" fo:font-family="NKYFAL+CMTI10" fo:font-size="11pt" fo:font-style="italic" style:text-underline-type="none" style:text-underline-width="auto" fo:font-weight="normal"/>
    </style:style>
    <style:style style:family="table-row" style:name="ro284">
      <style:table-row-properties/>
    </style:style>
    <style:style style:family="table-cell" style:name="ce87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44">
      <style:text-properties/>
      <style:paragraph-properties/>
    </style:style>
    <style:style style:family="text" style:name="T766">
      <style:text-properties fo:color="#000000" fo:font-style="italic" style:text-underline-type="none" style:text-underline-width="auto"/>
    </style:style>
    <style:style style:family="table-cell" style:name="ce87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45">
      <style:text-properties/>
      <style:paragraph-properties/>
    </style:style>
    <style:style style:family="text" style:name="T767">
      <style:text-properties fo:color="#000000" fo:font-style="italic" style:text-underline-type="none" style:text-underline-width="auto"/>
    </style:style>
    <style:style style:family="table-cell" style:name="ce87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46">
      <style:text-properties/>
      <style:paragraph-properties/>
    </style:style>
    <style:style style:family="text" style:name="T768">
      <style:text-properties fo:color="#000000" fo:font-style="italic" style:text-underline-type="none" style:text-underline-width="auto"/>
    </style:style>
    <style:style style:family="table-cell" style:name="ce87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47">
      <style:text-properties/>
      <style:paragraph-properties/>
    </style:style>
    <style:style style:family="text" style:name="T769">
      <style:text-properties fo:color="#000000" fo:font-style="italic" style:text-underline-type="none" style:text-underline-width="auto"/>
    </style:style>
    <style:style style:family="table-cell" style:name="ce87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48">
      <style:text-properties/>
      <style:paragraph-properties/>
    </style:style>
    <style:style style:family="text" style:name="T770">
      <style:text-properties fo:color="#000000" fo:font-style="italic" style:text-underline-type="none" style:text-underline-width="auto"/>
    </style:style>
    <style:style style:family="table-row" style:name="ro285">
      <style:table-row-properties style:min-row-height="0.7462cm"/>
    </style:style>
    <style:style style:family="table-cell" style:name="ce87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49">
      <style:text-properties/>
      <style:paragraph-properties/>
    </style:style>
    <style:style style:family="text" style:name="T771">
      <style:text-properties fo:color="#000000" fo:font-style="italic" style:text-underline-type="none" style:text-underline-width="auto"/>
    </style:style>
    <style:style style:family="table-cell" style:name="ce87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50">
      <style:text-properties/>
      <style:paragraph-properties/>
    </style:style>
    <style:style style:family="text" style:name="T772">
      <style:text-properties fo:color="#000000" fo:font-style="italic" style:text-underline-type="none" style:text-underline-width="auto"/>
    </style:style>
    <style:style style:family="text" style:name="T773">
      <style:text-properties fo:color="#000000" fo:font-style="italic" style:text-underline-type="none" style:text-underline-width="auto"/>
    </style:style>
    <style:style style:parent-style-name="600" style:family="paragraph" style:name="P1251">
      <style:paragraph-properties/>
    </style:style>
    <style:style style:parent-style-name="600" style:family="paragraph" style:name="P1252">
      <style:paragraph-properties/>
    </style:style>
    <style:style style:parent-style-name="600" style:family="paragraph" style:name="P1253">
      <style:paragraph-properties/>
    </style:style>
    <style:style style:family="table" style:name="ta96">
      <style:table-properties style:width="17.51cm" fo:margin-left="0.0882cm" table:align="left"/>
    </style:style>
    <style:style style:family="table-column" style:name="co499">
      <style:table-column-properties style:column-width="3.016cm"/>
    </style:style>
    <style:style style:family="table-column" style:name="co500">
      <style:table-column-properties style:column-width="3.122cm"/>
    </style:style>
    <style:style style:family="table-column" style:name="co501">
      <style:table-column-properties style:column-width="3.096cm"/>
    </style:style>
    <style:style style:family="table-column" style:name="co502">
      <style:table-column-properties style:column-width="4.022cm"/>
    </style:style>
    <style:style style:family="table-column" style:name="co503">
      <style:table-column-properties style:column-width="4.249cm"/>
    </style:style>
    <style:style style:family="table-row" style:name="ro286">
      <style:table-row-properties/>
    </style:style>
    <style:style style:family="table-cell" style:name="ce87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54">
      <style:text-properties/>
      <style:paragraph-properties/>
    </style:style>
    <style:style style:family="text" style:name="T774">
      <style:text-properties fo:color="#000000" fo:font-style="italic" style:text-underline-type="none" style:text-underline-width="auto"/>
    </style:style>
    <style:style style:family="table-cell" style:name="ce879">
      <style:table-cell-properties style:direction="ltr" fo:border="0.00882cm solid #000000" fo:padding-top="0.09702cm" fo:padding-bottom="0.09702cm" fo:padding-left="0.09702cm" fo:padding-right="0.09702cm" fo:wrap-option="wrap"/>
    </style:style>
    <style:style style:parent-style-name="600" style:family="paragraph" style:name="P1255">
      <style:text-properties/>
      <style:paragraph-properties/>
    </style:style>
    <style:style style:family="text" style:name="T775">
      <style:text-properties fo:color="#000000" fo:font-family="NKYFAL+CMTI10" fo:font-size="11pt" fo:font-style="italic" style:text-underline-type="none" style:text-underline-width="auto" fo:font-weight="normal"/>
    </style:style>
    <style:style style:family="table-row" style:name="ro287">
      <style:table-row-properties/>
    </style:style>
    <style:style style:family="table-cell" style:name="ce88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56">
      <style:text-properties/>
      <style:paragraph-properties/>
    </style:style>
    <style:style style:family="text" style:name="T776">
      <style:text-properties fo:color="#000000" fo:font-style="italic" style:text-underline-type="none" style:text-underline-width="auto"/>
    </style:style>
    <style:style style:family="table-cell" style:name="ce88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57">
      <style:text-properties/>
      <style:paragraph-properties/>
    </style:style>
    <style:style style:family="text" style:name="T777">
      <style:text-properties fo:color="#000000" fo:font-style="italic" style:text-underline-type="none" style:text-underline-width="auto"/>
    </style:style>
    <style:style style:family="table-cell" style:name="ce88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58">
      <style:text-properties/>
      <style:paragraph-properties/>
    </style:style>
    <style:style style:family="text" style:name="T778">
      <style:text-properties fo:color="#000000" fo:font-style="italic" style:text-underline-type="none" style:text-underline-width="auto"/>
    </style:style>
    <style:style style:family="table-cell" style:name="ce88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59">
      <style:text-properties/>
      <style:paragraph-properties/>
    </style:style>
    <style:style style:family="text" style:name="T779">
      <style:text-properties fo:color="#000000" fo:font-style="italic" style:text-underline-type="none" style:text-underline-width="auto"/>
    </style:style>
    <style:style style:family="table-cell" style:name="ce88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60">
      <style:text-properties/>
      <style:paragraph-properties/>
    </style:style>
    <style:style style:family="text" style:name="T780">
      <style:text-properties fo:color="#000000" fo:font-style="italic" style:text-underline-type="none" style:text-underline-width="auto"/>
    </style:style>
    <style:style style:family="table-row" style:name="ro288">
      <style:table-row-properties style:min-row-height="0.7462cm"/>
    </style:style>
    <style:style style:family="table-cell" style:name="ce88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61">
      <style:text-properties/>
      <style:paragraph-properties/>
    </style:style>
    <style:style style:family="text" style:name="T781">
      <style:text-properties fo:color="#000000" fo:font-style="italic" style:text-underline-type="none" style:text-underline-width="auto"/>
    </style:style>
    <style:style style:family="table-cell" style:name="ce88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62">
      <style:text-properties/>
      <style:paragraph-properties/>
    </style:style>
    <style:style style:family="text" style:name="T782">
      <style:text-properties fo:color="#000000" fo:font-style="italic" style:text-underline-type="none" style:text-underline-width="auto"/>
    </style:style>
    <style:style style:parent-style-name="600" style:family="paragraph" style:name="P1263">
      <style:paragraph-properties/>
    </style:style>
    <style:style style:parent-style-name="600" style:family="paragraph" style:name="P1264">
      <style:paragraph-properties/>
    </style:style>
    <style:style style:family="table" style:name="ta97">
      <style:table-properties style:width="17.51cm" fo:margin-left="0.0882cm" table:align="left"/>
    </style:style>
    <style:style style:family="table-column" style:name="co504">
      <style:table-column-properties style:column-width="3.016cm"/>
    </style:style>
    <style:style style:family="table-column" style:name="co505">
      <style:table-column-properties style:column-width="3.122cm"/>
    </style:style>
    <style:style style:family="table-column" style:name="co506">
      <style:table-column-properties style:column-width="3.096cm"/>
    </style:style>
    <style:style style:family="table-column" style:name="co507">
      <style:table-column-properties style:column-width="4.022cm"/>
    </style:style>
    <style:style style:family="table-column" style:name="co508">
      <style:table-column-properties style:column-width="4.249cm"/>
    </style:style>
    <style:style style:family="table-row" style:name="ro289">
      <style:table-row-properties/>
    </style:style>
    <style:style style:family="table-cell" style:name="ce887">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65">
      <style:text-properties/>
      <style:paragraph-properties/>
    </style:style>
    <style:style style:family="text" style:name="T783">
      <style:text-properties fo:color="#000000" fo:font-style="italic" style:text-underline-type="none" style:text-underline-width="auto"/>
    </style:style>
    <style:style style:family="table-cell" style:name="ce888">
      <style:table-cell-properties style:direction="ltr" fo:border="0.00882cm solid #000000" fo:padding-top="0.09702cm" fo:padding-bottom="0.09702cm" fo:padding-left="0.09702cm" fo:padding-right="0.09702cm" fo:wrap-option="wrap"/>
    </style:style>
    <style:style style:parent-style-name="600" style:family="paragraph" style:name="P1266">
      <style:text-properties/>
      <style:paragraph-properties/>
    </style:style>
    <style:style style:family="text" style:name="T784">
      <style:text-properties fo:color="#000000" fo:font-family="NKYFAL+CMTI10" fo:font-size="11pt" fo:font-style="italic" style:text-underline-type="none" style:text-underline-width="auto" fo:font-weight="normal"/>
    </style:style>
    <style:style style:family="table-row" style:name="ro290">
      <style:table-row-properties/>
    </style:style>
    <style:style style:family="table-cell" style:name="ce88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67">
      <style:text-properties/>
      <style:paragraph-properties/>
    </style:style>
    <style:style style:family="text" style:name="T785">
      <style:text-properties fo:color="#000000" fo:font-style="italic" style:text-underline-type="none" style:text-underline-width="auto"/>
    </style:style>
    <style:style style:family="table-cell" style:name="ce89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68">
      <style:text-properties/>
      <style:paragraph-properties/>
    </style:style>
    <style:style style:family="text" style:name="T786">
      <style:text-properties fo:color="#000000" fo:font-style="italic" style:text-underline-type="none" style:text-underline-width="auto"/>
    </style:style>
    <style:style style:family="table-cell" style:name="ce89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69">
      <style:text-properties/>
      <style:paragraph-properties/>
    </style:style>
    <style:style style:family="text" style:name="T787">
      <style:text-properties fo:color="#000000" fo:font-style="italic" style:text-underline-type="none" style:text-underline-width="auto"/>
    </style:style>
    <style:style style:family="table-cell" style:name="ce89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70">
      <style:text-properties/>
      <style:paragraph-properties/>
    </style:style>
    <style:style style:family="text" style:name="T788">
      <style:text-properties fo:color="#000000" fo:font-style="italic" style:text-underline-type="none" style:text-underline-width="auto"/>
    </style:style>
    <style:style style:family="table-cell" style:name="ce89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71">
      <style:text-properties/>
      <style:paragraph-properties/>
    </style:style>
    <style:style style:family="text" style:name="T789">
      <style:text-properties fo:color="#000000" fo:font-style="italic" style:text-underline-type="none" style:text-underline-width="auto"/>
    </style:style>
    <style:style style:family="table-row" style:name="ro291">
      <style:table-row-properties style:min-row-height="0.7462cm"/>
    </style:style>
    <style:style style:family="table-cell" style:name="ce89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72">
      <style:text-properties/>
      <style:paragraph-properties/>
    </style:style>
    <style:style style:family="text" style:name="T790">
      <style:text-properties fo:color="#000000" fo:font-style="italic" style:text-underline-type="none" style:text-underline-width="auto"/>
    </style:style>
    <style:style style:family="table-cell" style:name="ce89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73">
      <style:text-properties/>
      <style:paragraph-properties/>
    </style:style>
    <style:style style:family="text" style:name="T791">
      <style:text-properties fo:color="#000000" fo:font-style="italic" style:text-underline-type="none" style:text-underline-width="auto"/>
    </style:style>
    <style:style style:parent-style-name="600" style:family="paragraph" style:name="P1274">
      <style:paragraph-properties/>
    </style:style>
    <style:style style:parent-style-name="600" style:family="paragraph" style:name="P1275">
      <style:paragraph-properties/>
    </style:style>
    <style:style style:parent-style-name="600" style:family="paragraph" style:name="P1276">
      <style:paragraph-properties/>
    </style:style>
    <style:style style:family="table" style:name="ta98">
      <style:table-properties style:width="17.51cm" fo:margin-left="0.0882cm" table:align="left"/>
    </style:style>
    <style:style style:family="table-column" style:name="co509">
      <style:table-column-properties style:column-width="3.016cm"/>
    </style:style>
    <style:style style:family="table-column" style:name="co510">
      <style:table-column-properties style:column-width="3.122cm"/>
    </style:style>
    <style:style style:family="table-column" style:name="co511">
      <style:table-column-properties style:column-width="3.096cm"/>
    </style:style>
    <style:style style:family="table-column" style:name="co512">
      <style:table-column-properties style:column-width="4.022cm"/>
    </style:style>
    <style:style style:family="table-column" style:name="co513">
      <style:table-column-properties style:column-width="4.249cm"/>
    </style:style>
    <style:style style:family="table-row" style:name="ro292">
      <style:table-row-properties/>
    </style:style>
    <style:style style:family="table-cell" style:name="ce896">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77">
      <style:text-properties/>
      <style:paragraph-properties/>
    </style:style>
    <style:style style:family="text" style:name="T792">
      <style:text-properties fo:color="#000000" fo:font-style="italic" style:text-underline-type="none" style:text-underline-width="auto"/>
    </style:style>
    <style:style style:family="table-cell" style:name="ce897">
      <style:table-cell-properties style:direction="ltr" fo:border="0.00882cm solid #000000" fo:padding-top="0.09702cm" fo:padding-bottom="0.09702cm" fo:padding-left="0.09702cm" fo:padding-right="0.09702cm" fo:wrap-option="wrap"/>
    </style:style>
    <style:style style:parent-style-name="600" style:family="paragraph" style:name="P1278">
      <style:text-properties/>
      <style:paragraph-properties/>
    </style:style>
    <style:style style:family="text" style:name="T793">
      <style:text-properties fo:color="#000000" fo:font-family="NKYFAL+CMTI10" fo:font-size="11pt" fo:font-style="italic" style:text-underline-type="none" style:text-underline-width="auto" fo:font-weight="normal"/>
    </style:style>
    <style:style style:family="table-row" style:name="ro293">
      <style:table-row-properties/>
    </style:style>
    <style:style style:family="table-cell" style:name="ce89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79">
      <style:text-properties/>
      <style:paragraph-properties/>
    </style:style>
    <style:style style:family="text" style:name="T794">
      <style:text-properties fo:color="#000000" fo:font-style="italic" style:text-underline-type="none" style:text-underline-width="auto"/>
    </style:style>
    <style:style style:family="table-cell" style:name="ce89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80">
      <style:text-properties/>
      <style:paragraph-properties/>
    </style:style>
    <style:style style:family="text" style:name="T795">
      <style:text-properties fo:color="#000000" fo:font-style="italic" style:text-underline-type="none" style:text-underline-width="auto"/>
    </style:style>
    <style:style style:family="table-cell" style:name="ce90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81">
      <style:text-properties/>
      <style:paragraph-properties/>
    </style:style>
    <style:style style:family="text" style:name="T796">
      <style:text-properties fo:color="#000000" fo:font-style="italic" style:text-underline-type="none" style:text-underline-width="auto"/>
    </style:style>
    <style:style style:family="table-cell" style:name="ce90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82">
      <style:text-properties/>
      <style:paragraph-properties/>
    </style:style>
    <style:style style:family="text" style:name="T797">
      <style:text-properties fo:color="#000000" fo:font-style="italic" style:text-underline-type="none" style:text-underline-width="auto"/>
    </style:style>
    <style:style style:family="table-cell" style:name="ce90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83">
      <style:text-properties/>
      <style:paragraph-properties/>
    </style:style>
    <style:style style:family="text" style:name="T798">
      <style:text-properties fo:color="#000000" fo:font-style="italic" style:text-underline-type="none" style:text-underline-width="auto"/>
    </style:style>
    <style:style style:family="table-row" style:name="ro294">
      <style:table-row-properties style:min-row-height="0.7462cm"/>
    </style:style>
    <style:style style:family="table-cell" style:name="ce90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84">
      <style:text-properties/>
      <style:paragraph-properties/>
    </style:style>
    <style:style style:family="text" style:name="T799">
      <style:text-properties fo:color="#000000" fo:font-style="italic" style:text-underline-type="none" style:text-underline-width="auto"/>
    </style:style>
    <style:style style:family="table-cell" style:name="ce90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85">
      <style:text-properties/>
      <style:paragraph-properties/>
    </style:style>
    <style:style style:family="text" style:name="T800">
      <style:text-properties fo:color="#000000" fo:font-style="italic" style:text-underline-type="none" style:text-underline-width="auto"/>
    </style:style>
    <style:style style:parent-style-name="600" style:family="paragraph" style:name="P1286">
      <style:paragraph-properties/>
    </style:style>
    <style:style style:parent-style-name="600" style:family="paragraph" style:name="P1287">
      <style:paragraph-properties/>
    </style:style>
    <style:style style:parent-style-name="600" style:family="paragraph" style:name="P1288">
      <style:paragraph-properties/>
    </style:style>
    <style:style style:family="table" style:name="ta99">
      <style:table-properties style:width="17.51cm" fo:margin-left="0.0882cm" table:align="left"/>
    </style:style>
    <style:style style:family="table-column" style:name="co514">
      <style:table-column-properties style:column-width="3.016cm"/>
    </style:style>
    <style:style style:family="table-column" style:name="co515">
      <style:table-column-properties style:column-width="3.122cm"/>
    </style:style>
    <style:style style:family="table-column" style:name="co516">
      <style:table-column-properties style:column-width="3.096cm"/>
    </style:style>
    <style:style style:family="table-column" style:name="co517">
      <style:table-column-properties style:column-width="4.022cm"/>
    </style:style>
    <style:style style:family="table-column" style:name="co518">
      <style:table-column-properties style:column-width="4.249cm"/>
    </style:style>
    <style:style style:family="table-row" style:name="ro295">
      <style:table-row-properties/>
    </style:style>
    <style:style style:family="table-cell" style:name="ce905">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289">
      <style:text-properties/>
      <style:paragraph-properties/>
    </style:style>
    <style:style style:family="text" style:name="T801">
      <style:text-properties fo:color="#000000" fo:font-style="italic" style:text-underline-type="none" style:text-underline-width="auto"/>
    </style:style>
    <style:style style:family="table-cell" style:name="ce906">
      <style:table-cell-properties style:direction="ltr" fo:border="0.00882cm solid #000000" fo:padding-top="0.09702cm" fo:padding-bottom="0.09702cm" fo:padding-left="0.09702cm" fo:padding-right="0.09702cm" fo:wrap-option="wrap"/>
    </style:style>
    <style:style style:parent-style-name="600" style:family="paragraph" style:name="P1290">
      <style:text-properties/>
      <style:paragraph-properties/>
    </style:style>
    <style:style style:family="text" style:name="T802">
      <style:text-properties fo:color="#000000" fo:font-family="NKYFAL+CMTI10" fo:font-size="11pt" fo:font-style="italic" style:text-underline-type="none" style:text-underline-width="auto" fo:font-weight="normal"/>
    </style:style>
    <style:style style:family="table-row" style:name="ro296">
      <style:table-row-properties/>
    </style:style>
    <style:style style:family="table-cell" style:name="ce90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91">
      <style:text-properties/>
      <style:paragraph-properties/>
    </style:style>
    <style:style style:family="text" style:name="T803">
      <style:text-properties fo:color="#000000" fo:font-style="italic" style:text-underline-type="none" style:text-underline-width="auto"/>
    </style:style>
    <style:style style:family="table-cell" style:name="ce90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292">
      <style:text-properties/>
      <style:paragraph-properties/>
    </style:style>
    <style:style style:family="text" style:name="T804">
      <style:text-properties fo:color="#000000" fo:font-family="NKYFAL+CMTI10" fo:font-size="11pt" fo:font-style="italic" style:text-underline-type="none" style:text-underline-width="auto" fo:font-weight="normal"/>
    </style:style>
    <style:style style:family="table-cell" style:name="ce90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293">
      <style:text-properties/>
      <style:paragraph-properties/>
    </style:style>
    <style:style style:family="text" style:name="T805">
      <style:text-properties fo:color="#000000" fo:font-family="NKYFAL+CMTI10" fo:font-size="11pt" fo:font-style="italic" style:text-underline-type="none" style:text-underline-width="auto" fo:font-weight="normal"/>
    </style:style>
    <style:style style:family="table-cell" style:name="ce91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94">
      <style:text-properties/>
      <style:paragraph-properties/>
    </style:style>
    <style:style style:family="text" style:name="T806">
      <style:text-properties fo:color="#000000" fo:font-style="italic" style:text-underline-type="none" style:text-underline-width="auto"/>
    </style:style>
    <style:style style:family="table-cell" style:name="ce91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95">
      <style:text-properties/>
      <style:paragraph-properties/>
    </style:style>
    <style:style style:family="text" style:name="T807">
      <style:text-properties fo:color="#000000" fo:font-style="italic" style:text-underline-type="none" style:text-underline-width="auto"/>
    </style:style>
    <style:style style:family="table-row" style:name="ro297">
      <style:table-row-properties style:min-row-height="0.7462cm"/>
    </style:style>
    <style:style style:family="table-cell" style:name="ce91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296">
      <style:text-properties/>
      <style:paragraph-properties/>
    </style:style>
    <style:style style:family="text" style:name="T808">
      <style:text-properties fo:color="#000000" fo:font-style="italic" style:text-underline-type="none" style:text-underline-width="auto"/>
    </style:style>
    <style:style style:family="table-cell" style:name="ce913">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297">
      <style:text-properties/>
      <style:paragraph-properties/>
    </style:style>
    <style:style style:family="text" style:name="T809">
      <style:text-properties fo:color="#000000" fo:font-style="italic" style:text-underline-type="none" style:text-underline-width="auto"/>
    </style:style>
    <style:style style:parent-style-name="600" style:family="paragraph" style:name="P1298">
      <style:paragraph-properties/>
    </style:style>
    <style:style style:parent-style-name="600" style:family="paragraph" style:name="P1299">
      <style:paragraph-properties/>
    </style:style>
    <style:style style:parent-style-name="600" style:family="paragraph" style:name="P1300">
      <style:paragraph-properties/>
    </style:style>
    <style:style style:parent-style-name="600" style:family="paragraph" style:name="P1301">
      <style:paragraph-properties/>
    </style:style>
    <style:style style:parent-style-name="600" style:family="paragraph" style:name="P1302">
      <style:paragraph-properties/>
    </style:style>
    <style:style style:family="table" style:name="ta100">
      <style:table-properties style:width="17.51cm" fo:margin-left="0.0882cm" table:align="left"/>
    </style:style>
    <style:style style:family="table-column" style:name="co519">
      <style:table-column-properties style:column-width="3.016cm"/>
    </style:style>
    <style:style style:family="table-column" style:name="co520">
      <style:table-column-properties style:column-width="3.122cm"/>
    </style:style>
    <style:style style:family="table-column" style:name="co521">
      <style:table-column-properties style:column-width="3.096cm"/>
    </style:style>
    <style:style style:family="table-column" style:name="co522">
      <style:table-column-properties style:column-width="4.022cm"/>
    </style:style>
    <style:style style:family="table-column" style:name="co523">
      <style:table-column-properties style:column-width="4.249cm"/>
    </style:style>
    <style:style style:family="table-row" style:name="ro298">
      <style:table-row-properties/>
    </style:style>
    <style:style style:family="table-cell" style:name="ce914">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303">
      <style:text-properties/>
      <style:paragraph-properties/>
    </style:style>
    <style:style style:family="text" style:name="T810">
      <style:text-properties fo:color="#000000" fo:font-style="italic" style:text-underline-type="none" style:text-underline-width="auto"/>
    </style:style>
    <style:style style:family="table-cell" style:name="ce915">
      <style:table-cell-properties style:direction="ltr" fo:border="0.00882cm solid #000000" fo:padding-top="0.09702cm" fo:padding-bottom="0.09702cm" fo:padding-left="0.09702cm" fo:padding-right="0.09702cm" fo:wrap-option="wrap"/>
    </style:style>
    <style:style style:parent-style-name="600" style:family="paragraph" style:name="P1304">
      <style:text-properties/>
      <style:paragraph-properties/>
    </style:style>
    <style:style style:family="text" style:name="T811">
      <style:text-properties fo:color="#000000" fo:font-family="NKYFAL+CMTI10" fo:font-size="11pt" fo:font-style="italic" style:text-underline-type="none" style:text-underline-width="auto" fo:font-weight="normal"/>
    </style:style>
    <style:style style:family="table-row" style:name="ro299">
      <style:table-row-properties/>
    </style:style>
    <style:style style:family="table-cell" style:name="ce91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05">
      <style:text-properties/>
      <style:paragraph-properties/>
    </style:style>
    <style:style style:family="text" style:name="T812">
      <style:text-properties fo:color="#000000" fo:font-style="italic" style:text-underline-type="none" style:text-underline-width="auto"/>
    </style:style>
    <style:style style:family="table-cell" style:name="ce91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06">
      <style:text-properties/>
      <style:paragraph-properties/>
    </style:style>
    <style:style style:family="text" style:name="T813">
      <style:text-properties fo:color="#000000" fo:font-style="italic" style:text-underline-type="none" style:text-underline-width="auto"/>
    </style:style>
    <style:style style:family="table-cell" style:name="ce91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07">
      <style:text-properties/>
      <style:paragraph-properties/>
    </style:style>
    <style:style style:family="text" style:name="T814">
      <style:text-properties fo:color="#000000" fo:font-style="italic" style:text-underline-type="none" style:text-underline-width="auto"/>
    </style:style>
    <style:style style:family="table-cell" style:name="ce91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08">
      <style:text-properties/>
      <style:paragraph-properties/>
    </style:style>
    <style:style style:family="text" style:name="T815">
      <style:text-properties fo:color="#000000" fo:font-style="italic" style:text-underline-type="none" style:text-underline-width="auto"/>
    </style:style>
    <style:style style:family="table-cell" style:name="ce92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1309">
      <style:text-properties/>
      <style:paragraph-properties/>
    </style:style>
    <style:style style:family="text" style:name="T816">
      <style:text-properties fo:color="#000000" fo:font-family="NKYFAL+CMTI10" fo:font-size="11pt" fo:font-style="italic" style:text-underline-type="none" style:text-underline-width="auto" fo:font-weight="normal"/>
    </style:style>
    <style:style style:family="text" style:name="T817">
      <style:text-properties fo:color="#000000" fo:font-family="NKYFAL+CMTI10" fo:font-size="11pt" fo:font-style="italic" style:text-underline-type="none" style:text-underline-width="auto" fo:font-weight="normal"/>
    </style:style>
    <style:style style:family="table-row" style:name="ro300">
      <style:table-row-properties style:min-row-height="0.7462cm"/>
    </style:style>
    <style:style style:family="table-cell" style:name="ce92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10">
      <style:text-properties/>
      <style:paragraph-properties/>
    </style:style>
    <style:style style:family="text" style:name="T818">
      <style:text-properties fo:color="#000000" fo:font-style="italic" style:text-underline-type="none" style:text-underline-width="auto"/>
    </style:style>
    <style:style style:family="table-cell" style:name="ce922">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11">
      <style:text-properties/>
      <style:paragraph-properties/>
    </style:style>
    <style:style style:family="text" style:name="T819">
      <style:text-properties fo:color="#000000" fo:font-style="italic" style:text-underline-type="none" style:text-underline-width="auto"/>
    </style:style>
    <style:style style:parent-style-name="600" style:family="paragraph" style:name="P1312">
      <style:paragraph-properties/>
    </style:style>
    <style:style style:parent-style-name="600" style:family="paragraph" style:name="P1313">
      <style:paragraph-properties/>
    </style:style>
    <style:style style:parent-style-name="600" style:family="paragraph" style:name="P1314">
      <style:paragraph-properties/>
    </style:style>
    <style:style style:family="table" style:name="ta101">
      <style:table-properties style:width="17.51cm" fo:margin-left="0.0882cm" table:align="left"/>
    </style:style>
    <style:style style:family="table-column" style:name="co524">
      <style:table-column-properties style:column-width="3.016cm"/>
    </style:style>
    <style:style style:family="table-column" style:name="co525">
      <style:table-column-properties style:column-width="3.122cm"/>
    </style:style>
    <style:style style:family="table-column" style:name="co526">
      <style:table-column-properties style:column-width="3.096cm"/>
    </style:style>
    <style:style style:family="table-column" style:name="co527">
      <style:table-column-properties style:column-width="4.022cm"/>
    </style:style>
    <style:style style:family="table-column" style:name="co528">
      <style:table-column-properties style:column-width="4.249cm"/>
    </style:style>
    <style:style style:family="table-row" style:name="ro301">
      <style:table-row-properties/>
    </style:style>
    <style:style style:family="table-cell" style:name="ce923">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315">
      <style:text-properties/>
      <style:paragraph-properties/>
    </style:style>
    <style:style style:family="text" style:name="T820">
      <style:text-properties fo:color="#000000" fo:font-style="italic" style:text-underline-type="none" style:text-underline-width="auto"/>
    </style:style>
    <style:style style:family="table-cell" style:name="ce924">
      <style:table-cell-properties style:direction="ltr" fo:border="0.00882cm solid #000000" fo:padding-top="0.09702cm" fo:padding-bottom="0.09702cm" fo:padding-left="0.09702cm" fo:padding-right="0.09702cm" fo:wrap-option="wrap"/>
    </style:style>
    <style:style style:parent-style-name="600" style:family="paragraph" style:name="P1316">
      <style:text-properties/>
      <style:paragraph-properties/>
    </style:style>
    <style:style style:family="text" style:name="T821">
      <style:text-properties fo:color="#000000" fo:font-family="NKYFAL+CMTI10" fo:font-size="11pt" fo:font-style="italic" style:text-underline-type="none" style:text-underline-width="auto" fo:font-weight="normal"/>
    </style:style>
    <style:style style:family="table-row" style:name="ro302">
      <style:table-row-properties/>
    </style:style>
    <style:style style:family="table-cell" style:name="ce92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17">
      <style:text-properties/>
      <style:paragraph-properties/>
    </style:style>
    <style:style style:family="text" style:name="T822">
      <style:text-properties fo:color="#000000" fo:font-style="italic" style:text-underline-type="none" style:text-underline-width="auto"/>
    </style:style>
    <style:style style:family="table-cell" style:name="ce92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18">
      <style:text-properties/>
      <style:paragraph-properties/>
    </style:style>
    <style:style style:family="text" style:name="T823">
      <style:text-properties fo:color="#000000" fo:font-style="italic" style:text-underline-type="none" style:text-underline-width="auto"/>
    </style:style>
    <style:style style:family="table-cell" style:name="ce92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19">
      <style:text-properties/>
      <style:paragraph-properties/>
    </style:style>
    <style:style style:family="text" style:name="T824">
      <style:text-properties fo:color="#000000" fo:font-style="italic" style:text-underline-type="none" style:text-underline-width="auto"/>
    </style:style>
    <style:style style:family="table-cell" style:name="ce92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20">
      <style:text-properties/>
      <style:paragraph-properties/>
    </style:style>
    <style:style style:family="text" style:name="T825">
      <style:text-properties fo:color="#000000" fo:font-style="italic" style:text-underline-type="none" style:text-underline-width="auto"/>
    </style:style>
    <style:style style:family="table-cell" style:name="ce92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21">
      <style:text-properties/>
      <style:paragraph-properties/>
    </style:style>
    <style:style style:family="text" style:name="T826">
      <style:text-properties fo:color="#000000" fo:font-style="italic" style:text-underline-type="none" style:text-underline-width="auto"/>
    </style:style>
    <style:style style:family="table-row" style:name="ro303">
      <style:table-row-properties style:min-row-height="0.7462cm"/>
    </style:style>
    <style:style style:family="table-cell" style:name="ce93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22">
      <style:text-properties/>
      <style:paragraph-properties/>
    </style:style>
    <style:style style:family="text" style:name="T827">
      <style:text-properties fo:color="#000000" fo:font-style="italic" style:text-underline-type="none" style:text-underline-width="auto"/>
    </style:style>
    <style:style style:family="table-cell" style:name="ce931">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23">
      <style:text-properties/>
      <style:paragraph-properties/>
    </style:style>
    <style:style style:family="text" style:name="T828">
      <style:text-properties fo:color="#000000" fo:font-style="italic" style:text-underline-type="none" style:text-underline-width="auto"/>
    </style:style>
    <style:style style:parent-style-name="600" style:family="paragraph" style:name="P1324">
      <style:paragraph-properties/>
    </style:style>
    <style:style style:parent-style-name="600" style:family="paragraph" style:name="P1325">
      <style:paragraph-properties/>
    </style:style>
    <style:style style:parent-style-name="600" style:family="paragraph" style:name="P1326">
      <style:paragraph-properties/>
    </style:style>
    <style:style style:family="table" style:name="ta102">
      <style:table-properties style:width="17.51cm" fo:margin-left="0.0882cm" table:align="left"/>
    </style:style>
    <style:style style:family="table-column" style:name="co529">
      <style:table-column-properties style:column-width="3.016cm"/>
    </style:style>
    <style:style style:family="table-column" style:name="co530">
      <style:table-column-properties style:column-width="3.122cm"/>
    </style:style>
    <style:style style:family="table-column" style:name="co531">
      <style:table-column-properties style:column-width="3.096cm"/>
    </style:style>
    <style:style style:family="table-column" style:name="co532">
      <style:table-column-properties style:column-width="4.022cm"/>
    </style:style>
    <style:style style:family="table-column" style:name="co533">
      <style:table-column-properties style:column-width="4.249cm"/>
    </style:style>
    <style:style style:family="table-row" style:name="ro304">
      <style:table-row-properties/>
    </style:style>
    <style:style style:family="table-cell" style:name="ce932">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327">
      <style:text-properties/>
      <style:paragraph-properties/>
    </style:style>
    <style:style style:family="text" style:name="T829">
      <style:text-properties fo:color="#000000" fo:font-style="italic" style:text-underline-type="none" style:text-underline-width="auto"/>
    </style:style>
    <style:style style:family="table-cell" style:name="ce933">
      <style:table-cell-properties style:direction="ltr" fo:border="0.00882cm solid #000000" fo:padding-top="0.09702cm" fo:padding-bottom="0.09702cm" fo:padding-left="0.09702cm" fo:padding-right="0.09702cm" fo:wrap-option="wrap"/>
    </style:style>
    <style:style style:parent-style-name="600" style:family="paragraph" style:name="P1328">
      <style:text-properties/>
      <style:paragraph-properties/>
    </style:style>
    <style:style style:family="text" style:name="T830">
      <style:text-properties fo:color="#000000" fo:font-family="NKYFAL+CMTI10" fo:font-size="11pt" fo:font-style="italic" style:text-underline-type="none" style:text-underline-width="auto" fo:font-weight="normal"/>
    </style:style>
    <style:style style:family="table-row" style:name="ro305">
      <style:table-row-properties/>
    </style:style>
    <style:style style:family="table-cell" style:name="ce93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29">
      <style:text-properties/>
      <style:paragraph-properties/>
    </style:style>
    <style:style style:family="text" style:name="T831">
      <style:text-properties fo:color="#000000" fo:font-style="italic" style:text-underline-type="none" style:text-underline-width="auto"/>
    </style:style>
    <style:style style:family="table-cell" style:name="ce93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30">
      <style:text-properties/>
      <style:paragraph-properties/>
    </style:style>
    <style:style style:family="text" style:name="T832">
      <style:text-properties fo:color="#000000" fo:font-style="italic" style:text-underline-type="none" style:text-underline-width="auto"/>
    </style:style>
    <style:style style:family="table-cell" style:name="ce93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31">
      <style:text-properties/>
      <style:paragraph-properties/>
    </style:style>
    <style:style style:family="text" style:name="T833">
      <style:text-properties fo:color="#000000" fo:font-style="italic" style:text-underline-type="none" style:text-underline-width="auto"/>
    </style:style>
    <style:style style:family="table-cell" style:name="ce93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32">
      <style:text-properties/>
      <style:paragraph-properties/>
    </style:style>
    <style:style style:family="text" style:name="T834">
      <style:text-properties fo:color="#000000" fo:font-style="italic" style:text-underline-type="none" style:text-underline-width="auto"/>
    </style:style>
    <style:style style:family="table-cell" style:name="ce93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33">
      <style:text-properties/>
      <style:paragraph-properties/>
    </style:style>
    <style:style style:family="text" style:name="T835">
      <style:text-properties fo:color="#000000" fo:font-style="italic" style:text-underline-type="none" style:text-underline-width="auto"/>
    </style:style>
    <style:style style:family="table-row" style:name="ro306">
      <style:table-row-properties style:min-row-height="0.7462cm"/>
    </style:style>
    <style:style style:family="table-cell" style:name="ce939">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34">
      <style:text-properties/>
      <style:paragraph-properties/>
    </style:style>
    <style:style style:family="text" style:name="T836">
      <style:text-properties fo:color="#000000" fo:font-style="italic" style:text-underline-type="none" style:text-underline-width="auto"/>
    </style:style>
    <style:style style:family="table-cell" style:name="ce940">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35">
      <style:text-properties/>
      <style:paragraph-properties/>
    </style:style>
    <style:style style:family="text" style:name="T837">
      <style:text-properties fo:color="#000000" fo:font-style="italic" style:text-underline-type="none" style:text-underline-width="auto"/>
    </style:style>
    <style:style style:parent-style-name="600" style:family="paragraph" style:name="P1336">
      <style:paragraph-properties/>
    </style:style>
    <style:style style:parent-style-name="600" style:family="paragraph" style:name="P1337">
      <style:paragraph-properties/>
    </style:style>
    <style:style style:parent-style-name="600" style:family="paragraph" style:name="P1338">
      <style:paragraph-properties/>
    </style:style>
    <style:style style:family="table" style:name="ta103">
      <style:table-properties style:width="17.51cm" fo:margin-left="0.0882cm" table:align="left"/>
    </style:style>
    <style:style style:family="table-column" style:name="co534">
      <style:table-column-properties style:column-width="3.016cm"/>
    </style:style>
    <style:style style:family="table-column" style:name="co535">
      <style:table-column-properties style:column-width="3.122cm"/>
    </style:style>
    <style:style style:family="table-column" style:name="co536">
      <style:table-column-properties style:column-width="3.096cm"/>
    </style:style>
    <style:style style:family="table-column" style:name="co537">
      <style:table-column-properties style:column-width="4.022cm"/>
    </style:style>
    <style:style style:family="table-column" style:name="co538">
      <style:table-column-properties style:column-width="4.249cm"/>
    </style:style>
    <style:style style:family="table-row" style:name="ro307">
      <style:table-row-properties/>
    </style:style>
    <style:style style:family="table-cell" style:name="ce941">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339">
      <style:text-properties/>
      <style:paragraph-properties/>
    </style:style>
    <style:style style:family="text" style:name="T838">
      <style:text-properties fo:color="#000000" fo:font-style="italic" style:text-underline-type="none" style:text-underline-width="auto"/>
    </style:style>
    <style:style style:family="table-cell" style:name="ce942">
      <style:table-cell-properties style:direction="ltr" fo:border="0.00882cm solid #000000" fo:padding-top="0.09702cm" fo:padding-bottom="0.09702cm" fo:padding-left="0.09702cm" fo:padding-right="0.09702cm" fo:wrap-option="wrap"/>
    </style:style>
    <style:style style:parent-style-name="600" style:family="paragraph" style:name="P1340">
      <style:text-properties/>
      <style:paragraph-properties/>
    </style:style>
    <style:style style:family="text" style:name="T839">
      <style:text-properties fo:color="#000000" fo:font-family="NKYFAL+CMTI10" fo:font-size="11pt" fo:font-style="italic" style:text-underline-type="none" style:text-underline-width="auto" fo:font-weight="normal"/>
    </style:style>
    <style:style style:family="table-row" style:name="ro308">
      <style:table-row-properties/>
    </style:style>
    <style:style style:family="table-cell" style:name="ce94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41">
      <style:text-properties/>
      <style:paragraph-properties/>
    </style:style>
    <style:style style:family="text" style:name="T840">
      <style:text-properties fo:color="#000000" fo:font-style="italic" style:text-underline-type="none" style:text-underline-width="auto"/>
    </style:style>
    <style:style style:family="table-cell" style:name="ce94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42">
      <style:text-properties/>
      <style:paragraph-properties/>
    </style:style>
    <style:style style:family="text" style:name="T841">
      <style:text-properties fo:color="#000000" fo:font-style="italic" style:text-underline-type="none" style:text-underline-width="auto"/>
    </style:style>
    <style:style style:family="table-cell" style:name="ce94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343">
      <style:text-properties/>
      <style:paragraph-properties/>
    </style:style>
    <style:style style:family="text" style:name="T842">
      <style:text-properties fo:color="#000000" fo:font-family="NKYFAL+CMTI10" fo:font-size="11pt" fo:font-style="italic" style:text-underline-type="none" style:text-underline-width="auto" fo:font-weight="normal"/>
    </style:style>
    <style:style style:family="table-cell" style:name="ce94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344">
      <style:text-properties/>
      <style:paragraph-properties/>
    </style:style>
    <style:style style:family="text" style:name="T843">
      <style:text-properties fo:color="#000000" fo:font-family="NKYFAL+CMTI10" fo:font-size="11pt" fo:font-style="italic" style:text-underline-type="none" style:text-underline-width="auto" fo:font-weight="normal"/>
    </style:style>
    <style:style style:family="table-cell" style:name="ce94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1345">
      <style:text-properties/>
      <style:paragraph-properties/>
    </style:style>
    <style:style style:family="text" style:name="T844">
      <style:text-properties fo:color="#000000" fo:font-family="NKYFAL+CMTI10" fo:font-size="11pt" fo:font-style="italic" style:text-underline-type="none" style:text-underline-width="auto" fo:font-weight="normal"/>
    </style:style>
    <style:style style:family="text" style:name="T845">
      <style:text-properties fo:color="#000000" fo:font-family="NKYFAL+CMTI10" fo:font-size="11pt" fo:font-style="italic" style:text-underline-type="none" style:text-underline-width="auto" fo:font-weight="normal"/>
    </style:style>
    <style:style style:family="table-row" style:name="ro309">
      <style:table-row-properties style:min-row-height="0.7462cm"/>
    </style:style>
    <style:style style:family="table-cell" style:name="ce948">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46">
      <style:text-properties/>
      <style:paragraph-properties/>
    </style:style>
    <style:style style:family="text" style:name="T846">
      <style:text-properties fo:color="#000000" fo:font-style="italic" style:text-underline-type="none" style:text-underline-width="auto"/>
    </style:style>
    <style:style style:family="table-cell" style:name="ce949">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47">
      <style:text-properties/>
      <style:paragraph-properties/>
    </style:style>
    <style:style style:family="text" style:name="T847">
      <style:text-properties fo:color="#000000" fo:font-style="italic" style:text-underline-type="none" style:text-underline-width="auto"/>
    </style:style>
    <style:style style:parent-style-name="600" style:family="paragraph" style:name="P1348">
      <style:paragraph-properties/>
    </style:style>
    <style:style style:parent-style-name="600" style:family="paragraph" style:name="P1349">
      <style:paragraph-properties/>
    </style:style>
    <style:style style:parent-style-name="600" style:family="paragraph" style:name="P1350">
      <style:paragraph-properties/>
    </style:style>
    <style:style style:family="table" style:name="ta104">
      <style:table-properties style:width="17.51cm" fo:margin-left="0.0882cm" table:align="left"/>
    </style:style>
    <style:style style:family="table-column" style:name="co539">
      <style:table-column-properties style:column-width="3.016cm"/>
    </style:style>
    <style:style style:family="table-column" style:name="co540">
      <style:table-column-properties style:column-width="3.122cm"/>
    </style:style>
    <style:style style:family="table-column" style:name="co541">
      <style:table-column-properties style:column-width="3.096cm"/>
    </style:style>
    <style:style style:family="table-column" style:name="co542">
      <style:table-column-properties style:column-width="4.022cm"/>
    </style:style>
    <style:style style:family="table-column" style:name="co543">
      <style:table-column-properties style:column-width="4.249cm"/>
    </style:style>
    <style:style style:family="table-row" style:name="ro310">
      <style:table-row-properties/>
    </style:style>
    <style:style style:family="table-cell" style:name="ce950">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351">
      <style:text-properties/>
      <style:paragraph-properties/>
    </style:style>
    <style:style style:family="text" style:name="T848">
      <style:text-properties fo:color="#000000" fo:font-style="italic" style:text-underline-type="none" style:text-underline-width="auto"/>
    </style:style>
    <style:style style:family="table-cell" style:name="ce951">
      <style:table-cell-properties style:direction="ltr" fo:border="0.00882cm solid #000000" fo:padding-top="0.09702cm" fo:padding-bottom="0.09702cm" fo:padding-left="0.09702cm" fo:padding-right="0.09702cm" fo:wrap-option="wrap"/>
    </style:style>
    <style:style style:parent-style-name="600" style:family="paragraph" style:name="P1352">
      <style:text-properties/>
      <style:paragraph-properties/>
    </style:style>
    <style:style style:family="text" style:name="T849">
      <style:text-properties fo:color="#000000" fo:font-family="NKYFAL+CMTI10" fo:font-size="11pt" fo:font-style="italic" style:text-underline-type="none" style:text-underline-width="auto" fo:font-weight="normal"/>
    </style:style>
    <style:style style:family="table-row" style:name="ro311">
      <style:table-row-properties/>
    </style:style>
    <style:style style:family="table-cell" style:name="ce95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53">
      <style:text-properties/>
      <style:paragraph-properties/>
    </style:style>
    <style:style style:family="text" style:name="T850">
      <style:text-properties fo:color="#000000" fo:font-style="italic" style:text-underline-type="none" style:text-underline-width="auto"/>
    </style:style>
    <style:style style:family="table-cell" style:name="ce95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54">
      <style:text-properties/>
      <style:paragraph-properties/>
    </style:style>
    <style:style style:family="text" style:name="T851">
      <style:text-properties fo:color="#000000" fo:font-style="italic" style:text-underline-type="none" style:text-underline-width="auto"/>
    </style:style>
    <style:style style:family="table-cell" style:name="ce95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55">
      <style:text-properties/>
      <style:paragraph-properties/>
    </style:style>
    <style:style style:family="text" style:name="T852">
      <style:text-properties fo:color="#000000" fo:font-style="italic" style:text-underline-type="none" style:text-underline-width="auto"/>
    </style:style>
    <style:style style:family="table-cell" style:name="ce95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0" style:family="paragraph" style:name="P1356">
      <style:text-properties/>
      <style:paragraph-properties/>
    </style:style>
    <style:style style:family="text" style:name="T853">
      <style:text-properties fo:color="#000000" fo:font-family="NKYFAL+CMTI10" fo:font-size="11pt" fo:font-style="italic" style:text-underline-type="none" style:text-underline-width="auto" fo:font-weight="normal"/>
    </style:style>
    <style:style style:family="table-cell" style:name="ce95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0" style:family="paragraph" style:name="P1357">
      <style:text-properties/>
      <style:paragraph-properties/>
    </style:style>
    <style:style style:family="text" style:name="T854">
      <style:text-properties fo:color="#000000" fo:font-family="NKYFAL+CMTI10" fo:font-size="11pt" fo:font-style="italic" style:text-underline-type="none" style:text-underline-width="auto" fo:font-weight="normal"/>
    </style:style>
    <style:style style:family="text" style:name="T855">
      <style:text-properties fo:color="#000000" fo:font-family="NKYFAL+CMTI10" fo:font-size="11pt" fo:font-style="italic" style:text-underline-type="none" style:text-underline-width="auto" fo:font-weight="normal"/>
    </style:style>
    <style:style style:family="table-row" style:name="ro312">
      <style:table-row-properties style:min-row-height="0.7462cm"/>
    </style:style>
    <style:style style:family="table-cell" style:name="ce957">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58">
      <style:text-properties/>
      <style:paragraph-properties/>
    </style:style>
    <style:style style:family="text" style:name="T856">
      <style:text-properties fo:color="#000000" fo:font-style="italic" style:text-underline-type="none" style:text-underline-width="auto"/>
    </style:style>
    <style:style style:family="table-cell" style:name="ce958">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59">
      <style:text-properties/>
      <style:paragraph-properties/>
    </style:style>
    <style:style style:family="text" style:name="T857">
      <style:text-properties fo:color="#000000" fo:font-style="italic" style:text-underline-type="none" style:text-underline-width="auto"/>
    </style:style>
    <style:style style:parent-style-name="600" style:family="paragraph" style:name="P1360">
      <style:paragraph-properties/>
    </style:style>
    <style:style style:parent-style-name="600" style:family="paragraph" style:name="P1361">
      <style:paragraph-properties/>
    </style:style>
    <style:style style:parent-style-name="600" style:family="paragraph" style:name="P1362">
      <style:paragraph-properties/>
    </style:style>
    <style:style style:parent-style-name="600" style:family="paragraph" style:name="P1363">
      <style:paragraph-properties/>
    </style:style>
    <style:style style:parent-style-name="600" style:family="paragraph" style:name="P1364">
      <style:paragraph-properties/>
    </style:style>
    <style:style style:parent-style-name="600" style:family="paragraph" style:name="P1365">
      <style:paragraph-properties/>
    </style:style>
    <style:style style:family="table" style:name="ta105">
      <style:table-properties style:width="17.51cm" fo:margin-left="0.0882cm" table:align="left"/>
    </style:style>
    <style:style style:family="table-column" style:name="co544">
      <style:table-column-properties style:column-width="3.016cm"/>
    </style:style>
    <style:style style:family="table-column" style:name="co545">
      <style:table-column-properties style:column-width="3.122cm"/>
    </style:style>
    <style:style style:family="table-column" style:name="co546">
      <style:table-column-properties style:column-width="3.096cm"/>
    </style:style>
    <style:style style:family="table-column" style:name="co547">
      <style:table-column-properties style:column-width="4.022cm"/>
    </style:style>
    <style:style style:family="table-column" style:name="co548">
      <style:table-column-properties style:column-width="4.249cm"/>
    </style:style>
    <style:style style:family="table-row" style:name="ro313">
      <style:table-row-properties/>
    </style:style>
    <style:style style:family="table-cell" style:name="ce959">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366">
      <style:text-properties/>
      <style:paragraph-properties/>
    </style:style>
    <style:style style:family="text" style:name="T858">
      <style:text-properties fo:color="#000000" fo:font-style="italic" style:text-underline-type="none" style:text-underline-width="auto"/>
    </style:style>
    <style:style style:family="table-cell" style:name="ce960">
      <style:table-cell-properties style:direction="ltr" fo:border="0.00882cm solid #000000" fo:padding-top="0.09702cm" fo:padding-bottom="0.09702cm" fo:padding-left="0.09702cm" fo:padding-right="0.09702cm" fo:wrap-option="wrap"/>
    </style:style>
    <style:style style:parent-style-name="600" style:family="paragraph" style:name="P1367">
      <style:text-properties/>
      <style:paragraph-properties/>
    </style:style>
    <style:style style:family="text" style:name="T859">
      <style:text-properties fo:color="#000000" fo:font-family="NKYFAL+CMTI10" fo:font-size="11pt" fo:font-style="italic" style:text-underline-type="none" style:text-underline-width="auto" fo:font-weight="normal"/>
    </style:style>
    <style:style style:family="table-row" style:name="ro314">
      <style:table-row-properties/>
    </style:style>
    <style:style style:family="table-cell" style:name="ce96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68">
      <style:text-properties/>
      <style:paragraph-properties/>
    </style:style>
    <style:style style:family="text" style:name="T860">
      <style:text-properties fo:color="#000000" fo:font-style="italic" style:text-underline-type="none" style:text-underline-width="auto"/>
    </style:style>
    <style:style style:family="table-cell" style:name="ce96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69">
      <style:text-properties/>
      <style:paragraph-properties/>
    </style:style>
    <style:style style:family="text" style:name="T861">
      <style:text-properties fo:color="#000000" fo:font-style="italic" style:text-underline-type="none" style:text-underline-width="auto"/>
    </style:style>
    <style:style style:family="table-cell" style:name="ce96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70">
      <style:text-properties/>
      <style:paragraph-properties/>
    </style:style>
    <style:style style:family="text" style:name="T862">
      <style:text-properties fo:color="#000000" fo:font-style="italic" style:text-underline-type="none" style:text-underline-width="auto"/>
    </style:style>
    <style:style style:family="table-cell" style:name="ce964">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71">
      <style:text-properties/>
      <style:paragraph-properties/>
    </style:style>
    <style:style style:family="text" style:name="T863">
      <style:text-properties fo:color="#000000" fo:font-style="italic" style:text-underline-type="none" style:text-underline-width="auto"/>
    </style:style>
    <style:style style:family="table-cell" style:name="ce965">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72">
      <style:text-properties/>
      <style:paragraph-properties/>
    </style:style>
    <style:style style:family="text" style:name="T864">
      <style:text-properties fo:color="#000000" fo:font-style="italic" style:text-underline-type="none" style:text-underline-width="auto"/>
    </style:style>
    <style:style style:family="table-row" style:name="ro315">
      <style:table-row-properties style:min-row-height="0.7462cm"/>
    </style:style>
    <style:style style:family="table-cell" style:name="ce966">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73">
      <style:text-properties/>
      <style:paragraph-properties/>
    </style:style>
    <style:style style:family="text" style:name="T865">
      <style:text-properties fo:color="#000000" fo:font-style="italic" style:text-underline-type="none" style:text-underline-width="auto"/>
    </style:style>
    <style:style style:family="table-cell" style:name="ce967">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74">
      <style:text-properties/>
      <style:paragraph-properties/>
    </style:style>
    <style:style style:family="text" style:name="T866">
      <style:text-properties fo:color="#000000" fo:font-style="italic" style:text-underline-type="none" style:text-underline-width="auto"/>
    </style:style>
    <style:style style:parent-style-name="600" style:family="paragraph" style:name="P1375">
      <style:paragraph-properties/>
    </style:style>
    <style:style style:parent-style-name="600" style:family="paragraph" style:name="P1376">
      <style:paragraph-properties/>
    </style:style>
    <style:style style:parent-style-name="600" style:family="paragraph" style:name="P1377">
      <style:paragraph-properties/>
    </style:style>
    <style:style style:family="table" style:name="ta106">
      <style:table-properties style:width="17.51cm" fo:margin-left="0.0882cm" table:align="left"/>
    </style:style>
    <style:style style:family="table-column" style:name="co549">
      <style:table-column-properties style:column-width="3.016cm"/>
    </style:style>
    <style:style style:family="table-column" style:name="co550">
      <style:table-column-properties style:column-width="3.122cm"/>
    </style:style>
    <style:style style:family="table-column" style:name="co551">
      <style:table-column-properties style:column-width="3.096cm"/>
    </style:style>
    <style:style style:family="table-column" style:name="co552">
      <style:table-column-properties style:column-width="4.022cm"/>
    </style:style>
    <style:style style:family="table-column" style:name="co553">
      <style:table-column-properties style:column-width="4.249cm"/>
    </style:style>
    <style:style style:family="table-row" style:name="ro316">
      <style:table-row-properties/>
    </style:style>
    <style:style style:family="table-cell" style:name="ce968">
      <style:table-cell-properties style:direction="ltr" fo:border-top="0.00882cm solid #000000" fo:border-bottom="0.00882cm solid #000000" fo:border-left="0.00882cm solid #000000" fo:border-right="none" fo:padding-top="0.09702cm" fo:padding-bottom="0.09702cm" fo:padding-left="0.09702cm" fo:padding-right="0.09702cm" fo:wrap-option="wrap"/>
    </style:style>
    <style:style style:parent-style-name="606" style:family="paragraph" style:name="P1378">
      <style:text-properties/>
      <style:paragraph-properties/>
    </style:style>
    <style:style style:family="text" style:name="T867">
      <style:text-properties fo:color="#000000" fo:font-style="italic" style:text-underline-type="none" style:text-underline-width="auto"/>
    </style:style>
    <style:style style:family="table-cell" style:name="ce969">
      <style:table-cell-properties style:direction="ltr" fo:border="0.00882cm solid #000000" fo:padding-top="0.09702cm" fo:padding-bottom="0.09702cm" fo:padding-left="0.09702cm" fo:padding-right="0.09702cm" fo:wrap-option="wrap"/>
    </style:style>
    <style:style style:parent-style-name="600" style:family="paragraph" style:name="P1379">
      <style:text-properties/>
      <style:paragraph-properties/>
    </style:style>
    <style:style style:family="text" style:name="T868">
      <style:text-properties fo:color="#000000" fo:font-family="NKYFAL+CMTI10" fo:font-size="11pt" fo:font-style="italic" style:text-underline-type="none" style:text-underline-width="auto" fo:font-weight="normal"/>
    </style:style>
    <style:style style:family="table-row" style:name="ro317">
      <style:table-row-properties/>
    </style:style>
    <style:style style:family="table-cell" style:name="ce970">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80">
      <style:text-properties/>
      <style:paragraph-properties/>
    </style:style>
    <style:style style:family="text" style:name="T869">
      <style:text-properties fo:color="#000000" fo:font-style="italic" style:text-underline-type="none" style:text-underline-width="auto"/>
    </style:style>
    <style:style style:family="table-cell" style:name="ce971">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81">
      <style:text-properties/>
      <style:paragraph-properties/>
    </style:style>
    <style:style style:family="text" style:name="T870">
      <style:text-properties fo:color="#000000" fo:font-style="italic" style:text-underline-type="none" style:text-underline-width="auto"/>
    </style:style>
    <style:style style:family="table-cell" style:name="ce972">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82">
      <style:text-properties/>
      <style:paragraph-properties/>
    </style:style>
    <style:style style:family="text" style:name="T871">
      <style:text-properties fo:color="#000000" fo:font-style="italic" style:text-underline-type="none" style:text-underline-width="auto"/>
    </style:style>
    <style:style style:family="table-cell" style:name="ce973">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83">
      <style:text-properties/>
      <style:paragraph-properties/>
    </style:style>
    <style:style style:family="text" style:name="T872">
      <style:text-properties fo:color="#000000" fo:font-style="italic" style:text-underline-type="none" style:text-underline-width="auto"/>
    </style:style>
    <style:style style:family="table-cell" style:name="ce974">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84">
      <style:text-properties/>
      <style:paragraph-properties/>
    </style:style>
    <style:style style:family="text" style:name="T873">
      <style:text-properties fo:color="#000000" fo:font-style="italic" style:text-underline-type="none" style:text-underline-width="auto"/>
    </style:style>
    <style:style style:family="table-row" style:name="ro318">
      <style:table-row-properties style:min-row-height="0.7462cm"/>
    </style:style>
    <style:style style:family="table-cell" style:name="ce975">
      <style:table-cell-properties style:direction="ltr" fo:border-top="none" fo:border-bottom="0.00882cm solid #000000" fo:border-left="0.00882cm solid #000000" fo:border-right="none" fo:padding-top="0.09702cm" fo:padding-bottom="0.09702cm" fo:padding-left="0.09702cm" fo:padding-right="0.09702cm" fo:wrap-option="wrap"/>
    </style:style>
    <style:style style:parent-style-name="606" style:family="paragraph" style:name="P1385">
      <style:text-properties/>
      <style:paragraph-properties/>
    </style:style>
    <style:style style:family="text" style:name="T874">
      <style:text-properties fo:color="#000000" fo:font-style="italic" style:text-underline-type="none" style:text-underline-width="auto"/>
    </style:style>
    <style:style style:family="table-cell" style:name="ce976">
      <style:table-cell-properties style:direction="ltr" fo:border-top="none" fo:border-bottom="0.00882cm solid #000000" fo:border-left="0.00882cm solid #000000" fo:border-right="0.00882cm solid #000000" fo:padding-top="0.09702cm" fo:padding-bottom="0.09702cm" fo:padding-left="0.09702cm" fo:padding-right="0.09702cm" fo:wrap-option="wrap"/>
    </style:style>
    <style:style style:parent-style-name="606" style:family="paragraph" style:name="P1386">
      <style:text-properties/>
      <style:paragraph-properties/>
    </style:style>
    <style:style style:family="text" style:name="T875">
      <style:text-properties fo:color="#000000" fo:font-style="italic" style:text-underline-type="none" style:text-underline-width="auto"/>
    </style:style>
    <style:style style:family="text" style:name="T876">
      <style:text-properties fo:color="#000000" fo:font-style="italic" style:text-underline-type="none" style:text-underline-width="auto"/>
    </style:style>
    <style:style style:parent-style-name="600" style:family="paragraph" style:name="P1387">
      <style:paragraph-properties/>
    </style:style>
  </office:automatic-styles>
  <office:body>
    <office:text text:use-soft-page-breaks="true">
      <table:table table:style-name="ta1">
        <table:table-columns>
          <table:table-column table:style-name="co1"/>
          <table:table-column table:style-name="co2"/>
          <table:table-column table:style-name="co3"/>
          <table:table-column table:style-name="co4"/>
          <table:table-column table:style-name="co5"/>
        </table:table-columns>
        <table:table-row table:style-name="ro1">
          <table:table-cell table:style-name="ce1">
            <text:p text:style-name="P41"><text:span>Sentence</text:span><text:span/></text:p>
          </table:table-cell>
          <table:table-cell table:style-name="ce2" table:number-columns-spanned="4">
            <text:p text:style-name="P42"><text:span text:style-name="T24"/><text:span/></text:p>
            <text:p text:style-name="P43"><text:span text:style-name="T25">This cake shop is one of the most photographed places in Belgravia, and a fun place to have tea and cupcakes with friends</text:span><text:span/></text:p>
          </table:table-cell>
          <table:covered-table-cell/>
          <table:covered-table-cell/>
          <table:covered-table-cell/>
        </table:table-row>
        <table:table-row table:style-name="ro2">
          <table:table-cell table:style-name="ce3">
            <text:p text:style-name="P44"><text:span>Tokens</text:span><text:span/></text:p>
          </table:table-cell>
          <table:table-cell table:style-name="ce4">
            <text:p text:style-name="P45"><text:span>Tea</text:span><text:span/></text:p>
          </table:table-cell>
          <table:table-cell table:style-name="ce5">
            <text:p text:style-name="P46"><text:span>cupcakes</text:span><text:span/></text:p>
          </table:table-cell>
          <table:table-cell table:style-name="ce6">
            <text:p text:style-name="P47"><text:span/><text:span/></text:p>
          </table:table-cell>
          <table:table-cell table:style-name="ce7">
            <text:p text:style-name="P48"><text:span/><text:span/></text:p>
          </table:table-cell>
        </table:table-row>
        <table:table-row table:style-name="ro3">
          <table:table-cell table:style-name="ce8">
            <text:p text:style-name="P49"><text:span>Correct type</text:span><text:span/></text:p>
          </table:table-cell>
          <table:table-cell table:style-name="ce9" table:number-columns-spanned="4">
            <text:p text:style-name="P50"><text:span>cafe</text:span><text:span/></text:p>
          </table:table-cell>
          <table:covered-table-cell/>
          <table:covered-table-cell/>
          <table:covered-table-cell/>
        </table:table-row>
      </table:table>
      <text:p text:style-name="P51"><text:span/><text:span/></text:p>
      <text:p text:style-name="P52"><text:span/><text:span/></text:p>
      <text:p text:style-name="P53"><text:span/><text:span/></text:p>
      <table:table table:style-name="ta2">
        <table:table-columns>
          <table:table-column table:style-name="co6"/>
          <table:table-column table:style-name="co7"/>
          <table:table-column table:style-name="co8"/>
          <table:table-column table:style-name="co9"/>
          <table:table-column table:style-name="co10"/>
        </table:table-columns>
        <table:table-row table:style-name="ro4">
          <table:table-cell table:style-name="ce10">
            <text:p text:style-name="P54"><text:span>Sentence</text:span><text:span/></text:p>
          </table:table-cell>
          <table:table-cell table:style-name="ce11" table:number-columns-spanned="4">
            <text:p text:style-name="P55"><text:span text:style-name="T26"/><text:span/></text:p>
            <text:p text:style-name="P56"><text:span text:style-name="T27">The crab linguine and bitter honey frozen yogurt are amazing at this place in Belgravia</text:span><text:span/></text:p>
          </table:table-cell>
          <table:covered-table-cell/>
          <table:covered-table-cell/>
          <table:covered-table-cell/>
        </table:table-row>
        <table:table-row table:style-name="ro5">
          <table:table-cell table:style-name="ce12">
            <text:p text:style-name="P57"><text:span>Tokens</text:span><text:span/></text:p>
          </table:table-cell>
          <table:table-cell table:style-name="ce13">
            <text:p text:style-name="P58"><text:span text:style-name="T28">crab linguine</text:span><text:span/></text:p>
          </table:table-cell>
          <table:table-cell table:style-name="ce14">
            <text:p text:style-name="P59"><text:span text:style-name="T29">honey</text:span><text:span/></text:p>
          </table:table-cell>
          <table:table-cell table:style-name="ce15">
            <text:p text:style-name="P60"><text:span text:style-name="T30">yogurt</text:span><text:span/></text:p>
          </table:table-cell>
          <table:table-cell table:style-name="ce16">
            <text:p text:style-name="P61"><text:span>place</text:span><text:span/></text:p>
          </table:table-cell>
        </table:table-row>
        <table:table-row table:style-name="ro6">
          <table:table-cell table:style-name="ce17">
            <text:p text:style-name="P62"><text:span>Correct answer</text:span><text:span/></text:p>
          </table:table-cell>
          <table:table-cell table:style-name="ce18" table:number-columns-spanned="4">
            <text:p text:style-name="P63"><text:span>restaurant</text:span><text:span/></text:p>
          </table:table-cell>
          <table:covered-table-cell/>
          <table:covered-table-cell/>
          <table:covered-table-cell/>
        </table:table-row>
      </table:table>
      <text:p text:style-name="P64"><text:span/><text:span/></text:p>
      <text:p text:style-name="P65"><text:span/><text:span/></text:p>
      <text:p text:style-name="P66"><text:span/><text:span/></text:p>
      <table:table table:style-name="ta3">
        <table:table-columns>
          <table:table-column table:style-name="co11"/>
          <table:table-column table:style-name="co12"/>
          <table:table-column table:style-name="co13"/>
          <table:table-column table:style-name="co14"/>
          <table:table-column table:style-name="co15"/>
        </table:table-columns>
        <table:table-row table:style-name="ro7">
          <table:table-cell table:style-name="ce19">
            <text:p text:style-name="P67"><text:span>Sentence</text:span><text:span/></text:p>
          </table:table-cell>
          <table:table-cell table:style-name="ce20" table:number-columns-spanned="4">
            <text:p text:style-name="P68"><text:span text:style-name="T31"/><text:span/></text:p>
            <text:p text:style-name="P69"><text:span text:style-name="T32">This parsian place on Elizabeth Street makes some of the best bread in the city</text:span><text:span/></text:p>
          </table:table-cell>
          <table:covered-table-cell/>
          <table:covered-table-cell/>
          <table:covered-table-cell/>
        </table:table-row>
        <table:table-row table:style-name="ro8">
          <table:table-cell table:style-name="ce21">
            <text:p text:style-name="P70"><text:span>Tokens</text:span><text:span/></text:p>
          </table:table-cell>
          <table:table-cell table:style-name="ce22">
            <text:p text:style-name="P71"><text:span>place</text:span><text:span/></text:p>
          </table:table-cell>
          <table:table-cell table:style-name="ce23">
            <text:p text:style-name="P72"><text:span>bread</text:span><text:span/></text:p>
          </table:table-cell>
          <table:table-cell table:style-name="ce24">
            <text:p text:style-name="P73"><text:span/><text:span/></text:p>
          </table:table-cell>
          <table:table-cell table:style-name="ce25">
            <text:p text:style-name="P74"><text:span/><text:span/></text:p>
          </table:table-cell>
        </table:table-row>
        <table:table-row table:style-name="ro9">
          <table:table-cell table:style-name="ce26">
            <text:p text:style-name="P75"><text:span>Correct answer</text:span><text:span/></text:p>
          </table:table-cell>
          <table:table-cell table:style-name="ce27" table:number-columns-spanned="4">
            <text:p text:style-name="P76"><text:span>bakery</text:span><text:span/></text:p>
          </table:table-cell>
          <table:covered-table-cell/>
          <table:covered-table-cell/>
          <table:covered-table-cell/>
        </table:table-row>
      </table:table>
      <text:p text:style-name="P77"><text:span/><text:span/></text:p>
      <text:p text:style-name="P78"><text:span/><text:span/></text:p>
      <text:p text:style-name="P79"><text:span/><text:span/></text:p>
      <table:table table:style-name="ta4">
        <table:table-columns>
          <table:table-column table:style-name="co16"/>
          <table:table-column table:style-name="co17"/>
          <table:table-column table:style-name="co18"/>
          <table:table-column table:style-name="co19"/>
          <table:table-column table:style-name="co20"/>
        </table:table-columns>
        <table:table-row table:style-name="ro10">
          <table:table-cell table:style-name="ce28">
            <text:p text:style-name="P80"><text:span>Sentence</text:span><text:span/></text:p>
          </table:table-cell>
          <table:table-cell table:style-name="ce29" table:number-columns-spanned="4">
            <text:p text:style-name="P81"><text:span text:style-name="T33">The newly opened bistro close to the Altstadt is the hottest new project looking to pick up on serving simple and very tasty bites in a cool location</text:span><text:span/></text:p>
          </table:table-cell>
          <table:covered-table-cell/>
          <table:covered-table-cell/>
          <table:covered-table-cell/>
        </table:table-row>
        <table:table-row table:style-name="ro11">
          <table:table-cell table:style-name="ce30">
            <text:p text:style-name="P82"><text:span>Tokens</text:span><text:span/></text:p>
          </table:table-cell>
          <table:table-cell table:style-name="ce31">
            <text:p text:style-name="P83"><text:span>bites</text:span><text:span/></text:p>
          </table:table-cell>
          <table:table-cell table:style-name="ce32">
            <text:p text:style-name="P84"><text:span>Location</text:span><text:span/></text:p>
          </table:table-cell>
          <table:table-cell table:style-name="ce33">
            <text:p text:style-name="P85"><text:span/><text:span/></text:p>
          </table:table-cell>
          <table:table-cell table:style-name="ce34">
            <text:p text:style-name="P86"><text:span/><text:span/></text:p>
          </table:table-cell>
        </table:table-row>
        <table:table-row table:style-name="ro12">
          <table:table-cell table:style-name="ce35">
            <text:p text:style-name="P87"><text:span>Correct answer</text:span><text:span/></text:p>
          </table:table-cell>
          <table:table-cell table:style-name="ce36" table:number-columns-spanned="4">
            <text:p text:style-name="P88"><text:span>restaurant</text:span><text:span/></text:p>
          </table:table-cell>
          <table:covered-table-cell/>
          <table:covered-table-cell/>
          <table:covered-table-cell/>
        </table:table-row>
      </table:table>
      <text:p text:style-name="P89"><text:span/><text:span/></text:p>
      <text:p text:style-name="P90"><text:span/><text:span/></text:p>
      <text:p text:style-name="P91"><text:span/><text:span/></text:p>
      <table:table table:style-name="ta5">
        <table:table-columns>
          <table:table-column table:style-name="co21"/>
          <table:table-column table:style-name="co22"/>
          <table:table-column table:style-name="co23"/>
          <table:table-column table:style-name="co24"/>
          <table:table-column table:style-name="co25"/>
        </table:table-columns>
        <table:table-row table:style-name="ro13">
          <table:table-cell table:style-name="ce37">
            <text:p text:style-name="P92"><text:span>Sentence</text:span><text:span/></text:p>
          </table:table-cell>
          <table:table-cell table:style-name="ce38" table:number-columns-spanned="4">
            <text:p text:style-name="P93"><text:span text:style-name="T34">There is an excellent lunch place in Maxvorstadt which features a smart and super casual menu that’s 100% vegan.</text:span><text:span/></text:p>
          </table:table-cell>
          <table:covered-table-cell/>
          <table:covered-table-cell/>
          <table:covered-table-cell/>
        </table:table-row>
        <table:table-row table:style-name="ro14">
          <table:table-cell table:style-name="ce39">
            <text:p text:style-name="P94"><text:span>Tokens</text:span><text:span/></text:p>
          </table:table-cell>
          <table:table-cell table:style-name="ce40">
            <text:p text:style-name="P95"><text:span>Lunch place</text:span><text:span/></text:p>
          </table:table-cell>
          <table:table-cell table:style-name="ce41">
            <text:p text:style-name="P96"><text:span>Menu</text:span><text:span/></text:p>
          </table:table-cell>
          <table:table-cell table:style-name="ce42">
            <text:p text:style-name="P97"><text:span>Vegan</text:span><text:span/></text:p>
          </table:table-cell>
          <table:table-cell table:style-name="ce43">
            <text:p text:style-name="P98"><text:span/><text:span/></text:p>
          </table:table-cell>
        </table:table-row>
        <table:table-row table:style-name="ro15">
          <table:table-cell table:style-name="ce44">
            <text:p text:style-name="P99"><text:span>Correct answer</text:span><text:span/></text:p>
          </table:table-cell>
          <table:table-cell table:style-name="ce45" table:number-columns-spanned="4">
            <text:p text:style-name="P100"><text:span>restaurant</text:span><text:span/></text:p>
          </table:table-cell>
          <table:covered-table-cell/>
          <table:covered-table-cell/>
          <table:covered-table-cell/>
        </table:table-row>
      </table:table>
      <text:p text:style-name="P101"><text:span/><text:span/></text:p>
      <text:p text:style-name="P102"><text:span/><text:span/></text:p>
      <text:p text:style-name="P103"><text:span/><text:span/></text:p>
      <text:p text:style-name="P104"><text:span/><text:span/></text:p>
      <text:p text:style-name="P105"><text:span/><text:span/></text:p>
      <text:p text:style-name="P106"><text:span/><text:span/></text:p>
      <text:p text:style-name="P107"><text:span/><text:span/></text:p>
      <table:table table:style-name="ta6">
        <table:table-columns>
          <table:table-column table:style-name="co26"/>
          <table:table-column table:style-name="co27"/>
          <table:table-column table:style-name="co28"/>
          <table:table-column table:style-name="co29"/>
          <table:table-column table:style-name="co30"/>
        </table:table-columns>
        <table:table-row table:style-name="ro16">
          <table:table-cell table:style-name="ce46">
            <text:p text:style-name="P108"><text:span>Sentence</text:span><text:span/></text:p>
          </table:table-cell>
          <table:table-cell table:style-name="ce47" table:number-columns-spanned="4">
            <text:p text:style-name="P109"><text:span text:style-name="T35">Hamburg most famous, the Reeperbahn has many places just down the street, if you want to go for a drink.</text:span><text:span/></text:p>
          </table:table-cell>
          <table:covered-table-cell/>
          <table:covered-table-cell/>
          <table:covered-table-cell/>
        </table:table-row>
        <table:table-row table:style-name="ro17">
          <table:table-cell table:style-name="ce48">
            <text:p text:style-name="P110"><text:span>Tokens</text:span><text:span/></text:p>
          </table:table-cell>
          <table:table-cell table:style-name="ce49">
            <text:p text:style-name="P111"><text:span>place</text:span><text:span>s</text:span><text:span/></text:p>
          </table:table-cell>
          <table:table-cell table:style-name="ce50">
            <text:p text:style-name="P112"><text:span>street</text:span><text:span/></text:p>
          </table:table-cell>
          <table:table-cell table:style-name="ce51">
            <text:p text:style-name="P113"><text:span>drink</text:span><text:span/></text:p>
          </table:table-cell>
          <table:table-cell table:style-name="ce52">
            <text:p text:style-name="P114"><text:span/><text:span/></text:p>
          </table:table-cell>
        </table:table-row>
        <table:table-row table:style-name="ro18">
          <table:table-cell table:style-name="ce53">
            <text:p text:style-name="P115"><text:span>Correct answer</text:span><text:span/></text:p>
          </table:table-cell>
          <table:table-cell table:style-name="ce54" table:number-columns-spanned="4">
            <text:p text:style-name="P116"><text:span>ba</text:span><text:span>r</text:span><text:span/></text:p>
          </table:table-cell>
          <table:covered-table-cell/>
          <table:covered-table-cell/>
          <table:covered-table-cell/>
        </table:table-row>
      </table:table>
      <text:p text:style-name="P117"><text:span/><text:span/></text:p>
      <text:p text:style-name="P118"><text:span/><text:span/></text:p>
      <text:p text:style-name="P119"><text:span/><text:span/></text:p>
      <text:p text:style-name="P120"><text:span/><text:span/></text:p>
      <table:table table:style-name="ta7">
        <table:table-columns>
          <table:table-column table:style-name="co31"/>
          <table:table-column table:style-name="co32"/>
          <table:table-column table:style-name="co33"/>
          <table:table-column table:style-name="co34"/>
          <table:table-column table:style-name="co35"/>
        </table:table-columns>
        <table:table-row table:style-name="ro19">
          <table:table-cell table:style-name="ce55">
            <text:p text:style-name="P121"><text:span>Sentence</text:span><text:span/></text:p>
          </table:table-cell>
          <table:table-cell table:style-name="ce56" table:number-columns-spanned="4">
            <text:p text:style-name="P122"><text:span text:style-name="T36">For smoked beer we can go to one of the houses along one of the narrow lanes just beside the Bamberg cathedral.</text:span><text:span/></text:p>
          </table:table-cell>
          <table:covered-table-cell/>
          <table:covered-table-cell/>
          <table:covered-table-cell/>
        </table:table-row>
        <table:table-row table:style-name="ro20">
          <table:table-cell table:style-name="ce57">
            <text:p text:style-name="P123"><text:span>Tokens</text:span><text:span/></text:p>
          </table:table-cell>
          <table:table-cell table:style-name="ce58">
            <text:p text:style-name="P124"><text:span>beer</text:span><text:span/></text:p>
          </table:table-cell>
          <table:table-cell table:style-name="ce59">
            <text:p text:style-name="P125"><text:span>houses</text:span><text:span/></text:p>
          </table:table-cell>
          <table:table-cell table:style-name="ce60">
            <text:p text:style-name="P126"><text:span/><text:span/></text:p>
          </table:table-cell>
          <table:table-cell table:style-name="ce61">
            <text:p text:style-name="P127"><text:span/><text:span/></text:p>
          </table:table-cell>
        </table:table-row>
        <table:table-row table:style-name="ro21">
          <table:table-cell table:style-name="ce62">
            <text:p text:style-name="P128"><text:span>Correct answer</text:span><text:span/></text:p>
          </table:table-cell>
          <table:table-cell table:style-name="ce63" table:number-columns-spanned="4">
            <text:p text:style-name="P129"><text:span>b</text:span><text:span>rewery</text:span><text:span/></text:p>
          </table:table-cell>
          <table:covered-table-cell/>
          <table:covered-table-cell/>
          <table:covered-table-cell/>
        </table:table-row>
      </table:table>
      <text:p text:style-name="P130"><text:span/><text:span/></text:p>
      <text:p text:style-name="P131"><text:span/><text:span/></text:p>
      <text:p text:style-name="P132"><text:span/><text:span/></text:p>
      <text:p text:style-name="P133"><text:span/><text:span/></text:p>
      <table:table table:style-name="ta8">
        <table:table-columns>
          <table:table-column table:style-name="co36"/>
          <table:table-column table:style-name="co37"/>
          <table:table-column table:style-name="co38"/>
          <table:table-column table:style-name="co39"/>
          <table:table-column table:style-name="co40"/>
        </table:table-columns>
        <table:table-row table:style-name="ro22">
          <table:table-cell table:style-name="ce64">
            <text:p text:style-name="P134"><text:span>Sentence</text:span><text:span/></text:p>
          </table:table-cell>
          <table:table-cell table:style-name="ce65" table:number-columns-spanned="4">
            <text:p text:style-name="P135"><text:span text:style-name="T37">This place in Fulham has a Michelin star and shows off London’s classic pub food at its best</text:span><text:span/></text:p>
          </table:table-cell>
          <table:covered-table-cell/>
          <table:covered-table-cell/>
          <table:covered-table-cell/>
        </table:table-row>
        <table:table-row table:style-name="ro23">
          <table:table-cell table:style-name="ce66">
            <text:p text:style-name="P136"><text:span>Tokens</text:span><text:span/></text:p>
          </table:table-cell>
          <table:table-cell table:style-name="ce67">
            <text:p text:style-name="P137"><text:span>place</text:span><text:span/></text:p>
          </table:table-cell>
          <table:table-cell table:style-name="ce68">
            <text:p text:style-name="P138"><text:span>Michelin star</text:span><text:span/></text:p>
          </table:table-cell>
          <table:table-cell table:style-name="ce69">
            <text:p text:style-name="P139"><text:span>food</text:span><text:span/></text:p>
          </table:table-cell>
          <table:table-cell table:style-name="ce70">
            <text:p text:style-name="P140"><text:span/><text:span/></text:p>
          </table:table-cell>
        </table:table-row>
        <table:table-row table:style-name="ro24">
          <table:table-cell table:style-name="ce71">
            <text:p text:style-name="P141"><text:span>Correct answer</text:span><text:span/></text:p>
          </table:table-cell>
          <table:table-cell table:style-name="ce72" table:number-columns-spanned="4">
            <text:p text:style-name="P142"><text:span>pub</text:span><text:span/></text:p>
          </table:table-cell>
          <table:covered-table-cell/>
          <table:covered-table-cell/>
          <table:covered-table-cell/>
        </table:table-row>
      </table:table>
      <text:p text:style-name="P143"><text:span/><text:span/></text:p>
      <text:p text:style-name="P144"><text:span/><text:span/></text:p>
      <text:p text:style-name="P145"><text:span/><text:span/></text:p>
      <table:table table:style-name="ta9">
        <table:table-columns>
          <table:table-column table:style-name="co41"/>
          <table:table-column table:style-name="co42"/>
          <table:table-column table:style-name="co43"/>
          <table:table-column table:style-name="co44"/>
          <table:table-column table:style-name="co45"/>
        </table:table-columns>
        <table:table-row table:style-name="ro25">
          <table:table-cell table:style-name="ce73">
            <text:p text:style-name="P146"><text:span>Sentence</text:span><text:span/></text:p>
          </table:table-cell>
          <table:table-cell table:style-name="ce74" table:number-columns-spanned="4">
            <text:p text:style-name="P147"><text:span text:style-name="T38">Carnaby Street is one of the most vibrant pedestrianized shopping streets in London, but it’s also home to the place that’s known for its floral coffees</text:span><text:span/></text:p>
          </table:table-cell>
          <table:covered-table-cell/>
          <table:covered-table-cell/>
          <table:covered-table-cell/>
        </table:table-row>
        <table:table-row table:style-name="ro26">
          <table:table-cell table:style-name="ce75">
            <text:p text:style-name="P148"><text:span>Tokens</text:span><text:span/></text:p>
          </table:table-cell>
          <table:table-cell table:style-name="ce76">
            <text:p text:style-name="P149"><text:span>home</text:span><text:span/></text:p>
          </table:table-cell>
          <table:table-cell table:style-name="ce77">
            <text:p text:style-name="P150"><text:span>place</text:span><text:span/></text:p>
          </table:table-cell>
          <table:table-cell table:style-name="ce78">
            <text:p text:style-name="P151"><text:span>coffee</text:span><text:span/></text:p>
          </table:table-cell>
          <table:table-cell table:style-name="ce79">
            <text:p text:style-name="P152"><text:span/><text:span/></text:p>
          </table:table-cell>
        </table:table-row>
        <table:table-row table:style-name="ro27">
          <table:table-cell table:style-name="ce80">
            <text:p text:style-name="P153"><text:span>Correct answer</text:span><text:span/></text:p>
          </table:table-cell>
          <table:table-cell table:style-name="ce81" table:number-columns-spanned="4">
            <text:p text:style-name="P154"><text:span>cafe</text:span><text:span/></text:p>
          </table:table-cell>
          <table:covered-table-cell/>
          <table:covered-table-cell/>
          <table:covered-table-cell/>
        </table:table-row>
      </table:table>
      <text:p text:style-name="P155"><text:span/><text:span/></text:p>
      <text:p text:style-name="P156"><text:span/><text:span/></text:p>
      <text:p text:style-name="P157"><text:span/><text:span/></text:p>
      <text:p text:style-name="P158"><text:span/><text:span/></text:p>
      <table:table table:style-name="ta10">
        <table:table-columns>
          <table:table-column table:style-name="co46"/>
          <table:table-column table:style-name="co47"/>
          <table:table-column table:style-name="co48"/>
          <table:table-column table:style-name="co49"/>
          <table:table-column table:style-name="co50"/>
        </table:table-columns>
        <table:table-row table:style-name="ro28">
          <table:table-cell table:style-name="ce82">
            <text:p text:style-name="P159"><text:span>Sentence</text:span><text:span/></text:p>
          </table:table-cell>
          <table:table-cell table:style-name="ce83" table:number-columns-spanned="4">
            <text:p text:style-name="P160"><text:span text:style-name="T39">Soho is packed with restaurants and if you’re in need of caffeine hit,best place is a coffee shop with a basement bar, for an espresso cocktail.</text:span><text:span/></text:p>
          </table:table-cell>
          <table:covered-table-cell/>
          <table:covered-table-cell/>
          <table:covered-table-cell/>
        </table:table-row>
        <table:table-row table:style-name="ro29">
          <table:table-cell table:style-name="ce84">
            <text:p text:style-name="P161"><text:span>Tokens</text:span><text:span/></text:p>
          </table:table-cell>
          <table:table-cell table:style-name="ce85">
            <text:p text:style-name="P162"><text:span>caffeine</text:span><text:span/></text:p>
          </table:table-cell>
          <table:table-cell table:style-name="ce86">
            <text:p text:style-name="P163"><text:span>place</text:span><text:span/></text:p>
          </table:table-cell>
          <table:table-cell table:style-name="ce87">
            <text:p text:style-name="P164"><text:span>coffee</text:span><text:span/></text:p>
          </table:table-cell>
          <table:table-cell table:style-name="ce88">
            <text:p text:style-name="P165"><text:span>cocktail</text:span><text:span/></text:p>
          </table:table-cell>
        </table:table-row>
        <table:table-row table:style-name="ro30">
          <table:table-cell table:style-name="ce89">
            <text:p text:style-name="P166"><text:span>Correct answer</text:span><text:span/></text:p>
          </table:table-cell>
          <table:table-cell table:style-name="ce90" table:number-columns-spanned="4">
            <text:p text:style-name="P167"><text:span>cafe</text:span><text:span/></text:p>
          </table:table-cell>
          <table:covered-table-cell/>
          <table:covered-table-cell/>
          <table:covered-table-cell/>
        </table:table-row>
      </table:table>
      <text:p text:style-name="P168"><text:span/><text:span/></text:p>
      <text:p text:style-name="P169"><text:span/><text:span/></text:p>
      <text:p text:style-name="P170"><text:span/><text:span/></text:p>
      <text:p text:style-name="P171"><text:span/><text:span/></text:p>
      <text:p text:style-name="P172"><text:span/><text:span/></text:p>
      <text:p text:style-name="P173"><text:span/><text:span/></text:p>
      <text:p text:style-name="P174"><text:span/><text:span/></text:p>
      <table:table table:style-name="ta11">
        <table:table-columns>
          <table:table-column table:style-name="co51"/>
          <table:table-column table:style-name="co52"/>
          <table:table-column table:style-name="co53"/>
          <table:table-column table:style-name="co54"/>
          <table:table-column table:style-name="co55"/>
        </table:table-columns>
        <table:table-row table:style-name="ro31">
          <table:table-cell table:style-name="ce91">
            <text:p text:style-name="P175"><text:span>Sentence</text:span><text:span/></text:p>
          </table:table-cell>
          <table:table-cell table:style-name="ce92" table:number-columns-spanned="4">
            <text:p text:style-name="P176"><text:span text:style-name="T40">The doner place near Alstadt has one of the best doner.</text:span><text:span/></text:p>
          </table:table-cell>
          <table:covered-table-cell/>
          <table:covered-table-cell/>
          <table:covered-table-cell/>
        </table:table-row>
        <table:table-row table:style-name="ro32">
          <table:table-cell table:style-name="ce93">
            <text:p text:style-name="P177"><text:span>Tokens</text:span><text:span/></text:p>
          </table:table-cell>
          <table:table-cell table:style-name="ce94">
            <text:p text:style-name="P178"><text:span>doner</text:span><text:span/></text:p>
          </table:table-cell>
          <table:table-cell table:style-name="ce95">
            <text:p text:style-name="P179"><text:span>place</text:span><text:span/></text:p>
          </table:table-cell>
          <table:table-cell table:style-name="ce96">
            <text:p text:style-name="P180"><text:span/><text:span/></text:p>
          </table:table-cell>
          <table:table-cell table:style-name="ce97">
            <text:p text:style-name="P181"><text:span/><text:span/></text:p>
          </table:table-cell>
        </table:table-row>
        <table:table-row table:style-name="ro33">
          <table:table-cell table:style-name="ce98">
            <text:p text:style-name="P182"><text:span>Correct answer</text:span><text:span/></text:p>
          </table:table-cell>
          <table:table-cell table:style-name="ce99" table:number-columns-spanned="4">
            <text:p text:style-name="P183"><text:span>fast-food</text:span><text:span/></text:p>
          </table:table-cell>
          <table:covered-table-cell/>
          <table:covered-table-cell/>
          <table:covered-table-cell/>
        </table:table-row>
      </table:table>
      <text:p text:style-name="P184"><text:span/><text:span/></text:p>
      <text:p text:style-name="P185"><text:span/><text:span/></text:p>
      <text:p text:style-name="P186"><text:span/><text:span/></text:p>
      <text:p text:style-name="P187"><text:span/><text:span/></text:p>
      <table:table table:style-name="ta12">
        <table:table-columns>
          <table:table-column table:style-name="co56"/>
          <table:table-column table:style-name="co57"/>
          <table:table-column table:style-name="co58"/>
          <table:table-column table:style-name="co59"/>
          <table:table-column table:style-name="co60"/>
        </table:table-columns>
        <table:table-row table:style-name="ro34">
          <table:table-cell table:style-name="ce100">
            <text:p text:style-name="P188"><text:span>Sentence</text:span><text:span/></text:p>
          </table:table-cell>
          <table:table-cell table:style-name="ce101" table:number-columns-spanned="4">
            <text:p text:style-name="P189"><text:span text:style-name="T41">For afternoon tea head to the Gallery room in Mayfair where the sandwiches, scones, and pastries are as delicious as the atmosphere is beautiful</text:span><text:span/></text:p>
          </table:table-cell>
          <table:covered-table-cell/>
          <table:covered-table-cell/>
          <table:covered-table-cell/>
        </table:table-row>
        <table:table-row table:style-name="ro35">
          <table:table-cell table:style-name="ce102">
            <text:p text:style-name="P190"><text:span>Tokens</text:span><text:span/></text:p>
          </table:table-cell>
          <table:table-cell table:style-name="ce103">
            <text:p text:style-name="P191"><text:span>Afternoon tea</text:span><text:span/></text:p>
          </table:table-cell>
          <table:table-cell table:style-name="ce104">
            <text:p text:style-name="P192"><text:span>sandwiches</text:span><text:span/></text:p>
          </table:table-cell>
          <table:table-cell table:style-name="ce105">
            <text:p text:style-name="P193"><text:span>scones</text:span><text:span/></text:p>
          </table:table-cell>
          <table:table-cell table:style-name="ce106">
            <text:p text:style-name="P194"><text:span>pastries</text:span><text:span/></text:p>
          </table:table-cell>
        </table:table-row>
        <table:table-row table:style-name="ro36">
          <table:table-cell table:style-name="ce107">
            <text:p text:style-name="P195"><text:span>Correct answer</text:span><text:span/></text:p>
          </table:table-cell>
          <table:table-cell table:style-name="ce108" table:number-columns-spanned="4">
            <text:p text:style-name="P196"><text:span>restaurant</text:span><text:span/></text:p>
          </table:table-cell>
          <table:covered-table-cell/>
          <table:covered-table-cell/>
          <table:covered-table-cell/>
        </table:table-row>
      </table:table>
      <text:p text:style-name="P197"><text:span/><text:span/></text:p>
      <text:p text:style-name="P198"><text:span/><text:span/></text:p>
      <text:p text:style-name="P199"><text:span/><text:span/></text:p>
      <text:p text:style-name="P200"><text:span/><text:span/></text:p>
      <table:table table:style-name="ta13">
        <table:table-columns>
          <table:table-column table:style-name="co61"/>
          <table:table-column table:style-name="co62"/>
          <table:table-column table:style-name="co63"/>
          <table:table-column table:style-name="co64"/>
          <table:table-column table:style-name="co65"/>
        </table:table-columns>
        <table:table-row table:style-name="ro37">
          <table:table-cell table:style-name="ce109">
            <text:p text:style-name="P201"><text:span>Sentence</text:span><text:span/></text:p>
          </table:table-cell>
          <table:table-cell table:style-name="ce110" table:number-columns-spanned="4">
            <text:p text:style-name="P202"><text:span text:style-name="T42">thanks to a bountiful bunch of Latin American places and tequila-filled taquerías<text:s text:c="2"/>in London serving up superlative tacos</text:span><text:span/></text:p>
          </table:table-cell>
          <table:covered-table-cell/>
          <table:covered-table-cell/>
          <table:covered-table-cell/>
        </table:table-row>
        <table:table-row table:style-name="ro38">
          <table:table-cell table:style-name="ce111">
            <text:p text:style-name="P203"><text:span>Tokens</text:span><text:span/></text:p>
          </table:table-cell>
          <table:table-cell table:style-name="ce112">
            <text:p text:style-name="P204"><text:span>places</text:span><text:span/></text:p>
          </table:table-cell>
          <table:table-cell table:style-name="ce113">
            <text:p text:style-name="P205"><text:span>tequila</text:span><text:span/></text:p>
          </table:table-cell>
          <table:table-cell table:style-name="ce114">
            <text:p text:style-name="P206"><text:span>taquerias</text:span><text:span/></text:p>
          </table:table-cell>
          <table:table-cell table:style-name="ce115">
            <text:p text:style-name="P207"><text:span>tacos</text:span><text:span/></text:p>
          </table:table-cell>
        </table:table-row>
        <table:table-row table:style-name="ro39">
          <table:table-cell table:style-name="ce116">
            <text:p text:style-name="P208"><text:span>Correct answer</text:span><text:span/></text:p>
          </table:table-cell>
          <table:table-cell table:style-name="ce117" table:number-columns-spanned="4">
            <text:p text:style-name="P209"><text:span>restaurant</text:span><text:span/></text:p>
          </table:table-cell>
          <table:covered-table-cell/>
          <table:covered-table-cell/>
          <table:covered-table-cell/>
        </table:table-row>
      </table:table>
      <text:p text:style-name="P210"><text:span/><text:span/></text:p>
      <text:p text:style-name="P211"><text:span/><text:span/></text:p>
      <text:p text:style-name="P212"><text:span/><text:span/></text:p>
      <table:table table:style-name="ta14">
        <table:table-columns>
          <table:table-column table:style-name="co66"/>
          <table:table-column table:style-name="co67"/>
          <table:table-column table:style-name="co68"/>
          <table:table-column table:style-name="co69"/>
          <table:table-column table:style-name="co70"/>
        </table:table-columns>
        <table:table-row table:style-name="ro40">
          <table:table-cell table:style-name="ce118">
            <text:p text:style-name="P213"><text:span>Sentence</text:span><text:span/></text:p>
          </table:table-cell>
          <table:table-cell table:style-name="ce119" table:number-columns-spanned="4">
            <text:p text:style-name="P214"><text:span text:style-name="T43">From the Aussie breakfasts at Lantana to the winning cocktails, fitzrovia<text:s text:c="2"/>has something delicious for every hour of the day</text:span><text:span/></text:p>
          </table:table-cell>
          <table:covered-table-cell/>
          <table:covered-table-cell/>
          <table:covered-table-cell/>
        </table:table-row>
        <table:table-row table:style-name="ro41">
          <table:table-cell table:style-name="ce120">
            <text:p text:style-name="P215"><text:span>Tokens</text:span><text:span/></text:p>
          </table:table-cell>
          <table:table-cell table:style-name="ce121">
            <text:p text:style-name="P216"><text:span>breakfast</text:span><text:span/></text:p>
          </table:table-cell>
          <table:table-cell table:style-name="ce122">
            <text:p text:style-name="P217"><text:span>cocktails</text:span><text:span/></text:p>
          </table:table-cell>
          <table:table-cell table:style-name="ce123">
            <text:p text:style-name="P218"><text:span/><text:span/></text:p>
          </table:table-cell>
          <table:table-cell table:style-name="ce124">
            <text:p text:style-name="P219"><text:span/><text:span/></text:p>
          </table:table-cell>
        </table:table-row>
        <table:table-row table:style-name="ro42">
          <table:table-cell table:style-name="ce125">
            <text:p text:style-name="P220"><text:span>Correct answer</text:span><text:span/></text:p>
          </table:table-cell>
          <table:table-cell table:style-name="ce126" table:number-columns-spanned="4">
            <text:p text:style-name="P221"><text:span>cafe</text:span><text:span/></text:p>
          </table:table-cell>
          <table:covered-table-cell/>
          <table:covered-table-cell/>
          <table:covered-table-cell/>
        </table:table-row>
      </table:table>
      <text:p text:style-name="P222"><text:span/><text:span/></text:p>
      <text:p text:style-name="P223"><text:span/><text:span/></text:p>
      <text:p text:style-name="P224"><text:span/><text:span/></text:p>
      <table:table table:style-name="ta15">
        <table:table-columns>
          <table:table-column table:style-name="co71"/>
          <table:table-column table:style-name="co72"/>
          <table:table-column table:style-name="co73"/>
          <table:table-column table:style-name="co74"/>
          <table:table-column table:style-name="co75"/>
        </table:table-columns>
        <table:table-row table:style-name="ro43">
          <table:table-cell table:style-name="ce127">
            <text:p text:style-name="P225"><text:span>Sentence</text:span><text:span/></text:p>
          </table:table-cell>
          <table:table-cell table:style-name="ce128" table:number-columns-spanned="4">
            <text:p text:style-name="P226"><text:span text:style-name="T44">sanukiya is one of many good Japanese eateries in this area</text:span><text:span/></text:p>
          </table:table-cell>
          <table:covered-table-cell/>
          <table:covered-table-cell/>
          <table:covered-table-cell/>
        </table:table-row>
        <table:table-row table:style-name="ro44">
          <table:table-cell table:style-name="ce129">
            <text:p text:style-name="P227"><text:span>Tokens</text:span><text:span/></text:p>
          </table:table-cell>
          <table:table-cell table:style-name="ce130">
            <text:p text:style-name="P228"><text:span>eateries</text:span><text:span/></text:p>
          </table:table-cell>
          <table:table-cell table:style-name="ce131">
            <text:p text:style-name="P229"><text:span>area</text:span><text:span/></text:p>
          </table:table-cell>
          <table:table-cell table:style-name="ce132">
            <text:p text:style-name="P230"><text:span/><text:span/></text:p>
          </table:table-cell>
          <table:table-cell table:style-name="ce133">
            <text:p text:style-name="P231"><text:span/><text:span/></text:p>
          </table:table-cell>
        </table:table-row>
        <table:table-row table:style-name="ro45">
          <table:table-cell table:style-name="ce134">
            <text:p text:style-name="P232"><text:span>Correct answer</text:span><text:span/></text:p>
          </table:table-cell>
          <table:table-cell table:style-name="ce135" table:number-columns-spanned="4">
            <text:p text:style-name="P233"><text:span>restaurant</text:span><text:span/></text:p>
          </table:table-cell>
          <table:covered-table-cell/>
          <table:covered-table-cell/>
          <table:covered-table-cell/>
        </table:table-row>
      </table:table>
      <text:p text:style-name="P234"><text:span/><text:span/></text:p>
      <text:p text:style-name="P235"><text:span/><text:span/></text:p>
      <text:p text:style-name="P236"><text:span/><text:span/></text:p>
      <table:table table:style-name="ta16">
        <table:table-columns>
          <table:table-column table:style-name="co76"/>
          <table:table-column table:style-name="co77"/>
          <table:table-column table:style-name="co78"/>
          <table:table-column table:style-name="co79"/>
          <table:table-column table:style-name="co80"/>
        </table:table-columns>
        <table:table-row table:style-name="ro46">
          <table:table-cell table:style-name="ce136">
            <text:p text:style-name="P237"><text:span>Sentence</text:span><text:span/></text:p>
          </table:table-cell>
          <table:table-cell table:style-name="ce137" table:number-columns-spanned="4">
            <text:p text:style-name="P238"><text:span text:style-name="T45">From good bread to great pasta, belgaravia has a lot going for it when it comes to food</text:span><text:span/></text:p>
          </table:table-cell>
          <table:covered-table-cell/>
          <table:covered-table-cell/>
          <table:covered-table-cell/>
        </table:table-row>
        <table:table-row table:style-name="ro47">
          <table:table-cell table:style-name="ce138">
            <text:p text:style-name="P239"><text:span>Tokens</text:span><text:span/></text:p>
          </table:table-cell>
          <table:table-cell table:style-name="ce139">
            <text:p text:style-name="P240"><text:span>bread</text:span><text:span/></text:p>
          </table:table-cell>
          <table:table-cell table:style-name="ce140">
            <text:p text:style-name="P241"><text:span>pasta</text:span><text:span/></text:p>
          </table:table-cell>
          <table:table-cell table:style-name="ce141">
            <text:p text:style-name="P242"><text:span>food</text:span><text:span/></text:p>
          </table:table-cell>
          <table:table-cell table:style-name="ce142">
            <text:p text:style-name="P243"><text:span/><text:span/></text:p>
          </table:table-cell>
        </table:table-row>
        <table:table-row table:style-name="ro48">
          <table:table-cell table:style-name="ce143">
            <text:p text:style-name="P244"><text:span>Correct answer</text:span><text:span/></text:p>
          </table:table-cell>
          <table:table-cell table:style-name="ce144" table:number-columns-spanned="4">
            <text:p text:style-name="P245"><text:span>cafes/ </text:span><text:span>restaurants</text:span><text:span/></text:p>
          </table:table-cell>
          <table:covered-table-cell/>
          <table:covered-table-cell/>
          <table:covered-table-cell/>
        </table:table-row>
      </table:table>
      <text:p text:style-name="P246"><text:span/><text:span/></text:p>
      <text:p text:style-name="P247"><text:span/><text:span/></text:p>
      <text:p text:style-name="P248"><text:span/><text:span/></text:p>
      <text:p text:style-name="P249"><text:span/><text:span/></text:p>
      <table:table table:style-name="ta17">
        <table:table-columns>
          <table:table-column table:style-name="co81"/>
          <table:table-column table:style-name="co82"/>
          <table:table-column table:style-name="co83"/>
          <table:table-column table:style-name="co84"/>
          <table:table-column table:style-name="co85"/>
        </table:table-columns>
        <table:table-row table:style-name="ro49">
          <table:table-cell table:style-name="ce145">
            <text:p text:style-name="P250"><text:span>Sentence</text:span><text:span/></text:p>
          </table:table-cell>
          <table:table-cell table:style-name="ce146" table:number-columns-spanned="4">
            <text:p text:style-name="P251"><text:span text:style-name="T46">soups and hot-dogs, also the vegan version are available at this tiny place in Friedrichshain</text:span><text:span/></text:p>
          </table:table-cell>
          <table:covered-table-cell/>
          <table:covered-table-cell/>
          <table:covered-table-cell/>
        </table:table-row>
        <table:table-row table:style-name="ro50">
          <table:table-cell table:style-name="ce147">
            <text:p text:style-name="P252"><text:span>Tokens</text:span><text:span/></text:p>
          </table:table-cell>
          <table:table-cell table:style-name="ce148">
            <text:p text:style-name="P253"><text:span>soups</text:span><text:span/></text:p>
          </table:table-cell>
          <table:table-cell table:style-name="ce149">
            <text:p text:style-name="P254"><text:span>hot-dogs</text:span><text:span/></text:p>
          </table:table-cell>
          <table:table-cell table:style-name="ce150">
            <text:p text:style-name="P255"><text:span>vegan</text:span><text:span/></text:p>
          </table:table-cell>
          <table:table-cell table:style-name="ce151">
            <text:p text:style-name="P256"><text:span>place</text:span><text:span/></text:p>
          </table:table-cell>
        </table:table-row>
        <table:table-row table:style-name="ro51">
          <table:table-cell table:style-name="ce152">
            <text:p text:style-name="P257"><text:span>Correct answer</text:span><text:span/></text:p>
          </table:table-cell>
          <table:table-cell table:style-name="ce153" table:number-columns-spanned="4">
            <text:p text:style-name="P258"><text:span>fast-food</text:span><text:span/></text:p>
          </table:table-cell>
          <table:covered-table-cell/>
          <table:covered-table-cell/>
          <table:covered-table-cell/>
        </table:table-row>
      </table:table>
      <text:p text:style-name="P259"><text:span/><text:span/></text:p>
      <text:p text:style-name="P260"><text:span/><text:span/></text:p>
      <text:p text:style-name="P261"><text:span/><text:span/></text:p>
      <text:p text:style-name="P262"><text:span/><text:span/></text:p>
      <table:table table:style-name="ta18">
        <table:table-columns>
          <table:table-column table:style-name="co86"/>
          <table:table-column table:style-name="co87"/>
          <table:table-column table:style-name="co88"/>
          <table:table-column table:style-name="co89"/>
          <table:table-column table:style-name="co90"/>
        </table:table-columns>
        <table:table-row table:style-name="ro52">
          <table:table-cell table:style-name="ce154">
            <text:p text:style-name="P263"><text:span>Sentence</text:span><text:span/></text:p>
          </table:table-cell>
          <table:table-cell table:style-name="ce155" table:number-columns-spanned="4">
            <text:p text:style-name="P264"><text:span text:style-name="T47">A truly beautiful spot located in an old pharmacy of Berlin is known for its yummy food and good interior.</text:span><text:span/></text:p>
          </table:table-cell>
          <table:covered-table-cell/>
          <table:covered-table-cell/>
          <table:covered-table-cell/>
        </table:table-row>
        <table:table-row table:style-name="ro53">
          <table:table-cell table:style-name="ce156">
            <text:p text:style-name="P265"><text:span>Tokens</text:span><text:span/></text:p>
          </table:table-cell>
          <table:table-cell table:style-name="ce157">
            <text:p text:style-name="P266"><text:span>food</text:span><text:span/></text:p>
          </table:table-cell>
          <table:table-cell table:style-name="ce158">
            <text:p text:style-name="P267"><text:span>spot</text:span><text:span/></text:p>
          </table:table-cell>
          <table:table-cell table:style-name="ce159">
            <text:p text:style-name="P268"><text:span>interior</text:span><text:span/></text:p>
          </table:table-cell>
          <table:table-cell table:style-name="ce160">
            <text:p text:style-name="P269"><text:span/><text:span/></text:p>
          </table:table-cell>
        </table:table-row>
        <table:table-row table:style-name="ro54">
          <table:table-cell table:style-name="ce161">
            <text:p text:style-name="P270"><text:span>Correct answer</text:span><text:span/></text:p>
          </table:table-cell>
          <table:table-cell table:style-name="ce162" table:number-columns-spanned="4">
            <text:p text:style-name="P271"><text:span>cafe</text:span><text:span/></text:p>
          </table:table-cell>
          <table:covered-table-cell/>
          <table:covered-table-cell/>
          <table:covered-table-cell/>
        </table:table-row>
      </table:table>
      <text:p text:style-name="P272"><text:span/><text:span/></text:p>
      <text:p text:style-name="P273"><text:span/><text:span/></text:p>
      <text:p text:style-name="P274"><text:span/><text:span/></text:p>
      <text:p text:style-name="P275"><text:span/><text:span/></text:p>
      <table:table table:style-name="ta19">
        <table:table-columns>
          <table:table-column table:style-name="co91"/>
          <table:table-column table:style-name="co92"/>
          <table:table-column table:style-name="co93"/>
          <table:table-column table:style-name="co94"/>
          <table:table-column table:style-name="co95"/>
        </table:table-columns>
        <table:table-row table:style-name="ro55">
          <table:table-cell table:style-name="ce163">
            <text:p text:style-name="P276"><text:span>Sentence</text:span><text:span/></text:p>
          </table:table-cell>
          <table:table-cell table:style-name="ce164" table:number-columns-spanned="4">
            <text:p text:style-name="P277"><text:span text:style-name="T48">Chapter One ,it’s not central, but coffee is so good, that it is always busy.</text:span><text:span/></text:p>
          </table:table-cell>
          <table:covered-table-cell/>
          <table:covered-table-cell/>
          <table:covered-table-cell/>
        </table:table-row>
        <table:table-row table:style-name="ro56">
          <table:table-cell table:style-name="ce165">
            <text:p text:style-name="P278"><text:span>Tokens</text:span><text:span/></text:p>
          </table:table-cell>
          <table:table-cell table:style-name="ce166">
            <text:p text:style-name="P279"><text:span>coffee</text:span><text:span/></text:p>
          </table:table-cell>
          <table:table-cell table:style-name="ce167">
            <text:p text:style-name="P280"><text:span/><text:span/></text:p>
          </table:table-cell>
          <table:table-cell table:style-name="ce168">
            <text:p text:style-name="P281"><text:span/><text:span/></text:p>
          </table:table-cell>
          <table:table-cell table:style-name="ce169">
            <text:p text:style-name="P282"><text:span/><text:span/></text:p>
          </table:table-cell>
        </table:table-row>
        <table:table-row table:style-name="ro57">
          <table:table-cell table:style-name="ce170">
            <text:p text:style-name="P283"><text:span>Correct answer</text:span><text:span/></text:p>
          </table:table-cell>
          <table:table-cell table:style-name="ce171" table:number-columns-spanned="4">
            <text:p text:style-name="P284"><text:span>cafe</text:span><text:span/></text:p>
          </table:table-cell>
          <table:covered-table-cell/>
          <table:covered-table-cell/>
          <table:covered-table-cell/>
        </table:table-row>
      </table:table>
      <text:p text:style-name="P285"><text:span/><text:span/></text:p>
      <text:p text:style-name="P286"><text:span/><text:span/></text:p>
      <text:p text:style-name="P287"><text:span/><text:span/></text:p>
      <text:p text:style-name="P288"><text:span/><text:span/></text:p>
      <table:table table:style-name="ta20">
        <table:table-columns>
          <table:table-column table:style-name="co96"/>
          <table:table-column table:style-name="co97"/>
          <table:table-column table:style-name="co98"/>
          <table:table-column table:style-name="co99"/>
          <table:table-column table:style-name="co100"/>
        </table:table-columns>
        <table:table-row table:style-name="ro58">
          <table:table-cell table:style-name="ce172">
            <text:p text:style-name="P289"><text:span>Sentence</text:span><text:span/></text:p>
          </table:table-cell>
          <table:table-cell table:style-name="ce173" table:number-columns-spanned="4">
            <text:p text:style-name="P290"><text:span text:style-name="T49">Sironi an Italian place with bread to die for.</text:span><text:span/></text:p>
          </table:table-cell>
          <table:covered-table-cell/>
          <table:covered-table-cell/>
          <table:covered-table-cell/>
        </table:table-row>
        <table:table-row table:style-name="ro59">
          <table:table-cell table:style-name="ce174">
            <text:p text:style-name="P291"><text:span>Tokens</text:span><text:span/></text:p>
          </table:table-cell>
          <table:table-cell table:style-name="ce175">
            <text:p text:style-name="P292"><text:span>place</text:span><text:span/></text:p>
          </table:table-cell>
          <table:table-cell table:style-name="ce176">
            <text:p text:style-name="P293"><text:span>bread</text:span><text:span/></text:p>
          </table:table-cell>
          <table:table-cell table:style-name="ce177">
            <text:p text:style-name="P294"><text:span/><text:span/></text:p>
          </table:table-cell>
          <table:table-cell table:style-name="ce178">
            <text:p text:style-name="P295"><text:span/><text:span/></text:p>
          </table:table-cell>
        </table:table-row>
        <table:table-row table:style-name="ro60">
          <table:table-cell table:style-name="ce179">
            <text:p text:style-name="P296"><text:span>Correct answer</text:span><text:span/></text:p>
          </table:table-cell>
          <table:table-cell table:style-name="ce180" table:number-columns-spanned="4">
            <text:p text:style-name="P297"><text:span>cafe</text:span><text:span/></text:p>
          </table:table-cell>
          <table:covered-table-cell/>
          <table:covered-table-cell/>
          <table:covered-table-cell/>
        </table:table-row>
      </table:table>
      <text:p text:style-name="P298"><text:span/><text:span/></text:p>
      <text:p text:style-name="P299"><text:span/><text:span/></text:p>
      <text:p text:style-name="P300"><text:span/><text:span/></text:p>
      <table:table table:style-name="ta21">
        <table:table-columns>
          <table:table-column table:style-name="co101"/>
          <table:table-column table:style-name="co102"/>
          <table:table-column table:style-name="co103"/>
          <table:table-column table:style-name="co104"/>
          <table:table-column table:style-name="co105"/>
        </table:table-columns>
        <table:table-row table:style-name="ro61">
          <table:table-cell table:style-name="ce181">
            <text:p text:style-name="P301"><text:span>Sentence</text:span><text:span/></text:p>
          </table:table-cell>
          <table:table-cell table:style-name="ce182" table:number-columns-spanned="4">
            <text:p text:style-name="P302"><text:span text:style-name="T50">A very nice breakfast and lunch place with a typical Berlin vibe, is located along Reichenberger strasse</text:span><text:span/></text:p>
          </table:table-cell>
          <table:covered-table-cell/>
          <table:covered-table-cell/>
          <table:covered-table-cell/>
        </table:table-row>
        <table:table-row table:style-name="ro62">
          <table:table-cell table:style-name="ce183">
            <text:p text:style-name="P303"><text:span>Tokens</text:span><text:span/></text:p>
          </table:table-cell>
          <table:table-cell table:style-name="ce184">
            <text:p text:style-name="P304"><text:span>breakfast</text:span><text:span/></text:p>
          </table:table-cell>
          <table:table-cell table:style-name="ce185">
            <text:p text:style-name="P305"><text:span>Lunch</text:span><text:span/></text:p>
          </table:table-cell>
          <table:table-cell table:style-name="ce186">
            <text:p text:style-name="P306"><text:span>place</text:span><text:span/></text:p>
          </table:table-cell>
          <table:table-cell table:style-name="ce187">
            <text:p text:style-name="P307"><text:span/><text:span/></text:p>
          </table:table-cell>
        </table:table-row>
        <table:table-row table:style-name="ro63">
          <table:table-cell table:style-name="ce188">
            <text:p text:style-name="P308"><text:span>Correct answer</text:span><text:span/></text:p>
          </table:table-cell>
          <table:table-cell table:style-name="ce189" table:number-columns-spanned="4">
            <text:p text:style-name="P309"><text:span>restaurant</text:span><text:span/></text:p>
          </table:table-cell>
          <table:covered-table-cell/>
          <table:covered-table-cell/>
          <table:covered-table-cell/>
        </table:table-row>
      </table:table>
      <text:p text:style-name="P310"><text:span/><text:span/></text:p>
      <text:p text:style-name="P311"><text:span/><text:span/></text:p>
      <text:p text:style-name="P312"><text:span/><text:span/></text:p>
      <text:p text:style-name="P313"><text:span/><text:span/></text:p>
      <text:p text:style-name="P314"><text:span/><text:span/></text:p>
      <text:p text:style-name="P315"><text:span/><text:span/></text:p>
      <text:p text:style-name="P316"><text:span/><text:span/></text:p>
      <table:table table:style-name="ta22">
        <table:table-columns>
          <table:table-column table:style-name="co106"/>
          <table:table-column table:style-name="co107"/>
          <table:table-column table:style-name="co108"/>
          <table:table-column table:style-name="co109"/>
          <table:table-column table:style-name="co110"/>
        </table:table-columns>
        <table:table-row table:style-name="ro64">
          <table:table-cell table:style-name="ce190">
            <text:p text:style-name="P317"><text:span>Sentence</text:span><text:span/></text:p>
          </table:table-cell>
          <table:table-cell table:style-name="ce191" table:number-columns-spanned="4">
            <text:p text:style-name="P318"><text:span text:style-name="T51">If in a mood of pizza one can go to Canadian place in berlin with good pizza you can buy by slices, big slices.</text:span><text:span/></text:p>
          </table:table-cell>
          <table:covered-table-cell/>
          <table:covered-table-cell/>
          <table:covered-table-cell/>
        </table:table-row>
        <table:table-row table:style-name="ro65">
          <table:table-cell table:style-name="ce192">
            <text:p text:style-name="P319"><text:span>Tokens</text:span><text:span/></text:p>
          </table:table-cell>
          <table:table-cell table:style-name="ce193">
            <text:p text:style-name="P320"><text:span>pizza</text:span><text:span/></text:p>
          </table:table-cell>
          <table:table-cell table:style-name="ce194">
            <text:p text:style-name="P321"><text:span>place</text:span><text:span/></text:p>
          </table:table-cell>
          <table:table-cell table:style-name="ce195">
            <text:p text:style-name="P322"><text:span>slices</text:span><text:span/></text:p>
          </table:table-cell>
          <table:table-cell table:style-name="ce196">
            <text:p text:style-name="P323"><text:span/><text:span/></text:p>
          </table:table-cell>
        </table:table-row>
        <table:table-row table:style-name="ro66">
          <table:table-cell table:style-name="ce197">
            <text:p text:style-name="P324"><text:span>Correct answer</text:span><text:span/></text:p>
          </table:table-cell>
          <table:table-cell table:style-name="ce198" table:number-columns-spanned="4">
            <text:p text:style-name="P325"><text:span>fast-food</text:span><text:span/></text:p>
          </table:table-cell>
          <table:covered-table-cell/>
          <table:covered-table-cell/>
          <table:covered-table-cell/>
        </table:table-row>
      </table:table>
      <text:p text:style-name="P326"><text:span/><text:span/></text:p>
      <text:p text:style-name="P327"><text:span/><text:span/></text:p>
      <text:p text:style-name="P328"><text:span/><text:span/></text:p>
      <table:table table:style-name="ta23">
        <table:table-columns>
          <table:table-column table:style-name="co111"/>
          <table:table-column table:style-name="co112"/>
          <table:table-column table:style-name="co113"/>
          <table:table-column table:style-name="co114"/>
          <table:table-column table:style-name="co115"/>
          <table:table-column table:style-name="co116"/>
        </table:table-columns>
        <table:table-row table:style-name="ro67">
          <table:table-cell table:style-name="ce199">
            <text:p text:style-name="P329"><text:span>Sentence</text:span><text:span/></text:p>
          </table:table-cell>
          <table:table-cell table:style-name="ce200" table:number-columns-spanned="5">
            <text:p text:style-name="P330"><text:span text:style-name="T52">I have a feeling that this place in Berlin makes everyone happy with its healthy lunches, homemade lemonade, ice coffee and desserts.</text:span><text:span/></text:p>
          </table:table-cell>
          <table:covered-table-cell/>
          <table:covered-table-cell/>
          <table:covered-table-cell/>
          <table:covered-table-cell/>
        </table:table-row>
        <table:table-row table:style-name="ro68">
          <table:table-cell table:style-name="ce201">
            <text:p text:style-name="P331"><text:span>Tokens</text:span><text:span/></text:p>
          </table:table-cell>
          <table:table-cell table:style-name="ce202">
            <text:p text:style-name="P332"><text:span>place</text:span><text:span/></text:p>
          </table:table-cell>
          <table:table-cell table:style-name="ce203">
            <text:p text:style-name="P333"><text:span>lunches</text:span><text:span/></text:p>
          </table:table-cell>
          <table:table-cell table:style-name="ce204">
            <text:p text:style-name="P334"><text:span>homemade-lemonade</text:span><text:span/></text:p>
          </table:table-cell>
          <table:table-cell table:style-name="ce205">
            <text:p text:style-name="P335"><text:span>ice-coffee</text:span><text:span/></text:p>
          </table:table-cell>
          <table:table-cell table:style-name="ce206">
            <text:p text:style-name="P336"><text:span>desserts</text:span><text:span/></text:p>
          </table:table-cell>
        </table:table-row>
        <table:table-row table:style-name="ro69">
          <table:table-cell table:style-name="ce207">
            <text:p text:style-name="P337"><text:span>Correct answer</text:span><text:span/></text:p>
          </table:table-cell>
          <table:table-cell table:style-name="ce208" table:number-columns-spanned="5">
            <text:p text:style-name="P338"><text:span>restaurant</text:span><text:span/></text:p>
          </table:table-cell>
          <table:covered-table-cell/>
          <table:covered-table-cell/>
          <table:covered-table-cell/>
          <table:covered-table-cell/>
        </table:table-row>
      </table:table>
      <text:p text:style-name="P339"><text:span/><text:span/></text:p>
      <text:p text:style-name="P340"><text:span/><text:span/></text:p>
      <text:p text:style-name="P341"><text:span/><text:span/></text:p>
      <table:table table:style-name="ta24">
        <table:table-columns>
          <table:table-column table:style-name="co117"/>
          <table:table-column table:style-name="co118"/>
          <table:table-column table:style-name="co119"/>
          <table:table-column table:style-name="co120"/>
          <table:table-column table:style-name="co121"/>
        </table:table-columns>
        <table:table-row table:style-name="ro70">
          <table:table-cell table:style-name="ce209">
            <text:p text:style-name="P342"><text:span>Sentence</text:span><text:span/></text:p>
          </table:table-cell>
          <table:table-cell table:style-name="ce210" table:number-columns-spanned="4">
            <text:p text:style-name="P343"><text:span text:style-name="T53">I did order a breakfast meal at oliv Eat ,My avocado sandwich had a small twist and was delicious. Poached egg was just like I like it.</text:span><text:span/></text:p>
          </table:table-cell>
          <table:covered-table-cell/>
          <table:covered-table-cell/>
          <table:covered-table-cell/>
        </table:table-row>
        <table:table-row table:style-name="ro71">
          <table:table-cell table:style-name="ce211">
            <text:p text:style-name="P344"><text:span>Tokens</text:span><text:span/></text:p>
          </table:table-cell>
          <table:table-cell table:style-name="ce212">
            <text:p text:style-name="P345"><text:span>breakfast</text:span><text:span/></text:p>
          </table:table-cell>
          <table:table-cell table:style-name="ce213">
            <text:p text:style-name="P346"><text:span>meal</text:span><text:span/></text:p>
          </table:table-cell>
          <table:table-cell table:style-name="ce214">
            <text:p text:style-name="P347"><text:span>Avacado sandwich</text:span><text:span/></text:p>
          </table:table-cell>
          <table:table-cell table:style-name="ce215">
            <text:p text:style-name="P348"><text:span>egg</text:span><text:span/></text:p>
          </table:table-cell>
        </table:table-row>
        <table:table-row table:style-name="ro72">
          <table:table-cell table:style-name="ce216">
            <text:p text:style-name="P349"><text:span>Correct answer</text:span><text:span/></text:p>
          </table:table-cell>
          <table:table-cell table:style-name="ce217" table:number-columns-spanned="4">
            <text:p text:style-name="P350"><text:span>cafe</text:span><text:span/></text:p>
          </table:table-cell>
          <table:covered-table-cell/>
          <table:covered-table-cell/>
          <table:covered-table-cell/>
        </table:table-row>
      </table:table>
      <text:p text:style-name="P351"><text:span/><text:span/></text:p>
      <text:p text:style-name="P352"><text:span/><text:span/></text:p>
      <text:p text:style-name="P353"><text:span/><text:span/></text:p>
      <table:table table:style-name="ta25">
        <table:table-columns>
          <table:table-column table:style-name="co122"/>
          <table:table-column table:style-name="co123"/>
          <table:table-column table:style-name="co124"/>
          <table:table-column table:style-name="co125"/>
          <table:table-column table:style-name="co126"/>
        </table:table-columns>
        <table:table-row table:style-name="ro73">
          <table:table-cell table:style-name="ce218">
            <text:p text:style-name="P354"><text:span>Sentence</text:span><text:span/></text:p>
          </table:table-cell>
          <table:table-cell table:style-name="ce219" table:number-columns-spanned="4">
            <text:p text:style-name="P355"><text:span text:style-name="T54">This two year old gastropub is set in the heart of the Gräfekiez and combines delectable food with a beautiful wine list, cheap beer, and some seriously strong cocktails.</text:span><text:span/></text:p>
          </table:table-cell>
          <table:covered-table-cell/>
          <table:covered-table-cell/>
          <table:covered-table-cell/>
        </table:table-row>
        <table:table-row table:style-name="ro74">
          <table:table-cell table:style-name="ce220">
            <text:p text:style-name="P356"><text:span>Tokens</text:span><text:span/></text:p>
          </table:table-cell>
          <table:table-cell table:style-name="ce221">
            <text:p text:style-name="P357"><text:span>food</text:span><text:span/></text:p>
          </table:table-cell>
          <table:table-cell table:style-name="ce222">
            <text:p text:style-name="P358"><text:span>wine</text:span><text:span/></text:p>
          </table:table-cell>
          <table:table-cell table:style-name="ce223">
            <text:p text:style-name="P359"><text:span>beer</text:span><text:span/></text:p>
          </table:table-cell>
          <table:table-cell table:style-name="ce224">
            <text:p text:style-name="P360"><text:span>cocktails</text:span><text:span/></text:p>
          </table:table-cell>
        </table:table-row>
        <table:table-row table:style-name="ro75">
          <table:table-cell table:style-name="ce225">
            <text:p text:style-name="P361"><text:span>Correct answer</text:span><text:span/></text:p>
          </table:table-cell>
          <table:table-cell table:style-name="ce226" table:number-columns-spanned="4">
            <text:p text:style-name="P362"><text:span>restaurant</text:span><text:span/></text:p>
          </table:table-cell>
          <table:covered-table-cell/>
          <table:covered-table-cell/>
          <table:covered-table-cell/>
        </table:table-row>
      </table:table>
      <text:p text:style-name="P363"><text:span/><text:span/></text:p>
      <text:p text:style-name="P364"><text:span/><text:span/></text:p>
      <text:p text:style-name="P365"><text:span/><text:span/></text:p>
      <table:table table:style-name="ta26">
        <table:table-columns>
          <table:table-column table:style-name="co127"/>
          <table:table-column table:style-name="co128"/>
          <table:table-column table:style-name="co129"/>
          <table:table-column table:style-name="co130"/>
          <table:table-column table:style-name="co131"/>
        </table:table-columns>
        <table:table-row table:style-name="ro76">
          <table:table-cell table:style-name="ce227">
            <text:p text:style-name="P366"><text:span>Sentence</text:span><text:span/></text:p>
          </table:table-cell>
          <table:table-cell table:style-name="ce228" table:number-columns-spanned="4">
            <text:p text:style-name="P367"><text:span text:style-name="T55">And if I just want a pizza, Oliveto is my go-to. This casual place is perfect for lunch or dinner, and a great meeting point for days or evenings out on Elizabeth Street.</text:span><text:span/></text:p>
          </table:table-cell>
          <table:covered-table-cell/>
          <table:covered-table-cell/>
          <table:covered-table-cell/>
        </table:table-row>
        <table:table-row table:style-name="ro77">
          <table:table-cell table:style-name="ce229">
            <text:p text:style-name="P368"><text:span>Tokens</text:span><text:span/></text:p>
          </table:table-cell>
          <table:table-cell table:style-name="ce230">
            <text:p text:style-name="P369"><text:span>pizza</text:span><text:span/></text:p>
          </table:table-cell>
          <table:table-cell table:style-name="ce231">
            <text:p text:style-name="P370"><text:span>place</text:span><text:span/></text:p>
          </table:table-cell>
          <table:table-cell table:style-name="ce232">
            <text:p text:style-name="P371"><text:span>lunch</text:span><text:span/></text:p>
          </table:table-cell>
          <table:table-cell table:style-name="ce233">
            <text:p text:style-name="P372"><text:span>dinner</text:span><text:span/></text:p>
          </table:table-cell>
        </table:table-row>
        <table:table-row table:style-name="ro78">
          <table:table-cell table:style-name="ce234">
            <text:p text:style-name="P373"><text:span>Correct answer</text:span><text:span/></text:p>
          </table:table-cell>
          <table:table-cell table:style-name="ce235" table:number-columns-spanned="4">
            <text:p text:style-name="P374"><text:span>restaurant</text:span><text:span/></text:p>
          </table:table-cell>
          <table:covered-table-cell/>
          <table:covered-table-cell/>
          <table:covered-table-cell/>
        </table:table-row>
      </table:table>
      <text:p text:style-name="P375"><text:span/><text:span/></text:p>
      <text:p text:style-name="P376"><text:span/><text:span/></text:p>
      <text:p text:style-name="P377"><text:span/><text:span/></text:p>
      <table:table table:style-name="ta27">
        <table:table-columns>
          <table:table-column table:style-name="co132"/>
          <table:table-column table:style-name="co133"/>
          <table:table-column table:style-name="co134"/>
          <table:table-column table:style-name="co135"/>
          <table:table-column table:style-name="co136"/>
        </table:table-columns>
        <table:table-row table:style-name="ro79">
          <table:table-cell table:style-name="ce236">
            <text:p text:style-name="P378"><text:span>Sentence</text:span><text:span/></text:p>
          </table:table-cell>
          <table:table-cell table:style-name="ce237" table:number-columns-spanned="4">
            <text:p text:style-name="P379"><text:span text:style-name="T56">As evening sets in, make your way to nearby Hammersmith to have a drink at The Dove</text:span><text:span/></text:p>
          </table:table-cell>
          <table:covered-table-cell/>
          <table:covered-table-cell/>
          <table:covered-table-cell/>
        </table:table-row>
        <table:table-row table:style-name="ro80">
          <table:table-cell table:style-name="ce238">
            <text:p text:style-name="P380"><text:span>Tokens</text:span><text:span/></text:p>
          </table:table-cell>
          <table:table-cell table:style-name="ce239">
            <text:p text:style-name="P381"><text:span>drink</text:span><text:span/></text:p>
          </table:table-cell>
          <table:table-cell table:style-name="ce240">
            <text:p text:style-name="P382"><text:span/><text:span/></text:p>
          </table:table-cell>
          <table:table-cell table:style-name="ce241">
            <text:p text:style-name="P383"><text:span/><text:span/></text:p>
          </table:table-cell>
          <table:table-cell table:style-name="ce242">
            <text:p text:style-name="P384"><text:span/><text:span/></text:p>
          </table:table-cell>
        </table:table-row>
        <table:table-row table:style-name="ro81">
          <table:table-cell table:style-name="ce243">
            <text:p text:style-name="P385"><text:span>Correct answer</text:span><text:span/></text:p>
          </table:table-cell>
          <table:table-cell table:style-name="ce244" table:number-columns-spanned="4">
            <text:p text:style-name="P386"><text:span>pub</text:span><text:span/></text:p>
          </table:table-cell>
          <table:covered-table-cell/>
          <table:covered-table-cell/>
          <table:covered-table-cell/>
        </table:table-row>
      </table:table>
      <text:p text:style-name="P387"><text:span/><text:span/></text:p>
      <text:p text:style-name="P388"><text:span/><text:span/></text:p>
      <text:p text:style-name="P389"><text:span/><text:span/></text:p>
      <table:table table:style-name="ta28">
        <table:table-columns>
          <table:table-column table:style-name="co137"/>
          <table:table-column table:style-name="co138"/>
          <table:table-column table:style-name="co139"/>
          <table:table-column table:style-name="co140"/>
          <table:table-column table:style-name="co141"/>
          <table:table-column table:style-name="co142"/>
        </table:table-columns>
        <table:table-row table:style-name="ro82">
          <table:table-cell table:style-name="ce245">
            <text:p text:style-name="P390"><text:span>Sentence</text:span><text:span/></text:p>
          </table:table-cell>
          <table:table-cell table:style-name="ce246" table:number-columns-spanned="5">
            <text:p text:style-name="P391"><text:span text:style-name="T57"> London’s cuisine has come a long way in recent decades. The city food sc</text:span><text:span text:style-name="T58">ene offers a lot more than bangers and shepherd’s pie. It’s status as an international city and the fact that its located ‘at the center of the world’ means that all nationalities are represented including<text:s text:c="2"/>Middle Eastern baba ganoush served at Berber &amp; Q.</text:span><text:span/></text:p>
          </table:table-cell>
          <table:covered-table-cell/>
          <table:covered-table-cell/>
          <table:covered-table-cell/>
          <table:covered-table-cell/>
        </table:table-row>
        <table:table-row table:style-name="ro83">
          <table:table-cell table:style-name="ce247">
            <text:p text:style-name="P392"><text:span>Tokens</text:span><text:span/></text:p>
          </table:table-cell>
          <table:table-cell table:style-name="ce248">
            <text:p text:style-name="P393"><text:span>cuisine</text:span><text:span/></text:p>
          </table:table-cell>
          <table:table-cell table:style-name="ce249">
            <text:p text:style-name="P394"><text:span>food</text:span><text:span/></text:p>
          </table:table-cell>
          <table:table-cell table:style-name="ce250">
            <text:p text:style-name="P395"><text:span>bangers</text:span><text:span/></text:p>
          </table:table-cell>
          <table:table-cell table:style-name="ce251">
            <text:p text:style-name="P396"><text:span>shehperd’s pie</text:span><text:span/></text:p>
          </table:table-cell>
          <table:table-cell table:style-name="ce252">
            <text:p text:style-name="P397"><text:span>cuisine</text:span><text:span/></text:p>
          </table:table-cell>
        </table:table-row>
        <table:table-row table:style-name="ro84">
          <table:table-cell table:style-name="ce253">
            <text:p text:style-name="P398"><text:span>Correct answer</text:span><text:span/></text:p>
          </table:table-cell>
          <table:table-cell table:style-name="ce254" table:number-columns-spanned="5">
            <text:p text:style-name="P399"><text:span>restaurant</text:span><text:span/></text:p>
          </table:table-cell>
          <table:covered-table-cell/>
          <table:covered-table-cell/>
          <table:covered-table-cell/>
          <table:covered-table-cell/>
        </table:table-row>
      </table:table>
      <text:p text:style-name="P400"><text:span/><text:span/></text:p>
      <text:p text:style-name="P401"><text:span/><text:span/></text:p>
      <text:p text:style-name="P402"><text:span/><text:span/></text:p>
      <table:table table:style-name="ta29">
        <table:table-columns>
          <table:table-column table:style-name="co143"/>
          <table:table-column table:style-name="co144"/>
          <table:table-column table:style-name="co145"/>
          <table:table-column table:style-name="co146"/>
          <table:table-column table:style-name="co147"/>
        </table:table-columns>
        <table:table-row table:style-name="ro85">
          <table:table-cell table:style-name="ce255">
            <text:p text:style-name="P403"><text:span>Sentence</text:span><text:span/></text:p>
          </table:table-cell>
          <table:table-cell table:style-name="ce256" table:number-columns-spanned="4">
            <text:p text:style-name="P404"><text:span text:style-name="T59"> Poppies is a great spot to eat Fish &amp; Chips in London. We ate this combo at their Spitalfields location.</text:span><text:span/></text:p>
          </table:table-cell>
          <table:covered-table-cell/>
          <table:covered-table-cell/>
          <table:covered-table-cell/>
        </table:table-row>
        <table:table-row table:style-name="ro86">
          <table:table-cell table:style-name="ce257">
            <text:p text:style-name="P405"><text:span>Tokens</text:span><text:span/></text:p>
          </table:table-cell>
          <table:table-cell table:style-name="ce258">
            <text:p text:style-name="P406"><text:span>spot</text:span><text:span/></text:p>
          </table:table-cell>
          <table:table-cell table:style-name="ce259">
            <text:p text:style-name="P407"><text:span>fish</text:span><text:span/></text:p>
          </table:table-cell>
          <table:table-cell table:style-name="ce260">
            <text:p text:style-name="P408"><text:span>chips</text:span><text:span/></text:p>
          </table:table-cell>
          <table:table-cell table:style-name="ce261">
            <text:p text:style-name="P409"><text:span>location</text:span><text:span/></text:p>
          </table:table-cell>
        </table:table-row>
        <table:table-row table:style-name="ro87">
          <table:table-cell table:style-name="ce262">
            <text:p text:style-name="P410"><text:span>Correct answer</text:span><text:span/></text:p>
          </table:table-cell>
          <table:table-cell table:style-name="ce263" table:number-columns-spanned="4">
            <text:p text:style-name="P411"><text:span>fast-food</text:span><text:span/></text:p>
          </table:table-cell>
          <table:covered-table-cell/>
          <table:covered-table-cell/>
          <table:covered-table-cell/>
        </table:table-row>
      </table:table>
      <text:p text:style-name="P412"><text:span/><text:span/></text:p>
      <text:p text:style-name="P413"><text:span/><text:span/></text:p>
      <text:p text:style-name="P414"><text:span/><text:span/></text:p>
      <table:table table:style-name="ta30">
        <table:table-columns>
          <table:table-column table:style-name="co148"/>
          <table:table-column table:style-name="co149"/>
          <table:table-column table:style-name="co150"/>
          <table:table-column table:style-name="co151"/>
          <table:table-column table:style-name="co152"/>
          <table:table-column table:style-name="co153"/>
        </table:table-columns>
        <table:table-row table:style-name="ro88">
          <table:table-cell table:style-name="ce264">
            <text:p text:style-name="P415"><text:span>Sentence</text:span><text:span/></text:p>
          </table:table-cell>
          <table:table-cell table:style-name="ce265" table:number-columns-spanned="5">
            <text:p text:style-name="P416"><text:span text:style-name="T60">Meat lovers won’t want to miss out on Sunday Roast when visiting London. We ate this meaty masterpiece of lamb, beef and pork at The Blacklock in Shoreditch.</text:span><text:span/></text:p>
          </table:table-cell>
          <table:covered-table-cell/>
          <table:covered-table-cell/>
          <table:covered-table-cell/>
          <table:covered-table-cell/>
        </table:table-row>
        <table:table-row table:style-name="ro89">
          <table:table-cell table:style-name="ce266">
            <text:p text:style-name="P417"><text:span>Tokens</text:span><text:span/></text:p>
          </table:table-cell>
          <table:table-cell table:style-name="ce267">
            <text:p text:style-name="P418"><text:span>Meat lovers</text:span><text:span/></text:p>
          </table:table-cell>
          <table:table-cell table:style-name="ce268">
            <text:p text:style-name="P419"><text:span>Sunday roast</text:span><text:span/></text:p>
          </table:table-cell>
          <table:table-cell table:style-name="ce269">
            <text:p text:style-name="P420"><text:span>lamb</text:span><text:span/></text:p>
          </table:table-cell>
          <table:table-cell table:style-name="ce270">
            <text:p text:style-name="P421"><text:span>beef</text:span><text:span/></text:p>
          </table:table-cell>
          <table:table-cell table:style-name="ce271">
            <text:p text:style-name="P422"><text:span>pork</text:span><text:span/></text:p>
          </table:table-cell>
        </table:table-row>
        <table:table-row table:style-name="ro90">
          <table:table-cell table:style-name="ce272">
            <text:p text:style-name="P423"><text:span>Correct answer</text:span><text:span/></text:p>
          </table:table-cell>
          <table:table-cell table:style-name="ce273" table:number-columns-spanned="5">
            <text:p text:style-name="P424"><text:span>restaurant</text:span><text:span/></text:p>
          </table:table-cell>
          <table:covered-table-cell/>
          <table:covered-table-cell/>
          <table:covered-table-cell/>
          <table:covered-table-cell/>
        </table:table-row>
      </table:table>
      <text:p text:style-name="P425"><text:span/><text:span/></text:p>
      <text:p text:style-name="P426"><text:span/><text:span/></text:p>
      <text:p text:style-name="P427"><text:span/><text:span/></text:p>
      <table:table table:style-name="ta31">
        <table:table-columns>
          <table:table-column table:style-name="co154"/>
          <table:table-column table:style-name="co155"/>
          <table:table-column table:style-name="co156"/>
          <table:table-column table:style-name="co157"/>
          <table:table-column table:style-name="co158"/>
        </table:table-columns>
        <table:table-row table:style-name="ro91">
          <table:table-cell table:style-name="ce274">
            <text:p text:style-name="P428"><text:span>Sentence</text:span><text:span/></text:p>
          </table:table-cell>
          <table:table-cell table:style-name="ce275" table:number-columns-spanned="4">
            <text:p text:style-name="P429"><text:span text:style-name="T61">Eating a Beigel with Salt Beef and Mustard is a fun thing to do in London. We ate this one at Beigel Bake on Brick Lane.</text:span><text:span/></text:p>
          </table:table-cell>
          <table:covered-table-cell/>
          <table:covered-table-cell/>
          <table:covered-table-cell/>
        </table:table-row>
        <table:table-row table:style-name="ro92">
          <table:table-cell table:style-name="ce276">
            <text:p text:style-name="P430"><text:span>Tokens</text:span><text:span/></text:p>
          </table:table-cell>
          <table:table-cell table:style-name="ce277">
            <text:p text:style-name="P431"><text:span>Beigel</text:span><text:span/></text:p>
          </table:table-cell>
          <table:table-cell table:style-name="ce278">
            <text:p text:style-name="P432"><text:span>Salt beef</text:span><text:span/></text:p>
          </table:table-cell>
          <table:table-cell table:style-name="ce279">
            <text:p text:style-name="P433"><text:span>Mustard</text:span><text:span/></text:p>
          </table:table-cell>
          <table:table-cell table:style-name="ce280">
            <text:p text:style-name="P434"><text:span/><text:span/></text:p>
          </table:table-cell>
        </table:table-row>
        <table:table-row table:style-name="ro93">
          <table:table-cell table:style-name="ce281">
            <text:p text:style-name="P435"><text:span>Correct answer</text:span><text:span/></text:p>
          </table:table-cell>
          <table:table-cell table:style-name="ce282" table:number-columns-spanned="4">
            <text:p text:style-name="P436"><text:span>Fast-food and bakery</text:span><text:span/></text:p>
          </table:table-cell>
          <table:covered-table-cell/>
          <table:covered-table-cell/>
          <table:covered-table-cell/>
        </table:table-row>
      </table:table>
      <text:p text:style-name="P437"><text:span/><text:span/></text:p>
      <text:p text:style-name="P438"><text:span/><text:span/></text:p>
      <text:p text:style-name="P439"><text:span/><text:span/></text:p>
      <table:table table:style-name="ta32">
        <table:table-columns>
          <table:table-column table:style-name="co159"/>
          <table:table-column table:style-name="co160"/>
          <table:table-column table:style-name="co161"/>
          <table:table-column table:style-name="co162"/>
          <table:table-column table:style-name="co163"/>
        </table:table-columns>
        <table:table-row table:style-name="ro94">
          <table:table-cell table:style-name="ce283">
            <text:p text:style-name="P440"><text:span>Sentence</text:span><text:span/></text:p>
          </table:table-cell>
          <table:table-cell table:style-name="ce284" table:number-columns-spanned="4">
            <text:p text:style-name="P441"><text:span text:style-name="T62">Currywurst is the first thing to eat in Berlin. We ate the Currywurst at Curry 61 in the center of the city.</text:span><text:span/></text:p>
          </table:table-cell>
          <table:covered-table-cell/>
          <table:covered-table-cell/>
          <table:covered-table-cell/>
        </table:table-row>
        <table:table-row table:style-name="ro95">
          <table:table-cell table:style-name="ce285">
            <text:p text:style-name="P442"><text:span>Tokens</text:span><text:span/></text:p>
          </table:table-cell>
          <table:table-cell table:style-name="ce286">
            <text:p text:style-name="P443"><text:span>currywurst</text:span><text:span/></text:p>
          </table:table-cell>
          <table:table-cell table:style-name="ce287">
            <text:p text:style-name="P444"><text:span/><text:span/></text:p>
          </table:table-cell>
          <table:table-cell table:style-name="ce288">
            <text:p text:style-name="P445"><text:span/><text:span/></text:p>
          </table:table-cell>
          <table:table-cell table:style-name="ce289">
            <text:p text:style-name="P446"><text:span/><text:span/></text:p>
          </table:table-cell>
        </table:table-row>
        <table:table-row table:style-name="ro96">
          <table:table-cell table:style-name="ce290">
            <text:p text:style-name="P447"><text:span>Correct answer</text:span><text:span/></text:p>
          </table:table-cell>
          <table:table-cell table:style-name="ce291" table:number-columns-spanned="4">
            <text:p text:style-name="P448"><text:span>fast-food</text:span><text:span/></text:p>
          </table:table-cell>
          <table:covered-table-cell/>
          <table:covered-table-cell/>
          <table:covered-table-cell/>
        </table:table-row>
      </table:table>
      <text:p text:style-name="P449"><text:span/><text:span/></text:p>
      <text:p text:style-name="P450"><text:span/><text:span/></text:p>
      <text:p text:style-name="P451"><text:span/><text:span/></text:p>
      <text:p text:style-name="P452"><text:span/><text:span/></text:p>
      <table:table table:style-name="ta33">
        <table:table-columns>
          <table:table-column table:style-name="co164"/>
          <table:table-column table:style-name="co165"/>
          <table:table-column table:style-name="co166"/>
          <table:table-column table:style-name="co167"/>
          <table:table-column table:style-name="co168"/>
        </table:table-columns>
        <table:table-row table:style-name="ro97">
          <table:table-cell table:style-name="ce292">
            <text:p text:style-name="P453"><text:span>Sentence</text:span><text:span/></text:p>
          </table:table-cell>
          <table:table-cell table:style-name="ce293" table:number-columns-spanned="4">
            <text:p text:style-name="P454"><text:span text:style-name="T63">Schnitzel is the star of the show at Alpenstük, an upscale place in Berlin that specialized in traditional South German food.</text:span><text:span/></text:p>
          </table:table-cell>
          <table:covered-table-cell/>
          <table:covered-table-cell/>
          <table:covered-table-cell/>
        </table:table-row>
        <table:table-row table:style-name="ro98">
          <table:table-cell table:style-name="ce294">
            <text:p text:style-name="P455"><text:span>Tokens</text:span><text:span/></text:p>
          </table:table-cell>
          <table:table-cell table:style-name="ce295">
            <text:p text:style-name="P456"><text:span>Schnitzel</text:span><text:span/></text:p>
          </table:table-cell>
          <table:table-cell table:style-name="ce296">
            <text:p text:style-name="P457"><text:span>place</text:span><text:span/></text:p>
          </table:table-cell>
          <table:table-cell table:style-name="ce297">
            <text:p text:style-name="P458"><text:span>food</text:span><text:span/></text:p>
          </table:table-cell>
          <table:table-cell table:style-name="ce298">
            <text:p text:style-name="P459"><text:span/><text:span/></text:p>
          </table:table-cell>
        </table:table-row>
        <table:table-row table:style-name="ro99">
          <table:table-cell table:style-name="ce299">
            <text:p text:style-name="P460"><text:span>Correct answer</text:span><text:span/></text:p>
          </table:table-cell>
          <table:table-cell table:style-name="ce300" table:number-columns-spanned="4">
            <text:p text:style-name="P461"><text:span>restaurant</text:span><text:span/></text:p>
          </table:table-cell>
          <table:covered-table-cell/>
          <table:covered-table-cell/>
          <table:covered-table-cell/>
        </table:table-row>
      </table:table>
      <text:p text:style-name="P462"><text:span/><text:span/></text:p>
      <text:p text:style-name="P463"><text:span/><text:span/></text:p>
      <text:p text:style-name="P464"><text:span/><text:span/></text:p>
      <table:table table:style-name="ta34">
        <table:table-columns>
          <table:table-column table:style-name="co169"/>
          <table:table-column table:style-name="co170"/>
          <table:table-column table:style-name="co171"/>
          <table:table-column table:style-name="co172"/>
          <table:table-column table:style-name="co173"/>
        </table:table-columns>
        <table:table-row table:style-name="ro100">
          <table:table-cell table:style-name="ce301">
            <text:p text:style-name="P465"><text:span>Sentence</text:span><text:span/></text:p>
          </table:table-cell>
          <table:table-cell table:style-name="ce302" table:number-columns-spanned="4">
            <text:p text:style-name="P466"><text:span text:style-name="T64">These protein-rich meatballs from Berlin gave us a jolt of energy when we ate them at Markthalle Neun in Berlin’s Kreuzberg neighborhood.</text:span><text:span/></text:p>
          </table:table-cell>
          <table:covered-table-cell/>
          <table:covered-table-cell/>
          <table:covered-table-cell/>
        </table:table-row>
        <table:table-row table:style-name="ro101">
          <table:table-cell table:style-name="ce303">
            <text:p text:style-name="P467"><text:span>Tokens</text:span><text:span/></text:p>
          </table:table-cell>
          <table:table-cell table:style-name="ce304">
            <text:p text:style-name="P468"><text:span>meatballs</text:span><text:span/></text:p>
          </table:table-cell>
          <table:table-cell table:style-name="ce305">
            <text:p text:style-name="P469"><text:span>neighborhood</text:span><text:span/></text:p>
          </table:table-cell>
          <table:table-cell table:style-name="ce306">
            <text:p text:style-name="P470"><text:span/><text:span/></text:p>
          </table:table-cell>
          <table:table-cell table:style-name="ce307">
            <text:p text:style-name="P471"><text:span/><text:span/></text:p>
          </table:table-cell>
        </table:table-row>
        <table:table-row table:style-name="ro102">
          <table:table-cell table:style-name="ce308">
            <text:p text:style-name="P472"><text:span>Correct answer</text:span><text:span/></text:p>
          </table:table-cell>
          <table:table-cell table:style-name="ce309" table:number-columns-spanned="4">
            <text:p text:style-name="P473"><text:span>marketplace</text:span><text:span/></text:p>
          </table:table-cell>
          <table:covered-table-cell/>
          <table:covered-table-cell/>
          <table:covered-table-cell/>
        </table:table-row>
      </table:table>
      <text:p text:style-name="P474"><text:span/><text:span/></text:p>
      <text:p text:style-name="P475"><text:span text:style-name="T65"/><text:span/></text:p>
      <text:p text:style-name="P476"><text:span text:style-name="T66"/><text:span/></text:p>
      <table:table table:style-name="ta35">
        <table:table-columns>
          <table:table-column table:style-name="co174"/>
          <table:table-column table:style-name="co175"/>
          <table:table-column table:style-name="co176"/>
          <table:table-column table:style-name="co177"/>
          <table:table-column table:style-name="co178"/>
        </table:table-columns>
        <table:table-row table:style-name="ro103">
          <table:table-cell table:style-name="ce310">
            <text:p text:style-name="P477"><text:span text:style-name="T67">Sentence</text:span><text:span/></text:p>
          </table:table-cell>
          <table:table-cell table:style-name="ce311" table:number-columns-spanned="4">
            <text:p text:style-name="P478"><text:span text:style-name="T68">Vegetarian and vegan dishes are available throughout Berlin. We ate this vegetarian Korean porridge at Allan’s Breakfast Club.</text:span><text:span/></text:p>
          </table:table-cell>
          <table:covered-table-cell/>
          <table:covered-table-cell/>
          <table:covered-table-cell/>
        </table:table-row>
        <table:table-row table:style-name="ro104">
          <table:table-cell table:style-name="ce312">
            <text:p text:style-name="P479"><text:span text:style-name="T69">Tokens</text:span><text:span/></text:p>
          </table:table-cell>
          <table:table-cell table:style-name="ce313">
            <text:p text:style-name="P480"><text:span text:style-name="T70">Vegan </text:span><text:span/></text:p>
          </table:table-cell>
          <table:table-cell table:style-name="ce314">
            <text:p text:style-name="P481"><text:span text:style-name="T71">vegetarian</text:span><text:span/></text:p>
          </table:table-cell>
          <table:table-cell table:style-name="ce315">
            <text:p text:style-name="P482"><text:span text:style-name="T72">porridge</text:span><text:span/></text:p>
          </table:table-cell>
          <table:table-cell table:style-name="ce316">
            <text:p text:style-name="P483"><text:span text:style-name="T73">dishes</text:span><text:span/></text:p>
          </table:table-cell>
        </table:table-row>
        <table:table-row table:style-name="ro105">
          <table:table-cell table:style-name="ce317">
            <text:p text:style-name="P484"><text:span text:style-name="T74">Correct Answer</text:span><text:span/></text:p>
          </table:table-cell>
          <table:table-cell table:style-name="ce318" table:number-columns-spanned="4">
            <text:p text:style-name="P485"><text:span text:style-name="T75">restaurant</text:span><text:span/></text:p>
          </table:table-cell>
          <table:covered-table-cell/>
          <table:covered-table-cell/>
          <table:covered-table-cell/>
        </table:table-row>
      </table:table>
      <text:p text:style-name="P486"><text:span text:style-name="T76"/><text:span/></text:p>
      <text:p text:style-name="P487"><text:span text:style-name="T77"/><text:span/></text:p>
      <text:p text:style-name="P488"><text:span text:style-name="T78"/><text:span/></text:p>
      <table:table table:style-name="ta36">
        <table:table-columns>
          <table:table-column table:style-name="co179"/>
          <table:table-column table:style-name="co180"/>
          <table:table-column table:style-name="co181"/>
          <table:table-column table:style-name="co182"/>
          <table:table-column table:style-name="co183"/>
        </table:table-columns>
        <table:table-row table:style-name="ro106">
          <table:table-cell table:style-name="ce319">
            <text:p text:style-name="P489"><text:span text:style-name="T79">Sentence</text:span><text:span/></text:p>
          </table:table-cell>
          <table:table-cell table:style-name="ce320" table:number-columns-spanned="4">
            <text:p text:style-name="P490"><text:span text:style-name="T80">We got our brunch on with this Eggs Benny sandwich featuring two poached eggs and cured salmon at Allan’s Breakfast Club.</text:span><text:span/></text:p>
          </table:table-cell>
          <table:covered-table-cell/>
          <table:covered-table-cell/>
          <table:covered-table-cell/>
        </table:table-row>
        <table:table-row table:style-name="ro107">
          <table:table-cell table:style-name="ce321">
            <text:p text:style-name="P491"><text:span text:style-name="T81">Tokens</text:span><text:span/></text:p>
          </table:table-cell>
          <table:table-cell table:style-name="ce322">
            <text:p text:style-name="P492"><text:span text:style-name="T82">brunch</text:span><text:span/></text:p>
          </table:table-cell>
          <table:table-cell table:style-name="ce323">
            <text:p text:style-name="P493"><text:span text:style-name="T83">Eggs Benny sandwich</text:span><text:span/></text:p>
          </table:table-cell>
          <table:table-cell table:style-name="ce324">
            <text:p text:style-name="P494"><text:span text:style-name="T84">eggs</text:span><text:span/></text:p>
          </table:table-cell>
          <table:table-cell table:style-name="ce325">
            <text:p text:style-name="P495"><text:span text:style-name="T85">salmon</text:span><text:span/></text:p>
          </table:table-cell>
        </table:table-row>
        <table:table-row table:style-name="ro108">
          <table:table-cell table:style-name="ce326">
            <text:p text:style-name="P496"><text:span text:style-name="T86">Correct Answer</text:span><text:span/></text:p>
          </table:table-cell>
          <table:table-cell table:style-name="ce327" table:number-columns-spanned="4">
            <text:p text:style-name="P497"><text:span text:style-name="T87">restaurant</text:span><text:span/></text:p>
          </table:table-cell>
          <table:covered-table-cell/>
          <table:covered-table-cell/>
          <table:covered-table-cell/>
        </table:table-row>
      </table:table>
      <text:p text:style-name="P498"><text:span text:style-name="T88"/><text:span/></text:p>
      <text:p text:style-name="P499"><text:span text:style-name="T89"/><text:span/></text:p>
      <text:p text:style-name="P500"><text:span text:style-name="T90"/><text:span/></text:p>
      <table:table table:style-name="ta37">
        <table:table-columns>
          <table:table-column table:style-name="co184"/>
          <table:table-column table:style-name="co185"/>
          <table:table-column table:style-name="co186"/>
          <table:table-column table:style-name="co187"/>
          <table:table-column table:style-name="co188"/>
          <table:table-column table:style-name="co189"/>
        </table:table-columns>
        <table:table-row table:style-name="ro109">
          <table:table-cell table:style-name="ce328">
            <text:p text:style-name="P501"><text:span text:style-name="T91">Sentence</text:span><text:span/></text:p>
          </table:table-cell>
          <table:table-cell table:style-name="ce329" table:number-columns-spanned="5">
            <text:p text:style-name="P502"><text:span text:style-name="T92">There are old favourites like St John, with its always-excellent roast bone marrow and parsley salad, and Mandarin Kitchen, whose signature lobster egg noodles never get old.</text:span><text:span/></text:p>
          </table:table-cell>
          <table:covered-table-cell/>
          <table:covered-table-cell/>
          <table:covered-table-cell/>
          <table:covered-table-cell/>
        </table:table-row>
        <table:table-row table:style-name="ro110">
          <table:table-cell table:style-name="ce330">
            <text:p text:style-name="P503"><text:span text:style-name="T93">Tokens</text:span><text:span/></text:p>
          </table:table-cell>
          <table:table-cell table:style-name="ce331">
            <text:p text:style-name="P504"><text:span text:style-name="T94">roast bone marrow</text:span><text:span/></text:p>
          </table:table-cell>
          <table:table-cell table:style-name="ce332">
            <text:p text:style-name="P505"><text:span text:style-name="T95">parsley salad</text:span><text:span/></text:p>
          </table:table-cell>
          <table:table-cell table:style-name="ce333">
            <text:p text:style-name="P506"><text:span text:style-name="T96">Mandarin Kitchen</text:span><text:span/></text:p>
          </table:table-cell>
          <table:table-cell table:style-name="ce334">
            <text:p text:style-name="P507"><text:span text:style-name="T97">lobster egg noodles</text:span><text:span/></text:p>
          </table:table-cell>
          <table:table-cell table:style-name="ce335">
            <text:p text:style-name="P508"><text:span text:style-name="T98"/><text:span/></text:p>
          </table:table-cell>
        </table:table-row>
        <table:table-row table:style-name="ro111">
          <table:table-cell table:style-name="ce336">
            <text:p text:style-name="P509"><text:span text:style-name="T99">Correct Answer</text:span><text:span/></text:p>
          </table:table-cell>
          <table:table-cell table:style-name="ce337" table:number-columns-spanned="5">
            <text:p text:style-name="P510"><text:span text:style-name="T100">restaurant</text:span><text:span/></text:p>
          </table:table-cell>
          <table:covered-table-cell/>
          <table:covered-table-cell/>
          <table:covered-table-cell/>
          <table:covered-table-cell/>
        </table:table-row>
      </table:table>
      <text:p text:style-name="P511"><text:span text:style-name="T101"/><text:span/></text:p>
      <text:p text:style-name="P512"><text:span text:style-name="T102"/><text:span/></text:p>
      <text:p text:style-name="P513"><text:span text:style-name="T103"/><text:span/></text:p>
      <text:p text:style-name="P514"><text:span text:style-name="T104"/><text:span/></text:p>
      <text:p text:style-name="P515"><text:span text:style-name="T105"/><text:span/></text:p>
      <text:p text:style-name="P516"><text:span text:style-name="T106"/><text:span/></text:p>
      <text:p text:style-name="P517"><text:span text:style-name="T107"/><text:span/></text:p>
      <text:p text:style-name="P518"><text:span text:style-name="T108"/><text:span/></text:p>
      <table:table table:style-name="ta38">
        <table:table-columns>
          <table:table-column table:style-name="co190"/>
          <table:table-column table:style-name="co191"/>
          <table:table-column table:style-name="co192"/>
          <table:table-column table:style-name="co193"/>
          <table:table-column table:style-name="co194"/>
          <table:table-column table:style-name="co195"/>
        </table:table-columns>
        <table:table-row table:style-name="ro112">
          <table:table-cell table:style-name="ce338">
            <text:p text:style-name="P519"><text:span text:style-name="T109">Sentence</text:span><text:span/></text:p>
          </table:table-cell>
          <table:table-cell table:style-name="ce339" table:number-columns-spanned="5">
            <text:p text:style-name="P520"><text:span text:style-name="T110">Royal China is the place to be when you want dim sum, duck, and Cantonese dishes that are so good your ‘quick lunch’ turns into a three-hour feast.</text:span><text:span/></text:p>
          </table:table-cell>
          <table:covered-table-cell/>
          <table:covered-table-cell/>
          <table:covered-table-cell/>
          <table:covered-table-cell/>
        </table:table-row>
        <table:table-row table:style-name="ro113">
          <table:table-cell table:style-name="ce340">
            <text:p text:style-name="P521"><text:span text:style-name="T111">Tokens</text:span><text:span/></text:p>
          </table:table-cell>
          <table:table-cell table:style-name="ce341">
            <text:p text:style-name="P522"><text:span text:style-name="T112">place</text:span><text:span/></text:p>
          </table:table-cell>
          <table:table-cell table:style-name="ce342">
            <text:p text:style-name="P523"><text:span text:style-name="T113">dim-sum</text:span><text:span/></text:p>
          </table:table-cell>
          <table:table-cell table:style-name="ce343">
            <text:p text:style-name="P524"><text:span text:style-name="T114">duck</text:span><text:span/></text:p>
          </table:table-cell>
          <table:table-cell table:style-name="ce344">
            <text:p text:style-name="P525"><text:span text:style-name="T115">dishes</text:span><text:span/></text:p>
          </table:table-cell>
          <table:table-cell table:style-name="ce345">
            <text:p text:style-name="P526"><text:span text:style-name="T116">lunch</text:span><text:span/></text:p>
          </table:table-cell>
        </table:table-row>
        <table:table-row table:style-name="ro114">
          <table:table-cell table:style-name="ce346">
            <text:p text:style-name="P527"><text:span text:style-name="T117">Correct Answer</text:span><text:span/></text:p>
          </table:table-cell>
          <table:table-cell table:style-name="ce347" table:number-columns-spanned="5">
            <text:p text:style-name="P528"><text:span text:style-name="T118">restaurant</text:span><text:span/></text:p>
          </table:table-cell>
          <table:covered-table-cell/>
          <table:covered-table-cell/>
          <table:covered-table-cell/>
          <table:covered-table-cell/>
        </table:table-row>
      </table:table>
      <text:p text:style-name="P529"><text:span text:style-name="T119"/><text:span/></text:p>
      <text:p text:style-name="P530"><text:span text:style-name="T120"/><text:span/></text:p>
      <text:p text:style-name="P531"><text:span text:style-name="T121"/><text:span/></text:p>
      <table:table table:style-name="ta39">
        <table:table-columns>
          <table:table-column table:style-name="co196"/>
          <table:table-column table:style-name="co197"/>
          <table:table-column table:style-name="co198"/>
          <table:table-column table:style-name="co199"/>
          <table:table-column table:style-name="co200"/>
        </table:table-columns>
        <table:table-row table:style-name="ro115">
          <table:table-cell table:style-name="ce348">
            <text:p text:style-name="P532"><text:span text:style-name="T122">Sentence</text:span><text:span/></text:p>
          </table:table-cell>
          <table:table-cell table:style-name="ce349" table:number-columns-spanned="4">
            <text:p text:style-name="P533"><text:span text:style-name="T123">E. Pellicci manages to juggle being both a tourist destination for those seeking a glorious, coronary-inducing fry up (featuring both bubble ’n squeak and hash browns) of the most English variety.</text:span><text:span/></text:p>
          </table:table-cell>
          <table:covered-table-cell/>
          <table:covered-table-cell/>
          <table:covered-table-cell/>
        </table:table-row>
        <table:table-row table:style-name="ro116">
          <table:table-cell table:style-name="ce350">
            <text:p text:style-name="P534"><text:span text:style-name="T124">Tokens</text:span><text:span/></text:p>
          </table:table-cell>
          <table:table-cell table:style-name="ce351">
            <text:p text:style-name="P535"><text:span text:style-name="T125">tourist destination</text:span><text:span/></text:p>
          </table:table-cell>
          <table:table-cell table:style-name="ce352">
            <text:p text:style-name="P536"><text:span text:style-name="T126">hash browns</text:span><text:span/></text:p>
          </table:table-cell>
          <table:table-cell table:style-name="ce353">
            <text:p text:style-name="P537"><text:span text:style-name="T127"/><text:span/></text:p>
          </table:table-cell>
          <table:table-cell table:style-name="ce354">
            <text:p text:style-name="P538"><text:span text:style-name="T128"/><text:span/></text:p>
          </table:table-cell>
        </table:table-row>
        <table:table-row table:style-name="ro117">
          <table:table-cell table:style-name="ce355">
            <text:p text:style-name="P539"><text:span text:style-name="T129">Correct Answer</text:span><text:span/></text:p>
          </table:table-cell>
          <table:table-cell table:style-name="ce356" table:number-columns-spanned="4">
            <text:p text:style-name="P540"><text:span text:style-name="T130">cafe</text:span><text:span/></text:p>
          </table:table-cell>
          <table:covered-table-cell/>
          <table:covered-table-cell/>
          <table:covered-table-cell/>
        </table:table-row>
      </table:table>
      <text:p text:style-name="P541"><text:span text:style-name="T131"/><text:span/></text:p>
      <text:p text:style-name="P542"><text:span text:style-name="T132"/><text:span/></text:p>
      <text:p text:style-name="P543"><text:span text:style-name="T133"/><text:span/></text:p>
      <table:table table:style-name="ta40">
        <table:table-columns>
          <table:table-column table:style-name="co201"/>
          <table:table-column table:style-name="co202"/>
          <table:table-column table:style-name="co203"/>
          <table:table-column table:style-name="co204"/>
          <table:table-column table:style-name="co205"/>
        </table:table-columns>
        <table:table-row table:style-name="ro118">
          <table:table-cell table:style-name="ce357">
            <text:p text:style-name="P544"><text:span text:style-name="T134">Sentence</text:span><text:span/></text:p>
          </table:table-cell>
          <table:table-cell table:style-name="ce358" table:number-columns-spanned="4">
            <text:p text:style-name="P545"><text:span text:style-name="T135">It is essential. Absolutely essential, that you say yes to mustard when you order a salt beef bagel at Beigel Bake.</text:span><text:span/></text:p>
          </table:table-cell>
          <table:covered-table-cell/>
          <table:covered-table-cell/>
          <table:covered-table-cell/>
        </table:table-row>
        <table:table-row table:style-name="ro119">
          <table:table-cell table:style-name="ce359">
            <text:p text:style-name="P546"><text:span text:style-name="T136">Tokens</text:span><text:span/></text:p>
          </table:table-cell>
          <table:table-cell table:style-name="ce360">
            <text:p text:style-name="P547"><text:span text:style-name="T137">Salt beef </text:span><text:span/></text:p>
          </table:table-cell>
          <table:table-cell table:style-name="ce361">
            <text:p text:style-name="P548"><text:span text:style-name="T138">bagel</text:span><text:span/></text:p>
          </table:table-cell>
          <table:table-cell table:style-name="ce362">
            <text:p text:style-name="P549"><text:span text:style-name="T139"/><text:span/></text:p>
          </table:table-cell>
          <table:table-cell table:style-name="ce363">
            <text:p text:style-name="P550"><text:span text:style-name="T140"/><text:span/></text:p>
          </table:table-cell>
        </table:table-row>
        <table:table-row table:style-name="ro120">
          <table:table-cell table:style-name="ce364">
            <text:p text:style-name="P551"><text:span text:style-name="T141">Correct Answer</text:span><text:span/></text:p>
          </table:table-cell>
          <table:table-cell table:style-name="ce365" table:number-columns-spanned="4">
            <text:p text:style-name="P552"><text:span text:style-name="T142">Fastfood/ Bakery</text:span><text:span/></text:p>
          </table:table-cell>
          <table:covered-table-cell/>
          <table:covered-table-cell/>
          <table:covered-table-cell/>
        </table:table-row>
      </table:table>
      <text:p text:style-name="P553"><text:span text:style-name="T143"/><text:span/></text:p>
      <text:p text:style-name="P554"><text:span text:style-name="T144"/><text:span/></text:p>
      <table:table table:style-name="ta41">
        <table:table-columns>
          <table:table-column table:style-name="co206"/>
          <table:table-column table:style-name="co207"/>
          <table:table-column table:style-name="co208"/>
          <table:table-column table:style-name="co209"/>
          <table:table-column table:style-name="co210"/>
        </table:table-columns>
        <table:table-row table:style-name="ro121">
          <table:table-cell table:style-name="ce366">
            <text:p text:style-name="P555"><text:span text:style-name="T145">Sentence</text:span><text:span/></text:p>
          </table:table-cell>
          <table:table-cell table:style-name="ce367" table:number-columns-spanned="4">
            <text:p text:style-name="P556"><text:span text:style-name="T146">The tempura, katsu, and those thick noodles make this place permanently popular, so prepare to queue.</text:span><text:span/></text:p>
          </table:table-cell>
          <table:covered-table-cell/>
          <table:covered-table-cell/>
          <table:covered-table-cell/>
        </table:table-row>
        <table:table-row table:style-name="ro122">
          <table:table-cell table:style-name="ce368">
            <text:p text:style-name="P557"><text:span text:style-name="T147">Tokens</text:span><text:span/></text:p>
          </table:table-cell>
          <table:table-cell table:style-name="ce369">
            <text:p text:style-name="P558"><text:span text:style-name="T148">tempura</text:span><text:span/></text:p>
          </table:table-cell>
          <table:table-cell table:style-name="ce370">
            <text:p text:style-name="P559"><text:span text:style-name="T149">katsu</text:span><text:span/></text:p>
          </table:table-cell>
          <table:table-cell table:style-name="ce371">
            <text:p text:style-name="P560"><text:span text:style-name="T150">noodles</text:span><text:span/></text:p>
          </table:table-cell>
          <table:table-cell table:style-name="ce372">
            <text:p text:style-name="P561"><text:span text:style-name="T151">place</text:span><text:span/></text:p>
          </table:table-cell>
        </table:table-row>
        <table:table-row table:style-name="ro123">
          <table:table-cell table:style-name="ce373">
            <text:p text:style-name="P562"><text:span text:style-name="T152">Correct Answer</text:span><text:span/></text:p>
          </table:table-cell>
          <table:table-cell table:style-name="ce374" table:number-columns-spanned="4">
            <text:p text:style-name="P563"><text:span text:style-name="T153">Bar </text:span><text:span/></text:p>
          </table:table-cell>
          <table:covered-table-cell/>
          <table:covered-table-cell/>
          <table:covered-table-cell/>
        </table:table-row>
      </table:table>
      <text:p text:style-name="P564"><text:span text:style-name="T154"/><text:span/></text:p>
      <text:p text:style-name="P565"><text:span text:style-name="T155"/><text:span/></text:p>
      <text:p text:style-name="P566"><text:span text:style-name="T156"/><text:span/></text:p>
      <table:table table:style-name="ta42">
        <table:table-columns>
          <table:table-column table:style-name="co211"/>
          <table:table-column table:style-name="co212"/>
          <table:table-column table:style-name="co213"/>
          <table:table-column table:style-name="co214"/>
          <table:table-column table:style-name="co215"/>
        </table:table-columns>
        <table:table-row table:style-name="ro124">
          <table:table-cell table:style-name="ce375">
            <text:p text:style-name="P567"><text:span text:style-name="T157">Sentence</text:span><text:span/></text:p>
          </table:table-cell>
          <table:table-cell table:style-name="ce376" table:number-columns-spanned="4">
            <text:p text:style-name="P568"><text:span text:style-name="T158">The Wolseley is a historic and over-the-top grand place that’s housed in a former vintage car showroom and the food and service is well worth pulling on a proper shirt for.</text:span><text:span/></text:p>
          </table:table-cell>
          <table:covered-table-cell/>
          <table:covered-table-cell/>
          <table:covered-table-cell/>
        </table:table-row>
        <table:table-row table:style-name="ro125">
          <table:table-cell table:style-name="ce377">
            <text:p text:style-name="P569"><text:span text:style-name="T159">Tokens</text:span><text:span/></text:p>
          </table:table-cell>
          <table:table-cell table:style-name="ce378">
            <text:p text:style-name="P570"><text:span text:style-name="T160">place</text:span><text:span/></text:p>
          </table:table-cell>
          <table:table-cell table:style-name="ce379">
            <text:p text:style-name="P571"><text:span text:style-name="T161">Vintage</text:span><text:span/></text:p>
          </table:table-cell>
          <table:table-cell table:style-name="ce380">
            <text:p text:style-name="P572"><text:span text:style-name="T162">Car showroom</text:span><text:span/></text:p>
          </table:table-cell>
          <table:table-cell table:style-name="ce381">
            <text:p text:style-name="P573"><text:span text:style-name="T163">foood</text:span><text:span/></text:p>
          </table:table-cell>
        </table:table-row>
        <table:table-row table:style-name="ro126">
          <table:table-cell table:style-name="ce382">
            <text:p text:style-name="P574"><text:span text:style-name="T164">Correct Answer</text:span><text:span/></text:p>
          </table:table-cell>
          <table:table-cell table:style-name="ce383" table:number-columns-spanned="4">
            <text:p text:style-name="P575"><text:span text:style-name="T165">restaurant</text:span><text:span/></text:p>
          </table:table-cell>
          <table:covered-table-cell/>
          <table:covered-table-cell/>
          <table:covered-table-cell/>
        </table:table-row>
      </table:table>
      <text:p text:style-name="P576"><text:span text:style-name="T166"/><text:span/></text:p>
      <text:p text:style-name="P577"><text:span text:style-name="T167"/><text:span/></text:p>
      <text:p text:style-name="P578"><text:span text:style-name="T168"/><text:span/></text:p>
      <text:p text:style-name="P579"><text:span text:style-name="T169"/><text:span/></text:p>
      <text:p text:style-name="P580"><text:span text:style-name="T170"/><text:span/></text:p>
      <text:p text:style-name="P581"><text:span text:style-name="T171"/><text:span/></text:p>
      <text:p text:style-name="P582"><text:span text:style-name="T172"/><text:span/></text:p>
      <text:p text:style-name="P583"><text:span text:style-name="T173"/><text:span/></text:p>
      <table:table table:style-name="ta43">
        <table:table-columns>
          <table:table-column table:style-name="co216"/>
          <table:table-column table:style-name="co217"/>
          <table:table-column table:style-name="co218"/>
          <table:table-column table:style-name="co219"/>
          <table:table-column table:style-name="co220"/>
          <table:table-column table:style-name="co221"/>
        </table:table-columns>
        <table:table-row table:style-name="ro127">
          <table:table-cell table:style-name="ce384">
            <text:p text:style-name="P584"><text:span text:style-name="T174">Sentence</text:span><text:span/></text:p>
          </table:table-cell>
          <table:table-cell table:style-name="ce385" table:number-columns-spanned="5">
            <text:p text:style-name="P585"><text:span text:style-name="T175">Esters is a local spot worth making into a destination. This is one of London’s best neighbourhood places serving one of the best brunches around, as well as freshly baked cakes and cookies.</text:span><text:span/></text:p>
          </table:table-cell>
          <table:covered-table-cell/>
          <table:covered-table-cell/>
          <table:covered-table-cell/>
          <table:covered-table-cell/>
        </table:table-row>
        <table:table-row table:style-name="ro128">
          <table:table-cell table:style-name="ce386">
            <text:p text:style-name="P586"><text:span text:style-name="T176">Tokens</text:span><text:span/></text:p>
          </table:table-cell>
          <table:table-cell table:style-name="ce387">
            <text:p text:style-name="P587"><text:span text:style-name="T177">spot</text:span><text:span/></text:p>
          </table:table-cell>
          <table:table-cell table:style-name="ce388">
            <text:p text:style-name="P588"><text:span text:style-name="T178">neighborhood</text:span><text:span text:style-name="T179"> places</text:span><text:span/></text:p>
          </table:table-cell>
          <table:table-cell table:style-name="ce389">
            <text:p text:style-name="P589"><text:span text:style-name="T180">brunches</text:span><text:span/></text:p>
          </table:table-cell>
          <table:table-cell table:style-name="ce390">
            <text:p text:style-name="P590"><text:span text:style-name="T181">cakes</text:span><text:span/></text:p>
          </table:table-cell>
          <table:table-cell table:style-name="ce391">
            <text:p text:style-name="P591"><text:span text:style-name="T182">cookies</text:span><text:span/></text:p>
          </table:table-cell>
        </table:table-row>
        <table:table-row table:style-name="ro129">
          <table:table-cell table:style-name="ce392">
            <text:p text:style-name="P592"><text:span text:style-name="T183">Correct Answer</text:span><text:span/></text:p>
          </table:table-cell>
          <table:table-cell table:style-name="ce393" table:number-columns-spanned="5">
            <text:p text:style-name="P593"><text:span text:style-name="T184">cafe</text:span><text:span/></text:p>
          </table:table-cell>
          <table:covered-table-cell/>
          <table:covered-table-cell/>
          <table:covered-table-cell/>
          <table:covered-table-cell/>
        </table:table-row>
      </table:table>
      <text:p text:style-name="P594"><text:span text:style-name="T185"/><text:span/></text:p>
      <text:p text:style-name="P595"><text:span text:style-name="T186"/><text:span/></text:p>
      <text:p text:style-name="P596"><text:span text:style-name="T187"/><text:span/></text:p>
      <table:table table:style-name="ta44">
        <table:table-columns>
          <table:table-column table:style-name="co222"/>
          <table:table-column table:style-name="co223"/>
          <table:table-column table:style-name="co224"/>
          <table:table-column table:style-name="co225"/>
          <table:table-column table:style-name="co226"/>
        </table:table-columns>
        <table:table-row table:style-name="ro130">
          <table:table-cell table:style-name="ce394">
            <text:p text:style-name="P597"><text:span text:style-name="T188">Sentence</text:span><text:span/></text:p>
          </table:table-cell>
          <table:table-cell table:style-name="ce395" table:number-columns-spanned="4">
            <text:p text:style-name="P598"><text:span text:style-name="T189">Down on Bermondsey Street, The Woolpack is one of the most beloved places on London Bridge.This local favorite is known for its ornate interior decor and big beer garden.</text:span><text:span/></text:p>
          </table:table-cell>
          <table:covered-table-cell/>
          <table:covered-table-cell/>
          <table:covered-table-cell/>
        </table:table-row>
        <table:table-row table:style-name="ro131">
          <table:table-cell table:style-name="ce396">
            <text:p text:style-name="P599"><text:span text:style-name="T190">Tokens</text:span><text:span/></text:p>
          </table:table-cell>
          <table:table-cell table:style-name="ce397">
            <text:p text:style-name="P600"><text:span text:style-name="T191">places</text:span><text:span/></text:p>
          </table:table-cell>
          <table:table-cell table:style-name="ce398">
            <text:p text:style-name="P601"><text:span text:style-name="T192">favorite</text:span><text:span/></text:p>
          </table:table-cell>
          <table:table-cell table:style-name="ce399">
            <text:p text:style-name="P602"><text:span text:style-name="T193">beer</text:span><text:span/></text:p>
          </table:table-cell>
          <table:table-cell table:style-name="ce400">
            <text:p text:style-name="P603"><text:span text:style-name="T194"/><text:span/></text:p>
          </table:table-cell>
        </table:table-row>
        <table:table-row table:style-name="ro132">
          <table:table-cell table:style-name="ce401">
            <text:p text:style-name="P604"><text:span text:style-name="T195">Correct Answer</text:span><text:span/></text:p>
          </table:table-cell>
          <table:table-cell table:style-name="ce402" table:number-columns-spanned="4">
            <text:p text:style-name="P605"><text:span text:style-name="T196">pub</text:span><text:span/></text:p>
          </table:table-cell>
          <table:covered-table-cell/>
          <table:covered-table-cell/>
          <table:covered-table-cell/>
        </table:table-row>
      </table:table>
      <text:p text:style-name="P606"><text:span text:style-name="T197"/><text:span/></text:p>
      <text:p text:style-name="P607"><text:span text:style-name="T198"/><text:span/></text:p>
      <text:p text:style-name="P608"><text:span text:style-name="T199"/><text:span/></text:p>
      <table:table table:style-name="ta45">
        <table:table-columns>
          <table:table-column table:style-name="co227"/>
          <table:table-column table:style-name="co228"/>
          <table:table-column table:style-name="co229"/>
          <table:table-column table:style-name="co230"/>
          <table:table-column table:style-name="co231"/>
        </table:table-columns>
        <table:table-row table:style-name="ro133">
          <table:table-cell table:style-name="ce403">
            <text:p text:style-name="P609"><text:span text:style-name="T200">Sentence</text:span><text:span/></text:p>
          </table:table-cell>
          <table:table-cell table:style-name="ce404" table:number-columns-spanned="4">
            <text:p text:style-name="P610"><text:span text:style-name="T201">Down on Great Dover Street in Borough, The Roebuck is housed in one of the most eye-catching buildings in London and offers beers and ales from around the world. It also has a food menu full of dishes made with local produce.</text:span><text:span/></text:p>
          </table:table-cell>
          <table:covered-table-cell/>
          <table:covered-table-cell/>
          <table:covered-table-cell/>
        </table:table-row>
        <table:table-row table:style-name="ro134">
          <table:table-cell table:style-name="ce405">
            <text:p text:style-name="P611"><text:span text:style-name="T202">Tokens</text:span><text:span/></text:p>
          </table:table-cell>
          <table:table-cell table:style-name="ce406">
            <text:p text:style-name="P612"><text:span text:style-name="T203">beers</text:span><text:span/></text:p>
          </table:table-cell>
          <table:table-cell table:style-name="ce407">
            <text:p text:style-name="P613"><text:span text:style-name="T204">ales</text:span><text:span/></text:p>
          </table:table-cell>
          <table:table-cell table:style-name="ce408">
            <text:p text:style-name="P614"><text:span text:style-name="T205">Food menu</text:span><text:span/></text:p>
          </table:table-cell>
          <table:table-cell table:style-name="ce409">
            <text:p text:style-name="P615"><text:span text:style-name="T206">dishes</text:span><text:span/></text:p>
          </table:table-cell>
        </table:table-row>
        <table:table-row table:style-name="ro135">
          <table:table-cell table:style-name="ce410">
            <text:p text:style-name="P616"><text:span text:style-name="T207">Correct Answer</text:span><text:span/></text:p>
          </table:table-cell>
          <table:table-cell table:style-name="ce411" table:number-columns-spanned="4">
            <text:p text:style-name="P617"><text:span text:style-name="T208">Pub</text:span><text:span/></text:p>
          </table:table-cell>
          <table:covered-table-cell/>
          <table:covered-table-cell/>
          <table:covered-table-cell/>
        </table:table-row>
      </table:table>
      <text:p text:style-name="P618"><text:span text:style-name="T209"/><text:span/></text:p>
      <text:p text:style-name="P619"><text:span text:style-name="T210"/><text:span/></text:p>
      <text:p text:style-name="P620"><text:span text:style-name="T211"/><text:span/></text:p>
      <text:p text:style-name="P621"><text:span text:style-name="T212"/><text:span/></text:p>
      <table:table table:style-name="ta46">
        <table:table-columns>
          <table:table-column table:style-name="co232"/>
          <table:table-column table:style-name="co233"/>
          <table:table-column table:style-name="co234"/>
          <table:table-column table:style-name="co235"/>
          <table:table-column table:style-name="co236"/>
          <table:table-column table:style-name="co237"/>
          <table:table-column table:style-name="co238"/>
        </table:table-columns>
        <table:table-row table:style-name="ro136">
          <table:table-cell table:style-name="ce412">
            <text:p text:style-name="P622"><text:span text:style-name="T213">Sentence</text:span><text:span/></text:p>
          </table:table-cell>
          <table:table-cell table:style-name="ce413" table:number-columns-spanned="6">
            <text:p text:style-name="P623"><text:span text:style-name="T214">You’ll find the best afternoon tea service of London in the Ritz where there are 18 types of loose-leaf teas available alongside finely cut sandwiches, scones, cakes and pastries.</text:span><text:span/></text:p>
          </table:table-cell>
          <table:covered-table-cell/>
          <table:covered-table-cell/>
          <table:covered-table-cell/>
          <table:covered-table-cell/>
          <table:covered-table-cell/>
        </table:table-row>
        <table:table-row table:style-name="ro137">
          <table:table-cell table:style-name="ce414">
            <text:p text:style-name="P624"><text:span text:style-name="T215">Tokens</text:span><text:span/></text:p>
          </table:table-cell>
          <table:table-cell table:style-name="ce415">
            <text:p text:style-name="P625"><text:span text:style-name="T216">Afternoon tea</text:span><text:span/></text:p>
          </table:table-cell>
          <table:table-cell table:style-name="ce416">
            <text:p text:style-name="P626"><text:span text:style-name="T217">service</text:span><text:span/></text:p>
          </table:table-cell>
          <table:table-cell table:style-name="ce417">
            <text:p text:style-name="P627"><text:span text:style-name="T218">sandwiches</text:span><text:span/></text:p>
          </table:table-cell>
          <table:table-cell table:style-name="ce418">
            <text:p text:style-name="P628"><text:span text:style-name="T219">scones</text:span><text:span/></text:p>
          </table:table-cell>
          <table:table-cell table:style-name="ce419">
            <text:p text:style-name="P629"><text:span text:style-name="T220">cakes</text:span><text:span/></text:p>
          </table:table-cell>
          <table:table-cell table:style-name="ce420">
            <text:p text:style-name="P630"><text:span text:style-name="T221">pastries</text:span><text:span/></text:p>
          </table:table-cell>
        </table:table-row>
        <table:table-row table:style-name="ro138">
          <table:table-cell table:style-name="ce421">
            <text:p text:style-name="P631"><text:span text:style-name="T222">Correct Answer</text:span><text:span/></text:p>
          </table:table-cell>
          <table:table-cell table:style-name="ce422" table:number-columns-spanned="6">
            <text:p text:style-name="P632"><text:span text:style-name="T223">Hotel</text:span><text:span/></text:p>
          </table:table-cell>
          <table:covered-table-cell/>
          <table:covered-table-cell/>
          <table:covered-table-cell/>
          <table:covered-table-cell/>
          <table:covered-table-cell/>
        </table:table-row>
      </table:table>
      <text:p text:style-name="P633"><text:span text:style-name="T224"/><text:span/></text:p>
      <text:p text:style-name="P634"><text:span text:style-name="T225"/><text:span/></text:p>
      <text:p text:style-name="P635"><text:span text:style-name="T226"/><text:span/></text:p>
      <table:table table:style-name="ta47">
        <table:table-columns>
          <table:table-column table:style-name="co239"/>
          <table:table-column table:style-name="co240"/>
          <table:table-column table:style-name="co241"/>
          <table:table-column table:style-name="co242"/>
          <table:table-column table:style-name="co243"/>
          <table:table-column table:style-name="co244"/>
        </table:table-columns>
        <table:table-row table:style-name="ro139">
          <table:table-cell table:style-name="ce423">
            <text:p text:style-name="P636"><text:span text:style-name="T227">Sentence</text:span><text:span/></text:p>
          </table:table-cell>
          <table:table-cell table:style-name="ce424" table:number-columns-spanned="5">
            <text:p text:style-name="P637"><text:span text:style-name="T228">The Ampersand in South Kensington serve a mix of exciting and curious dishes for their afternoon tea including biscuit &amp; milk chocolate fossil hidden within chocolate</text:span><text:span/></text:p>
          </table:table-cell>
          <table:covered-table-cell/>
          <table:covered-table-cell/>
          <table:covered-table-cell/>
          <table:covered-table-cell/>
        </table:table-row>
        <table:table-row table:style-name="ro140">
          <table:table-cell table:style-name="ce425">
            <text:p text:style-name="P638"><text:span text:style-name="T229">Tokens</text:span><text:span/></text:p>
          </table:table-cell>
          <table:table-cell table:style-name="ce426">
            <text:p text:style-name="P639"><text:span text:style-name="T230">dishes</text:span><text:span/></text:p>
          </table:table-cell>
          <table:table-cell table:style-name="ce427">
            <text:p text:style-name="P640"><text:span text:style-name="T231">Afternoon tea</text:span><text:span/></text:p>
          </table:table-cell>
          <table:table-cell table:style-name="ce428">
            <text:p text:style-name="P641"><text:span text:style-name="T232">biscuit</text:span><text:span/></text:p>
          </table:table-cell>
          <table:table-cell table:style-name="ce429">
            <text:p text:style-name="P642"><text:span text:style-name="T233">Milk chocolate</text:span><text:span/></text:p>
          </table:table-cell>
          <table:table-cell table:style-name="ce430">
            <text:p text:style-name="P643"><text:span text:style-name="T234">chocolate</text:span><text:span/></text:p>
          </table:table-cell>
        </table:table-row>
        <table:table-row table:style-name="ro141">
          <table:table-cell table:style-name="ce431">
            <text:p text:style-name="P644"><text:span text:style-name="T235">Correct Answer</text:span><text:span/></text:p>
          </table:table-cell>
          <table:table-cell table:style-name="ce432" table:number-columns-spanned="5">
            <text:p text:style-name="P645"><text:span text:style-name="T236">Hotel</text:span><text:span/></text:p>
          </table:table-cell>
          <table:covered-table-cell/>
          <table:covered-table-cell/>
          <table:covered-table-cell/>
          <table:covered-table-cell/>
        </table:table-row>
      </table:table>
      <text:p text:style-name="P646"><text:span text:style-name="T237"/><text:span/></text:p>
      <text:p text:style-name="P647"><text:span text:style-name="T238"/><text:span/></text:p>
      <text:p text:style-name="P648"><text:span text:style-name="T239"/><text:span/></text:p>
      <text:p text:style-name="P649"><text:span text:style-name="T240"/><text:span/></text:p>
      <text:p text:style-name="P650"><text:span text:style-name="T241"/><text:span/></text:p>
      <text:p text:style-name="P651"><text:span text:style-name="T242"/><text:span/></text:p>
      <table:table table:style-name="ta48">
        <table:table-columns>
          <table:table-column table:style-name="co245"/>
          <table:table-column table:style-name="co246"/>
          <table:table-column table:style-name="co247"/>
          <table:table-column table:style-name="co248"/>
          <table:table-column table:style-name="co249"/>
          <table:table-column table:style-name="co250"/>
          <table:table-column table:style-name="co251"/>
        </table:table-columns>
        <table:table-row table:style-name="ro142">
          <table:table-cell table:style-name="ce433">
            <text:p text:style-name="P652"><text:span text:style-name="T243">Sentence</text:span><text:span/></text:p>
          </table:table-cell>
          <table:table-cell table:style-name="ce434" table:number-columns-spanned="6">
            <text:p text:style-name="P653"><text:span text:style-name="T244">The traditional afternoon tea menu in Sketch is served in the Gallery room and comes with a few twists, like Eggs truffle gougère sandwiches, Earl Grey jam and Malabar marshmallow petits gateaux.</text:span><text:span/></text:p>
          </table:table-cell>
          <table:covered-table-cell/>
          <table:covered-table-cell/>
          <table:covered-table-cell/>
          <table:covered-table-cell/>
          <table:covered-table-cell/>
        </table:table-row>
        <table:table-row table:style-name="ro143">
          <table:table-cell table:style-name="ce435">
            <text:p text:style-name="P654"><text:span text:style-name="T245">Tokens</text:span><text:span/></text:p>
          </table:table-cell>
          <table:table-cell table:style-name="ce436">
            <text:p text:style-name="P655"><text:span text:style-name="T246">Afternoon tea</text:span><text:span/></text:p>
          </table:table-cell>
          <table:table-cell table:style-name="ce437">
            <text:p text:style-name="P656"><text:span text:style-name="T247">menu</text:span><text:span/></text:p>
          </table:table-cell>
          <table:table-cell table:style-name="ce438">
            <text:p text:style-name="P657"><text:span text:style-name="T248">eggs</text:span><text:span/></text:p>
          </table:table-cell>
          <table:table-cell table:style-name="ce439">
            <text:p text:style-name="P658"><text:span text:style-name="T249">sandwiches</text:span><text:span/></text:p>
          </table:table-cell>
          <table:table-cell table:style-name="ce440">
            <text:p text:style-name="P659"><text:span text:style-name="T250">Earl grey</text:span><text:span/></text:p>
          </table:table-cell>
          <table:table-cell table:style-name="ce441">
            <text:p text:style-name="P660"><text:span text:style-name="T251">Jam </text:span><text:span/></text:p>
          </table:table-cell>
        </table:table-row>
        <table:table-row table:style-name="ro144">
          <table:table-cell table:style-name="ce442">
            <text:p text:style-name="P661"><text:span text:style-name="T252">Correct Answer</text:span><text:span/></text:p>
          </table:table-cell>
          <table:table-cell table:style-name="ce443" table:number-columns-spanned="6">
            <text:p text:style-name="P662"><text:span text:style-name="T253">Restaurant</text:span><text:span/></text:p>
          </table:table-cell>
          <table:covered-table-cell/>
          <table:covered-table-cell/>
          <table:covered-table-cell/>
          <table:covered-table-cell/>
          <table:covered-table-cell/>
        </table:table-row>
      </table:table>
      <text:p text:style-name="P663"><text:span text:style-name="T254"/><text:span/></text:p>
      <text:p text:style-name="P664"><text:span text:style-name="T255"/><text:span/></text:p>
      <text:p text:style-name="P665"><text:span text:style-name="T256"/><text:span/></text:p>
      <table:table table:style-name="ta49">
        <table:table-columns>
          <table:table-column table:style-name="co252"/>
          <table:table-column table:style-name="co253"/>
          <table:table-column table:style-name="co254"/>
          <table:table-column table:style-name="co255"/>
          <table:table-column table:style-name="co256"/>
        </table:table-columns>
        <table:table-row table:style-name="ro145">
          <table:table-cell table:style-name="ce444">
            <text:p text:style-name="P666"><text:span text:style-name="T257">Sentence</text:span><text:span/></text:p>
          </table:table-cell>
          <table:table-cell table:style-name="ce445" table:number-columns-spanned="4">
            <text:p text:style-name="P667"><text:span text:style-name="T258">If it’s tradition you’re after, look no further. Palm Court at The Langham is where the tradition of afternoon tea was born in 1865. Alongside a bespoke menu, they now also serves ‘SeasonaliTea’ as part of their Afternoon Tea With Wedgwood.</text:span><text:span/></text:p>
          </table:table-cell>
          <table:covered-table-cell/>
          <table:covered-table-cell/>
          <table:covered-table-cell/>
        </table:table-row>
        <table:table-row table:style-name="ro146">
          <table:table-cell table:style-name="ce446">
            <text:p text:style-name="P668"><text:span text:style-name="T259">Tokens</text:span><text:span/></text:p>
          </table:table-cell>
          <table:table-cell table:style-name="ce447">
            <text:p text:style-name="P669"><text:span text:style-name="T260">Afternoon Tea</text:span><text:span/></text:p>
          </table:table-cell>
          <table:table-cell table:style-name="ce448">
            <text:p text:style-name="P670"><text:span text:style-name="T261">menu</text:span><text:span/></text:p>
          </table:table-cell>
          <table:table-cell table:style-name="ce449">
            <text:p text:style-name="P671"><text:span text:style-name="T262">Seasonali Tea</text:span><text:span/></text:p>
          </table:table-cell>
          <table:table-cell table:style-name="ce450">
            <text:p text:style-name="P672"><text:span text:style-name="T263"/><text:span/></text:p>
          </table:table-cell>
        </table:table-row>
        <table:table-row table:style-name="ro147">
          <table:table-cell table:style-name="ce451">
            <text:p text:style-name="P673"><text:span text:style-name="T264">Correct Answer</text:span><text:span/></text:p>
          </table:table-cell>
          <table:table-cell table:style-name="ce452" table:number-columns-spanned="4">
            <text:p text:style-name="P674"><text:span text:style-name="T265">Hotel</text:span><text:span/></text:p>
          </table:table-cell>
          <table:covered-table-cell/>
          <table:covered-table-cell/>
          <table:covered-table-cell/>
        </table:table-row>
      </table:table>
      <text:p text:style-name="P675"><text:span text:style-name="T266"/><text:span/></text:p>
      <text:p text:style-name="P676"><text:span text:style-name="T267"/><text:span/></text:p>
      <text:p text:style-name="P677"><text:span text:style-name="T268"/><text:span/></text:p>
      <table:table table:style-name="ta50">
        <table:table-columns>
          <table:table-column table:style-name="co257"/>
          <table:table-column table:style-name="co258"/>
          <table:table-column table:style-name="co259"/>
          <table:table-column table:style-name="co260"/>
          <table:table-column table:style-name="co261"/>
        </table:table-columns>
        <table:table-row table:style-name="ro148">
          <table:table-cell table:style-name="ce453">
            <text:p text:style-name="P678"><text:span text:style-name="T269">Sentence</text:span><text:span/></text:p>
          </table:table-cell>
          <table:table-cell table:style-name="ce454" table:number-columns-spanned="4">
            <text:p text:style-name="P679"><text:span text:style-name="T270">if you want to eat or drink somewhere fun during a trip to Borough Market The Wheatsheaf is serving craft beers and cask ales alongside messy burgers and mouth-watering pizza, this place is buzzing day and night. </text:span><text:span/></text:p>
          </table:table-cell>
          <table:covered-table-cell/>
          <table:covered-table-cell/>
          <table:covered-table-cell/>
        </table:table-row>
        <table:table-row table:style-name="ro149">
          <table:table-cell table:style-name="ce455">
            <text:p text:style-name="P680"><text:span text:style-name="T271">Tokens</text:span><text:span/></text:p>
          </table:table-cell>
          <table:table-cell table:style-name="ce456">
            <text:p text:style-name="P681"><text:span text:style-name="T272">beers</text:span><text:span/></text:p>
          </table:table-cell>
          <table:table-cell table:style-name="ce457">
            <text:p text:style-name="P682"><text:span text:style-name="T273">ales</text:span><text:span/></text:p>
          </table:table-cell>
          <table:table-cell table:style-name="ce458">
            <text:p text:style-name="P683"><text:span text:style-name="T274">burgers</text:span><text:span/></text:p>
          </table:table-cell>
          <table:table-cell table:style-name="ce459">
            <text:p text:style-name="P684"><text:span text:style-name="T275">pizza</text:span><text:span/></text:p>
          </table:table-cell>
        </table:table-row>
        <table:table-row table:style-name="ro150">
          <table:table-cell table:style-name="ce460">
            <text:p text:style-name="P685"><text:span text:style-name="T276">Correct Answer</text:span><text:span/></text:p>
          </table:table-cell>
          <table:table-cell table:style-name="ce461" table:number-columns-spanned="4">
            <text:p text:style-name="P686"><text:span text:style-name="T277">Pub</text:span><text:span/></text:p>
          </table:table-cell>
          <table:covered-table-cell/>
          <table:covered-table-cell/>
          <table:covered-table-cell/>
        </table:table-row>
      </table:table>
      <text:p text:style-name="P687"><text:span text:style-name="T278"/><text:span/></text:p>
      <text:p text:style-name="P688"><text:span text:style-name="T279"/><text:span/></text:p>
      <text:p text:style-name="P689"><text:span text:style-name="T280"/><text:span/></text:p>
      <table:table table:style-name="ta51">
        <table:table-columns>
          <table:table-column table:style-name="co262"/>
          <table:table-column table:style-name="co263"/>
          <table:table-column table:style-name="co264"/>
          <table:table-column table:style-name="co265"/>
          <table:table-column table:style-name="co266"/>
        </table:table-columns>
        <table:table-row table:style-name="ro151">
          <table:table-cell table:style-name="ce462">
            <text:p text:style-name="P690"><text:span text:style-name="T281">Sentence</text:span><text:span/></text:p>
          </table:table-cell>
          <table:table-cell table:style-name="ce463" table:number-columns-spanned="4">
            <text:p text:style-name="P691"><text:span text:style-name="T282">This hidden beauty Number sixteen found in South Kensington has one of the best tree-filled outdoor garden settings for the perfect afternoon tea on a warm day.</text:span><text:span/></text:p>
          </table:table-cell>
          <table:covered-table-cell/>
          <table:covered-table-cell/>
          <table:covered-table-cell/>
        </table:table-row>
        <table:table-row table:style-name="ro152">
          <table:table-cell table:style-name="ce464">
            <text:p text:style-name="P692"><text:span text:style-name="T283">Tokens</text:span><text:span/></text:p>
          </table:table-cell>
          <table:table-cell table:style-name="ce465">
            <text:p text:style-name="P693"><text:span text:style-name="T284">Garden </text:span><text:span/></text:p>
          </table:table-cell>
          <table:table-cell table:style-name="ce466">
            <text:p text:style-name="P694"><text:span text:style-name="T285">Afternoon tea</text:span><text:span/></text:p>
          </table:table-cell>
          <table:table-cell table:style-name="ce467">
            <text:p text:style-name="P695"><text:span text:style-name="T286"/><text:span/></text:p>
          </table:table-cell>
          <table:table-cell table:style-name="ce468">
            <text:p text:style-name="P696"><text:span text:style-name="T287"/><text:span/></text:p>
          </table:table-cell>
        </table:table-row>
        <table:table-row table:style-name="ro153">
          <table:table-cell table:style-name="ce469">
            <text:p text:style-name="P697"><text:span text:style-name="T288">Correct Answer</text:span><text:span/></text:p>
          </table:table-cell>
          <table:table-cell table:style-name="ce470" table:number-columns-spanned="4">
            <text:p text:style-name="P698"><text:span text:style-name="T289">Hotel </text:span><text:span/></text:p>
          </table:table-cell>
          <table:covered-table-cell/>
          <table:covered-table-cell/>
          <table:covered-table-cell/>
        </table:table-row>
      </table:table>
      <text:p text:style-name="P699"><text:span text:style-name="T290"/><text:span/></text:p>
      <text:p text:style-name="P700"><text:span text:style-name="T291"/><text:span/></text:p>
      <text:p text:style-name="P701"><text:span text:style-name="T292"/><text:span/></text:p>
      <table:table table:style-name="ta52">
        <table:table-columns>
          <table:table-column table:style-name="co267"/>
          <table:table-column table:style-name="co268"/>
          <table:table-column table:style-name="co269"/>
          <table:table-column table:style-name="co270"/>
          <table:table-column table:style-name="co271"/>
        </table:table-columns>
        <table:table-row table:style-name="ro154">
          <table:table-cell table:style-name="ce471">
            <text:p text:style-name="P702"><text:span text:style-name="T293">Sentence</text:span><text:span/></text:p>
          </table:table-cell>
          <table:table-cell table:style-name="ce472" table:number-columns-spanned="4">
            <text:p text:style-name="P703"><text:span text:style-name="T294">O-Ren Ishii wasn’t the only place I tried in Hamburg. This Vietnamese place was packed at lunchtime but I managed to get a seat and went with a chicken rice bowl that tasted absolutely amazing.</text:span><text:span/></text:p>
          </table:table-cell>
          <table:covered-table-cell/>
          <table:covered-table-cell/>
          <table:covered-table-cell/>
        </table:table-row>
        <table:table-row table:style-name="ro155">
          <table:table-cell table:style-name="ce473">
            <text:p text:style-name="P704"><text:span text:style-name="T295">Tokens</text:span><text:span/></text:p>
          </table:table-cell>
          <table:table-cell table:style-name="ce474">
            <text:p text:style-name="P705"><text:span text:style-name="T296">place</text:span><text:span/></text:p>
          </table:table-cell>
          <table:table-cell table:style-name="ce475">
            <text:p text:style-name="P706"><text:span text:style-name="T297">lunchtime</text:span><text:span/></text:p>
          </table:table-cell>
          <table:table-cell table:style-name="ce476">
            <text:p text:style-name="P707"><text:span text:style-name="T298">seat</text:span><text:span/></text:p>
          </table:table-cell>
          <table:table-cell table:style-name="ce477">
            <text:p text:style-name="P708"><text:span text:style-name="T299"/><text:span text:style-name="T300">chicken rice </text:span><text:span text:style-name="T301">bowl</text:span><text:span/></text:p>
          </table:table-cell>
        </table:table-row>
        <table:table-row table:style-name="ro156">
          <table:table-cell table:style-name="ce478">
            <text:p text:style-name="P709"><text:span text:style-name="T302">Correct Answer</text:span><text:span/></text:p>
          </table:table-cell>
          <table:table-cell table:style-name="ce479" table:number-columns-spanned="4">
            <text:p text:style-name="P710"><text:span text:style-name="T303">Restaurant</text:span><text:span/></text:p>
          </table:table-cell>
          <table:covered-table-cell/>
          <table:covered-table-cell/>
          <table:covered-table-cell/>
        </table:table-row>
      </table:table>
      <text:p text:style-name="P711"><text:span text:style-name="T304"/><text:span/></text:p>
      <text:p text:style-name="P712"><text:span text:style-name="T305"/><text:span/></text:p>
      <table:table table:style-name="ta53">
        <table:table-columns>
          <table:table-column table:style-name="co272"/>
          <table:table-column table:style-name="co273"/>
          <table:table-column table:style-name="co274"/>
          <table:table-column table:style-name="co275"/>
          <table:table-column table:style-name="co276"/>
        </table:table-columns>
        <table:table-row table:style-name="ro157">
          <table:table-cell table:style-name="ce480">
            <text:p text:style-name="P713"><text:span text:style-name="T306">Sentence</text:span><text:span/></text:p>
          </table:table-cell>
          <table:table-cell table:style-name="ce481" table:number-columns-spanned="4">
            <text:p text:style-name="P714"><text:span text:style-name="T307">Monmouth Coffee is a staple at Borough Market, and it’s the perfect place to pick up a coffee to start your day.</text:span><text:span/></text:p>
          </table:table-cell>
          <table:covered-table-cell/>
          <table:covered-table-cell/>
          <table:covered-table-cell/>
        </table:table-row>
        <table:table-row table:style-name="ro158">
          <table:table-cell table:style-name="ce482">
            <text:p text:style-name="P715"><text:span text:style-name="T308">Tokens</text:span><text:span/></text:p>
          </table:table-cell>
          <table:table-cell table:style-name="ce483">
            <text:p text:style-name="P716"><text:span text:style-name="T309">coffee</text:span><text:span/></text:p>
          </table:table-cell>
          <table:table-cell table:style-name="ce484">
            <text:p text:style-name="P717"><text:span text:style-name="T310">place</text:span><text:span/></text:p>
          </table:table-cell>
          <table:table-cell table:style-name="ce485">
            <text:p text:style-name="P718"><text:span text:style-name="T311">day</text:span><text:span/></text:p>
          </table:table-cell>
          <table:table-cell table:style-name="ce486">
            <text:p text:style-name="P719"><text:span text:style-name="T312"/><text:span/></text:p>
          </table:table-cell>
        </table:table-row>
        <table:table-row table:style-name="ro159">
          <table:table-cell table:style-name="ce487">
            <text:p text:style-name="P720"><text:span text:style-name="T313">Correct Answer</text:span><text:span/></text:p>
          </table:table-cell>
          <table:table-cell table:style-name="ce488" table:number-columns-spanned="4">
            <text:p text:style-name="P721"><text:span text:style-name="T314">Cafe</text:span><text:span/></text:p>
          </table:table-cell>
          <table:covered-table-cell/>
          <table:covered-table-cell/>
          <table:covered-table-cell/>
        </table:table-row>
      </table:table>
      <text:p text:style-name="P722"><text:span text:style-name="T315"/><text:span/></text:p>
      <text:p text:style-name="P723"><text:span text:style-name="T316"/><text:span/></text:p>
      <text:p text:style-name="P724"><text:span text:style-name="T317"/><text:span/></text:p>
      <table:table table:style-name="ta54">
        <table:table-columns>
          <table:table-column table:style-name="co277"/>
          <table:table-column table:style-name="co278"/>
          <table:table-column table:style-name="co279"/>
          <table:table-column table:style-name="co280"/>
          <table:table-column table:style-name="co281"/>
        </table:table-columns>
        <table:table-row table:style-name="ro160">
          <table:table-cell table:style-name="ce489">
            <text:p text:style-name="P725"><text:span text:style-name="T318">Sentence</text:span><text:span/></text:p>
          </table:table-cell>
          <table:table-cell table:style-name="ce490" table:number-columns-spanned="4">
            <text:p text:style-name="P726"><text:span text:style-name="T319">Honey &amp; Co is perfect for tea and cake.</text:span><text:span/></text:p>
          </table:table-cell>
          <table:covered-table-cell/>
          <table:covered-table-cell/>
          <table:covered-table-cell/>
        </table:table-row>
        <table:table-row table:style-name="ro161">
          <table:table-cell table:style-name="ce491">
            <text:p text:style-name="P727"><text:span text:style-name="T320">Tokens</text:span><text:span/></text:p>
          </table:table-cell>
          <table:table-cell table:style-name="ce492">
            <text:p text:style-name="P728"><text:span text:style-name="T321">tea</text:span><text:span/></text:p>
          </table:table-cell>
          <table:table-cell table:style-name="ce493">
            <text:p text:style-name="P729"><text:span text:style-name="T322">cake</text:span><text:span/></text:p>
          </table:table-cell>
          <table:table-cell table:style-name="ce494">
            <text:p text:style-name="P730"><text:span text:style-name="T323"/><text:span/></text:p>
          </table:table-cell>
          <table:table-cell table:style-name="ce495">
            <text:p text:style-name="P731"><text:span text:style-name="T324"/><text:span/></text:p>
          </table:table-cell>
        </table:table-row>
        <table:table-row table:style-name="ro162">
          <table:table-cell table:style-name="ce496">
            <text:p text:style-name="P732"><text:span text:style-name="T325">Correct Answer</text:span><text:span/></text:p>
          </table:table-cell>
          <table:table-cell table:style-name="ce497" table:number-columns-spanned="4">
            <text:p text:style-name="P733"><text:span text:style-name="T326">Restaurant </text:span><text:span/></text:p>
          </table:table-cell>
          <table:covered-table-cell/>
          <table:covered-table-cell/>
          <table:covered-table-cell/>
        </table:table-row>
      </table:table>
      <text:p text:style-name="P734"><text:span text:style-name="T327"/><text:span/></text:p>
      <text:p text:style-name="P735"><text:span text:style-name="T328"/><text:span/></text:p>
      <text:p text:style-name="P736"><text:span text:style-name="T329"/><text:span/></text:p>
      <table:table table:style-name="ta55">
        <table:table-columns>
          <table:table-column table:style-name="co282"/>
          <table:table-column table:style-name="co283"/>
          <table:table-column table:style-name="co284"/>
          <table:table-column table:style-name="co285"/>
          <table:table-column table:style-name="co286"/>
        </table:table-columns>
        <table:table-row table:style-name="ro163">
          <table:table-cell table:style-name="ce498">
            <text:p text:style-name="P737"><text:span text:style-name="T330">Sentence</text:span><text:span/></text:p>
          </table:table-cell>
          <table:table-cell table:style-name="ce499" table:number-columns-spanned="4">
            <text:p text:style-name="P738"><text:span text:style-name="T331">Afternoon tea at the Sanderson is just the thing when you have the mood to indulge</text:span><text:span/></text:p>
          </table:table-cell>
          <table:covered-table-cell/>
          <table:covered-table-cell/>
          <table:covered-table-cell/>
        </table:table-row>
        <table:table-row table:style-name="ro164">
          <table:table-cell table:style-name="ce500">
            <text:p text:style-name="P739"><text:span text:style-name="T332">Tokens</text:span><text:span/></text:p>
          </table:table-cell>
          <table:table-cell table:style-name="ce501">
            <text:p text:style-name="P740"><text:span text:style-name="T333">Afternoon tea</text:span><text:span/></text:p>
          </table:table-cell>
          <table:table-cell table:style-name="ce502">
            <text:p text:style-name="P741"><text:span text:style-name="T334">thing</text:span><text:span/></text:p>
          </table:table-cell>
          <table:table-cell table:style-name="ce503">
            <text:p text:style-name="P742"><text:span text:style-name="T335">mood</text:span><text:span/></text:p>
          </table:table-cell>
          <table:table-cell table:style-name="ce504">
            <text:p text:style-name="P743"><text:span text:style-name="T336"/><text:span/></text:p>
          </table:table-cell>
        </table:table-row>
        <table:table-row table:style-name="ro165">
          <table:table-cell table:style-name="ce505">
            <text:p text:style-name="P744"><text:span text:style-name="T337">Correct Answer</text:span><text:span/></text:p>
          </table:table-cell>
          <table:table-cell table:style-name="ce506" table:number-columns-spanned="4">
            <text:p text:style-name="P745"><text:span text:style-name="T338">Hotel</text:span><text:span/></text:p>
          </table:table-cell>
          <table:covered-table-cell/>
          <table:covered-table-cell/>
          <table:covered-table-cell/>
        </table:table-row>
      </table:table>
      <text:p text:style-name="P746"><text:span text:style-name="T339"/><text:span/></text:p>
      <text:p text:style-name="P747"><text:span text:style-name="T340"/><text:span/></text:p>
      <table:table table:style-name="ta56">
        <table:table-columns>
          <table:table-column table:style-name="co287"/>
          <table:table-column table:style-name="co288"/>
          <table:table-column table:style-name="co289"/>
          <table:table-column table:style-name="co290"/>
          <table:table-column table:style-name="co291"/>
        </table:table-columns>
        <table:table-row table:style-name="ro166">
          <table:table-cell table:style-name="ce507">
            <text:p text:style-name="P748"><text:span text:style-name="T341">Sentence</text:span><text:span/></text:p>
          </table:table-cell>
          <table:table-cell table:style-name="ce508" table:number-columns-spanned="4">
            <text:p text:style-name="P749"><text:span text:style-name="T342">The Catherine Wheel, a family-run place is a good spot for a drink or lunch during a day of sightseeing.</text:span><text:span/></text:p>
          </table:table-cell>
          <table:covered-table-cell/>
          <table:covered-table-cell/>
          <table:covered-table-cell/>
        </table:table-row>
        <table:table-row table:style-name="ro167">
          <table:table-cell table:style-name="ce509">
            <text:p text:style-name="P750"><text:span text:style-name="T343">Tokens</text:span><text:span/></text:p>
          </table:table-cell>
          <table:table-cell table:style-name="ce510">
            <text:p text:style-name="P751"><text:span text:style-name="T344">place</text:span><text:span/></text:p>
          </table:table-cell>
          <table:table-cell table:style-name="ce511">
            <text:p text:style-name="P752"><text:span text:style-name="T345">spot</text:span><text:span/></text:p>
          </table:table-cell>
          <table:table-cell table:style-name="ce512">
            <text:p text:style-name="P753"><text:span text:style-name="T346">drink</text:span><text:span/></text:p>
          </table:table-cell>
          <table:table-cell table:style-name="ce513">
            <text:p text:style-name="P754"><text:span text:style-name="T347">Lunch </text:span><text:span/></text:p>
          </table:table-cell>
        </table:table-row>
        <table:table-row table:style-name="ro168">
          <table:table-cell table:style-name="ce514">
            <text:p text:style-name="P755"><text:span text:style-name="T348">Correct Answer</text:span><text:span/></text:p>
          </table:table-cell>
          <table:table-cell table:style-name="ce515" table:number-columns-spanned="4">
            <text:p text:style-name="P756"><text:span text:style-name="T349">Pub</text:span><text:span/></text:p>
          </table:table-cell>
          <table:covered-table-cell/>
          <table:covered-table-cell/>
          <table:covered-table-cell/>
        </table:table-row>
      </table:table>
      <text:p text:style-name="P757"><text:span text:style-name="T350"/><text:span/></text:p>
      <text:p text:style-name="P758"><text:span text:style-name="T351"/><text:span/></text:p>
      <text:p text:style-name="P759"><text:span text:style-name="T352"/><text:span/></text:p>
      <table:table table:style-name="ta57">
        <table:table-columns>
          <table:table-column table:style-name="co292"/>
          <table:table-column table:style-name="co293"/>
          <table:table-column table:style-name="co294"/>
          <table:table-column table:style-name="co295"/>
          <table:table-column table:style-name="co296"/>
        </table:table-columns>
        <table:table-row table:style-name="ro169">
          <table:table-cell table:style-name="ce516">
            <text:p text:style-name="P760"><text:span text:style-name="T353">Sentence</text:span><text:span/></text:p>
          </table:table-cell>
          <table:table-cell table:style-name="ce517" table:number-columns-spanned="4">
            <text:p text:style-name="P761"><text:span text:style-name="T354">Somerset House<text:s text:c="2"/>hosts all kinds of exhibitions and is a great place to dig deeper into a special interest or learn about something new.</text:span><text:span/></text:p>
          </table:table-cell>
          <table:covered-table-cell/>
          <table:covered-table-cell/>
          <table:covered-table-cell/>
        </table:table-row>
        <table:table-row table:style-name="ro170">
          <table:table-cell table:style-name="ce518">
            <text:p text:style-name="P762"><text:span text:style-name="T355">Tokens</text:span><text:span/></text:p>
          </table:table-cell>
          <table:table-cell table:style-name="ce519">
            <text:p text:style-name="P763"><text:span text:style-name="T356">exhibitions</text:span><text:span/></text:p>
          </table:table-cell>
          <table:table-cell table:style-name="ce520">
            <text:p text:style-name="P764"><text:span text:style-name="T357">place</text:span><text:span/></text:p>
          </table:table-cell>
          <table:table-cell table:style-name="ce521">
            <text:p text:style-name="P765"><text:span text:style-name="T358"/><text:span/></text:p>
          </table:table-cell>
          <table:table-cell table:style-name="ce522">
            <text:p text:style-name="P766"><text:span text:style-name="T359"/><text:span/></text:p>
          </table:table-cell>
        </table:table-row>
        <table:table-row table:style-name="ro171">
          <table:table-cell table:style-name="ce523">
            <text:p text:style-name="P767"><text:span text:style-name="T360">Correct Answer</text:span><text:span/></text:p>
          </table:table-cell>
          <table:table-cell table:style-name="ce524" table:number-columns-spanned="4">
            <text:p text:style-name="P768"><text:span text:style-name="T361">arts-center</text:span><text:span/></text:p>
          </table:table-cell>
          <table:covered-table-cell/>
          <table:covered-table-cell/>
          <table:covered-table-cell/>
        </table:table-row>
      </table:table>
      <text:p text:style-name="P769"><text:span text:style-name="T362"/><text:span/></text:p>
      <text:p text:style-name="P770"><text:span text:style-name="T363"/><text:span/></text:p>
      <text:p text:style-name="P771"><text:span text:style-name="T364"/><text:span/></text:p>
      <table:table table:style-name="ta58">
        <table:table-columns>
          <table:table-column table:style-name="co297"/>
          <table:table-column table:style-name="co298"/>
          <table:table-column table:style-name="co299"/>
          <table:table-column table:style-name="co300"/>
          <table:table-column table:style-name="co301"/>
        </table:table-columns>
        <table:table-row table:style-name="ro172">
          <table:table-cell table:style-name="ce525">
            <text:p text:style-name="P772"><text:span text:style-name="T365">Sentence</text:span><text:span/></text:p>
          </table:table-cell>
          <table:table-cell table:style-name="ce526" table:number-columns-spanned="4">
            <text:p text:style-name="P773"><text:span text:style-name="T366">Bretforton is best known for The Fleece Inn, a 15th-century<text:s text:c="2"/>historical place is a favourite for real ales and traditional ciders and loads of atmosphere.</text:span><text:span/></text:p>
          </table:table-cell>
          <table:covered-table-cell/>
          <table:covered-table-cell/>
          <table:covered-table-cell/>
        </table:table-row>
        <table:table-row table:style-name="ro173">
          <table:table-cell table:style-name="ce527">
            <text:p text:style-name="P774"><text:span text:style-name="T367">Tokens</text:span><text:span/></text:p>
          </table:table-cell>
          <table:table-cell table:style-name="ce528">
            <text:p text:style-name="P775"><text:span text:style-name="T368">place</text:span><text:span/></text:p>
          </table:table-cell>
          <table:table-cell table:style-name="ce529">
            <text:p text:style-name="P776"><text:span text:style-name="T369">ales</text:span><text:span/></text:p>
          </table:table-cell>
          <table:table-cell table:style-name="ce530">
            <text:p text:style-name="P777"><text:span text:style-name="T370">ciders</text:span><text:span/></text:p>
          </table:table-cell>
          <table:table-cell table:style-name="ce531">
            <text:p text:style-name="P778"><text:span text:style-name="T371">atmosphere</text:span><text:span/></text:p>
          </table:table-cell>
        </table:table-row>
        <table:table-row table:style-name="ro174">
          <table:table-cell table:style-name="ce532">
            <text:p text:style-name="P779"><text:span text:style-name="T372">Correct Answer</text:span><text:span/></text:p>
          </table:table-cell>
          <table:table-cell table:style-name="ce533" table:number-columns-spanned="4">
            <text:p text:style-name="P780"><text:span text:style-name="T373">pub</text:span><text:span/></text:p>
          </table:table-cell>
          <table:covered-table-cell/>
          <table:covered-table-cell/>
          <table:covered-table-cell/>
        </table:table-row>
      </table:table>
      <text:p text:style-name="P781"><text:span text:style-name="T374"/><text:span/></text:p>
      <text:p text:style-name="P782"><text:span text:style-name="T375"/><text:span/></text:p>
      <text:p text:style-name="P783"><text:span text:style-name="T376"/><text:span/></text:p>
      <table:table table:style-name="ta59">
        <table:table-columns>
          <table:table-column table:style-name="co302"/>
          <table:table-column table:style-name="co303"/>
          <table:table-column table:style-name="co304"/>
          <table:table-column table:style-name="co305"/>
          <table:table-column table:style-name="co306"/>
        </table:table-columns>
        <table:table-row table:style-name="ro175">
          <table:table-cell table:style-name="ce534">
            <text:p text:style-name="P784"><text:span text:style-name="T377">Sentence</text:span><text:span/></text:p>
          </table:table-cell>
          <table:table-cell table:style-name="ce535" table:number-columns-spanned="4">
            <text:p text:style-name="P785"><text:span text:style-name="T378">Poilane makes some of the best bread in the city and Dominique Ansel’s iconic cronuts draw locals and visitors alike.</text:span><text:span/></text:p>
          </table:table-cell>
          <table:covered-table-cell/>
          <table:covered-table-cell/>
          <table:covered-table-cell/>
        </table:table-row>
        <table:table-row table:style-name="ro176">
          <table:table-cell table:style-name="ce536">
            <text:p text:style-name="P786"><text:span text:style-name="T379">Tokens</text:span><text:span/></text:p>
          </table:table-cell>
          <table:table-cell table:style-name="ce537">
            <text:p text:style-name="P787"><text:span text:style-name="T380">bread</text:span><text:span/></text:p>
          </table:table-cell>
          <table:table-cell table:style-name="ce538">
            <text:p text:style-name="P788"><text:span text:style-name="T381">cronuts</text:span><text:span/></text:p>
          </table:table-cell>
          <table:table-cell table:style-name="ce539">
            <text:p text:style-name="P789"><text:span text:style-name="T382"/><text:span/></text:p>
          </table:table-cell>
          <table:table-cell table:style-name="ce540">
            <text:p text:style-name="P790"><text:span text:style-name="T383"/><text:span/></text:p>
          </table:table-cell>
        </table:table-row>
        <table:table-row table:style-name="ro177">
          <table:table-cell table:style-name="ce541">
            <text:p text:style-name="P791"><text:span text:style-name="T384">Correct Answer</text:span><text:span/></text:p>
          </table:table-cell>
          <table:table-cell table:style-name="ce542" table:number-columns-spanned="4">
            <text:p text:style-name="P792"><text:span text:style-name="T385">Bakery</text:span><text:span/></text:p>
          </table:table-cell>
          <table:covered-table-cell/>
          <table:covered-table-cell/>
          <table:covered-table-cell/>
        </table:table-row>
      </table:table>
      <text:p text:style-name="P793"><text:span text:style-name="T386"/><text:span/></text:p>
      <text:p text:style-name="P794"><text:span text:style-name="T387"/><text:span/></text:p>
      <text:p text:style-name="P795"><text:span text:style-name="T388"/><text:span/></text:p>
      <table:table table:style-name="ta60">
        <table:table-columns>
          <table:table-column table:style-name="co307"/>
          <table:table-column table:style-name="co308"/>
          <table:table-column table:style-name="co309"/>
          <table:table-column table:style-name="co310"/>
          <table:table-column table:style-name="co311"/>
        </table:table-columns>
        <table:table-row table:style-name="ro178">
          <table:table-cell table:style-name="ce543">
            <text:p text:style-name="P796"><text:span text:style-name="T389">Sentence</text:span><text:span/></text:p>
          </table:table-cell>
          <table:table-cell table:style-name="ce544" table:number-columns-spanned="4">
            <text:p text:style-name="P797"><text:span text:style-name="T390">While in belgravia , join the queue for a cupcake at Peggy Porschen. They are most famous in London, and the wait to eat here is worthwhile</text:span><text:span/></text:p>
          </table:table-cell>
          <table:covered-table-cell/>
          <table:covered-table-cell/>
          <table:covered-table-cell/>
        </table:table-row>
        <table:table-row table:style-name="ro179">
          <table:table-cell table:style-name="ce545">
            <text:p text:style-name="P798"><text:span text:style-name="T391">Tokens</text:span><text:span/></text:p>
          </table:table-cell>
          <table:table-cell table:style-name="ce546">
            <text:p text:style-name="P799"><text:span text:style-name="T392">queue</text:span><text:span/></text:p>
          </table:table-cell>
          <table:table-cell table:style-name="ce547">
            <text:p text:style-name="P800"><text:span text:style-name="T393">cupcake</text:span><text:span/></text:p>
          </table:table-cell>
          <table:table-cell table:style-name="ce548">
            <text:p text:style-name="P801"><text:span text:style-name="T394"/><text:span/></text:p>
          </table:table-cell>
          <table:table-cell table:style-name="ce549">
            <text:p text:style-name="P802"><text:span text:style-name="T395"/><text:span/></text:p>
          </table:table-cell>
        </table:table-row>
        <table:table-row table:style-name="ro180">
          <table:table-cell table:style-name="ce550">
            <text:p text:style-name="P803"><text:span text:style-name="T396">Correct Answer</text:span><text:span/></text:p>
          </table:table-cell>
          <table:table-cell table:style-name="ce551" table:number-columns-spanned="4">
            <text:p text:style-name="P804"><text:span text:style-name="T397">Cafe</text:span><text:span/></text:p>
          </table:table-cell>
          <table:covered-table-cell/>
          <table:covered-table-cell/>
          <table:covered-table-cell/>
        </table:table-row>
      </table:table>
      <text:p text:style-name="P805"><text:span text:style-name="T398"/><text:span/></text:p>
      <text:p text:style-name="P806"><text:span text:style-name="T399"/><text:span/></text:p>
      <text:p text:style-name="P807"><text:span text:style-name="T400"/><text:span/></text:p>
      <table:table table:style-name="ta61">
        <table:table-columns>
          <table:table-column table:style-name="co312"/>
          <table:table-column table:style-name="co313"/>
          <table:table-column table:style-name="co314"/>
          <table:table-column table:style-name="co315"/>
          <table:table-column table:style-name="co316"/>
        </table:table-columns>
        <table:table-row table:style-name="ro181">
          <table:table-cell table:style-name="ce552">
            <text:p text:style-name="P808"><text:span text:style-name="T401">Sentence</text:span><text:span/></text:p>
          </table:table-cell>
          <table:table-cell table:style-name="ce553" table:number-columns-spanned="4">
            <text:p text:style-name="P809"><text:span text:style-name="T402">The George in Hamburg was trendy and chic, with lots of overstuffed sofas in the lobby lounge and hip design elements in the bar and restaurant. There were also big terraces outside that were perfect for relaxing in the summer sunshine.</text:span><text:span/></text:p>
          </table:table-cell>
          <table:covered-table-cell/>
          <table:covered-table-cell/>
          <table:covered-table-cell/>
        </table:table-row>
        <table:table-row table:style-name="ro182">
          <table:table-cell table:style-name="ce554">
            <text:p text:style-name="P810"><text:span text:style-name="T403">Tokens</text:span><text:span/></text:p>
          </table:table-cell>
          <table:table-cell table:style-name="ce555">
            <text:p text:style-name="P811"><text:span text:style-name="T404">sofas</text:span><text:span/></text:p>
          </table:table-cell>
          <table:table-cell table:style-name="ce556">
            <text:p text:style-name="P812"><text:span text:style-name="T405">Lobby lounge</text:span><text:span/></text:p>
          </table:table-cell>
          <table:table-cell table:style-name="ce557">
            <text:p text:style-name="P813"><text:span text:style-name="T406">Design elements</text:span><text:span/></text:p>
          </table:table-cell>
          <table:table-cell table:style-name="ce558">
            <text:p text:style-name="P814"><text:span text:style-name="T407">terraces</text:span><text:span/></text:p>
          </table:table-cell>
        </table:table-row>
        <table:table-row table:style-name="ro183">
          <table:table-cell table:style-name="ce559">
            <text:p text:style-name="P815"><text:span text:style-name="T408">Correct Answer</text:span><text:span/></text:p>
          </table:table-cell>
          <table:table-cell table:style-name="ce560" table:number-columns-spanned="4">
            <text:p text:style-name="P816"><text:span text:style-name="T409">Hotel</text:span><text:span/></text:p>
          </table:table-cell>
          <table:covered-table-cell/>
          <table:covered-table-cell/>
          <table:covered-table-cell/>
        </table:table-row>
      </table:table>
      <text:p text:style-name="P817"><text:span text:style-name="T410"/><text:span/></text:p>
      <text:p text:style-name="P818"><text:span text:style-name="T411"/><text:span/></text:p>
      <text:p text:style-name="P819"><text:span text:style-name="T412"/><text:span/></text:p>
      <table:table table:style-name="ta62">
        <table:table-columns>
          <table:table-column table:style-name="co317"/>
          <table:table-column table:style-name="co318"/>
          <table:table-column table:style-name="co319"/>
          <table:table-column table:style-name="co320"/>
          <table:table-column table:style-name="co321"/>
        </table:table-columns>
        <table:table-row table:style-name="ro184">
          <table:table-cell table:style-name="ce561">
            <text:p text:style-name="P820"><text:span text:style-name="T413">Sentence</text:span><text:span/></text:p>
          </table:table-cell>
          <table:table-cell table:style-name="ce562" table:number-columns-spanned="4">
            <text:p text:style-name="P821"><text:span text:style-name="T414">Later I see even more of this side of Berlin at Sage, where exposed concrete walls covered in remnants of graffiti blur the distinction between the dining room and the exterior yard, which itself is a sort of limousine graveyard.</text:span><text:span/></text:p>
          </table:table-cell>
          <table:covered-table-cell/>
          <table:covered-table-cell/>
          <table:covered-table-cell/>
        </table:table-row>
        <table:table-row table:style-name="ro185">
          <table:table-cell table:style-name="ce563">
            <text:p text:style-name="P822"><text:span text:style-name="T415">Tokens</text:span><text:span/></text:p>
          </table:table-cell>
          <table:table-cell table:style-name="ce564">
            <text:p text:style-name="P823"><text:span text:style-name="T416">Concrete walls</text:span><text:span/></text:p>
          </table:table-cell>
          <table:table-cell table:style-name="ce565">
            <text:p text:style-name="P824"><text:span text:style-name="T417">Dinning room</text:span><text:span/></text:p>
          </table:table-cell>
          <table:table-cell table:style-name="ce566">
            <text:p text:style-name="P825"><text:span text:style-name="T418">yard</text:span><text:span/></text:p>
          </table:table-cell>
          <table:table-cell table:style-name="ce567">
            <text:p text:style-name="P826"><text:span text:style-name="T419">graveyard</text:span><text:span/></text:p>
          </table:table-cell>
        </table:table-row>
        <table:table-row table:style-name="ro186">
          <table:table-cell table:style-name="ce568">
            <text:p text:style-name="P827"><text:span text:style-name="T420">Correct Answer</text:span><text:span/></text:p>
          </table:table-cell>
          <table:table-cell table:style-name="ce569" table:number-columns-spanned="4">
            <text:p text:style-name="P828"><text:span text:style-name="T421">Restaurant</text:span><text:span/></text:p>
          </table:table-cell>
          <table:covered-table-cell/>
          <table:covered-table-cell/>
          <table:covered-table-cell/>
        </table:table-row>
      </table:table>
      <text:p text:style-name="P829"><text:span text:style-name="T422"/><text:span/></text:p>
      <text:p text:style-name="P830"><text:span text:style-name="T423"/><text:span/></text:p>
      <text:p text:style-name="P831"><text:span text:style-name="T424"/><text:span/></text:p>
      <table:table table:style-name="ta63">
        <table:table-columns>
          <table:table-column table:style-name="co322"/>
          <table:table-column table:style-name="co323"/>
          <table:table-column table:style-name="co324"/>
          <table:table-column table:style-name="co325"/>
          <table:table-column table:style-name="co326"/>
        </table:table-columns>
        <table:table-row table:style-name="ro187">
          <table:table-cell table:style-name="ce570">
            <text:p text:style-name="P832"><text:span text:style-name="T425">Sentence</text:span><text:span/></text:p>
          </table:table-cell>
          <table:table-cell table:style-name="ce571" table:number-columns-spanned="4">
            <text:p text:style-name="P833"><text:span text:style-name="T426">I also meandered through the Planten un Blomen, which was one of the most beautifully landscaped places I’ve ever been to. From fragrant roses to pretty ponds and wild waterfalls, the place had me in awe.</text:span><text:span/></text:p>
          </table:table-cell>
          <table:covered-table-cell/>
          <table:covered-table-cell/>
          <table:covered-table-cell/>
        </table:table-row>
        <table:table-row table:style-name="ro188">
          <table:table-cell table:style-name="ce572">
            <text:p text:style-name="P834"><text:span text:style-name="T427">Tokens</text:span><text:span/></text:p>
          </table:table-cell>
          <table:table-cell table:style-name="ce573">
            <text:p text:style-name="P835"><text:span text:style-name="T428">place</text:span><text:span/></text:p>
          </table:table-cell>
          <table:table-cell table:style-name="ce574">
            <text:p text:style-name="P836"><text:span text:style-name="T429">roses</text:span><text:span/></text:p>
          </table:table-cell>
          <table:table-cell table:style-name="ce575">
            <text:p text:style-name="P837"><text:span text:style-name="T430">waterfalls</text:span><text:span/></text:p>
          </table:table-cell>
          <table:table-cell table:style-name="ce576">
            <text:p text:style-name="P838"><text:span text:style-name="T431">ponds</text:span><text:span/></text:p>
          </table:table-cell>
        </table:table-row>
        <table:table-row table:style-name="ro189">
          <table:table-cell table:style-name="ce577">
            <text:p text:style-name="P839"><text:span text:style-name="T432">Correct Answer</text:span><text:span/></text:p>
          </table:table-cell>
          <table:table-cell table:style-name="ce578" table:number-columns-spanned="4">
            <text:p text:style-name="P840"><text:span text:style-name="T433">Park and attraction</text:span><text:span/></text:p>
          </table:table-cell>
          <table:covered-table-cell/>
          <table:covered-table-cell/>
          <table:covered-table-cell/>
        </table:table-row>
      </table:table>
      <text:p text:style-name="P841"><text:span text:style-name="T434"/><text:span/></text:p>
      <text:p text:style-name="P842"><text:span text:style-name="T435"/><text:span/></text:p>
      <text:p text:style-name="P843"><text:span text:style-name="T436"/><text:span/></text:p>
      <text:p text:style-name="P844"><text:span text:style-name="T437"/><text:span/></text:p>
      <text:p text:style-name="P845"><text:span text:style-name="T438"/><text:span/></text:p>
      <table:table table:style-name="ta64">
        <table:table-columns>
          <table:table-column table:style-name="co327"/>
          <table:table-column table:style-name="co328"/>
          <table:table-column table:style-name="co329"/>
          <table:table-column table:style-name="co330"/>
          <table:table-column table:style-name="co331"/>
          <table:table-column table:style-name="co332"/>
        </table:table-columns>
        <table:table-row table:style-name="ro190">
          <table:table-cell table:style-name="ce579">
            <text:p text:style-name="P846"><text:span text:style-name="T439">Sentence</text:span><text:span/></text:p>
          </table:table-cell>
          <table:table-cell table:style-name="ce580" table:number-columns-spanned="5">
            <text:p text:style-name="P847"><text:span text:style-name="T440">Birdland has all kinds of avian species, including flamingos, pelicans, penguins, and owls.</text:span><text:span/></text:p>
          </table:table-cell>
          <table:covered-table-cell/>
          <table:covered-table-cell/>
          <table:covered-table-cell/>
          <table:covered-table-cell/>
        </table:table-row>
        <table:table-row table:style-name="ro191">
          <table:table-cell table:style-name="ce581">
            <text:p text:style-name="P848"><text:span text:style-name="T441">Tokens</text:span><text:span/></text:p>
          </table:table-cell>
          <table:table-cell table:style-name="ce582">
            <text:p text:style-name="P849"><text:span text:style-name="T442">species</text:span><text:span/></text:p>
          </table:table-cell>
          <table:table-cell table:style-name="ce583">
            <text:p text:style-name="P850"><text:span text:style-name="T443">flamingos</text:span><text:span/></text:p>
          </table:table-cell>
          <table:table-cell table:style-name="ce584">
            <text:p text:style-name="P851"><text:span text:style-name="T444">pelicans</text:span><text:span/></text:p>
          </table:table-cell>
          <table:table-cell table:style-name="ce585">
            <text:p text:style-name="P852"><text:span text:style-name="T445">penguins</text:span><text:span/></text:p>
          </table:table-cell>
          <table:table-cell table:style-name="ce586">
            <text:p text:style-name="P853"><text:span text:style-name="T446">owls</text:span><text:span/></text:p>
          </table:table-cell>
        </table:table-row>
        <table:table-row table:style-name="ro192">
          <table:table-cell table:style-name="ce587">
            <text:p text:style-name="P854"><text:span text:style-name="T447">Correct Answer</text:span><text:span/></text:p>
          </table:table-cell>
          <table:table-cell table:style-name="ce588" table:number-columns-spanned="5">
            <text:p text:style-name="P855"><text:span text:style-name="T448">Zoo </text:span><text:span/></text:p>
          </table:table-cell>
          <table:covered-table-cell/>
          <table:covered-table-cell/>
          <table:covered-table-cell/>
          <table:covered-table-cell/>
        </table:table-row>
      </table:table>
      <text:p text:style-name="P856"><text:span text:style-name="T449"/><text:span/></text:p>
      <text:p text:style-name="P857"><text:span text:style-name="T450"/><text:span/></text:p>
      <text:p text:style-name="P858"><text:span text:style-name="T451"/><text:span/></text:p>
      <table:table table:style-name="ta65">
        <table:table-columns>
          <table:table-column table:style-name="co333"/>
          <table:table-column table:style-name="co334"/>
          <table:table-column table:style-name="co335"/>
          <table:table-column table:style-name="co336"/>
          <table:table-column table:style-name="co337"/>
          <table:table-column table:style-name="co338"/>
          <table:table-column table:style-name="co339"/>
        </table:table-columns>
        <table:table-row table:style-name="ro193">
          <table:table-cell table:style-name="ce589">
            <text:p text:style-name="P859"><text:span text:style-name="T452">Sentence</text:span><text:span/></text:p>
          </table:table-cell>
          <table:table-cell table:style-name="ce590" table:number-columns-spanned="6">
            <text:p text:style-name="P860"><text:span text:style-name="T453">Eze is particularly famous for the Jardin Exotique, which contains an impressive collection of succulents as well as old castle ruins and panoramas across the Mediterranean.</text:span><text:span/></text:p>
          </table:table-cell>
          <table:covered-table-cell/>
          <table:covered-table-cell/>
          <table:covered-table-cell/>
          <table:covered-table-cell/>
          <table:covered-table-cell/>
        </table:table-row>
        <table:table-row table:style-name="ro194">
          <table:table-cell table:style-name="ce591">
            <text:p text:style-name="P861"><text:span text:style-name="T454">Tokens</text:span><text:span/></text:p>
          </table:table-cell>
          <table:table-cell table:style-name="ce592">
            <text:p text:style-name="P862"><text:span text:style-name="T455">Jardin Exotique</text:span><text:span/></text:p>
          </table:table-cell>
          <table:table-cell table:style-name="ce593">
            <text:p text:style-name="P863"><text:span text:style-name="T456">collection</text:span><text:span/></text:p>
          </table:table-cell>
          <table:table-cell table:style-name="ce594">
            <text:p text:style-name="P864"><text:span text:style-name="T457">succulents</text:span><text:span/></text:p>
          </table:table-cell>
          <table:table-cell table:style-name="ce595">
            <text:p text:style-name="P865"><text:span text:style-name="T458">castle ruins</text:span><text:span/></text:p>
          </table:table-cell>
          <table:table-cell table:style-name="ce596">
            <text:p text:style-name="P866"><text:span text:style-name="T459"/><text:span text:style-name="T460">panoramas</text:span><text:span text:style-name="T461"/><text:span/></text:p>
          </table:table-cell>
          <table:table-cell table:style-name="ce597">
            <text:p text:style-name="P867"><text:span text:style-name="T462"/><text:span text:style-name="T463">Mediterranean</text:span><text:span/><text:span text:style-name="T464"/><text:span text:style-name="T465"/></text:p>
          </table:table-cell>
        </table:table-row>
        <table:table-row table:style-name="ro195">
          <table:table-cell table:style-name="ce598">
            <text:p text:style-name="P868"><text:span text:style-name="T466">Correct Answer</text:span><text:span/></text:p>
          </table:table-cell>
          <table:table-cell table:style-name="ce599" table:number-columns-spanned="6">
            <text:p text:style-name="P869"><text:span text:style-name="T467">Park</text:span><text:span/></text:p>
          </table:table-cell>
          <table:covered-table-cell/>
          <table:covered-table-cell/>
          <table:covered-table-cell/>
          <table:covered-table-cell/>
          <table:covered-table-cell/>
        </table:table-row>
      </table:table>
      <text:p text:style-name="P870"><text:span text:style-name="T468"/><text:span/></text:p>
      <text:p text:style-name="P871"><text:span text:style-name="T469"/><text:span/></text:p>
      <text:p text:style-name="P872"><text:span text:style-name="T470"/><text:span/></text:p>
      <table:table table:style-name="ta66">
        <table:table-columns>
          <table:table-column table:style-name="co340"/>
          <table:table-column table:style-name="co341"/>
          <table:table-column table:style-name="co342"/>
          <table:table-column table:style-name="co343"/>
          <table:table-column table:style-name="co344"/>
          <table:table-column table:style-name="co345"/>
          <table:table-column table:style-name="co346"/>
        </table:table-columns>
        <table:table-row table:style-name="ro196">
          <table:table-cell table:style-name="ce600">
            <text:p text:style-name="P873"><text:span text:style-name="T471">Sentence</text:span><text:span/></text:p>
          </table:table-cell>
          <table:table-cell table:style-name="ce601" table:number-columns-spanned="6">
            <text:p text:style-name="P874"><text:span text:style-name="T472">Beaulieu-sur-Mer is particularly well-known for being home to Villa Kerylos which has a great collection of artifacts, artifacts, art, furniture, and mosaics inside.</text:span><text:span/></text:p>
          </table:table-cell>
          <table:covered-table-cell/>
          <table:covered-table-cell/>
          <table:covered-table-cell/>
          <table:covered-table-cell/>
          <table:covered-table-cell/>
        </table:table-row>
        <table:table-row table:style-name="ro197">
          <table:table-cell table:style-name="ce602">
            <text:p text:style-name="P875"><text:span text:style-name="T473">Tokens</text:span><text:span/></text:p>
          </table:table-cell>
          <table:table-cell table:style-name="ce603">
            <text:p text:style-name="P876"><text:span text:style-name="T474">home</text:span><text:span/></text:p>
          </table:table-cell>
          <table:table-cell table:style-name="ce604">
            <text:p text:style-name="P877"><text:span text:style-name="T475">collection</text:span><text:span/></text:p>
          </table:table-cell>
          <table:table-cell table:style-name="ce605">
            <text:p text:style-name="P878"><text:span text:style-name="T476">artifacts</text:span><text:span/></text:p>
          </table:table-cell>
          <table:table-cell table:style-name="ce606">
            <text:p text:style-name="P879"><text:span text:style-name="T477">Furniture</text:span><text:span/></text:p>
          </table:table-cell>
          <table:table-cell table:style-name="ce607">
            <text:p text:style-name="P880"><text:span text:style-name="T478">art</text:span><text:span/></text:p>
          </table:table-cell>
          <table:table-cell table:style-name="ce608">
            <text:p text:style-name="P881"><text:span text:style-name="T479">Mosaics</text:span><text:span/></text:p>
          </table:table-cell>
        </table:table-row>
        <table:table-row table:style-name="ro198">
          <table:table-cell table:style-name="ce609">
            <text:p text:style-name="P882"><text:span text:style-name="T480">Correct Answer</text:span><text:span/></text:p>
          </table:table-cell>
          <table:table-cell table:style-name="ce610" table:number-columns-spanned="6">
            <text:p text:style-name="P883"><text:span text:style-name="T481"/><text:span/></text:p>
            <text:p text:style-name="P884"><text:span text:style-name="T482">Museum</text:span><text:span/></text:p>
          </table:table-cell>
          <table:covered-table-cell/>
          <table:covered-table-cell/>
          <table:covered-table-cell/>
          <table:covered-table-cell/>
          <table:covered-table-cell/>
        </table:table-row>
      </table:table>
      <text:p text:style-name="P885"><text:span/><text:span/></text:p>
      <text:p text:style-name="P886"><text:span/><text:span/></text:p>
      <text:p text:style-name="P887"><text:span/><text:span/></text:p>
      <table:table table:style-name="ta67">
        <table:table-columns>
          <table:table-column table:style-name="co347"/>
          <table:table-column table:style-name="co348"/>
          <table:table-column table:style-name="co349"/>
          <table:table-column table:style-name="co350"/>
          <table:table-column table:style-name="co351"/>
        </table:table-columns>
        <table:table-row table:style-name="ro199">
          <table:table-cell table:style-name="ce611">
            <text:p text:style-name="P888"><text:span text:style-name="T483">Sentence</text:span><text:span/></text:p>
          </table:table-cell>
          <table:table-cell table:style-name="ce612" table:number-columns-spanned="4">
            <text:p text:style-name="P889"><text:span text:style-name="T484">Halkin Mews come off as a delight to explore. The cobblestones, greenery, and houses are some of the loveliest in London.</text:span><text:span/></text:p>
          </table:table-cell>
          <table:covered-table-cell/>
          <table:covered-table-cell/>
          <table:covered-table-cell/>
        </table:table-row>
        <table:table-row table:style-name="ro200">
          <table:table-cell table:style-name="ce613">
            <text:p text:style-name="P890"><text:span text:style-name="T485">Tokens</text:span><text:span/></text:p>
          </table:table-cell>
          <table:table-cell table:style-name="ce614">
            <text:p text:style-name="P891"><text:span text:style-name="T486">delight</text:span><text:span/></text:p>
          </table:table-cell>
          <table:table-cell table:style-name="ce615">
            <text:p text:style-name="P892"><text:span text:style-name="T487">cobblestones</text:span><text:span/></text:p>
          </table:table-cell>
          <table:table-cell table:style-name="ce616">
            <text:p text:style-name="P893"><text:span text:style-name="T488">greenery</text:span><text:span/></text:p>
          </table:table-cell>
          <table:table-cell table:style-name="ce617">
            <text:p text:style-name="P894"><text:span text:style-name="T489">houses</text:span><text:span/></text:p>
          </table:table-cell>
        </table:table-row>
        <table:table-row table:style-name="ro201">
          <table:table-cell table:style-name="ce618">
            <text:p text:style-name="P895"><text:span text:style-name="T490">Correct Answer</text:span><text:span/></text:p>
          </table:table-cell>
          <table:table-cell table:style-name="ce619" table:number-columns-spanned="4">
            <text:p text:style-name="P896"><text:span text:style-name="T491">Road</text:span><text:span/></text:p>
          </table:table-cell>
          <table:covered-table-cell/>
          <table:covered-table-cell/>
          <table:covered-table-cell/>
        </table:table-row>
      </table:table>
      <text:p text:style-name="P897"><text:span/><text:span/></text:p>
      <text:p text:style-name="P898"><text:span/><text:span/></text:p>
      <text:p text:style-name="P899"><text:span/><text:span/></text:p>
      <table:table table:style-name="ta68">
        <table:table-columns>
          <table:table-column table:style-name="co352"/>
          <table:table-column table:style-name="co353"/>
          <table:table-column table:style-name="co354"/>
          <table:table-column table:style-name="co355"/>
          <table:table-column table:style-name="co356"/>
        </table:table-columns>
        <table:table-row table:style-name="ro202">
          <table:table-cell table:style-name="ce620">
            <text:p text:style-name="P900"><text:span text:style-name="T492">Sentence</text:span><text:span/></text:p>
          </table:table-cell>
          <table:table-cell table:style-name="ce621" table:number-columns-spanned="4">
            <text:p text:style-name="P901"><text:span text:style-name="T493">In the southern part, Ebury Street’s La Poule au Pot has one of the prettiest dining rooms in the city.</text:span><text:span/></text:p>
          </table:table-cell>
          <table:covered-table-cell/>
          <table:covered-table-cell/>
          <table:covered-table-cell/>
        </table:table-row>
        <table:table-row table:style-name="ro203">
          <table:table-cell table:style-name="ce622">
            <text:p text:style-name="P902"><text:span text:style-name="T494">Tokens</text:span><text:span/></text:p>
          </table:table-cell>
          <table:table-cell table:style-name="ce623">
            <text:p text:style-name="P903"><text:span text:style-name="T495">part</text:span><text:span/></text:p>
          </table:table-cell>
          <table:table-cell table:style-name="ce624">
            <text:p text:style-name="P904"><text:span text:style-name="T496">Dining rooms</text:span><text:span/></text:p>
          </table:table-cell>
          <table:table-cell table:style-name="ce625">
            <text:p text:style-name="P905"><text:span text:style-name="T497"/><text:span/></text:p>
          </table:table-cell>
          <table:table-cell table:style-name="ce626">
            <text:p text:style-name="P906"><text:span text:style-name="T498"/><text:span/></text:p>
          </table:table-cell>
        </table:table-row>
        <table:table-row table:style-name="ro204">
          <table:table-cell table:style-name="ce627">
            <text:p text:style-name="P907"><text:span text:style-name="T499">Correct Answer</text:span><text:span/></text:p>
          </table:table-cell>
          <table:table-cell table:style-name="ce628" table:number-columns-spanned="4">
            <text:p text:style-name="P908"><text:span text:style-name="T500">restaurant</text:span><text:span/></text:p>
          </table:table-cell>
          <table:covered-table-cell/>
          <table:covered-table-cell/>
          <table:covered-table-cell/>
        </table:table-row>
      </table:table>
      <text:p text:style-name="P909"><text:span/><text:span/></text:p>
      <text:p text:style-name="P910"><text:span/><text:span/></text:p>
      <text:p text:style-name="P911"><text:span/><text:span/></text:p>
      <text:p text:style-name="P912"><text:span/><text:span/></text:p>
      <text:p text:style-name="P913"><text:span/><text:span/></text:p>
      <text:p text:style-name="P914"><text:span/><text:span/></text:p>
      <text:p text:style-name="P915"><text:span/><text:span/></text:p>
      <text:p text:style-name="P916"><text:span/><text:span/></text:p>
      <table:table table:style-name="ta69">
        <table:table-columns>
          <table:table-column table:style-name="co357"/>
          <table:table-column table:style-name="co358"/>
          <table:table-column table:style-name="co359"/>
          <table:table-column table:style-name="co360"/>
          <table:table-column table:style-name="co361"/>
        </table:table-columns>
        <table:table-row table:style-name="ro205">
          <table:table-cell table:style-name="ce629">
            <text:p text:style-name="P917"><text:span text:style-name="T501">Sentence</text:span><text:span/></text:p>
          </table:table-cell>
          <table:table-cell table:style-name="ce630" table:number-columns-spanned="4">
            <text:p text:style-name="P918"><text:span text:style-name="T502">In<text:s text:c="2"/>St Petersburg one could spend days in the Hermitage, which has everything from gorgeous state apartments to Impressionist paintings and sculpture rooms.</text:span><text:span/></text:p>
          </table:table-cell>
          <table:covered-table-cell/>
          <table:covered-table-cell/>
          <table:covered-table-cell/>
        </table:table-row>
        <table:table-row table:style-name="ro206">
          <table:table-cell table:style-name="ce631">
            <text:p text:style-name="P919"><text:span text:style-name="T503">Tokens</text:span><text:span/></text:p>
          </table:table-cell>
          <table:table-cell table:style-name="ce632">
            <text:p text:style-name="P920"><text:span text:style-name="T504"> Hermitage</text:span><text:span/></text:p>
          </table:table-cell>
          <table:table-cell table:style-name="ce633">
            <text:p text:style-name="P921"><text:span text:style-name="T505">state apartments</text:span><text:span/></text:p>
          </table:table-cell>
          <table:table-cell table:style-name="ce634">
            <text:p text:style-name="P922"><text:span text:style-name="T506"> impressionist paintings</text:span><text:span/></text:p>
          </table:table-cell>
          <table:table-cell table:style-name="ce635">
            <text:p text:style-name="P923"><text:span text:style-name="T507">sculpture rooms</text:span><text:span/></text:p>
          </table:table-cell>
        </table:table-row>
        <table:table-row table:style-name="ro207">
          <table:table-cell table:style-name="ce636">
            <text:p text:style-name="P924"><text:span text:style-name="T508">Correct Answer</text:span><text:span/></text:p>
          </table:table-cell>
          <table:table-cell table:style-name="ce637" table:number-columns-spanned="4">
            <text:p text:style-name="P925"><text:span text:style-name="T509">museum</text:span><text:span/></text:p>
          </table:table-cell>
          <table:covered-table-cell/>
          <table:covered-table-cell/>
          <table:covered-table-cell/>
        </table:table-row>
      </table:table>
      <text:p text:style-name="P926"><text:span/><text:span/></text:p>
      <text:p text:style-name="P927"><text:span/><text:span/></text:p>
      <text:p text:style-name="P928"><text:span/><text:span/></text:p>
      <table:table table:style-name="ta70">
        <table:table-columns>
          <table:table-column table:style-name="co362"/>
          <table:table-column table:style-name="co363"/>
          <table:table-column table:style-name="co364"/>
          <table:table-column table:style-name="co365"/>
          <table:table-column table:style-name="co366"/>
        </table:table-columns>
        <table:table-row table:style-name="ro208">
          <table:table-cell table:style-name="ce638">
            <text:p text:style-name="P929"><text:span text:style-name="T510">Sentence</text:span><text:span/></text:p>
          </table:table-cell>
          <table:table-cell table:style-name="ce639" table:number-columns-spanned="4">
            <text:p text:style-name="P930"><text:span text:style-name="T511">From the Jewellery Quarter we return to the present at the Bullring, Birmingham’s contemporary shopping area.</text:span><text:span/></text:p>
          </table:table-cell>
          <table:covered-table-cell/>
          <table:covered-table-cell/>
          <table:covered-table-cell/>
        </table:table-row>
        <table:table-row table:style-name="ro209">
          <table:table-cell table:style-name="ce640">
            <text:p text:style-name="P931"><text:span text:style-name="T512">Tokens</text:span><text:span/></text:p>
          </table:table-cell>
          <table:table-cell table:style-name="ce641">
            <text:p text:style-name="P932"><text:span text:style-name="T513"> Jewellery Quarter</text:span><text:span/></text:p>
          </table:table-cell>
          <table:table-cell table:style-name="ce642">
            <text:p text:style-name="P933"><text:span text:style-name="T514">Bullring</text:span><text:span/></text:p>
          </table:table-cell>
          <table:table-cell table:style-name="ce643">
            <text:p text:style-name="P934"><text:span text:style-name="T515">shopping area</text:span><text:span/></text:p>
          </table:table-cell>
          <table:table-cell table:style-name="ce644">
            <text:p text:style-name="P935"><text:span text:style-name="T516"/><text:span/></text:p>
          </table:table-cell>
        </table:table-row>
        <table:table-row table:style-name="ro210">
          <table:table-cell table:style-name="ce645">
            <text:p text:style-name="P936"><text:span text:style-name="T517">Correct Answer</text:span><text:span/></text:p>
          </table:table-cell>
          <table:table-cell table:style-name="ce646" table:number-columns-spanned="4">
            <text:p text:style-name="P937"><text:span text:style-name="T518">Retail Area/mall</text:span><text:span/></text:p>
          </table:table-cell>
          <table:covered-table-cell/>
          <table:covered-table-cell/>
          <table:covered-table-cell/>
        </table:table-row>
      </table:table>
      <text:p text:style-name="P938"><text:span/><text:span/></text:p>
      <text:p text:style-name="P939"><text:span/><text:span/></text:p>
      <text:p text:style-name="P940"><text:span/><text:span/></text:p>
      <table:table table:style-name="ta71">
        <table:table-columns>
          <table:table-column table:style-name="co367"/>
          <table:table-column table:style-name="co368"/>
          <table:table-column table:style-name="co369"/>
          <table:table-column table:style-name="co370"/>
          <table:table-column table:style-name="co371"/>
          <table:table-column table:style-name="co372"/>
        </table:table-columns>
        <table:table-row table:style-name="ro211">
          <table:table-cell table:style-name="ce647">
            <text:p text:style-name="P941"><text:span text:style-name="T519">Sentence</text:span><text:span/></text:p>
          </table:table-cell>
          <table:table-cell table:style-name="ce648" table:number-columns-spanned="5">
            <text:p text:style-name="P942"><text:span text:style-name="T520">my room at the<text:s text:c="2"/>Steigenberger in Dresden, was nicely decorated in neutral tones and had double bed, a chair, a desk, and a separate closet area.</text:span><text:span/></text:p>
          </table:table-cell>
          <table:covered-table-cell/>
          <table:covered-table-cell/>
          <table:covered-table-cell/>
          <table:covered-table-cell/>
        </table:table-row>
        <table:table-row table:style-name="ro212">
          <table:table-cell table:style-name="ce649">
            <text:p text:style-name="P943"><text:span text:style-name="T521">Tokens</text:span><text:span/></text:p>
          </table:table-cell>
          <table:table-cell table:style-name="ce650">
            <text:p text:style-name="P944"><text:span text:style-name="T522">room</text:span><text:span/></text:p>
          </table:table-cell>
          <table:table-cell table:style-name="ce651">
            <text:p text:style-name="P945"><text:span text:style-name="T523">bed</text:span><text:span/></text:p>
          </table:table-cell>
          <table:table-cell table:style-name="ce652">
            <text:p text:style-name="P946"><text:span text:style-name="T524">chair</text:span><text:span/></text:p>
          </table:table-cell>
          <table:table-cell table:style-name="ce653">
            <text:p text:style-name="P947"><text:span text:style-name="T525">desk</text:span><text:span/></text:p>
          </table:table-cell>
          <table:table-cell table:style-name="ce654">
            <text:p text:style-name="P948"><text:span text:style-name="T526">Closet area</text:span><text:span/></text:p>
          </table:table-cell>
        </table:table-row>
        <table:table-row table:style-name="ro213">
          <table:table-cell table:style-name="ce655">
            <text:p text:style-name="P949"><text:span text:style-name="T527">Correct Answer</text:span><text:span/></text:p>
          </table:table-cell>
          <table:table-cell table:style-name="ce656" table:number-columns-spanned="5">
            <text:p text:style-name="P950"><text:span text:style-name="T528">hotel</text:span><text:span/></text:p>
          </table:table-cell>
          <table:covered-table-cell/>
          <table:covered-table-cell/>
          <table:covered-table-cell/>
          <table:covered-table-cell/>
        </table:table-row>
      </table:table>
      <text:p text:style-name="P951"><text:span/><text:span/></text:p>
      <text:p text:style-name="P952"><text:span/><text:span/></text:p>
      <text:p text:style-name="P953"><text:span/><text:span/></text:p>
      <table:table table:style-name="ta72">
        <table:table-columns>
          <table:table-column table:style-name="co373"/>
          <table:table-column table:style-name="co374"/>
          <table:table-column table:style-name="co375"/>
          <table:table-column table:style-name="co376"/>
          <table:table-column table:style-name="co377"/>
        </table:table-columns>
        <table:table-row table:style-name="ro214">
          <table:table-cell table:style-name="ce657">
            <text:p text:style-name="P954"><text:span text:style-name="T529">Sentence</text:span><text:span/></text:p>
          </table:table-cell>
          <table:table-cell table:style-name="ce658" table:number-columns-spanned="4">
            <text:p text:style-name="P955"><text:span text:style-name="T530">In front of us was the Elbe, which was spanned by several pretty bridges, and the banks were studded with beautiful old buildings.</text:span><text:span/></text:p>
          </table:table-cell>
          <table:covered-table-cell/>
          <table:covered-table-cell/>
          <table:covered-table-cell/>
        </table:table-row>
        <table:table-row table:style-name="ro215">
          <table:table-cell table:style-name="ce659">
            <text:p text:style-name="P956"><text:span text:style-name="T531">Tokens</text:span><text:span/></text:p>
          </table:table-cell>
          <table:table-cell table:style-name="ce660">
            <text:p text:style-name="P957"><text:span text:style-name="T532">bridges</text:span><text:span/></text:p>
          </table:table-cell>
          <table:table-cell table:style-name="ce661">
            <text:p text:style-name="P958"><text:span text:style-name="T533">banks</text:span><text:span/></text:p>
          </table:table-cell>
          <table:table-cell table:style-name="ce662">
            <text:p text:style-name="P959"><text:span text:style-name="T534">buildings</text:span><text:span/></text:p>
          </table:table-cell>
          <table:table-cell table:style-name="ce663">
            <text:p text:style-name="P960"><text:span text:style-name="T535"/><text:span/></text:p>
          </table:table-cell>
        </table:table-row>
        <table:table-row table:style-name="ro216">
          <table:table-cell table:style-name="ce664">
            <text:p text:style-name="P961"><text:span text:style-name="T536">Correct Answer</text:span><text:span/></text:p>
          </table:table-cell>
          <table:table-cell table:style-name="ce665" table:number-columns-spanned="4">
            <text:p text:style-name="P962"><text:span text:style-name="T537">river</text:span><text:span/></text:p>
          </table:table-cell>
          <table:covered-table-cell/>
          <table:covered-table-cell/>
          <table:covered-table-cell/>
        </table:table-row>
      </table:table>
      <text:p text:style-name="P963"><text:span/><text:span/></text:p>
      <text:p text:style-name="P964"><text:span/><text:span/></text:p>
      <text:p text:style-name="P965"><text:span/><text:span/></text:p>
      <table:table table:style-name="ta73">
        <table:table-columns>
          <table:table-column table:style-name="co378"/>
          <table:table-column table:style-name="co379"/>
          <table:table-column table:style-name="co380"/>
          <table:table-column table:style-name="co381"/>
          <table:table-column table:style-name="co382"/>
          <table:table-column table:style-name="co383"/>
          <table:table-column table:style-name="co384"/>
          <table:table-column table:style-name="co385"/>
        </table:table-columns>
        <table:table-row table:style-name="ro217">
          <table:table-cell table:style-name="ce666">
            <text:p text:style-name="P966"><text:span text:style-name="T538">Sentence</text:span><text:span/></text:p>
          </table:table-cell>
          <table:table-cell table:style-name="ce667" table:number-columns-spanned="7">
            <text:p text:style-name="P967"><text:span text:style-name="T539">For dinner in Dresden We headed to tapas ordered a veritable feast, and had a great evening enjoying sangria with delicious olives, anchovies, cheese, prawns, melon, ham, and potatoes.</text:span><text:span/></text:p>
          </table:table-cell>
          <table:covered-table-cell/>
          <table:covered-table-cell/>
          <table:covered-table-cell/>
          <table:covered-table-cell/>
          <table:covered-table-cell/>
          <table:covered-table-cell/>
        </table:table-row>
        <table:table-row table:style-name="ro218">
          <table:table-cell table:style-name="ce668">
            <text:p text:style-name="P968"><text:span text:style-name="T540">Tokens</text:span><text:span/></text:p>
          </table:table-cell>
          <table:table-cell table:style-name="ce669">
            <text:p text:style-name="P969"><text:span text:style-name="T541">dinner</text:span><text:span/></text:p>
          </table:table-cell>
          <table:table-cell table:style-name="ce670">
            <text:p text:style-name="P970"><text:span text:style-name="T542">feast</text:span><text:span/></text:p>
          </table:table-cell>
          <table:table-cell table:style-name="ce671">
            <text:p text:style-name="P971"><text:span text:style-name="T543">evening</text:span><text:span/></text:p>
          </table:table-cell>
          <table:table-cell table:style-name="ce672">
            <text:p text:style-name="P972"><text:span text:style-name="T544">sangria</text:span><text:span/></text:p>
          </table:table-cell>
          <table:table-cell table:style-name="ce673">
            <text:p text:style-name="P973"><text:span text:style-name="T545">olives</text:span><text:span/></text:p>
          </table:table-cell>
          <table:table-cell table:style-name="ce674">
            <text:p text:style-name="P974"><text:span text:style-name="T546">anchovies</text:span><text:span/></text:p>
          </table:table-cell>
          <table:table-cell table:style-name="ce675">
            <text:p text:style-name="P975"><text:span text:style-name="T547">Cheese, </text:span><text:span text:style-name="T548">prawns, melon,ham, potatoes</text:span><text:span/></text:p>
          </table:table-cell>
        </table:table-row>
        <table:table-row table:style-name="ro219">
          <table:table-cell table:style-name="ce676">
            <text:p text:style-name="P976"><text:span text:style-name="T549">Correct Answer</text:span><text:span/></text:p>
          </table:table-cell>
          <table:table-cell table:style-name="ce677" table:number-columns-spanned="7">
            <text:p text:style-name="P977"><text:span text:style-name="T550">Restaurant</text:span><text:span/></text:p>
          </table:table-cell>
          <table:covered-table-cell/>
          <table:covered-table-cell/>
          <table:covered-table-cell/>
          <table:covered-table-cell/>
          <table:covered-table-cell/>
          <table:covered-table-cell/>
        </table:table-row>
      </table:table>
      <text:p text:style-name="P978"><text:span/><text:span/></text:p>
      <text:p text:style-name="P979"><text:span/><text:span/></text:p>
      <text:p text:style-name="P980"><text:span/><text:span/></text:p>
      <table:table table:style-name="ta74">
        <table:table-columns>
          <table:table-column table:style-name="co386"/>
          <table:table-column table:style-name="co387"/>
          <table:table-column table:style-name="co388"/>
          <table:table-column table:style-name="co389"/>
          <table:table-column table:style-name="co390"/>
        </table:table-columns>
        <table:table-row table:style-name="ro220">
          <table:table-cell table:style-name="ce678">
            <text:p text:style-name="P981"><text:span text:style-name="T551">Sentence</text:span><text:span/></text:p>
          </table:table-cell>
          <table:table-cell table:style-name="ce679" table:number-columns-spanned="4">
            <text:p text:style-name="P982"><text:span text:style-name="T552">From the Grand Place, I walked through the Galeries Royales Saint-Hubert, a beautiful covered shopping arcade lined with more Belgian chocolate shops than I’ve ever seen.</text:span><text:span/></text:p>
          </table:table-cell>
          <table:covered-table-cell/>
          <table:covered-table-cell/>
          <table:covered-table-cell/>
        </table:table-row>
        <table:table-row table:style-name="ro221">
          <table:table-cell table:style-name="ce680">
            <text:p text:style-name="P983"><text:span text:style-name="T553">Tokens</text:span><text:span/></text:p>
          </table:table-cell>
          <table:table-cell table:style-name="ce681">
            <text:p text:style-name="P984"><text:span text:style-name="T554">shopping arcade</text:span><text:span/></text:p>
          </table:table-cell>
          <table:table-cell table:style-name="ce682">
            <text:p text:style-name="P985"><text:span text:style-name="T555">chocolate shops</text:span><text:span/></text:p>
          </table:table-cell>
          <table:table-cell table:style-name="ce683">
            <text:p text:style-name="P986"><text:span text:style-name="T556"/><text:span/></text:p>
          </table:table-cell>
          <table:table-cell table:style-name="ce684">
            <text:p text:style-name="P987"><text:span text:style-name="T557"/><text:span/></text:p>
          </table:table-cell>
        </table:table-row>
        <table:table-row table:style-name="ro222">
          <table:table-cell table:style-name="ce685">
            <text:p text:style-name="P988"><text:span text:style-name="T558">Correct Answer</text:span><text:span/></text:p>
          </table:table-cell>
          <table:table-cell table:style-name="ce686" table:number-columns-spanned="4">
            <text:p text:style-name="P989"><text:span text:style-name="T559">Mall</text:span><text:span/></text:p>
          </table:table-cell>
          <table:covered-table-cell/>
          <table:covered-table-cell/>
          <table:covered-table-cell/>
        </table:table-row>
      </table:table>
      <text:p text:style-name="P990"><text:span/><text:span/></text:p>
      <text:p text:style-name="P991"><text:span/><text:span/></text:p>
      <text:p text:style-name="P992"><text:span/><text:span/></text:p>
      <table:table table:style-name="ta75">
        <table:table-columns>
          <table:table-column table:style-name="co391"/>
          <table:table-column table:style-name="co392"/>
          <table:table-column table:style-name="co393"/>
          <table:table-column table:style-name="co394"/>
          <table:table-column table:style-name="co395"/>
          <table:table-column table:style-name="co396"/>
        </table:table-columns>
        <table:table-row table:style-name="ro223">
          <table:table-cell table:style-name="ce687">
            <text:p text:style-name="P993"><text:span text:style-name="T560">Sentence</text:span><text:span/></text:p>
          </table:table-cell>
          <table:table-cell table:style-name="ce688" table:number-columns-spanned="5">
            <text:p text:style-name="P994"><text:span text:style-name="T561">it was time for lunch and The venue was Bocconi located right behind the Grand Place. The food was Italian, and we feasted on everything from fried calamari to fresh pasta.</text:span><text:span/></text:p>
          </table:table-cell>
          <table:covered-table-cell/>
          <table:covered-table-cell/>
          <table:covered-table-cell/>
          <table:covered-table-cell/>
        </table:table-row>
        <table:table-row table:style-name="ro224">
          <table:table-cell table:style-name="ce689">
            <text:p text:style-name="P995"><text:span text:style-name="T562">Tokens</text:span><text:span/></text:p>
          </table:table-cell>
          <table:table-cell table:style-name="ce690">
            <text:p text:style-name="P996"><text:span text:style-name="T563">lunch</text:span><text:span/></text:p>
          </table:table-cell>
          <table:table-cell table:style-name="ce691">
            <text:p text:style-name="P997"><text:span text:style-name="T564">venue</text:span><text:span/></text:p>
          </table:table-cell>
          <table:table-cell table:style-name="ce692">
            <text:p text:style-name="P998"><text:span text:style-name="T565">food</text:span><text:span/></text:p>
          </table:table-cell>
          <table:table-cell table:style-name="ce693">
            <text:p text:style-name="P999"><text:span text:style-name="T566">calamari</text:span><text:span/></text:p>
          </table:table-cell>
          <table:table-cell table:style-name="ce694">
            <text:p text:style-name="P1000"><text:span text:style-name="T567">pasta</text:span><text:span/></text:p>
          </table:table-cell>
        </table:table-row>
        <table:table-row table:style-name="ro225">
          <table:table-cell table:style-name="ce695">
            <text:p text:style-name="P1001"><text:span text:style-name="T568">Correct Answer</text:span><text:span/></text:p>
          </table:table-cell>
          <table:table-cell table:style-name="ce696" table:number-columns-spanned="5">
            <text:p text:style-name="P1002"><text:span text:style-name="T569">restaurant</text:span><text:span/></text:p>
          </table:table-cell>
          <table:covered-table-cell/>
          <table:covered-table-cell/>
          <table:covered-table-cell/>
          <table:covered-table-cell/>
        </table:table-row>
      </table:table>
      <text:p text:style-name="P1003"><text:span/><text:span/></text:p>
      <text:p text:style-name="P1004"><text:span/><text:span/></text:p>
      <text:p text:style-name="P1005"><text:span/><text:span/></text:p>
      <text:p text:style-name="P1006"><text:span/><text:span/></text:p>
      <table:table table:style-name="ta76">
        <table:table-columns>
          <table:table-column table:style-name="co397"/>
          <table:table-column table:style-name="co398"/>
          <table:table-column table:style-name="co399"/>
          <table:table-column table:style-name="co400"/>
          <table:table-column table:style-name="co401"/>
        </table:table-columns>
        <table:table-row table:style-name="ro226">
          <table:table-cell table:style-name="ce697">
            <text:p text:style-name="P1007"><text:span text:style-name="T570">Sentence</text:span><text:span/></text:p>
          </table:table-cell>
          <table:table-cell table:style-name="ce698" table:number-columns-spanned="4">
            <text:p text:style-name="P1008"><text:span text:style-name="T571">Down the high street, the Court Barn is dedicated to the designers and craftspeople of the Arts and Crafts Movement in the UK.</text:span><text:span/></text:p>
          </table:table-cell>
          <table:covered-table-cell/>
          <table:covered-table-cell/>
          <table:covered-table-cell/>
        </table:table-row>
        <table:table-row table:style-name="ro227">
          <table:table-cell table:style-name="ce699">
            <text:p text:style-name="P1009"><text:span text:style-name="T572">Tokens</text:span><text:span/></text:p>
          </table:table-cell>
          <table:table-cell table:style-name="ce700">
            <text:p text:style-name="P1010"><text:span text:style-name="T573">designers</text:span><text:span/></text:p>
          </table:table-cell>
          <table:table-cell table:style-name="ce701">
            <text:p text:style-name="P1011"><text:span text:style-name="T574"/><text:span text:style-name="T575">craftspeople</text:span><text:span text:style-name="T576"/><text:span/></text:p>
          </table:table-cell>
          <table:table-cell table:style-name="ce702" table:number-columns-spanned="2">
            <text:p text:style-name="P1012"><text:span text:style-name="T577"/><text:span text:style-name="T578">Arts and Craft Movement</text:span><text:span text:style-name="T579"/><text:span text:style-name="T580"/></text:p>
            <text:p text:style-name="P1013"><text:span text:style-name="T581"/><text:span/></text:p>
          </table:table-cell>
          <table:covered-table-cell/>
        </table:table-row>
        <table:table-row table:style-name="ro228">
          <table:table-cell table:style-name="ce703">
            <text:p text:style-name="P1014"><text:span text:style-name="T582">Correct Answer</text:span><text:span/></text:p>
          </table:table-cell>
          <table:table-cell table:style-name="ce704" table:number-columns-spanned="4">
            <text:p text:style-name="P1015"><text:span text:style-name="T583">Museum</text:span><text:span/></text:p>
          </table:table-cell>
          <table:covered-table-cell/>
          <table:covered-table-cell/>
          <table:covered-table-cell/>
        </table:table-row>
      </table:table>
      <text:p text:style-name="P1016"><text:span/><text:span/></text:p>
      <text:p text:style-name="P1017"><text:span/><text:span/></text:p>
      <text:p text:style-name="P1018"><text:span/><text:span/></text:p>
      <table:table table:style-name="ta77">
        <table:table-columns>
          <table:table-column table:style-name="co402"/>
          <table:table-column table:style-name="co403"/>
          <table:table-column table:style-name="co404"/>
          <table:table-column table:style-name="co405"/>
          <table:table-column table:style-name="co406"/>
        </table:table-columns>
        <table:table-row table:style-name="ro229">
          <table:table-cell table:style-name="ce705">
            <text:p text:style-name="P1019"><text:span text:style-name="T584">Sentence</text:span><text:span/></text:p>
          </table:table-cell>
          <table:table-cell table:style-name="ce706" table:number-columns-spanned="4">
            <text:p text:style-name="P1020"><text:span text:style-name="T585">Over in South Kensington, the V&amp;A is a treat for the eyes, from the Chihul</text:span><text:span text:style-name="T586">y glass chandelier suspended from the entry hall’s rotunda to the five centuries of dresses in the fashion collection along with the impressive Italian Renaissance sculptures and East Asian ceramics, it’s easy to travel the world without leaving the place.</text:span><text:span/></text:p>
          </table:table-cell>
          <table:covered-table-cell/>
          <table:covered-table-cell/>
          <table:covered-table-cell/>
        </table:table-row>
        <table:table-row table:style-name="ro230">
          <table:table-cell table:style-name="ce707">
            <text:p text:style-name="P1021"><text:span text:style-name="T587">Tokens</text:span><text:span/></text:p>
          </table:table-cell>
          <table:table-cell table:style-name="ce708">
            <text:p text:style-name="P1022"><text:span text:style-name="T588">glass chandelier</text:span><text:span/></text:p>
          </table:table-cell>
          <table:table-cell table:style-name="ce709">
            <text:p text:style-name="P1023"><text:span text:style-name="T589">Entry hall</text:span><text:span/></text:p>
          </table:table-cell>
          <table:table-cell table:style-name="ce710">
            <text:p text:style-name="P1024"><text:span text:style-name="T590">Fashion collection</text:span><text:span/></text:p>
          </table:table-cell>
          <table:table-cell table:style-name="ce711">
            <text:p text:style-name="P1025"><text:span text:style-name="T591">Centuries, dresses, east asian, ceramics,<text:s text:c="2"/></text:span><text:span text:style-name="T592">sculptures</text:span><text:span/></text:p>
          </table:table-cell>
        </table:table-row>
        <table:table-row table:style-name="ro231">
          <table:table-cell table:style-name="ce712">
            <text:p text:style-name="P1026"><text:span text:style-name="T593">Correct Answer</text:span><text:span/></text:p>
          </table:table-cell>
          <table:table-cell table:style-name="ce713" table:number-columns-spanned="4">
            <text:p text:style-name="P1027"><text:span text:style-name="T594">Museum</text:span><text:span/></text:p>
          </table:table-cell>
          <table:covered-table-cell/>
          <table:covered-table-cell/>
          <table:covered-table-cell/>
        </table:table-row>
      </table:table>
      <text:p text:style-name="P1028"><text:span/><text:span/></text:p>
      <text:p text:style-name="P1029"><text:span/><text:span/></text:p>
      <text:p text:style-name="P1030"><text:span/><text:span/></text:p>
      <table:table table:style-name="ta78">
        <table:table-columns>
          <table:table-column table:style-name="co407"/>
          <table:table-column table:style-name="co408"/>
          <table:table-column table:style-name="co409"/>
          <table:table-column table:style-name="co410"/>
          <table:table-column table:style-name="co411"/>
        </table:table-columns>
        <table:table-row table:style-name="ro232">
          <table:table-cell table:style-name="ce714">
            <text:p text:style-name="P1031"><text:span text:style-name="T595">Sentence</text:span><text:span/></text:p>
          </table:table-cell>
          <table:table-cell table:style-name="ce715" table:number-columns-spanned="4">
            <text:p text:style-name="P1032"><text:span text:style-name="T596">Over on the South Bank, Tate Modern is not only one of the best<text:s text:c="2"/>but also one of the most visited places in the world which focuses on international modern and contemporary art.</text:span><text:span/></text:p>
          </table:table-cell>
          <table:covered-table-cell/>
          <table:covered-table-cell/>
          <table:covered-table-cell/>
        </table:table-row>
        <table:table-row table:style-name="ro233">
          <table:table-cell table:style-name="ce716">
            <text:p text:style-name="P1033"><text:span text:style-name="T597">Tokens</text:span><text:span/></text:p>
          </table:table-cell>
          <table:table-cell table:style-name="ce717">
            <text:p text:style-name="P1034"><text:span text:style-name="T598">South Bank</text:span><text:span/></text:p>
          </table:table-cell>
          <table:table-cell table:style-name="ce718">
            <text:p text:style-name="P1035"><text:span text:style-name="T599">places</text:span><text:span/></text:p>
          </table:table-cell>
          <table:table-cell table:style-name="ce719">
            <text:p text:style-name="P1036"><text:span text:style-name="T600">art</text:span><text:span/></text:p>
          </table:table-cell>
          <table:table-cell table:style-name="ce720">
            <text:p text:style-name="P1037"><text:span text:style-name="T601"/><text:span/></text:p>
          </table:table-cell>
        </table:table-row>
        <table:table-row table:style-name="ro234">
          <table:table-cell table:style-name="ce721">
            <text:p text:style-name="P1038"><text:span text:style-name="T602">Correct Answer</text:span><text:span/></text:p>
          </table:table-cell>
          <table:table-cell table:style-name="ce722" table:number-columns-spanned="4">
            <text:p text:style-name="P1039"><text:span text:style-name="T603">Museum</text:span><text:span/></text:p>
          </table:table-cell>
          <table:covered-table-cell/>
          <table:covered-table-cell/>
          <table:covered-table-cell/>
        </table:table-row>
      </table:table>
      <text:p text:style-name="P1040"><text:span/><text:span/></text:p>
      <text:p text:style-name="P1041"><text:span/><text:span/></text:p>
      <text:p text:style-name="P1042"><text:span/><text:span/></text:p>
      <text:p text:style-name="P1043"><text:span/><text:span/></text:p>
      <table:table table:style-name="ta79">
        <table:table-columns>
          <table:table-column table:style-name="co412"/>
          <table:table-column table:style-name="co413"/>
          <table:table-column table:style-name="co414"/>
          <table:table-column table:style-name="co415"/>
          <table:table-column table:style-name="co416"/>
        </table:table-columns>
        <table:table-row table:style-name="ro235">
          <table:table-cell table:style-name="ce723">
            <text:p text:style-name="P1044"><text:span text:style-name="T604">Sentence</text:span><text:span/></text:p>
          </table:table-cell>
          <table:table-cell table:style-name="ce724" table:number-columns-spanned="4">
            <text:p text:style-name="P1045"><text:span text:style-name="T605">Over in Westminster, Tate Britain focuses on British art from 1500 to the present day. It has everything from historic portraits to impressive sculptures on display.</text:span><text:span/></text:p>
          </table:table-cell>
          <table:covered-table-cell/>
          <table:covered-table-cell/>
          <table:covered-table-cell/>
        </table:table-row>
        <table:table-row table:style-name="ro236">
          <table:table-cell table:style-name="ce725">
            <text:p text:style-name="P1046"><text:span text:style-name="T606">Tokens</text:span><text:span/></text:p>
          </table:table-cell>
          <table:table-cell table:style-name="ce726">
            <text:p text:style-name="P1047"><text:span text:style-name="T607">art</text:span><text:span/></text:p>
          </table:table-cell>
          <table:table-cell table:style-name="ce727">
            <text:p text:style-name="P1048"><text:span text:style-name="T608">portraits</text:span><text:span/></text:p>
          </table:table-cell>
          <table:table-cell table:style-name="ce728">
            <text:p text:style-name="P1049"><text:span text:style-name="T609">sculptures</text:span><text:span/></text:p>
          </table:table-cell>
          <table:table-cell table:style-name="ce729">
            <text:p text:style-name="P1050"><text:span text:style-name="T610">display</text:span><text:span/></text:p>
          </table:table-cell>
        </table:table-row>
        <table:table-row table:style-name="ro237">
          <table:table-cell table:style-name="ce730">
            <text:p text:style-name="P1051"><text:span text:style-name="T611">Correct Answer</text:span><text:span/></text:p>
          </table:table-cell>
          <table:table-cell table:style-name="ce731" table:number-columns-spanned="4">
            <text:p text:style-name="P1052"><text:span text:style-name="T612">gallery</text:span><text:span/></text:p>
          </table:table-cell>
          <table:covered-table-cell/>
          <table:covered-table-cell/>
          <table:covered-table-cell/>
        </table:table-row>
      </table:table>
      <text:p text:style-name="P1053"><text:span/><text:span/></text:p>
      <text:p text:style-name="P1054"><text:span/><text:span/></text:p>
      <text:p text:style-name="P1055"><text:span/><text:span/></text:p>
      <table:table table:style-name="ta80">
        <table:table-columns>
          <table:table-column table:style-name="co417"/>
          <table:table-column table:style-name="co418"/>
          <table:table-column table:style-name="co419"/>
          <table:table-column table:style-name="co420"/>
          <table:table-column table:style-name="co421"/>
        </table:table-columns>
        <table:table-row table:style-name="ro238">
          <table:table-cell table:style-name="ce732">
            <text:p text:style-name="P1056"><text:span text:style-name="T613">Sentence</text:span><text:span/></text:p>
          </table:table-cell>
          <table:table-cell table:style-name="ce733" table:number-columns-spanned="4">
            <text:p text:style-name="P1057"><text:span text:style-name="T614">the Churchill War Rooms is one of the most famous places in the UK capital and is housed in the bunker hidden beneath the streets of Westminster. It’s a vast space and holds an extensive collection.</text:span><text:span/></text:p>
          </table:table-cell>
          <table:covered-table-cell/>
          <table:covered-table-cell/>
          <table:covered-table-cell/>
        </table:table-row>
        <table:table-row table:style-name="ro239">
          <table:table-cell table:style-name="ce734">
            <text:p text:style-name="P1058"><text:span text:style-name="T615">Tokens</text:span><text:span/></text:p>
          </table:table-cell>
          <table:table-cell table:style-name="ce735">
            <text:p text:style-name="P1059"><text:span text:style-name="T616">Churchill War Rooms</text:span><text:span/></text:p>
          </table:table-cell>
          <table:table-cell table:style-name="ce736">
            <text:p text:style-name="P1060"><text:span text:style-name="T617"/><text:span text:style-name="T618">places</text:span><text:span text:style-name="T619"/><text:span/></text:p>
          </table:table-cell>
          <table:table-cell table:style-name="ce737">
            <text:p text:style-name="P1061"><text:span text:style-name="T620">capital</text:span><text:span/></text:p>
          </table:table-cell>
          <table:table-cell table:style-name="ce738">
            <text:p text:style-name="P1062"><text:span text:style-name="T621">bunker, streets, space, collection</text:span><text:span/></text:p>
          </table:table-cell>
        </table:table-row>
        <table:table-row table:style-name="ro240">
          <table:table-cell table:style-name="ce739">
            <text:p text:style-name="P1063"><text:span text:style-name="T622">Correct Answer</text:span><text:span/></text:p>
          </table:table-cell>
          <table:table-cell table:style-name="ce740" table:number-columns-spanned="4">
            <text:p text:style-name="P1064"><text:span text:style-name="T623">museum</text:span><text:span/></text:p>
          </table:table-cell>
          <table:covered-table-cell/>
          <table:covered-table-cell/>
          <table:covered-table-cell/>
        </table:table-row>
      </table:table>
      <text:p text:style-name="P1065"><text:span/><text:span/></text:p>
      <text:p text:style-name="P1066"><text:span/><text:span/></text:p>
      <text:p text:style-name="P1067"><text:span/><text:span/></text:p>
      <table:table table:style-name="ta81">
        <table:table-columns>
          <table:table-column table:style-name="co422"/>
          <table:table-column table:style-name="co423"/>
          <table:table-column table:style-name="co424"/>
          <table:table-column table:style-name="co425"/>
          <table:table-column table:style-name="co426"/>
          <table:table-column table:style-name="co427"/>
        </table:table-columns>
        <table:table-row table:style-name="ro241">
          <table:table-cell table:style-name="ce741">
            <text:p text:style-name="P1068"><text:span text:style-name="T624">Sentence</text:span><text:span/></text:p>
          </table:table-cell>
          <table:table-cell table:style-name="ce742" table:number-columns-spanned="5">
            <text:p text:style-name="P1069"><text:span text:style-name="T625">Over in Holland Park, the Leighton House is the former home of Victorian painter Frederic, Lord Leighton with the stunning Middle Eastern interiors and<text:s text:c="2"/>the Syrian tiles and Egyptian screens.</text:span><text:span/></text:p>
          </table:table-cell>
          <table:covered-table-cell/>
          <table:covered-table-cell/>
          <table:covered-table-cell/>
          <table:covered-table-cell/>
        </table:table-row>
        <table:table-row table:style-name="ro242">
          <table:table-cell table:style-name="ce743">
            <text:p text:style-name="P1070"><text:span text:style-name="T626">Tokens</text:span><text:span/></text:p>
          </table:table-cell>
          <table:table-cell table:style-name="ce744">
            <text:p text:style-name="P1071"><text:span text:style-name="T627"> home</text:span><text:span/></text:p>
          </table:table-cell>
          <table:table-cell table:style-name="ce745">
            <text:p text:style-name="P1072"><text:span text:style-name="T628"/><text:span text:style-name="T629">painter</text:span><text:span/><text:span text:style-name="T630"/><text:span/></text:p>
          </table:table-cell>
          <table:table-cell table:style-name="ce746">
            <text:p text:style-name="P1073"><text:span text:style-name="T631"/><text:span text:style-name="T632">Middle Eastern </text:span><text:span/><text:span text:style-name="T633">interiors</text:span><text:span/></text:p>
          </table:table-cell>
          <table:table-cell table:style-name="ce747">
            <text:p text:style-name="P1074"><text:span text:style-name="T634">Syrian tiles</text:span><text:span/></text:p>
          </table:table-cell>
          <table:table-cell table:style-name="ce748">
            <text:p text:style-name="P1075"><text:span text:style-name="T635">Egyptian screens</text:span><text:span/></text:p>
          </table:table-cell>
        </table:table-row>
        <table:table-row table:style-name="ro243">
          <table:table-cell table:style-name="ce749">
            <text:p text:style-name="P1076"><text:span text:style-name="T636">Correct Answer</text:span><text:span/></text:p>
          </table:table-cell>
          <table:table-cell table:style-name="ce750" table:number-columns-spanned="5">
            <text:p text:style-name="P1077"><text:span text:style-name="T637">museum</text:span><text:span/></text:p>
          </table:table-cell>
          <table:covered-table-cell/>
          <table:covered-table-cell/>
          <table:covered-table-cell/>
          <table:covered-table-cell/>
        </table:table-row>
      </table:table>
      <text:p text:style-name="P1078"><text:span/><text:span/></text:p>
      <text:p text:style-name="P1079"><text:span/><text:span/></text:p>
      <text:p text:style-name="P1080"><text:span/><text:span/></text:p>
      <table:table table:style-name="ta82">
        <table:table-columns>
          <table:table-column table:style-name="co428"/>
          <table:table-column table:style-name="co429"/>
          <table:table-column table:style-name="co430"/>
          <table:table-column table:style-name="co431"/>
          <table:table-column table:style-name="co432"/>
        </table:table-columns>
        <table:table-row table:style-name="ro244">
          <table:table-cell table:style-name="ce751">
            <text:p text:style-name="P1081"><text:span text:style-name="T638">Sentence</text:span><text:span/></text:p>
          </table:table-cell>
          <table:table-cell table:style-name="ce752" table:number-columns-spanned="4">
            <text:p text:style-name="P1082"><text:span text:style-name="T639">Regent is home to a lot of other floral corners and corridors.</text:span><text:span/></text:p>
          </table:table-cell>
          <table:covered-table-cell/>
          <table:covered-table-cell/>
          <table:covered-table-cell/>
        </table:table-row>
        <table:table-row table:style-name="ro245">
          <table:table-cell table:style-name="ce753">
            <text:p text:style-name="P1083"><text:span text:style-name="T640">Tokens</text:span><text:span/></text:p>
          </table:table-cell>
          <table:table-cell table:style-name="ce754">
            <text:p text:style-name="P1084"><text:span text:style-name="T641"> floral-corners</text:span><text:span/></text:p>
          </table:table-cell>
          <table:table-cell table:style-name="ce755">
            <text:p text:style-name="P1085"><text:span text:style-name="T642"><text:s/></text:span><text:span text:style-name="T643">corridors</text:span><text:span/></text:p>
          </table:table-cell>
          <table:table-cell table:style-name="ce756">
            <text:p text:style-name="P1086"><text:span text:style-name="T644"/><text:span/></text:p>
          </table:table-cell>
          <table:table-cell table:style-name="ce757">
            <text:p text:style-name="P1087"><text:span text:style-name="T645"/><text:span/></text:p>
          </table:table-cell>
        </table:table-row>
        <table:table-row table:style-name="ro246">
          <table:table-cell table:style-name="ce758">
            <text:p text:style-name="P1088"><text:span text:style-name="T646">Correct Answer</text:span><text:span/></text:p>
          </table:table-cell>
          <table:table-cell table:style-name="ce759" table:number-columns-spanned="4">
            <text:p text:style-name="P1089"><text:span text:style-name="T647">Park</text:span><text:span/></text:p>
          </table:table-cell>
          <table:covered-table-cell/>
          <table:covered-table-cell/>
          <table:covered-table-cell/>
        </table:table-row>
      </table:table>
      <text:p text:style-name="P1090"><text:span/><text:span/></text:p>
      <text:p text:style-name="P1091"><text:span/><text:span/></text:p>
      <text:p text:style-name="P1092"><text:span/><text:span/></text:p>
      <table:table table:style-name="ta83">
        <table:table-columns>
          <table:table-column table:style-name="co433"/>
          <table:table-column table:style-name="co434"/>
          <table:table-column table:style-name="co435"/>
          <table:table-column table:style-name="co436"/>
          <table:table-column table:style-name="co437"/>
        </table:table-columns>
        <table:table-row table:style-name="ro247">
          <table:table-cell table:style-name="ce760">
            <text:p text:style-name="P1093"><text:span text:style-name="T648">Sentence</text:span><text:span/></text:p>
          </table:table-cell>
          <table:table-cell table:style-name="ce761" table:number-columns-spanned="4">
            <text:p text:style-name="P1094"><text:span text:style-name="T649">Topkapi was nothing less t</text:span><text:span text:style-name="T650">han sprawling Ottoman opulence at its finest with gorgeous tulip-filled courtyards, rooms full of religious relics, a treasury lined with precious gems in every shape and color, an intricately-decorated Imperial Divan, libraries, meeting rooms, and harems.</text:span><text:span/></text:p>
          </table:table-cell>
          <table:covered-table-cell/>
          <table:covered-table-cell/>
          <table:covered-table-cell/>
        </table:table-row>
        <table:table-row table:style-name="ro248">
          <table:table-cell table:style-name="ce762">
            <text:p text:style-name="P1095"><text:span text:style-name="T651">Tokens</text:span><text:span/></text:p>
          </table:table-cell>
          <table:table-cell table:style-name="ce763">
            <text:p text:style-name="P1096"><text:span text:style-name="T652">Ottoman opulence</text:span><text:span/></text:p>
          </table:table-cell>
          <table:table-cell table:style-name="ce764">
            <text:p text:style-name="P1097"><text:span text:style-name="T653">courtyards</text:span><text:span/></text:p>
          </table:table-cell>
          <table:table-cell table:style-name="ce765">
            <text:p text:style-name="P1098"><text:span text:style-name="T654">Rooms, </text:span><text:span text:style-name="T655">meeting rooms</text:span><text:span/></text:p>
          </table:table-cell>
          <table:table-cell table:style-name="ce766">
            <text:p text:style-name="P1099"><text:span text:style-name="T656">Relics, </text:span><text:span text:style-name="T657">imperial divan, libraries, harems</text:span><text:span/></text:p>
          </table:table-cell>
        </table:table-row>
        <table:table-row table:style-name="ro249">
          <table:table-cell table:style-name="ce767">
            <text:p text:style-name="P1100"><text:span text:style-name="T658">Correct Answer</text:span><text:span/></text:p>
          </table:table-cell>
          <table:table-cell table:style-name="ce768" table:number-columns-spanned="4">
            <text:p text:style-name="P1101"><text:span text:style-name="T659">attractions</text:span><text:span/></text:p>
          </table:table-cell>
          <table:covered-table-cell/>
          <table:covered-table-cell/>
          <table:covered-table-cell/>
        </table:table-row>
      </table:table>
      <text:p text:style-name="P1102"><text:span/><text:span/></text:p>
      <text:p text:style-name="P1103"><text:span/><text:span/></text:p>
      <text:p text:style-name="P1104"><text:span/><text:span/></text:p>
      <text:p text:style-name="P1105"><text:span/><text:span/></text:p>
      <table:table table:style-name="ta84">
        <table:table-columns>
          <table:table-column table:style-name="co438"/>
          <table:table-column table:style-name="co439"/>
          <table:table-column table:style-name="co440"/>
          <table:table-column table:style-name="co441"/>
          <table:table-column table:style-name="co442"/>
        </table:table-columns>
        <table:table-row table:style-name="ro250">
          <table:table-cell table:style-name="ce769">
            <text:p text:style-name="P1106"><text:span text:style-name="T660">Sentence</text:span><text:span/></text:p>
          </table:table-cell>
          <table:table-cell table:style-name="ce770" table:number-columns-spanned="4">
            <text:p text:style-name="P1107"><text:span text:style-name="T661">Asmali Mescit of Istanbul,is full of tiny pedestrianized streets lined with cafes, restaurants, and bars.</text:span><text:span/></text:p>
          </table:table-cell>
          <table:covered-table-cell/>
          <table:covered-table-cell/>
          <table:covered-table-cell/>
        </table:table-row>
        <table:table-row table:style-name="ro251">
          <table:table-cell table:style-name="ce771">
            <text:p text:style-name="P1108"><text:span text:style-name="T662">Tokens</text:span><text:span/></text:p>
          </table:table-cell>
          <table:table-cell table:style-name="ce772">
            <text:p text:style-name="P1109"><text:span text:style-name="T663">streets</text:span><text:span/></text:p>
          </table:table-cell>
          <table:table-cell table:style-name="ce773">
            <text:p text:style-name="P1110"><text:span text:style-name="T664">cafes</text:span><text:span/></text:p>
          </table:table-cell>
          <table:table-cell table:style-name="ce774">
            <text:p text:style-name="P1111"><text:span text:style-name="T665">restaurants</text:span><text:span/></text:p>
          </table:table-cell>
          <table:table-cell table:style-name="ce775">
            <text:p text:style-name="P1112"><text:span text:style-name="T666">bars</text:span><text:span/></text:p>
          </table:table-cell>
        </table:table-row>
        <table:table-row table:style-name="ro252">
          <table:table-cell table:style-name="ce776">
            <text:p text:style-name="P1113"><text:span text:style-name="T667">Correct Answer</text:span><text:span/></text:p>
          </table:table-cell>
          <table:table-cell table:style-name="ce777" table:number-columns-spanned="4">
            <text:p text:style-name="P1114"><text:span text:style-name="T668">attractions</text:span><text:span/></text:p>
          </table:table-cell>
          <table:covered-table-cell/>
          <table:covered-table-cell/>
          <table:covered-table-cell/>
        </table:table-row>
      </table:table>
      <text:p text:style-name="P1115"><text:span/><text:span/></text:p>
      <text:p text:style-name="P1116"><text:span/><text:span/></text:p>
      <text:p text:style-name="P1117"><text:span/><text:span/></text:p>
      <text:p text:style-name="P1118"><text:span/><text:span/></text:p>
      <table:table table:style-name="ta85">
        <table:table-columns>
          <table:table-column table:style-name="co443"/>
          <table:table-column table:style-name="co444"/>
          <table:table-column table:style-name="co445"/>
          <table:table-column table:style-name="co446"/>
          <table:table-column table:style-name="co447"/>
        </table:table-columns>
        <table:table-row table:style-name="ro253">
          <table:table-cell table:style-name="ce778">
            <text:p text:style-name="P1119"><text:span text:style-name="T669">Sentence</text:span><text:span/></text:p>
          </table:table-cell>
          <table:table-cell table:style-name="ce779" table:number-columns-spanned="4">
            <text:p text:style-name="P1120"><text:span text:style-name="T670">Heading east again, I passed by the Lemon Leaf, another beloved place to eat </text:span><text:span text:style-name="T671">and have good food </text:span><text:span text:style-name="T672">from my time in Prague.</text:span><text:span/></text:p>
          </table:table-cell>
          <table:covered-table-cell/>
          <table:covered-table-cell/>
          <table:covered-table-cell/>
        </table:table-row>
        <table:table-row table:style-name="ro254">
          <table:table-cell table:style-name="ce780">
            <text:p text:style-name="P1121"><text:span text:style-name="T673">Tokens</text:span><text:span/></text:p>
          </table:table-cell>
          <table:table-cell table:style-name="ce781">
            <text:p text:style-name="P1122"><text:span text:style-name="T674">place</text:span><text:span/></text:p>
          </table:table-cell>
          <table:table-cell table:style-name="ce782">
            <text:p text:style-name="P1123"><text:span text:style-name="T675">food</text:span><text:span/></text:p>
          </table:table-cell>
          <table:table-cell table:style-name="ce783">
            <text:p text:style-name="P1124"><text:span text:style-name="T676">time</text:span><text:span/></text:p>
          </table:table-cell>
          <table:table-cell table:style-name="ce784">
            <text:p text:style-name="P1125"><text:span text:style-name="T677"/><text:span/></text:p>
          </table:table-cell>
        </table:table-row>
        <table:table-row table:style-name="ro255">
          <table:table-cell table:style-name="ce785">
            <text:p text:style-name="P1126"><text:span text:style-name="T678">Correct Answer</text:span><text:span/></text:p>
          </table:table-cell>
          <table:table-cell table:style-name="ce786" table:number-columns-spanned="4">
            <text:p text:style-name="P1127"><text:span text:style-name="T679">restaurants</text:span><text:span/></text:p>
          </table:table-cell>
          <table:covered-table-cell/>
          <table:covered-table-cell/>
          <table:covered-table-cell/>
        </table:table-row>
      </table:table>
      <text:p text:style-name="P1128"><text:span/><text:span/></text:p>
      <text:p text:style-name="P1129"><text:span/><text:span/></text:p>
      <text:p text:style-name="P1130"><text:span/><text:span/></text:p>
      <table:table table:style-name="ta86">
        <table:table-columns>
          <table:table-column table:style-name="co448"/>
          <table:table-column table:style-name="co449"/>
          <table:table-column table:style-name="co450"/>
          <table:table-column table:style-name="co451"/>
          <table:table-column table:style-name="co452"/>
        </table:table-columns>
        <table:table-row table:style-name="ro256">
          <table:table-cell table:style-name="ce787">
            <text:p text:style-name="P1131"><text:span text:style-name="T680">Sentence</text:span><text:span/></text:p>
          </table:table-cell>
          <table:table-cell table:style-name="ce788" table:number-columns-spanned="4">
            <text:p text:style-name="P1132"><text:span text:style-name="T681">Boats zigged and zagged in the water beneath us, and on both sides of the Vltava we had beautiful views of Prague.</text:span><text:span/></text:p>
          </table:table-cell>
          <table:covered-table-cell/>
          <table:covered-table-cell/>
          <table:covered-table-cell/>
        </table:table-row>
        <table:table-row table:style-name="ro257">
          <table:table-cell table:style-name="ce789">
            <text:p text:style-name="P1133"><text:span text:style-name="T682">Tokens</text:span><text:span/></text:p>
          </table:table-cell>
          <table:table-cell table:style-name="ce790">
            <text:p text:style-name="P1134"><text:span text:style-name="T683">boats</text:span><text:span/></text:p>
          </table:table-cell>
          <table:table-cell table:style-name="ce791">
            <text:p text:style-name="P1135"><text:span text:style-name="T684">Water beneath</text:span><text:span/></text:p>
          </table:table-cell>
          <table:table-cell table:style-name="ce792">
            <text:p text:style-name="P1136"><text:span text:style-name="T685">sides</text:span><text:span/></text:p>
          </table:table-cell>
          <table:table-cell table:style-name="ce793">
            <text:p text:style-name="P1137"><text:span text:style-name="T686">view</text:span><text:span/></text:p>
          </table:table-cell>
        </table:table-row>
        <table:table-row table:style-name="ro258">
          <table:table-cell table:style-name="ce794">
            <text:p text:style-name="P1138"><text:span text:style-name="T687">Correct Answer</text:span><text:span/></text:p>
          </table:table-cell>
          <table:table-cell table:style-name="ce795" table:number-columns-spanned="4">
            <text:p text:style-name="P1139"><text:span text:style-name="T688">River</text:span><text:span/></text:p>
          </table:table-cell>
          <table:covered-table-cell/>
          <table:covered-table-cell/>
          <table:covered-table-cell/>
        </table:table-row>
      </table:table>
      <text:p text:style-name="P1140"><text:span/><text:span/></text:p>
      <text:p text:style-name="P1141"><text:span/><text:span/></text:p>
      <text:p text:style-name="P1142"><text:span/><text:span/></text:p>
      <table:table table:style-name="ta87">
        <table:table-columns>
          <table:table-column table:style-name="co453"/>
          <table:table-column table:style-name="co454"/>
          <table:table-column table:style-name="co455"/>
          <table:table-column table:style-name="co456"/>
          <table:table-column table:style-name="co457"/>
        </table:table-columns>
        <table:table-row table:style-name="ro259">
          <table:table-cell table:style-name="ce796">
            <text:p text:style-name="P1143"><text:span text:style-name="T689">Sentence</text:span><text:span/></text:p>
          </table:table-cell>
          <table:table-cell table:style-name="ce797" table:number-columns-spanned="4">
            <text:p text:style-name="P1144"><text:span text:style-name="T690">we walked down Celetna Ulice to a Czech place called U Supa that had a gypsy band playing for the evening. We ordered traditional dishes, and everything from goulash to giant plates of ribs and pork shoulders and enjoyed the dinner.</text:span><text:span/></text:p>
          </table:table-cell>
          <table:covered-table-cell/>
          <table:covered-table-cell/>
          <table:covered-table-cell/>
        </table:table-row>
        <table:table-row table:style-name="ro260">
          <table:table-cell table:style-name="ce798">
            <text:p text:style-name="P1145"><text:span text:style-name="T691">Tokens</text:span><text:span/></text:p>
          </table:table-cell>
          <table:table-cell table:style-name="ce799">
            <text:p text:style-name="P1146"><text:span text:style-name="T692">Gypsy band</text:span><text:span/></text:p>
          </table:table-cell>
          <table:table-cell table:style-name="ce800">
            <text:p text:style-name="P1147"><text:span text:style-name="T693">Evening </text:span><text:span/></text:p>
          </table:table-cell>
          <table:table-cell table:style-name="ce801">
            <text:p text:style-name="P1148"><text:span text:style-name="T694">Dishes, goulash, plates</text:span><text:span/></text:p>
          </table:table-cell>
          <table:table-cell table:style-name="ce802">
            <text:p text:style-name="P1149"><text:span text:style-name="T695">Ribs, pork shoulders, dinner</text:span><text:span/></text:p>
          </table:table-cell>
        </table:table-row>
        <table:table-row table:style-name="ro261">
          <table:table-cell table:style-name="ce803">
            <text:p text:style-name="P1150"><text:span text:style-name="T696">Correct Answer</text:span><text:span/></text:p>
          </table:table-cell>
          <table:table-cell table:style-name="ce804" table:number-columns-spanned="4">
            <text:p text:style-name="P1151"><text:span text:style-name="T697">Resturant</text:span><text:span/></text:p>
          </table:table-cell>
          <table:covered-table-cell/>
          <table:covered-table-cell/>
          <table:covered-table-cell/>
        </table:table-row>
      </table:table>
      <text:p text:style-name="P1152"><text:span/><text:span/></text:p>
      <text:p text:style-name="P1153"><text:span/><text:span/></text:p>
      <text:p text:style-name="P1154"><text:span/><text:span/></text:p>
      <table:table table:style-name="ta88">
        <table:table-columns>
          <table:table-column table:style-name="co458"/>
          <table:table-column table:style-name="co459"/>
          <table:table-column table:style-name="co460"/>
          <table:table-column table:style-name="co461"/>
          <table:table-column table:style-name="co462"/>
        </table:table-columns>
        <table:table-row table:style-name="ro262">
          <table:table-cell table:style-name="ce805">
            <text:p text:style-name="P1155"><text:span text:style-name="T698">Sentence</text:span><text:span/></text:p>
          </table:table-cell>
          <table:table-cell table:style-name="ce806" table:number-columns-spanned="4">
            <text:p text:style-name="P1156"><text:span text:style-name="T699">to catch my train the next morning I walked to the station the Hlavni Nadrazi</text:span><text:span/></text:p>
          </table:table-cell>
          <table:covered-table-cell/>
          <table:covered-table-cell/>
          <table:covered-table-cell/>
        </table:table-row>
        <table:table-row table:style-name="ro263">
          <table:table-cell table:style-name="ce807">
            <text:p text:style-name="P1157"><text:span text:style-name="T700">Tokens</text:span><text:span/></text:p>
          </table:table-cell>
          <table:table-cell table:style-name="ce808">
            <text:p text:style-name="P1158"><text:span text:style-name="T701">train</text:span><text:span/></text:p>
          </table:table-cell>
          <table:table-cell table:style-name="ce809">
            <text:p text:style-name="P1159"><text:span text:style-name="T702">morning</text:span><text:span/></text:p>
          </table:table-cell>
          <table:table-cell table:style-name="ce810">
            <text:p text:style-name="P1160"><text:span text:style-name="T703"/><text:span/></text:p>
          </table:table-cell>
          <table:table-cell table:style-name="ce811">
            <text:p text:style-name="P1161"><text:span text:style-name="T704"/><text:span/></text:p>
          </table:table-cell>
        </table:table-row>
        <table:table-row table:style-name="ro264">
          <table:table-cell table:style-name="ce812">
            <text:p text:style-name="P1162"><text:span text:style-name="T705">Correct Answer</text:span><text:span/></text:p>
          </table:table-cell>
          <table:table-cell table:style-name="ce813" table:number-columns-spanned="4">
            <text:p text:style-name="P1163"><text:span text:style-name="T706">Railway/Railway station</text:span><text:span/></text:p>
          </table:table-cell>
          <table:covered-table-cell/>
          <table:covered-table-cell/>
          <table:covered-table-cell/>
        </table:table-row>
      </table:table>
      <text:p text:style-name="P1164"><text:span/><text:span/></text:p>
      <text:p text:style-name="P1165"><text:span/><text:span/></text:p>
      <text:p text:style-name="P1166"><text:span/><text:span/></text:p>
      <text:p text:style-name="P1167"><text:span/><text:span/></text:p>
      <text:p text:style-name="P1168"><text:span/><text:span/></text:p>
      <text:p text:style-name="P1169"><text:span/><text:span/></text:p>
      <table:table table:style-name="ta89">
        <table:table-columns>
          <table:table-column table:style-name="co463"/>
          <table:table-column table:style-name="co464"/>
          <table:table-column table:style-name="co465"/>
          <table:table-column table:style-name="co466"/>
          <table:table-column table:style-name="co467"/>
          <table:table-column table:style-name="co468"/>
        </table:table-columns>
        <table:table-row table:style-name="ro265">
          <table:table-cell table:style-name="ce814">
            <text:p text:style-name="P1170"><text:span text:style-name="T707">Sentence</text:span><text:span/></text:p>
          </table:table-cell>
          <table:table-cell table:style-name="ce815" table:number-columns-spanned="5">
            <text:p text:style-name="P1171"><text:span text:style-name="T708">I fall in love with Atlantis Books, a whimsical place with cave-like rooms, great staff picks, book collections and a painted timeline on the wall.</text:span><text:span/></text:p>
          </table:table-cell>
          <table:covered-table-cell/>
          <table:covered-table-cell/>
          <table:covered-table-cell/>
          <table:covered-table-cell/>
        </table:table-row>
        <table:table-row table:style-name="ro266">
          <table:table-cell table:style-name="ce816">
            <text:p text:style-name="P1172"><text:span text:style-name="T709">Tokens</text:span><text:span/></text:p>
          </table:table-cell>
          <table:table-cell table:style-name="ce817">
            <text:p text:style-name="P1173"><text:span text:style-name="T710">place</text:span><text:span/></text:p>
          </table:table-cell>
          <table:table-cell table:style-name="ce818">
            <text:p text:style-name="P1174"><text:span text:style-name="T711">rooms</text:span><text:span/></text:p>
          </table:table-cell>
          <table:table-cell table:style-name="ce819">
            <text:p text:style-name="P1175"><text:span text:style-name="T712">staff picks</text:span><text:span/></text:p>
          </table:table-cell>
          <table:table-cell table:style-name="ce820">
            <text:p text:style-name="P1176"><text:span text:style-name="T713">book collections</text:span><text:span/></text:p>
          </table:table-cell>
          <table:table-cell table:style-name="ce821">
            <text:p text:style-name="P1177"><text:span text:style-name="T714">timeline, wall</text:span><text:span/></text:p>
          </table:table-cell>
        </table:table-row>
        <table:table-row table:style-name="ro267">
          <table:table-cell table:style-name="ce822">
            <text:p text:style-name="P1178"><text:span text:style-name="T715">Correct Answer</text:span><text:span/></text:p>
          </table:table-cell>
          <table:table-cell table:style-name="ce823" table:number-columns-spanned="5">
            <text:p text:style-name="P1179"><text:span text:style-name="T716">Bookshop</text:span><text:span/></text:p>
          </table:table-cell>
          <table:covered-table-cell/>
          <table:covered-table-cell/>
          <table:covered-table-cell/>
          <table:covered-table-cell/>
        </table:table-row>
      </table:table>
      <text:p text:style-name="P1180"><text:span/><text:span/></text:p>
      <text:p text:style-name="P1181"><text:span/><text:span/></text:p>
      <table:table table:style-name="ta90">
        <table:table-columns>
          <table:table-column table:style-name="co469"/>
          <table:table-column table:style-name="co470"/>
          <table:table-column table:style-name="co471"/>
          <table:table-column table:style-name="co472"/>
          <table:table-column table:style-name="co473"/>
        </table:table-columns>
        <table:table-row table:style-name="ro268">
          <table:table-cell table:style-name="ce824">
            <text:p text:style-name="P1182"><text:span text:style-name="T717">Sentence</text:span><text:span/></text:p>
          </table:table-cell>
          <table:table-cell table:style-name="ce825" table:number-columns-spanned="4">
            <text:p text:style-name="P1183"><text:span text:style-name="T718">We head to Lefkes for a delicious dinner in a traditional cave, filling our stomachs with as much fresh fish as we can.</text:span><text:span/></text:p>
          </table:table-cell>
          <table:covered-table-cell/>
          <table:covered-table-cell/>
          <table:covered-table-cell/>
        </table:table-row>
        <table:table-row table:style-name="ro269">
          <table:table-cell table:style-name="ce826">
            <text:p text:style-name="P1184"><text:span text:style-name="T719">Tokens</text:span><text:span/></text:p>
          </table:table-cell>
          <table:table-cell table:style-name="ce827">
            <text:p text:style-name="P1185"><text:span text:style-name="T720">dinner</text:span><text:span/></text:p>
          </table:table-cell>
          <table:table-cell table:style-name="ce828">
            <text:p text:style-name="P1186"><text:span text:style-name="T721">cave</text:span><text:span/></text:p>
          </table:table-cell>
          <table:table-cell table:style-name="ce829">
            <text:p text:style-name="P1187"><text:span text:style-name="T722">stomachs</text:span><text:span/></text:p>
          </table:table-cell>
          <table:table-cell table:style-name="ce830">
            <text:p text:style-name="P1188"><text:span text:style-name="T723">fish</text:span><text:span/></text:p>
          </table:table-cell>
        </table:table-row>
        <table:table-row table:style-name="ro270">
          <table:table-cell table:style-name="ce831">
            <text:p text:style-name="P1189"><text:span text:style-name="T724">Correct Answer</text:span><text:span/></text:p>
          </table:table-cell>
          <table:table-cell table:style-name="ce832" table:number-columns-spanned="4">
            <text:p text:style-name="P1190"><text:span text:style-name="T725">R</text:span><text:span text:style-name="T726">estaurant</text:span><text:span/></text:p>
          </table:table-cell>
          <table:covered-table-cell/>
          <table:covered-table-cell/>
          <table:covered-table-cell/>
        </table:table-row>
      </table:table>
      <text:p text:style-name="P1191"><text:span/><text:span/></text:p>
      <text:p text:style-name="P1192"><text:span/><text:span/></text:p>
      <text:p text:style-name="P1193"><text:span/><text:span/></text:p>
      <table:table table:style-name="ta91">
        <table:table-columns>
          <table:table-column table:style-name="co474"/>
          <table:table-column table:style-name="co475"/>
          <table:table-column table:style-name="co476"/>
          <table:table-column table:style-name="co477"/>
          <table:table-column table:style-name="co478"/>
        </table:table-columns>
        <table:table-row table:style-name="ro271">
          <table:table-cell table:style-name="ce833">
            <text:p text:style-name="P1194"><text:span text:style-name="T727">Sentence</text:span><text:span/></text:p>
          </table:table-cell>
          <table:table-cell table:style-name="ce834" table:number-columns-spanned="4">
            <text:p text:style-name="P1195"><text:span text:style-name="T728">We eat two good meals at Candouni, a place with a beautiful terrace adorned with bougainvillea.</text:span><text:span/></text:p>
          </table:table-cell>
          <table:covered-table-cell/>
          <table:covered-table-cell/>
          <table:covered-table-cell/>
        </table:table-row>
        <table:table-row table:style-name="ro272">
          <table:table-cell table:style-name="ce835">
            <text:p text:style-name="P1196"><text:span text:style-name="T729">Tokens</text:span><text:span/></text:p>
          </table:table-cell>
          <table:table-cell table:style-name="ce836">
            <text:p text:style-name="P1197"><text:span text:style-name="T730">meals</text:span><text:span/></text:p>
          </table:table-cell>
          <table:table-cell table:style-name="ce837">
            <text:p text:style-name="P1198"><text:span text:style-name="T731">place</text:span><text:span/></text:p>
          </table:table-cell>
          <table:table-cell table:style-name="ce838">
            <text:p text:style-name="P1199"><text:span text:style-name="T732">terrace</text:span><text:span/></text:p>
          </table:table-cell>
          <table:table-cell table:style-name="ce839">
            <text:p text:style-name="P1200"><text:span text:style-name="T733">bougainvillea</text:span><text:span/></text:p>
          </table:table-cell>
        </table:table-row>
        <table:table-row table:style-name="ro273">
          <table:table-cell table:style-name="ce840">
            <text:p text:style-name="P1201"><text:span text:style-name="T734">Correct Answer</text:span><text:span/></text:p>
          </table:table-cell>
          <table:table-cell table:style-name="ce841" table:number-columns-spanned="4">
            <text:p text:style-name="P1202"><text:span text:style-name="T735">Restaurant</text:span><text:span/></text:p>
          </table:table-cell>
          <table:covered-table-cell/>
          <table:covered-table-cell/>
          <table:covered-table-cell/>
        </table:table-row>
      </table:table>
      <text:p text:style-name="P1203"><text:span/><text:span/></text:p>
      <text:p text:style-name="P1204"><text:span/><text:span/></text:p>
      <text:p text:style-name="P1205"><text:span/><text:span/></text:p>
      <table:table table:style-name="ta92">
        <table:table-columns>
          <table:table-column table:style-name="co479"/>
          <table:table-column table:style-name="co480"/>
          <table:table-column table:style-name="co481"/>
          <table:table-column table:style-name="co482"/>
          <table:table-column table:style-name="co483"/>
        </table:table-columns>
        <table:table-row table:style-name="ro274">
          <table:table-cell table:style-name="ce842">
            <text:p text:style-name="P1206"><text:span text:style-name="T736">Sentence</text:span><text:span/></text:p>
          </table:table-cell>
          <table:table-cell table:style-name="ce843" table:number-columns-spanned="4">
            <text:p text:style-name="P1207"><text:span text:style-name="T737">Our first stop in Greece is Ano Mera , in the middle of the island with whitewashed buildings and a square dotted with Greece’s signature cats</text:span><text:span/></text:p>
          </table:table-cell>
          <table:covered-table-cell/>
          <table:covered-table-cell/>
          <table:covered-table-cell/>
        </table:table-row>
        <table:table-row table:style-name="ro275">
          <table:table-cell table:style-name="ce844">
            <text:p text:style-name="P1208"><text:span text:style-name="T738">Tokens</text:span><text:span/></text:p>
          </table:table-cell>
          <table:table-cell table:style-name="ce845">
            <text:p text:style-name="P1209"><text:span text:style-name="T739">stop</text:span><text:span/></text:p>
          </table:table-cell>
          <table:table-cell table:style-name="ce846">
            <text:p text:style-name="P1210"><text:span text:style-name="T740">middle</text:span><text:span/></text:p>
          </table:table-cell>
          <table:table-cell table:style-name="ce847">
            <text:p text:style-name="P1211"><text:span text:style-name="T741">island</text:span><text:span/></text:p>
          </table:table-cell>
          <table:table-cell table:style-name="ce848">
            <text:p text:style-name="P1212"><text:span text:style-name="T742">buildings, square, signature cats</text:span><text:span/></text:p>
          </table:table-cell>
        </table:table-row>
        <table:table-row table:style-name="ro276">
          <table:table-cell table:style-name="ce849">
            <text:p text:style-name="P1213"><text:span text:style-name="T743">Correct Answer</text:span><text:span/></text:p>
          </table:table-cell>
          <table:table-cell table:style-name="ce850" table:number-columns-spanned="4">
            <text:p text:style-name="P1214"><text:span text:style-name="T744">village</text:span><text:span/></text:p>
          </table:table-cell>
          <table:covered-table-cell/>
          <table:covered-table-cell/>
          <table:covered-table-cell/>
        </table:table-row>
      </table:table>
      <text:p text:style-name="P1215"><text:span/><text:span/></text:p>
      <text:p text:style-name="P1216"><text:span/><text:span/></text:p>
      <text:p text:style-name="P1217"><text:span/><text:span/></text:p>
      <table:table table:style-name="ta93">
        <table:table-columns>
          <table:table-column table:style-name="co484"/>
          <table:table-column table:style-name="co485"/>
          <table:table-column table:style-name="co486"/>
          <table:table-column table:style-name="co487"/>
          <table:table-column table:style-name="co488"/>
        </table:table-columns>
        <table:table-row table:style-name="ro277">
          <table:table-cell table:style-name="ce851">
            <text:p text:style-name="P1218"><text:span text:style-name="T745">Sentence</text:span><text:span/></text:p>
          </table:table-cell>
          <table:table-cell table:style-name="ce852" table:number-columns-spanned="4">
            <text:p text:style-name="P1219"><text:span text:style-name="T746">Whitewashed walls, colorful doors, and bucket loads of bougainvillea combine to make Pyrgos the quintessential Greek island.</text:span><text:span/></text:p>
          </table:table-cell>
          <table:covered-table-cell/>
          <table:covered-table-cell/>
          <table:covered-table-cell/>
        </table:table-row>
        <table:table-row table:style-name="ro278">
          <table:table-cell table:style-name="ce853">
            <text:p text:style-name="P1220"><text:span text:style-name="T747">Tokens</text:span><text:span/></text:p>
          </table:table-cell>
          <table:table-cell table:style-name="ce854">
            <text:p text:style-name="P1221"><text:span text:style-name="T748">Whitewashed walls</text:span><text:span/></text:p>
          </table:table-cell>
          <table:table-cell table:style-name="ce855">
            <text:p text:style-name="P1222"><text:span text:style-name="T749">doors</text:span><text:span/></text:p>
          </table:table-cell>
          <table:table-cell table:style-name="ce856">
            <text:p text:style-name="P1223"><text:span text:style-name="T750">bucket loads,<text:s text:c="2"/>bougainvillea</text:span><text:span/></text:p>
          </table:table-cell>
          <table:table-cell table:style-name="ce857">
            <text:p text:style-name="P1224"><text:span text:style-name="T751">Pyrgos, Greek island</text:span><text:span/></text:p>
          </table:table-cell>
        </table:table-row>
        <table:table-row table:style-name="ro279">
          <table:table-cell table:style-name="ce858">
            <text:p text:style-name="P1225"><text:span text:style-name="T752">Correct Answer</text:span><text:span/></text:p>
          </table:table-cell>
          <table:table-cell table:style-name="ce859" table:number-columns-spanned="4">
            <text:p text:style-name="P1226"><text:span text:style-name="T753">city</text:span><text:span/></text:p>
          </table:table-cell>
          <table:covered-table-cell/>
          <table:covered-table-cell/>
          <table:covered-table-cell/>
        </table:table-row>
      </table:table>
      <text:p text:style-name="P1227"><text:span/><text:span/></text:p>
      <text:p text:style-name="P1228"><text:span/><text:span/></text:p>
      <text:p text:style-name="P1229"><text:span/><text:span/></text:p>
      <table:table table:style-name="ta94">
        <table:table-columns>
          <table:table-column table:style-name="co489"/>
          <table:table-column table:style-name="co490"/>
          <table:table-column table:style-name="co491"/>
          <table:table-column table:style-name="co492"/>
          <table:table-column table:style-name="co493"/>
        </table:table-columns>
        <table:table-row table:style-name="ro280">
          <table:table-cell table:style-name="ce860">
            <text:p text:style-name="P1230"><text:span text:style-name="T754">Sentence</text:span><text:span/></text:p>
          </table:table-cell>
          <table:table-cell table:style-name="ce861" table:number-columns-spanned="4">
            <text:p text:style-name="P1231"><text:span text:style-name="T755">we stop for a tea break at Off White, a place near the ancient Agora. Its funky furniture and range of loose-leaf teas served in Japanese pots make for a great atmosphere to relax in.</text:span><text:span/></text:p>
          </table:table-cell>
          <table:covered-table-cell/>
          <table:covered-table-cell/>
          <table:covered-table-cell/>
        </table:table-row>
        <table:table-row table:style-name="ro281">
          <table:table-cell table:style-name="ce862">
            <text:p text:style-name="P1232"><text:span text:style-name="T756">Tokens</text:span><text:span/></text:p>
          </table:table-cell>
          <table:table-cell table:style-name="ce863">
            <text:p text:style-name="P1233"><text:span text:style-name="T757">break</text:span><text:span/></text:p>
          </table:table-cell>
          <table:table-cell table:style-name="ce864">
            <text:p text:style-name="P1234"><text:span text:style-name="T758">Off white</text:span><text:span/></text:p>
          </table:table-cell>
          <table:table-cell table:style-name="ce865">
            <text:p text:style-name="P1235"><text:span text:style-name="T759">Place, furniture, range, teas</text:span><text:span/></text:p>
          </table:table-cell>
          <table:table-cell table:style-name="ce866">
            <text:p text:style-name="P1236"><text:span text:style-name="T760">Pots, atmosphere</text:span><text:span/></text:p>
          </table:table-cell>
        </table:table-row>
        <table:table-row table:style-name="ro282">
          <table:table-cell table:style-name="ce867">
            <text:p text:style-name="P1237"><text:span text:style-name="T761">Correct An</text:span><text:span text:style-name="T762">swer</text:span><text:span/></text:p>
          </table:table-cell>
          <table:table-cell table:style-name="ce868" table:number-columns-spanned="4">
            <text:p text:style-name="P1238"><text:span text:style-name="T763">Cafe</text:span><text:span/></text:p>
          </table:table-cell>
          <table:covered-table-cell/>
          <table:covered-table-cell/>
          <table:covered-table-cell/>
        </table:table-row>
      </table:table>
      <text:p text:style-name="P1239"><text:span/><text:span/></text:p>
      <text:p text:style-name="P1240"><text:span/><text:span/></text:p>
      <text:p text:style-name="P1241"><text:span/><text:span/></text:p>
      <table:table table:style-name="ta95">
        <table:table-columns>
          <table:table-column table:style-name="co494"/>
          <table:table-column table:style-name="co495"/>
          <table:table-column table:style-name="co496"/>
          <table:table-column table:style-name="co497"/>
          <table:table-column table:style-name="co498"/>
        </table:table-columns>
        <table:table-row table:style-name="ro283">
          <table:table-cell table:style-name="ce869">
            <text:p text:style-name="P1242"><text:span text:style-name="T764">Sentence</text:span><text:span/></text:p>
          </table:table-cell>
          <table:table-cell table:style-name="ce870" table:number-columns-spanned="4">
            <text:p text:style-name="P1243"><text:span text:style-name="T765">We walk through the narrow tree-lined alleys, window shopping at the many florists and wine shops, and making a mental note of the sweet cafes and chic restaurants on Karneadou.</text:span><text:span/></text:p>
          </table:table-cell>
          <table:covered-table-cell/>
          <table:covered-table-cell/>
          <table:covered-table-cell/>
        </table:table-row>
        <table:table-row table:style-name="ro284">
          <table:table-cell table:style-name="ce871">
            <text:p text:style-name="P1244"><text:span text:style-name="T766">Tokens</text:span><text:span/></text:p>
          </table:table-cell>
          <table:table-cell table:style-name="ce872">
            <text:p text:style-name="P1245"><text:span text:style-name="T767">alleys</text:span><text:span/></text:p>
          </table:table-cell>
          <table:table-cell table:style-name="ce873">
            <text:p text:style-name="P1246"><text:span text:style-name="T768">Window-shopping, florists</text:span><text:span/></text:p>
          </table:table-cell>
          <table:table-cell table:style-name="ce874">
            <text:p text:style-name="P1247"><text:span text:style-name="T769">Note, cafes</text:span><text:span/></text:p>
          </table:table-cell>
          <table:table-cell table:style-name="ce875">
            <text:p text:style-name="P1248"><text:span text:style-name="T770">restaurants</text:span><text:span/></text:p>
          </table:table-cell>
        </table:table-row>
        <table:table-row table:style-name="ro285">
          <table:table-cell table:style-name="ce876">
            <text:p text:style-name="P1249"><text:span text:style-name="T771">Correct Answer</text:span><text:span/></text:p>
          </table:table-cell>
          <table:table-cell table:style-name="ce877" table:number-columns-spanned="4">
            <text:p text:style-name="P1250"><text:span text:style-name="T772">R</text:span><text:span text:style-name="T773">esidential Road</text:span><text:span/></text:p>
          </table:table-cell>
          <table:covered-table-cell/>
          <table:covered-table-cell/>
          <table:covered-table-cell/>
        </table:table-row>
      </table:table>
      <text:p text:style-name="P1251"><text:span/><text:span/></text:p>
      <text:p text:style-name="P1252"><text:span/><text:span/></text:p>
      <text:p text:style-name="P1253"><text:span/><text:span/></text:p>
      <table:table table:style-name="ta96">
        <table:table-columns>
          <table:table-column table:style-name="co499"/>
          <table:table-column table:style-name="co500"/>
          <table:table-column table:style-name="co501"/>
          <table:table-column table:style-name="co502"/>
          <table:table-column table:style-name="co503"/>
        </table:table-columns>
        <table:table-row table:style-name="ro286">
          <table:table-cell table:style-name="ce878">
            <text:p text:style-name="P1254"><text:span text:style-name="T774">Sentence</text:span><text:span/></text:p>
          </table:table-cell>
          <table:table-cell table:style-name="ce879" table:number-columns-spanned="4">
            <text:p text:style-name="P1255"><text:span text:style-name="T775">Next to the Parthenon, the Erechtheum steals the show with its beautiful caryatids, the originals of which we saw up close in the museum earlier.</text:span><text:span/></text:p>
          </table:table-cell>
          <table:covered-table-cell/>
          <table:covered-table-cell/>
          <table:covered-table-cell/>
        </table:table-row>
        <table:table-row table:style-name="ro287">
          <table:table-cell table:style-name="ce880">
            <text:p text:style-name="P1256"><text:span text:style-name="T776">Tokens</text:span><text:span/></text:p>
          </table:table-cell>
          <table:table-cell table:style-name="ce881">
            <text:p text:style-name="P1257"><text:span text:style-name="T777">caryatids</text:span><text:span/></text:p>
          </table:table-cell>
          <table:table-cell table:style-name="ce882">
            <text:p text:style-name="P1258"><text:span text:style-name="T778">originals</text:span><text:span/></text:p>
          </table:table-cell>
          <table:table-cell table:style-name="ce883">
            <text:p text:style-name="P1259"><text:span text:style-name="T779">museum</text:span><text:span/></text:p>
          </table:table-cell>
          <table:table-cell table:style-name="ce884">
            <text:p text:style-name="P1260"><text:span text:style-name="T780"/><text:span/></text:p>
          </table:table-cell>
        </table:table-row>
        <table:table-row table:style-name="ro288">
          <table:table-cell table:style-name="ce885">
            <text:p text:style-name="P1261"><text:span text:style-name="T781">Correct Answer</text:span><text:span/></text:p>
          </table:table-cell>
          <table:table-cell table:style-name="ce886" table:number-columns-spanned="4">
            <text:p text:style-name="P1262"><text:span text:style-name="T782">attraction</text:span><text:span/></text:p>
          </table:table-cell>
          <table:covered-table-cell/>
          <table:covered-table-cell/>
          <table:covered-table-cell/>
        </table:table-row>
      </table:table>
      <text:p text:style-name="P1263"><text:span/><text:span/></text:p>
      <text:p text:style-name="P1264"><text:span/><text:span/></text:p>
      <table:table table:style-name="ta97">
        <table:table-columns>
          <table:table-column table:style-name="co504"/>
          <table:table-column table:style-name="co505"/>
          <table:table-column table:style-name="co506"/>
          <table:table-column table:style-name="co507"/>
          <table:table-column table:style-name="co508"/>
        </table:table-columns>
        <table:table-row table:style-name="ro289">
          <table:table-cell table:style-name="ce887">
            <text:p text:style-name="P1265"><text:span text:style-name="T783">Sentence</text:span><text:span/></text:p>
          </table:table-cell>
          <table:table-cell table:style-name="ce888" table:number-columns-spanned="4">
            <text:p text:style-name="P1266"><text:span text:style-name="T784">La Vecchia Conca, a local place in Rome where we enjoyed excellent pizzas and truffle ravioli</text:span><text:span/></text:p>
          </table:table-cell>
          <table:covered-table-cell/>
          <table:covered-table-cell/>
          <table:covered-table-cell/>
        </table:table-row>
        <table:table-row table:style-name="ro290">
          <table:table-cell table:style-name="ce889">
            <text:p text:style-name="P1267"><text:span text:style-name="T785">Tokens</text:span><text:span/></text:p>
          </table:table-cell>
          <table:table-cell table:style-name="ce890">
            <text:p text:style-name="P1268"><text:span text:style-name="T786">place</text:span><text:span/></text:p>
          </table:table-cell>
          <table:table-cell table:style-name="ce891">
            <text:p text:style-name="P1269"><text:span text:style-name="T787">pizzas</text:span><text:span/></text:p>
          </table:table-cell>
          <table:table-cell table:style-name="ce892">
            <text:p text:style-name="P1270"><text:span text:style-name="T788">Truffle ravioli</text:span><text:span/></text:p>
          </table:table-cell>
          <table:table-cell table:style-name="ce893">
            <text:p text:style-name="P1271"><text:span text:style-name="T789"/><text:span/></text:p>
          </table:table-cell>
        </table:table-row>
        <table:table-row table:style-name="ro291">
          <table:table-cell table:style-name="ce894">
            <text:p text:style-name="P1272"><text:span text:style-name="T790">Correct Answer</text:span><text:span/></text:p>
          </table:table-cell>
          <table:table-cell table:style-name="ce895" table:number-columns-spanned="4">
            <text:p text:style-name="P1273"><text:span text:style-name="T791">Pub</text:span><text:span/></text:p>
          </table:table-cell>
          <table:covered-table-cell/>
          <table:covered-table-cell/>
          <table:covered-table-cell/>
        </table:table-row>
      </table:table>
      <text:p text:style-name="P1274"><text:span/><text:span/></text:p>
      <text:p text:style-name="P1275"><text:span/><text:span/></text:p>
      <text:p text:style-name="P1276"><text:span/><text:span/></text:p>
      <table:table table:style-name="ta98">
        <table:table-columns>
          <table:table-column table:style-name="co509"/>
          <table:table-column table:style-name="co510"/>
          <table:table-column table:style-name="co511"/>
          <table:table-column table:style-name="co512"/>
          <table:table-column table:style-name="co513"/>
        </table:table-columns>
        <table:table-row table:style-name="ro292">
          <table:table-cell table:style-name="ce896">
            <text:p text:style-name="P1277"><text:span text:style-name="T792">Sentence</text:span><text:span/></text:p>
          </table:table-cell>
          <table:table-cell table:style-name="ce897" table:number-columns-spanned="4">
            <text:p text:style-name="P1278"><text:span text:style-name="T793">we visited the Pantheon, home of one of the most intriguing ceilings in the world. It was hard to comprehend it as a Catholic place of worshiping given its name and original purpose.</text:span><text:span/></text:p>
          </table:table-cell>
          <table:covered-table-cell/>
          <table:covered-table-cell/>
          <table:covered-table-cell/>
        </table:table-row>
        <table:table-row table:style-name="ro293">
          <table:table-cell table:style-name="ce898">
            <text:p text:style-name="P1279"><text:span text:style-name="T794">Tokens</text:span><text:span/></text:p>
          </table:table-cell>
          <table:table-cell table:style-name="ce899">
            <text:p text:style-name="P1280"><text:span text:style-name="T795">home</text:span><text:span/></text:p>
          </table:table-cell>
          <table:table-cell table:style-name="ce900">
            <text:p text:style-name="P1281"><text:span text:style-name="T796">ceilings</text:span><text:span/></text:p>
          </table:table-cell>
          <table:table-cell table:style-name="ce901">
            <text:p text:style-name="P1282"><text:span text:style-name="T797">Catholic place</text:span><text:span/></text:p>
          </table:table-cell>
          <table:table-cell table:style-name="ce902">
            <text:p text:style-name="P1283"><text:span text:style-name="T798"/><text:span/></text:p>
          </table:table-cell>
        </table:table-row>
        <table:table-row table:style-name="ro294">
          <table:table-cell table:style-name="ce903">
            <text:p text:style-name="P1284"><text:span text:style-name="T799">Correct Answer</text:span><text:span/></text:p>
          </table:table-cell>
          <table:table-cell table:style-name="ce904" table:number-columns-spanned="4">
            <text:p text:style-name="P1285"><text:span text:style-name="T800">Church /Place worship</text:span><text:span/></text:p>
          </table:table-cell>
          <table:covered-table-cell/>
          <table:covered-table-cell/>
          <table:covered-table-cell/>
        </table:table-row>
      </table:table>
      <text:p text:style-name="P1286"><text:span/><text:span/></text:p>
      <text:p text:style-name="P1287"><text:span/><text:span/></text:p>
      <text:p text:style-name="P1288"><text:span/><text:span/></text:p>
      <table:table table:style-name="ta99">
        <table:table-columns>
          <table:table-column table:style-name="co514"/>
          <table:table-column table:style-name="co515"/>
          <table:table-column table:style-name="co516"/>
          <table:table-column table:style-name="co517"/>
          <table:table-column table:style-name="co518"/>
        </table:table-columns>
        <table:table-row table:style-name="ro295">
          <table:table-cell table:style-name="ce905">
            <text:p text:style-name="P1289"><text:span text:style-name="T801">Sentence</text:span><text:span/></text:p>
          </table:table-cell>
          <table:table-cell table:style-name="ce906" table:number-columns-spanned="4">
            <text:p text:style-name="P1290"><text:span text:style-name="T802">Scuderie del Quirinale has a small but impressive exhibition of many of Caravaggio’s most famous works.</text:span><text:span/></text:p>
          </table:table-cell>
          <table:covered-table-cell/>
          <table:covered-table-cell/>
          <table:covered-table-cell/>
        </table:table-row>
        <table:table-row table:style-name="ro296">
          <table:table-cell table:style-name="ce907">
            <text:p text:style-name="P1291"><text:span text:style-name="T803">Tokens</text:span><text:span/></text:p>
          </table:table-cell>
          <table:table-cell table:style-name="ce908">
            <text:p text:style-name="P1292"><text:span text:style-name="T804">exhibition</text:span><text:span/></text:p>
          </table:table-cell>
          <table:table-cell table:style-name="ce909">
            <text:p text:style-name="P1293"><text:span text:style-name="T805">Caravaggio</text:span><text:span/></text:p>
          </table:table-cell>
          <table:table-cell table:style-name="ce910">
            <text:p text:style-name="P1294"><text:span text:style-name="T806">works</text:span><text:span/></text:p>
          </table:table-cell>
          <table:table-cell table:style-name="ce911">
            <text:p text:style-name="P1295"><text:span text:style-name="T807"/><text:span/></text:p>
          </table:table-cell>
        </table:table-row>
        <table:table-row table:style-name="ro297">
          <table:table-cell table:style-name="ce912">
            <text:p text:style-name="P1296"><text:span text:style-name="T808">Correct Answer</text:span><text:span/></text:p>
          </table:table-cell>
          <table:table-cell table:style-name="ce913" table:number-columns-spanned="4">
            <text:p text:style-name="P1297"><text:span text:style-name="T809">museum</text:span><text:span/></text:p>
          </table:table-cell>
          <table:covered-table-cell/>
          <table:covered-table-cell/>
          <table:covered-table-cell/>
        </table:table-row>
      </table:table>
      <text:p text:style-name="P1298"><text:span/><text:span/></text:p>
      <text:p text:style-name="P1299"><text:span/><text:span/></text:p>
      <text:p text:style-name="P1300"><text:span/><text:span/></text:p>
      <text:p text:style-name="P1301"><text:span/><text:span/></text:p>
      <text:p text:style-name="P1302"><text:span/><text:span/></text:p>
      <table:table table:style-name="ta100">
        <table:table-columns>
          <table:table-column table:style-name="co519"/>
          <table:table-column table:style-name="co520"/>
          <table:table-column table:style-name="co521"/>
          <table:table-column table:style-name="co522"/>
          <table:table-column table:style-name="co523"/>
        </table:table-columns>
        <table:table-row table:style-name="ro298">
          <table:table-cell table:style-name="ce914">
            <text:p text:style-name="P1303"><text:span text:style-name="T810">Sentence</text:span><text:span/></text:p>
          </table:table-cell>
          <table:table-cell table:style-name="ce915" table:number-columns-spanned="4">
            <text:p text:style-name="P1304"><text:span text:style-name="T811">the most beautiful spot in Rome was the Spanish Steps. Touristy, yes, but with brilliant magenta azaleas in full bloom, the steps were quite a sight to behold</text:span><text:span/></text:p>
          </table:table-cell>
          <table:covered-table-cell/>
          <table:covered-table-cell/>
          <table:covered-table-cell/>
        </table:table-row>
        <table:table-row table:style-name="ro299">
          <table:table-cell table:style-name="ce916">
            <text:p text:style-name="P1305"><text:span text:style-name="T812">Tokens</text:span><text:span/></text:p>
          </table:table-cell>
          <table:table-cell table:style-name="ce917">
            <text:p text:style-name="P1306"><text:span text:style-name="T813">spot</text:span><text:span/></text:p>
          </table:table-cell>
          <table:table-cell table:style-name="ce918">
            <text:p text:style-name="P1307"><text:span text:style-name="T814">Spanish steps</text:span><text:span/></text:p>
          </table:table-cell>
          <table:table-cell table:style-name="ce919">
            <text:p text:style-name="P1308"><text:span text:style-name="T815">touristy</text:span><text:span/></text:p>
          </table:table-cell>
          <table:table-cell table:style-name="ce920">
            <text:p text:style-name="P1309"><text:span text:style-name="T816">magenta azaleas, </text:span><text:span text:style-name="T817">bloom, sight</text:span><text:span/></text:p>
          </table:table-cell>
        </table:table-row>
        <table:table-row table:style-name="ro300">
          <table:table-cell table:style-name="ce921">
            <text:p text:style-name="P1310"><text:span text:style-name="T818">Correct Answer</text:span><text:span/></text:p>
          </table:table-cell>
          <table:table-cell table:style-name="ce922" table:number-columns-spanned="4">
            <text:p text:style-name="P1311"><text:span text:style-name="T819">Attraction/park</text:span><text:span/></text:p>
          </table:table-cell>
          <table:covered-table-cell/>
          <table:covered-table-cell/>
          <table:covered-table-cell/>
        </table:table-row>
      </table:table>
      <text:p text:style-name="P1312"><text:span/><text:span/></text:p>
      <text:p text:style-name="P1313"><text:span/><text:span/></text:p>
      <text:p text:style-name="P1314"><text:span/><text:span/></text:p>
      <table:table table:style-name="ta101">
        <table:table-columns>
          <table:table-column table:style-name="co524"/>
          <table:table-column table:style-name="co525"/>
          <table:table-column table:style-name="co526"/>
          <table:table-column table:style-name="co527"/>
          <table:table-column table:style-name="co528"/>
        </table:table-columns>
        <table:table-row table:style-name="ro301">
          <table:table-cell table:style-name="ce923">
            <text:p text:style-name="P1315"><text:span text:style-name="T820">Sentence</text:span><text:span/></text:p>
          </table:table-cell>
          <table:table-cell table:style-name="ce924" table:number-columns-spanned="4">
            <text:p text:style-name="P1316"><text:span text:style-name="T821">On the more contemporary side, the Peggy Guggenheim Collection in Venice had a great collection of modern art and beautiful views over the Grand Canal.</text:span><text:span/></text:p>
          </table:table-cell>
          <table:covered-table-cell/>
          <table:covered-table-cell/>
          <table:covered-table-cell/>
        </table:table-row>
        <table:table-row table:style-name="ro302">
          <table:table-cell table:style-name="ce925">
            <text:p text:style-name="P1317"><text:span text:style-name="T822">Tokens</text:span><text:span/></text:p>
          </table:table-cell>
          <table:table-cell table:style-name="ce926">
            <text:p text:style-name="P1318"><text:span text:style-name="T823">collection</text:span><text:span/></text:p>
          </table:table-cell>
          <table:table-cell table:style-name="ce927">
            <text:p text:style-name="P1319"><text:span text:style-name="T824">art</text:span><text:span/></text:p>
          </table:table-cell>
          <table:table-cell table:style-name="ce928">
            <text:p text:style-name="P1320"><text:span text:style-name="T825">views</text:span><text:span/></text:p>
          </table:table-cell>
          <table:table-cell table:style-name="ce929">
            <text:p text:style-name="P1321"><text:span text:style-name="T826"/><text:span/></text:p>
          </table:table-cell>
        </table:table-row>
        <table:table-row table:style-name="ro303">
          <table:table-cell table:style-name="ce930">
            <text:p text:style-name="P1322"><text:span text:style-name="T827">Correct Answer</text:span><text:span/></text:p>
          </table:table-cell>
          <table:table-cell table:style-name="ce931" table:number-columns-spanned="4">
            <text:p text:style-name="P1323"><text:span text:style-name="T828">Gallery/museum</text:span><text:span/></text:p>
          </table:table-cell>
          <table:covered-table-cell/>
          <table:covered-table-cell/>
          <table:covered-table-cell/>
        </table:table-row>
      </table:table>
      <text:p text:style-name="P1324"><text:span/><text:span/></text:p>
      <text:p text:style-name="P1325"><text:span/><text:span/></text:p>
      <text:p text:style-name="P1326"><text:span/><text:span/></text:p>
      <table:table table:style-name="ta102">
        <table:table-columns>
          <table:table-column table:style-name="co529"/>
          <table:table-column table:style-name="co530"/>
          <table:table-column table:style-name="co531"/>
          <table:table-column table:style-name="co532"/>
          <table:table-column table:style-name="co533"/>
        </table:table-columns>
        <table:table-row table:style-name="ro304">
          <table:table-cell table:style-name="ce932">
            <text:p text:style-name="P1327"><text:span text:style-name="T829">Sentence</text:span><text:span/></text:p>
          </table:table-cell>
          <table:table-cell table:style-name="ce933" table:number-columns-spanned="4">
            <text:p text:style-name="P1328"><text:span text:style-name="T830">Barcelona’s most famous La Boqueria, a big covered hall packed with stalls selling everything from pretty pink confections to salted cod and traditional Spanish ham.</text:span><text:span/></text:p>
          </table:table-cell>
          <table:covered-table-cell/>
          <table:covered-table-cell/>
          <table:covered-table-cell/>
        </table:table-row>
        <table:table-row table:style-name="ro305">
          <table:table-cell table:style-name="ce934">
            <text:p text:style-name="P1329"><text:span text:style-name="T831">Tokens</text:span><text:span/></text:p>
          </table:table-cell>
          <table:table-cell table:style-name="ce935">
            <text:p text:style-name="P1330"><text:span text:style-name="T832">stalls</text:span><text:span/></text:p>
          </table:table-cell>
          <table:table-cell table:style-name="ce936">
            <text:p text:style-name="P1331"><text:span text:style-name="T833">everything</text:span><text:span/></text:p>
          </table:table-cell>
          <table:table-cell table:style-name="ce937">
            <text:p text:style-name="P1332"><text:span text:style-name="T834">confections</text:span><text:span/></text:p>
          </table:table-cell>
          <table:table-cell table:style-name="ce938">
            <text:p text:style-name="P1333"><text:span text:style-name="T835">Cod, spanish ham</text:span><text:span/></text:p>
          </table:table-cell>
        </table:table-row>
        <table:table-row table:style-name="ro306">
          <table:table-cell table:style-name="ce939">
            <text:p text:style-name="P1334"><text:span text:style-name="T836">Correct Answer</text:span><text:span/></text:p>
          </table:table-cell>
          <table:table-cell table:style-name="ce940" table:number-columns-spanned="4">
            <text:p text:style-name="P1335"><text:span text:style-name="T837">Food-market/atttraction</text:span><text:span/></text:p>
          </table:table-cell>
          <table:covered-table-cell/>
          <table:covered-table-cell/>
          <table:covered-table-cell/>
        </table:table-row>
      </table:table>
      <text:p text:style-name="P1336"><text:span/><text:span/></text:p>
      <text:p text:style-name="P1337"><text:span/><text:span/></text:p>
      <text:p text:style-name="P1338"><text:span/><text:span/></text:p>
      <table:table table:style-name="ta103">
        <table:table-columns>
          <table:table-column table:style-name="co534"/>
          <table:table-column table:style-name="co535"/>
          <table:table-column table:style-name="co536"/>
          <table:table-column table:style-name="co537"/>
          <table:table-column table:style-name="co538"/>
        </table:table-columns>
        <table:table-row table:style-name="ro307">
          <table:table-cell table:style-name="ce941">
            <text:p text:style-name="P1339"><text:span text:style-name="T838">Sentence</text:span><text:span/></text:p>
          </table:table-cell>
          <table:table-cell table:style-name="ce942" table:number-columns-spanned="4">
            <text:p text:style-name="P1340"><text:span text:style-name="T839">The Thyssen-Bornemisza permanent collection in Madrid includes the Renaissance art, the Baroque, Impressionist, Expressionist, and other galleries.</text:span><text:span/></text:p>
          </table:table-cell>
          <table:covered-table-cell/>
          <table:covered-table-cell/>
          <table:covered-table-cell/>
        </table:table-row>
        <table:table-row table:style-name="ro308">
          <table:table-cell table:style-name="ce943">
            <text:p text:style-name="P1341"><text:span text:style-name="T840">Tokens</text:span><text:span/></text:p>
          </table:table-cell>
          <table:table-cell table:style-name="ce944">
            <text:p text:style-name="P1342"><text:span text:style-name="T841">collection</text:span><text:span/></text:p>
          </table:table-cell>
          <table:table-cell table:style-name="ce945">
            <text:p text:style-name="P1343"><text:span text:style-name="T842">Renaissance art</text:span><text:span/></text:p>
          </table:table-cell>
          <table:table-cell table:style-name="ce946">
            <text:p text:style-name="P1344"><text:span text:style-name="T843">Baroque</text:span><text:span/></text:p>
          </table:table-cell>
          <table:table-cell table:style-name="ce947">
            <text:p text:style-name="P1345"><text:span text:style-name="T844">Impressionist, Expressionist, </text:span><text:span text:style-name="T845">galleries</text:span><text:span/></text:p>
          </table:table-cell>
        </table:table-row>
        <table:table-row table:style-name="ro309">
          <table:table-cell table:style-name="ce948">
            <text:p text:style-name="P1346"><text:span text:style-name="T846">Correct Answer</text:span><text:span/></text:p>
          </table:table-cell>
          <table:table-cell table:style-name="ce949" table:number-columns-spanned="4">
            <text:p text:style-name="P1347"><text:span text:style-name="T847">Museum/arst-work</text:span><text:span/></text:p>
          </table:table-cell>
          <table:covered-table-cell/>
          <table:covered-table-cell/>
          <table:covered-table-cell/>
        </table:table-row>
      </table:table>
      <text:p text:style-name="P1348"><text:span/><text:span/></text:p>
      <text:p text:style-name="P1349"><text:span/><text:span/></text:p>
      <text:p text:style-name="P1350"><text:span/><text:span/></text:p>
      <table:table table:style-name="ta104">
        <table:table-columns>
          <table:table-column table:style-name="co539"/>
          <table:table-column table:style-name="co540"/>
          <table:table-column table:style-name="co541"/>
          <table:table-column table:style-name="co542"/>
          <table:table-column table:style-name="co543"/>
        </table:table-columns>
        <table:table-row table:style-name="ro310">
          <table:table-cell table:style-name="ce950">
            <text:p text:style-name="P1351"><text:span text:style-name="T848">Sentence</text:span><text:span/></text:p>
          </table:table-cell>
          <table:table-cell table:style-name="ce951" table:number-columns-spanned="4">
            <text:p text:style-name="P1352"><text:span text:style-name="T849">my favorite place in Berlin is the Bauhaus Archive. I fall in love with the collection, from sketches for Oskar Schlemmer’s bizarre Triadic Ballet to iconic chairs designed by Marcel Breuer and Mies van der Rohe.</text:span><text:span/></text:p>
          </table:table-cell>
          <table:covered-table-cell/>
          <table:covered-table-cell/>
          <table:covered-table-cell/>
        </table:table-row>
        <table:table-row table:style-name="ro311">
          <table:table-cell table:style-name="ce952">
            <text:p text:style-name="P1353"><text:span text:style-name="T850">Tokens</text:span><text:span/></text:p>
          </table:table-cell>
          <table:table-cell table:style-name="ce953">
            <text:p text:style-name="P1354"><text:span text:style-name="T851">collection</text:span><text:span/></text:p>
          </table:table-cell>
          <table:table-cell table:style-name="ce954">
            <text:p text:style-name="P1355"><text:span text:style-name="T852">sketches</text:span><text:span/></text:p>
          </table:table-cell>
          <table:table-cell table:style-name="ce955">
            <text:p text:style-name="P1356"><text:span text:style-name="T853"> Oskar Schlemmer</text:span><text:span/></text:p>
          </table:table-cell>
          <table:table-cell table:style-name="ce956">
            <text:p text:style-name="P1357"><text:span text:style-name="T854">Triadic Ballet, </text:span><text:span text:style-name="T855">chairs</text:span><text:span/></text:p>
          </table:table-cell>
        </table:table-row>
        <table:table-row table:style-name="ro312">
          <table:table-cell table:style-name="ce957">
            <text:p text:style-name="P1358"><text:span text:style-name="T856">Correct Answer</text:span><text:span/></text:p>
          </table:table-cell>
          <table:table-cell table:style-name="ce958" table:number-columns-spanned="4">
            <text:p text:style-name="P1359"><text:span text:style-name="T857">museum</text:span><text:span/></text:p>
          </table:table-cell>
          <table:covered-table-cell/>
          <table:covered-table-cell/>
          <table:covered-table-cell/>
        </table:table-row>
      </table:table>
      <text:p text:style-name="P1360"><text:span/><text:span/></text:p>
      <text:p text:style-name="P1361"><text:span/><text:span/></text:p>
      <text:p text:style-name="P1362"><text:span/><text:span/></text:p>
      <text:p text:style-name="P1363"><text:span/><text:span/></text:p>
      <text:p text:style-name="P1364"><text:span/><text:span/></text:p>
      <text:p text:style-name="P1365"><text:span/><text:span/></text:p>
      <table:table table:style-name="ta105">
        <table:table-columns>
          <table:table-column table:style-name="co544"/>
          <table:table-column table:style-name="co545"/>
          <table:table-column table:style-name="co546"/>
          <table:table-column table:style-name="co547"/>
          <table:table-column table:style-name="co548"/>
        </table:table-columns>
        <table:table-row table:style-name="ro313">
          <table:table-cell table:style-name="ce959">
            <text:p text:style-name="P1366"><text:span text:style-name="T858">Sentence</text:span><text:span/></text:p>
          </table:table-cell>
          <table:table-cell table:style-name="ce960" table:number-columns-spanned="4">
            <text:p text:style-name="P1367"><text:span text:style-name="T859">Coincidentally, when we reached our brunch destination Puccini<text:s text:c="2"/>to eat pancakes I remembered that we have been there before while visiting amsterdam.</text:span><text:span/></text:p>
          </table:table-cell>
          <table:covered-table-cell/>
          <table:covered-table-cell/>
          <table:covered-table-cell/>
        </table:table-row>
        <table:table-row table:style-name="ro314">
          <table:table-cell table:style-name="ce961">
            <text:p text:style-name="P1368"><text:span text:style-name="T860">Tokens</text:span><text:span/></text:p>
          </table:table-cell>
          <table:table-cell table:style-name="ce962">
            <text:p text:style-name="P1369"><text:span text:style-name="T861">Brunch </text:span><text:span/></text:p>
          </table:table-cell>
          <table:table-cell table:style-name="ce963">
            <text:p text:style-name="P1370"><text:span text:style-name="T862">pancakes</text:span><text:span/></text:p>
          </table:table-cell>
          <table:table-cell table:style-name="ce964">
            <text:p text:style-name="P1371"><text:span text:style-name="T863"/><text:span/></text:p>
          </table:table-cell>
          <table:table-cell table:style-name="ce965">
            <text:p text:style-name="P1372"><text:span text:style-name="T864"/><text:span/></text:p>
          </table:table-cell>
        </table:table-row>
        <table:table-row table:style-name="ro315">
          <table:table-cell table:style-name="ce966">
            <text:p text:style-name="P1373"><text:span text:style-name="T865">Correct Answer</text:span><text:span/></text:p>
          </table:table-cell>
          <table:table-cell table:style-name="ce967" table:number-columns-spanned="4">
            <text:p text:style-name="P1374"><text:span text:style-name="T866">cafe</text:span><text:span/></text:p>
          </table:table-cell>
          <table:covered-table-cell/>
          <table:covered-table-cell/>
          <table:covered-table-cell/>
        </table:table-row>
      </table:table>
      <text:p text:style-name="P1375"><text:span/><text:span/></text:p>
      <text:p text:style-name="P1376"><text:span/><text:span/></text:p>
      <text:p text:style-name="P1377"><text:span/><text:span/></text:p>
      <table:table table:style-name="ta106">
        <table:table-columns>
          <table:table-column table:style-name="co549"/>
          <table:table-column table:style-name="co550"/>
          <table:table-column table:style-name="co551"/>
          <table:table-column table:style-name="co552"/>
          <table:table-column table:style-name="co553"/>
        </table:table-columns>
        <table:table-row table:style-name="ro316">
          <table:table-cell table:style-name="ce968">
            <text:p text:style-name="P1378"><text:span text:style-name="T867">Sentence</text:span><text:span/></text:p>
          </table:table-cell>
          <table:table-cell table:style-name="ce969" table:number-columns-spanned="4">
            <text:p text:style-name="P1379"><text:span text:style-name="T868">In another instance of culinary deja vu, our dinner was at Tempo Doeloe, an Indonesian place my boyfriend had taken me to for a surprise Rijsttafel dinner on our last trip to Amsterdam.</text:span><text:span/></text:p>
          </table:table-cell>
          <table:covered-table-cell/>
          <table:covered-table-cell/>
          <table:covered-table-cell/>
        </table:table-row>
        <table:table-row table:style-name="ro317">
          <table:table-cell table:style-name="ce970">
            <text:p text:style-name="P1380"><text:span text:style-name="T869">Tokens</text:span><text:span/></text:p>
          </table:table-cell>
          <table:table-cell table:style-name="ce971">
            <text:p text:style-name="P1381"><text:span text:style-name="T870">dinner</text:span><text:span/></text:p>
          </table:table-cell>
          <table:table-cell table:style-name="ce972">
            <text:p text:style-name="P1382"><text:span text:style-name="T871">place</text:span><text:span/></text:p>
          </table:table-cell>
          <table:table-cell table:style-name="ce973">
            <text:p text:style-name="P1383"><text:span text:style-name="T872">Rijsttafel dinner</text:span><text:span/></text:p>
          </table:table-cell>
          <table:table-cell table:style-name="ce974">
            <text:p text:style-name="P1384"><text:span text:style-name="T873">trip</text:span><text:span/></text:p>
          </table:table-cell>
        </table:table-row>
        <table:table-row table:style-name="ro318">
          <table:table-cell table:style-name="ce975">
            <text:p text:style-name="P1385"><text:span text:style-name="T874">Correct Answer</text:span><text:span/></text:p>
          </table:table-cell>
          <table:table-cell table:style-name="ce976" table:number-columns-spanned="4">
            <text:p text:style-name="P1386"><text:span text:style-name="T875">R</text:span><text:span text:style-name="T876">estaurant</text:span><text:span/></text:p>
          </table:table-cell>
          <table:covered-table-cell/>
          <table:covered-table-cell/>
          <table:covered-table-cell/>
        </table:table-row>
      </table:table>
      <text:p text:style-name="P138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8"/>
    <style:style style:parent-style-name="8"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9" style:display-name="Heading 2 Char" style:family="text" style:name="14">
      <style:text-properties fo:font-family="Arial" style:font-family-asian="Arial" style:font-family-complex="Arial" fo:font-size="17pt"/>
    </style:style>
    <style:style style:parent-style-name="8"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8"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8"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8"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8"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8"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8"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9" style:display-name="Header Char" style:family="text" style:name="41"/>
    <style:style style:parent-style-name="8" style:display-name="Foot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9" style:display-name="Footer Char" style:family="text" style:name="43"/>
    <style:style style:parent-style-name="604"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super 58%"/>
    </style:style>
    <style:style style:parent-style-name="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super 58%"/>
    </style:style>
    <style:style style:parent-style-name="8" style:display-name="toc 1" style:family="paragraph" style:name="179">
      <style:paragraph-properties fo:margin-left="0cm" fo:margin-right="0cm" fo:text-indent="0cm" fo:margin-bottom="2.85pt"/>
    </style:style>
    <style:style style:parent-style-name="8" style:display-name="toc 2" style:family="paragraph" style:name="180">
      <style:paragraph-properties fo:margin-left="0.4992cm" fo:margin-right="0cm" fo:text-indent="0cm" fo:margin-bottom="2.85pt"/>
    </style:style>
    <style:style style:parent-style-name="8" style:display-name="toc 3" style:family="paragraph" style:name="181">
      <style:paragraph-properties fo:margin-left="1cm" fo:margin-right="0cm" fo:text-indent="0cm" fo:margin-bottom="2.85pt"/>
    </style:style>
    <style:style style:parent-style-name="8" style:display-name="toc 4" style:family="paragraph" style:name="182">
      <style:paragraph-properties fo:margin-left="1.499cm" fo:margin-right="0cm" fo:text-indent="0cm" fo:margin-bottom="2.85pt"/>
    </style:style>
    <style:style style:parent-style-name="8" style:display-name="toc 5" style:family="paragraph" style:name="183">
      <style:paragraph-properties fo:margin-left="2cm" fo:margin-right="0cm" fo:text-indent="0cm" fo:margin-bottom="2.85pt"/>
    </style:style>
    <style:style style:parent-style-name="8" style:display-name="toc 6" style:family="paragraph" style:name="184">
      <style:paragraph-properties fo:margin-left="2.5cm" fo:margin-right="0cm" fo:text-indent="0cm" fo:margin-bottom="2.85pt"/>
    </style:style>
    <style:style style:parent-style-name="8" style:display-name="toc 7" style:family="paragraph" style:name="185">
      <style:paragraph-properties fo:margin-left="3.001cm" fo:margin-right="0cm" fo:text-indent="0cm" fo:margin-bottom="2.85pt"/>
    </style:style>
    <style:style style:parent-style-name="8" style:display-name="toc 8" style:family="paragraph" style:name="186">
      <style:paragraph-properties fo:margin-left="3.5cm" fo:margin-right="0cm" fo:text-indent="0cm" fo:margin-bottom="2.85pt"/>
    </style:style>
    <style:style style:parent-style-name="8" style:display-name="toc 9" style:family="paragraph" style:name="187">
      <style:paragraph-properties fo:margin-left="4.001cm" fo:margin-right="0cm" fo:text-indent="0cm" fo:margin-bottom="2.85pt"/>
    </style:style>
    <style:style style:display-name="TOC Heading" style:family="paragraph" style:name="188"/>
    <style:style style:parent-style-name="8" style:display-name="table of figures" style:family="paragraph" style:name="189">
      <style:paragraph-properties fo:margin-bottom="0pt"/>
    </style:style>
    <style:style style:class="default" style:display-name="DStyle_paragraph" style:family="paragraph" style:name="599">
      <style:text-properties fo:color="#000000" fo:font-family="Liberation Serif" style:font-family-asian="Source Han Sans CN Regular" style:font-family-complex="Lohit Devanagari" fo:font-size="12pt" fo:language="en" fo:country="US"/>
      <style:paragraph-properties fo:line-height="115%" fo:margin-bottom="10pt"/>
    </style:style>
    <style:style style:parent-style-name="599" style:display-name="Standard" style:family="paragraph" style:name="600">
      <style:text-properties/>
      <style:paragraph-properties/>
    </style:style>
    <style:style style:parent-style-name="600" style:display-name="Heading" style:family="paragraph" style:name="601">
      <style:text-properties fo:font-family="Liberation Sans" style:font-family-asian="Source Han Sans CN Regular" style:font-family-complex="Lohit Devanagari" fo:font-size="14pt"/>
      <style:paragraph-properties fo:margin-top="12pt" fo:margin-bottom="6pt"/>
    </style:style>
    <style:style style:parent-style-name="600" style:display-name="Text body" style:family="paragraph" style:name="602">
      <style:paragraph-properties fo:line-height="120%" fo:margin-top="0pt" fo:margin-bottom="7pt"/>
    </style:style>
    <style:style style:parent-style-name="602" style:display-name="List" style:family="paragraph" style:name="603">
      <style:text-properties style:font-family-complex="Lohit Devanagari"/>
    </style:style>
    <style:style style:parent-style-name="600" style:display-name="Caption" style:family="paragraph" style:name="604">
      <style:text-properties style:font-family-complex="Lohit Devanagari" fo:font-size="12pt" fo:font-style="italic"/>
      <style:paragraph-properties fo:margin-top="6pt" fo:margin-bottom="6pt"/>
    </style:style>
    <style:style style:parent-style-name="600" style:display-name="Index" style:family="paragraph" style:name="605">
      <style:text-properties style:font-family-complex="Lohit Devanagari"/>
    </style:style>
    <style:style style:parent-style-name="600" style:display-name="Table Contents" style:family="paragraph" style:name="606">
      <style:text-properties/>
      <style:paragraph-properties/>
    </style:style>
    <style:style style:parent-style-name="606" style:display-name="Table Heading" style:family="paragraph" style:name="607"/>
    <style:style style:parent-style-name="601" style:display-name="Heading 2" style:family="paragraph" style:name="608"/>
    <style:style style:class="default" style:display-name="Default Paragraph Font" style:family="text" style:name="12292"/>
    <text:list-style style:name="WWNum1">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59cm" fo:page-height="27.94cm" style:print-orientation="portrait" fo:margin-left="2cm" fo:margin-right="2cm" fo:margin-top="2cm" fo:margin-bottom="2cm"/>
    </style:page-layout>
    <style:page-layout style:name="Mpm2">
      <style:page-layout-properties fo:page-width="21.59cm" fo:page-height="27.94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1.1.57</meta:generator>
    <meta:initial-creator/>
    <meta:creation-date/>
    <meta:editing-cycles/>
    <meta:editing-duration/>
    <dc:date/>
    <dc:creator/>
    <meta:document-statistic/>
  </office:meta>
</office:document-meta>
</file>